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1.9543in"/>
    </style:style>
    <style:style style:name="co3" style:family="table-column">
      <style:table-column-properties fo:break-before="auto" style:column-width="2.3618in"/>
    </style:style>
    <style:style style:name="co4" style:family="table-column">
      <style:table-column-properties fo:break-before="auto" style:column-width="2.3937in"/>
    </style:style>
    <style:style style:name="co5" style:family="table-column">
      <style:table-column-properties fo:break-before="auto" style:column-width="1.9756in"/>
    </style:style>
    <style:style style:name="co6" style:family="table-column">
      <style:table-column-properties fo:break-before="auto" style:column-width="2.2016in"/>
    </style:style>
    <style:style style:name="co7" style:family="table-column">
      <style:table-column-properties fo:break-before="auto" style:column-width="2.2866in"/>
    </style:style>
    <style:style style:name="co8" style:family="table-column">
      <style:table-column-properties fo:break-before="auto" style:column-width="1.4827in"/>
    </style:style>
    <style:style style:name="co9" style:family="table-column">
      <style:table-column-properties fo:break-before="auto" style:column-width="1.8902in"/>
    </style:style>
    <style:style style:name="co10" style:family="table-column">
      <style:table-column-properties fo:break-before="auto" style:column-width="1.7827in"/>
    </style:style>
    <style:style style:name="co11" style:family="table-column">
      <style:table-column-properties fo:break-before="auto" style:column-width="1.8689in"/>
    </style:style>
    <style:style style:name="co12" style:family="table-column">
      <style:table-column-properties fo:break-before="auto" style:column-width="2.0937in"/>
    </style:style>
    <style:style style:name="co13" style:family="table-column">
      <style:table-column-properties fo:break-before="auto" style:column-width="2.0618in"/>
    </style:style>
    <style:style style:name="co14" style:family="table-column">
      <style:table-column-properties fo:break-before="auto" style:column-width="1.7402in"/>
    </style:style>
    <style:style style:name="co15" style:family="table-column">
      <style:table-column-properties fo:break-before="auto" style:column-width="1.6543in"/>
    </style:style>
    <style:style style:name="co16" style:family="table-column">
      <style:table-column-properties fo:break-before="auto" style:column-width="1.7937in"/>
    </style:style>
    <style:style style:name="co17" style:family="table-column">
      <style:table-column-properties fo:break-before="auto" style:column-width="1.4508in"/>
    </style:style>
    <style:style style:name="co18" style:family="table-column">
      <style:table-column-properties fo:break-before="auto" style:column-width="1.5146in"/>
    </style:style>
    <style:style style:name="co19" style:family="table-column">
      <style:table-column-properties fo:break-before="auto" style:column-width="1.3543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t(ms)</text:p>
          </table:table-cell>
          <table:table-cell office:value-type="string">
            <text:p>deslocamento_encoders(mm)</text:p>
          </table:table-cell>
          <table:table-cell office:value-type="string">
            <text:p>deslocamento_acelerometro_Y(mm)</text:p>
          </table:table-cell>
          <table:table-cell office:value-type="string">
            <text:p>erro_deslocamento_acelerometro(%)</text:p>
          </table:table-cell>
          <table:table-cell office:value-type="string">
            <text:p>desloc_angular_encoders(rad)</text:p>
          </table:table-cell>
          <table:table-cell office:value-type="string">
            <text:p>desloc_angular_giroscopio_Z(rad)</text:p>
          </table:table-cell>
          <table:table-cell office:value-type="string">
            <text:p>erro_desloc_angular_giroscopio(%)</text:p>
          </table:table-cell>
          <table:table-cell office:value-type="string">
            <text:p>acel_encoders(m/s^2)</text:p>
          </table:table-cell>
          <table:table-cell office:value-type="string">
            <text:p>acel_acelerometro_Y(m/s^2)</text:p>
          </table:table-cell>
          <table:table-cell office:value-type="string">
            <text:p>erro_acel_acelerometro(%)</text:p>
          </table:table-cell>
          <table:table-cell office:value-type="string">
            <text:p>vel_angular_encoders(rad/s)</text:p>
          </table:table-cell>
          <table:table-cell table:number-columns-repeated="2" office:value-type="string">
            <text:p>vel_angular_giroscopio_Z(rad/s)</text:p>
          </table:table-cell>
          <table:table-cell office:value-type="string">
            <text:p>erro_vel_angular_giroscopio(%)</text:p>
          </table:table-cell>
          <table:table-cell office:value-type="string">
            <text:p>posicao_encoders_X(mm)</text:p>
          </table:table-cell>
          <table:table-cell office:value-type="string">
            <text:p>posicao_encoders_Y(mm)</text:p>
          </table:table-cell>
          <table:table-cell office:value-type="string">
            <text:p>posicao_acelgiro_X(mm)</text:p>
          </table:table-cell>
          <table:table-cell office:value-type="string">
            <text:p>posicao_acelgiro_Y(mm)</text:p>
          </table:table-cell>
          <table:table-cell office:value-type="string">
            <text:p>erro_posicao_acelgiro(mm)</text:p>
          </table:table-cell>
          <table:table-cell office:value-type="string">
            <text:p>angulo_encoders(rad)</text:p>
          </table:table-cell>
          <table:table-cell office:value-type="string">
            <text:p>angulo_giroscopio(rad)</text:p>
          </table:table-cell>
          <table:table-cell office:value-type="string">
            <text:p>erro_angulo_giro(%)</text:p>
          </table:table-cell>
        </table:table-row>
        <table:table-row table:style-name="ro1">
          <table:table-cell office:value-type="float" office:value="3775377">
            <text:p>3775377</text:p>
          </table:table-cell>
          <table:table-cell office:value-type="float" office:value="0">
            <text:p>0</text:p>
          </table:table-cell>
          <table:table-cell office:value-type="float" office:value="5848">
            <text:p>5848</text:p>
          </table:table-cell>
          <table:table-cell office:value-type="float" office:value="100">
            <text:p>100</text:p>
          </table:table-cell>
          <table:table-cell office:value-type="float" office:value="-0.000445">
            <text:p>-0.000445</text:p>
          </table:table-cell>
          <table:table-cell office:value-type="float" office:value="0.007054">
            <text:p>0.00705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26336">
            <text:p>-0.02633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7446">
            <text:p>0.027446</text:p>
          </table:table-cell>
          <table:table-cell/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5848">
            <text:p>5848</text:p>
          </table:table-cell>
          <table:table-cell office:value-type="float" office:value="0">
            <text:p>0</text:p>
          </table:table-cell>
          <table:table-cell office:value-type="float" office:value="5848">
            <text:p>5848</text:p>
          </table:table-cell>
          <table:table-cell office:value-type="float" office:value="-0.000445">
            <text:p>-0.000445</text:p>
          </table:table-cell>
          <table:table-cell office:value-type="float" office:value="0.007054">
            <text:p>0.007054</text:p>
          </table:table-cell>
          <table:table-cell office:value-type="float" office:value="1684.61499">
            <text:p>1684.61499</text:p>
          </table:table-cell>
        </table:table-row>
        <table:table-row table:style-name="ro1">
          <table:table-cell office:value-type="float" office:value="3776148">
            <text:p>3776148</text:p>
          </table:table-cell>
          <table:table-cell office:value-type="float" office:value="0">
            <text:p>0</text:p>
          </table:table-cell>
          <table:table-cell office:value-type="float" office:value="17542">
            <text:p>17542</text:p>
          </table:table-cell>
          <table:table-cell office:value-type="float" office:value="100">
            <text:p>100</text:p>
          </table:table-cell>
          <table:table-cell office:value-type="float" office:value="-0.008731">
            <text:p>-0.008731</text:p>
          </table:table-cell>
          <table:table-cell office:value-type="float" office:value="0.013765">
            <text:p>0.01376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04788">
            <text:p>-0.00478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7853">
            <text:p>0.017853</text:p>
          </table:table-cell>
          <table:table-cell/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389">
            <text:p>23389</text:p>
          </table:table-cell>
          <table:table-cell office:value-type="float" office:value="124">
            <text:p>124</text:p>
          </table:table-cell>
          <table:table-cell office:value-type="float" office:value="23389.328125">
            <text:p>23389.328125</text:p>
          </table:table-cell>
          <table:table-cell office:value-type="float" office:value="-0.009176">
            <text:p>-0.009176</text:p>
          </table:table-cell>
          <table:table-cell office:value-type="float" office:value="0.020818">
            <text:p>0.020818</text:p>
          </table:table-cell>
          <table:table-cell office:value-type="float" office:value="326.865662">
            <text:p>326.865662</text:p>
          </table:table-cell>
        </table:table-row>
        <table:table-row table:style-name="ro1">
          <table:table-cell office:value-type="float" office:value="3776405">
            <text:p>3776405</text:p>
          </table:table-cell>
          <table:table-cell office:value-type="float" office:value="0">
            <text:p>0</text:p>
          </table:table-cell>
          <table:table-cell office:value-type="float" office:value="5846">
            <text:p>5846</text:p>
          </table:table-cell>
          <table:table-cell office:value-type="float" office:value="100">
            <text:p>100</text:p>
          </table:table-cell>
          <table:table-cell office:value-type="float" office:value="-0.002431">
            <text:p>-0.002431</text:p>
          </table:table-cell>
          <table:table-cell office:value-type="float" office:value="0.005068">
            <text:p>0.00506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4365">
            <text:p>-0.01436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718">
            <text:p>0.019718</text:p>
          </table:table-cell>
          <table:table-cell/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9234">
            <text:p>29234</text:p>
          </table:table-cell>
          <table:table-cell office:value-type="float" office:value="246">
            <text:p>246</text:p>
          </table:table-cell>
          <table:table-cell office:value-type="float" office:value="29235.035156">
            <text:p>29235.035156</text:p>
          </table:table-cell>
          <table:table-cell office:value-type="float" office:value="-0.011608">
            <text:p>-0.011608</text:p>
          </table:table-cell>
          <table:table-cell office:value-type="float" office:value="0.025886">
            <text:p>0.025886</text:p>
          </table:table-cell>
          <table:table-cell office:value-type="float" office:value="323.00885">
            <text:p>323.00885</text:p>
          </table:table-cell>
        </table:table-row>
        <table:table-row table:style-name="ro1">
          <table:table-cell office:value-type="float" office:value="3777433">
            <text:p>3777433</text:p>
          </table:table-cell>
          <table:table-cell office:value-type="float" office:value="0">
            <text:p>0</text:p>
          </table:table-cell>
          <table:table-cell office:value-type="float" office:value="23410">
            <text:p>23410</text:p>
          </table:table-cell>
          <table:table-cell office:value-type="float" office:value="100">
            <text:p>100</text:p>
          </table:table-cell>
          <table:table-cell office:value-type="float" office:value="-0.001096">
            <text:p>-0.001096</text:p>
          </table:table-cell>
          <table:table-cell office:value-type="float" office:value="0.028899">
            <text:p>0.02889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942">
            <text:p>0.02394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8112">
            <text:p>0.028112</text:p>
          </table:table-cell>
          <table:table-cell/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52636">
            <text:p>52636</text:p>
          </table:table-cell>
          <table:table-cell office:value-type="float" office:value="852">
            <text:p>852</text:p>
          </table:table-cell>
          <table:table-cell office:value-type="float" office:value="52642.894531">
            <text:p>52642.894531</text:p>
          </table:table-cell>
          <table:table-cell office:value-type="float" office:value="-0.012703">
            <text:p>-0.012703</text:p>
          </table:table-cell>
          <table:table-cell office:value-type="float" office:value="0.054785">
            <text:p>0.054785</text:p>
          </table:table-cell>
          <table:table-cell office:value-type="float" office:value="531.266846">
            <text:p>531.266846</text:p>
          </table:table-cell>
        </table:table-row>
        <table:table-row table:style-name="ro1">
          <table:table-cell office:value-type="float" office:value="3777690">
            <text:p>3777690</text:p>
          </table:table-cell>
          <table:table-cell office:value-type="float" office:value="0">
            <text:p>0</text:p>
          </table:table-cell>
          <table:table-cell office:value-type="float" office:value="5854">
            <text:p>5854</text:p>
          </table:table-cell>
          <table:table-cell office:value-type="float" office:value="100">
            <text:p>100</text:p>
          </table:table-cell>
          <table:table-cell office:value-type="float" office:value="-0.00089">
            <text:p>-0.00089</text:p>
          </table:table-cell>
          <table:table-cell office:value-type="float" office:value="0.006608">
            <text:p>0.00660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4365">
            <text:p>0.01436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5714">
            <text:p>0.025714</text:p>
          </table:table-cell>
          <table:table-cell/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58481">
            <text:p>58481</text:p>
          </table:table-cell>
          <table:table-cell office:value-type="float" office:value="1173">
            <text:p>1173</text:p>
          </table:table-cell>
          <table:table-cell office:value-type="float" office:value="58492.761719">
            <text:p>58492.761719</text:p>
          </table:table-cell>
          <table:table-cell office:value-type="float" office:value="-0.013593">
            <text:p>-0.013593</text:p>
          </table:table-cell>
          <table:table-cell office:value-type="float" office:value="0.061393">
            <text:p>0.061393</text:p>
          </table:table-cell>
          <table:table-cell office:value-type="float" office:value="551.637268">
            <text:p>551.637268</text:p>
          </table:table-cell>
        </table:table-row>
        <table:table-row table:style-name="ro1">
          <table:table-cell office:value-type="float" office:value="3778461">
            <text:p>3778461</text:p>
          </table:table-cell>
          <table:table-cell office:value-type="float" office:value="0">
            <text:p>0</text:p>
          </table:table-cell>
          <table:table-cell office:value-type="float" office:value="17579">
            <text:p>17579</text:p>
          </table:table-cell>
          <table:table-cell office:value-type="float" office:value="100">
            <text:p>100</text:p>
          </table:table-cell>
          <table:table-cell office:value-type="float" office:value="-0.002465">
            <text:p>-0.002465</text:p>
          </table:table-cell>
          <table:table-cell office:value-type="float" office:value="0.020031">
            <text:p>0.02003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31125">
            <text:p>0.0311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598">
            <text:p>0.02598</text:p>
          </table:table-cell>
          <table:table-cell/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76027">
            <text:p>76027</text:p>
          </table:table-cell>
          <table:table-cell office:value-type="float" office:value="2252">
            <text:p>2252</text:p>
          </table:table-cell>
          <table:table-cell office:value-type="float" office:value="76060.34375">
            <text:p>76060.34375</text:p>
          </table:table-cell>
          <table:table-cell office:value-type="float" office:value="-0.016059">
            <text:p>-0.016059</text:p>
          </table:table-cell>
          <table:table-cell office:value-type="float" office:value="0.081424">
            <text:p>0.081424</text:p>
          </table:table-cell>
          <table:table-cell office:value-type="float" office:value="607.036316">
            <text:p>607.036316</text:p>
          </table:table-cell>
        </table:table-row>
        <table:table-row table:style-name="ro1">
          <table:table-cell office:value-type="float" office:value="3778718">
            <text:p>3778718</text:p>
          </table:table-cell>
          <table:table-cell office:value-type="float" office:value="0">
            <text:p>0</text:p>
          </table:table-cell>
          <table:table-cell office:value-type="float" office:value="5859">
            <text:p>5859</text:p>
          </table:table-cell>
          <table:table-cell office:value-type="float" office:value="100">
            <text:p>100</text:p>
          </table:table-cell>
          <table:table-cell office:value-type="float" office:value="-0.002739">
            <text:p>-0.002739</text:p>
          </table:table-cell>
          <table:table-cell office:value-type="float" office:value="0.004759">
            <text:p>0.00475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1971">
            <text:p>-0.01197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8519">
            <text:p>0.018519</text:p>
          </table:table-cell>
          <table:table-cell/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81866">
            <text:p>81866</text:p>
          </table:table-cell>
          <table:table-cell office:value-type="float" office:value="2729">
            <text:p>2729</text:p>
          </table:table-cell>
          <table:table-cell office:value-type="float" office:value="81911.476563">
            <text:p>81911.476563</text:p>
          </table:table-cell>
          <table:table-cell office:value-type="float" office:value="-0.018798">
            <text:p>-0.018798</text:p>
          </table:table-cell>
          <table:table-cell office:value-type="float" office:value="0.086183">
            <text:p>0.086183</text:p>
          </table:table-cell>
          <table:table-cell office:value-type="float" office:value="558.470032">
            <text:p>558.470032</text:p>
          </table:table-cell>
        </table:table-row>
        <table:table-row table:style-name="ro1">
          <table:table-cell office:value-type="float" office:value="3779489">
            <text:p>3779489</text:p>
          </table:table-cell>
          <table:table-cell office:value-type="float" office:value="0">
            <text:p>0</text:p>
          </table:table-cell>
          <table:table-cell office:value-type="float" office:value="17561">
            <text:p>17561</text:p>
          </table:table-cell>
          <table:table-cell office:value-type="float" office:value="100">
            <text:p>100</text:p>
          </table:table-cell>
          <table:table-cell office:value-type="float" office:value="0.000822">
            <text:p>0.000822</text:p>
          </table:table-cell>
          <table:table-cell office:value-type="float" office:value="0.023318">
            <text:p>0.02331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26336">
            <text:p>-0.02633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30243">
            <text:p>0.030243</text:p>
          </table:table-cell>
          <table:table-cell/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99362">
            <text:p>99362</text:p>
          </table:table-cell>
          <table:table-cell office:value-type="float" office:value="4241">
            <text:p>4241</text:p>
          </table:table-cell>
          <table:table-cell office:value-type="float" office:value="99452.46875">
            <text:p>99452.46875</text:p>
          </table:table-cell>
          <table:table-cell office:value-type="float" office:value="-0.017976">
            <text:p>-0.017976</text:p>
          </table:table-cell>
          <table:table-cell office:value-type="float" office:value="0.109501">
            <text:p>0.109501</text:p>
          </table:table-cell>
          <table:table-cell office:value-type="float" office:value="709.142944">
            <text:p>709.142944</text:p>
          </table:table-cell>
        </table:table-row>
        <table:table-row table:style-name="ro1">
          <table:table-cell office:value-type="float" office:value="3779746">
            <text:p>3779746</text:p>
          </table:table-cell>
          <table:table-cell office:value-type="float" office:value="0">
            <text:p>0</text:p>
          </table:table-cell>
          <table:table-cell office:value-type="float" office:value="5851">
            <text:p>5851</text:p>
          </table:table-cell>
          <table:table-cell office:value-type="float" office:value="100">
            <text:p>100</text:p>
          </table:table-cell>
          <table:table-cell office:value-type="float" office:value="-0.0025">
            <text:p>-0.0025</text:p>
          </table:table-cell>
          <table:table-cell office:value-type="float" office:value="0.004999">
            <text:p>0.00499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40701">
            <text:p>-0.04070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452">
            <text:p>0.019452</text:p>
          </table:table-cell>
          <table:table-cell/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105178">
            <text:p>105178</text:p>
          </table:table-cell>
          <table:table-cell office:value-type="float" office:value="4880">
            <text:p>4880</text:p>
          </table:table-cell>
          <table:table-cell office:value-type="float" office:value="105291.148438">
            <text:p>105291.148438</text:p>
          </table:table-cell>
          <table:table-cell office:value-type="float" office:value="-0.020476">
            <text:p>-0.020476</text:p>
          </table:table-cell>
          <table:table-cell office:value-type="float" office:value="0.1145">
            <text:p>0.1145</text:p>
          </table:table-cell>
          <table:table-cell office:value-type="float" office:value="659.197388">
            <text:p>659.197388</text:p>
          </table:table-cell>
        </table:table-row>
        <table:table-row table:style-name="ro1">
          <table:table-cell office:value-type="float" office:value="3780517">
            <text:p>3780517</text:p>
          </table:table-cell>
          <table:table-cell office:value-type="float" office:value="104">
            <text:p>104</text:p>
          </table:table-cell>
          <table:table-cell office:value-type="float" office:value="17604">
            <text:p>17604</text:p>
          </table:table-cell>
          <table:table-cell office:value-type="float" office:value="16827.099609">
            <text:p>16827.099609</text:p>
          </table:table-cell>
          <table:table-cell office:value-type="float" office:value="0.016744">
            <text:p>0.016744</text:p>
          </table:table-cell>
          <table:table-cell office:value-type="float" office:value="0.03924">
            <text:p>0.03924</text:p>
          </table:table-cell>
          <table:table-cell office:value-type="float" office:value="212.407059">
            <text:p>212.407059</text:p>
          </table:table-cell>
          <table:table-cell office:value-type="float" office:value="0.174954">
            <text:p>0.174954</text:p>
          </table:table-cell>
          <table:table-cell office:value-type="float" office:value="0.086191">
            <text:p>0.086191</text:p>
          </table:table-cell>
          <table:table-cell office:value-type="float" office:value="50.734985">
            <text:p>50.734985</text:p>
          </table:table-cell>
          <table:table-cell office:value-type="float" office:value="0.016291">
            <text:p>0.016291</text:p>
          </table:table-cell>
          <table:table-cell office:value-type="float" office:value="0.050894">
            <text:p>0.050894</text:p>
          </table:table-cell>
          <table:table-cell/>
          <table:table-cell office:value-type="float" office:value="159.339645">
            <text:p>159.339645</text:p>
          </table:table-cell>
          <table:table-cell office:value-type="float" office:value="104">
            <text:p>104</text:p>
          </table:table-cell>
          <table:table-cell office:value-type="float" office:value="-2">
            <text:p>-2</text:p>
          </table:table-cell>
          <table:table-cell office:value-type="float" office:value="122667">
            <text:p>122667</text:p>
          </table:table-cell>
          <table:table-cell office:value-type="float" office:value="6891">
            <text:p>6891</text:p>
          </table:table-cell>
          <table:table-cell office:value-type="float" office:value="122756.679688">
            <text:p>122756.679688</text:p>
          </table:table-cell>
          <table:table-cell office:value-type="float" office:value="-0.003732">
            <text:p>-0.003732</text:p>
          </table:table-cell>
          <table:table-cell office:value-type="float" office:value="0.15374">
            <text:p>0.15374</text:p>
          </table:table-cell>
          <table:table-cell office:value-type="float" office:value="4219.270508">
            <text:p>4219.270508</text:p>
          </table:table-cell>
        </table:table-row>
        <table:table-row table:style-name="ro1">
          <table:table-cell office:value-type="float" office:value="3780774">
            <text:p>3780774</text:p>
          </table:table-cell>
          <table:table-cell office:value-type="float" office:value="107">
            <text:p>107</text:p>
          </table:table-cell>
          <table:table-cell office:value-type="float" office:value="5873">
            <text:p>5873</text:p>
          </table:table-cell>
          <table:table-cell office:value-type="float" office:value="5388.603027">
            <text:p>5388.603027</text:p>
          </table:table-cell>
          <table:table-cell office:value-type="float" office:value="0.002294">
            <text:p>0.002294</text:p>
          </table:table-cell>
          <table:table-cell office:value-type="float" office:value="0.009793">
            <text:p>0.009793</text:p>
          </table:table-cell>
          <table:table-cell office:value-type="float" office:value="22.023983">
            <text:p>22.023983</text:p>
          </table:table-cell>
          <table:table-cell office:value-type="float" office:value="1.095147">
            <text:p>1.095147</text:p>
          </table:table-cell>
          <table:table-cell office:value-type="float" office:value="0.071826">
            <text:p>0.071826</text:p>
          </table:table-cell>
          <table:table-cell office:value-type="float" office:value="93.441414">
            <text:p>93.441414</text:p>
          </table:table-cell>
          <table:table-cell office:value-type="float" office:value="0.048866">
            <text:p>0.048866</text:p>
          </table:table-cell>
          <table:table-cell office:value-type="float" office:value="0.038104">
            <text:p>0.038104</text:p>
          </table:table-cell>
          <table:table-cell/>
          <table:table-cell office:value-type="float" office:value="120.566322">
            <text:p>120.566322</text:p>
          </table:table-cell>
          <table:table-cell office:value-type="float" office:value="211">
            <text:p>211</text:p>
          </table:table-cell>
          <table:table-cell office:value-type="float" office:value="-2">
            <text:p>-2</text:p>
          </table:table-cell>
          <table:table-cell office:value-type="float" office:value="128471">
            <text:p>128471</text:p>
          </table:table-cell>
          <table:table-cell office:value-type="float" office:value="7790">
            <text:p>7790</text:p>
          </table:table-cell>
          <table:table-cell office:value-type="float" office:value="128496.46875">
            <text:p>128496.46875</text:p>
          </table:table-cell>
          <table:table-cell office:value-type="float" office:value="-0.001438">
            <text:p>-0.001438</text:p>
          </table:table-cell>
          <table:table-cell office:value-type="float" office:value="0.163532">
            <text:p>0.163532</text:p>
          </table:table-cell>
          <table:table-cell office:value-type="float" office:value="11471.463867">
            <text:p>11471.463867</text:p>
          </table:table-cell>
        </table:table-row>
        <table:table-row table:style-name="ro1">
          <table:table-cell office:value-type="float" office:value="3781545">
            <text:p>3781545</text:p>
          </table:table-cell>
          <table:table-cell office:value-type="float" office:value="74">
            <text:p>74</text:p>
          </table:table-cell>
          <table:table-cell office:value-type="float" office:value="17739">
            <text:p>17739</text:p>
          </table:table-cell>
          <table:table-cell office:value-type="float" office:value="23872.146484">
            <text:p>23872.146484</text:p>
          </table:table-cell>
          <table:table-cell office:value-type="float" office:value="0.012635">
            <text:p>0.012635</text:p>
          </table:table-cell>
          <table:table-cell office:value-type="float" office:value="0.035131">
            <text:p>0.035131</text:p>
          </table:table-cell>
          <table:table-cell office:value-type="float" office:value="134.204529">
            <text:p>134.204529</text:p>
          </table:table-cell>
          <table:table-cell office:value-type="float" office:value="-0.415516">
            <text:p>-0.415516</text:p>
          </table:table-cell>
          <table:table-cell office:value-type="float" office:value="0.203507">
            <text:p>0.203507</text:p>
          </table:table-cell>
          <table:table-cell office:value-type="float" office:value="148.976929">
            <text:p>148.976929</text:p>
          </table:table-cell>
          <table:table-cell office:value-type="float" office:value="0.019455">
            <text:p>0.019455</text:p>
          </table:table-cell>
          <table:table-cell office:value-type="float" office:value="0.045565">
            <text:p>0.045565</text:p>
          </table:table-cell>
          <table:table-cell/>
          <table:table-cell office:value-type="float" office:value="159.328293">
            <text:p>159.328293</text:p>
          </table:table-cell>
          <table:table-cell office:value-type="float" office:value="285">
            <text:p>285</text:p>
          </table:table-cell>
          <table:table-cell office:value-type="float" office:value="-2">
            <text:p>-2</text:p>
          </table:table-cell>
          <table:table-cell office:value-type="float" office:value="145974">
            <text:p>145974</text:p>
          </table:table-cell>
          <table:table-cell office:value-type="float" office:value="10678">
            <text:p>10678</text:p>
          </table:table-cell>
          <table:table-cell office:value-type="float" office:value="146079.9375">
            <text:p>146079.9375</text:p>
          </table:table-cell>
          <table:table-cell office:value-type="float" office:value="0.011197">
            <text:p>0.011197</text:p>
          </table:table-cell>
          <table:table-cell office:value-type="float" office:value="0.198663">
            <text:p>0.198663</text:p>
          </table:table-cell>
          <table:table-cell office:value-type="float" office:value="1674.311279">
            <text:p>1674.311279</text:p>
          </table:table-cell>
        </table:table-row>
        <table:table-row table:style-name="ro1">
          <table:table-cell office:value-type="float" office:value="3781802">
            <text:p>3781802</text:p>
          </table:table-cell>
          <table:table-cell office:value-type="float" office:value="70">
            <text:p>70</text:p>
          </table:table-cell>
          <table:table-cell office:value-type="float" office:value="5903">
            <text:p>5903</text:p>
          </table:table-cell>
          <table:table-cell office:value-type="float" office:value="8333.095703">
            <text:p>8333.095703</text:p>
          </table:table-cell>
          <table:table-cell office:value-type="float" office:value="-0.00291">
            <text:p>-0.00291</text:p>
          </table:table-cell>
          <table:table-cell office:value-type="float" office:value="0.004588">
            <text:p>0.004588</text:p>
          </table:table-cell>
          <table:table-cell office:value-type="float" office:value="39.260735">
            <text:p>39.260735</text:p>
          </table:table-cell>
          <table:table-cell office:value-type="float" office:value="0.686359">
            <text:p>0.686359</text:p>
          </table:table-cell>
          <table:table-cell office:value-type="float" office:value="-0.150835">
            <text:p>-0.150835</text:p>
          </table:table-cell>
          <table:table-cell office:value-type="float" office:value="121.976067">
            <text:p>121.976067</text:p>
          </table:table-cell>
          <table:table-cell office:value-type="float" office:value="0.029393">
            <text:p>0.029393</text:p>
          </table:table-cell>
          <table:table-cell office:value-type="float" office:value="0.017853">
            <text:p>0.017853</text:p>
          </table:table-cell>
          <table:table-cell/>
          <table:table-cell office:value-type="float" office:value="101.900146">
            <text:p>101.900146</text:p>
          </table:table-cell>
          <table:table-cell office:value-type="float" office:value="355">
            <text:p>355</text:p>
          </table:table-cell>
          <table:table-cell office:value-type="float" office:value="-1">
            <text:p>-1</text:p>
          </table:table-cell>
          <table:table-cell office:value-type="float" office:value="151761">
            <text:p>151761</text:p>
          </table:table-cell>
          <table:table-cell office:value-type="float" office:value="11843">
            <text:p>11843</text:p>
          </table:table-cell>
          <table:table-cell office:value-type="float" office:value="151868.546875">
            <text:p>151868.546875</text:p>
          </table:table-cell>
          <table:table-cell office:value-type="float" office:value="0.008286">
            <text:p>0.008286</text:p>
          </table:table-cell>
          <table:table-cell office:value-type="float" office:value="0.203251">
            <text:p>0.203251</text:p>
          </table:table-cell>
          <table:table-cell office:value-type="float" office:value="2352.891113">
            <text:p>2352.891113</text:p>
          </table:table-cell>
        </table:table-row>
        <table:table-row table:style-name="ro1">
          <table:table-cell office:value-type="float" office:value="3784372">
            <text:p>3784372</text:p>
          </table:table-cell>
          <table:table-cell office:value-type="float" office:value="79">
            <text:p>79</text:p>
          </table:table-cell>
          <table:table-cell office:value-type="float" office:value="54936">
            <text:p>54936</text:p>
          </table:table-cell>
          <table:table-cell office:value-type="float" office:value="69439.21875">
            <text:p>69439.21875</text:p>
          </table:table-cell>
          <table:table-cell office:value-type="float" office:value="-0.003424">
            <text:p>-0.003424</text:p>
          </table:table-cell>
          <table:table-cell office:value-type="float" office:value="0.071562">
            <text:p>0.071562</text:p>
          </table:table-cell>
          <table:table-cell office:value-type="float" office:value="848.127441">
            <text:p>848.127441</text:p>
          </table:table-cell>
          <table:table-cell office:value-type="float" office:value="-0.094021">
            <text:p>-0.094021</text:p>
          </table:table-cell>
          <table:table-cell office:value-type="float" office:value="-0.620098">
            <text:p>-0.620098</text:p>
          </table:table-cell>
          <table:table-cell office:value-type="float" office:value="559.530945">
            <text:p>559.530945</text:p>
          </table:table-cell>
          <table:table-cell office:value-type="float" office:value="0.002937">
            <text:p>0.002937</text:p>
          </table:table-cell>
          <table:table-cell office:value-type="float" office:value="0.027845">
            <text:p>0.027845</text:p>
          </table:table-cell>
          <table:table-cell/>
          <table:table-cell office:value-type="float" office:value="1869.565063">
            <text:p>1869.565063</text:p>
          </table:table-cell>
          <table:table-cell office:value-type="float" office:value="434">
            <text:p>434</text:p>
          </table:table-cell>
          <table:table-cell office:value-type="float" office:value="0">
            <text:p>0</text:p>
          </table:table-cell>
          <table:table-cell office:value-type="float" office:value="205566">
            <text:p>205566</text:p>
          </table:table-cell>
          <table:table-cell office:value-type="float" office:value="22932">
            <text:p>22932</text:p>
          </table:table-cell>
          <table:table-cell office:value-type="float" office:value="206409.828125">
            <text:p>206409.828125</text:p>
          </table:table-cell>
          <table:table-cell office:value-type="float" office:value="0.004862">
            <text:p>0.004862</text:p>
          </table:table-cell>
          <table:table-cell office:value-type="float" office:value="0.274814">
            <text:p>0.274814</text:p>
          </table:table-cell>
          <table:table-cell office:value-type="float" office:value="5552.10791">
            <text:p>5552.10791</text:p>
          </table:table-cell>
        </table:table-row>
        <table:table-row table:style-name="ro1">
          <table:table-cell office:value-type="float" office:value="3784629">
            <text:p>3784629</text:p>
          </table:table-cell>
          <table:table-cell office:value-type="float" office:value="76">
            <text:p>76</text:p>
          </table:table-cell>
          <table:table-cell office:value-type="float" office:value="5544">
            <text:p>5544</text:p>
          </table:table-cell>
          <table:table-cell office:value-type="float" office:value="7194.585938">
            <text:p>7194.585938</text:p>
          </table:table-cell>
          <table:table-cell office:value-type="float" office:value="0.00755">
            <text:p>0.00755</text:p>
          </table:table-cell>
          <table:table-cell office:value-type="float" office:value="0.00743">
            <text:p>0.00743</text:p>
          </table:table-cell>
          <table:table-cell office:value-type="float" office:value="1.582793">
            <text:p>1.582793</text:p>
          </table:table-cell>
          <table:table-cell office:value-type="float" office:value="1.031053">
            <text:p>1.031053</text:p>
          </table:table-cell>
          <table:table-cell office:value-type="float" office:value="0.761356">
            <text:p>0.761356</text:p>
          </table:table-cell>
          <table:table-cell office:value-type="float" office:value="26.157394">
            <text:p>26.157394</text:p>
          </table:table-cell>
          <table:table-cell office:value-type="float" office:value="0.029376">
            <text:p>0.029376</text:p>
          </table:table-cell>
          <table:table-cell office:value-type="float" office:value="0.028911">
            <text:p>0.028911</text:p>
          </table:table-cell>
          <table:table-cell/>
          <table:table-cell office:value-type="float" office:value="1.582797">
            <text:p>1.582797</text:p>
          </table:table-cell>
          <table:table-cell office:value-type="float" office:value="510">
            <text:p>510</text:p>
          </table:table-cell>
          <table:table-cell office:value-type="float" office:value="0">
            <text:p>0</text:p>
          </table:table-cell>
          <table:table-cell office:value-type="float" office:value="210902">
            <text:p>210902</text:p>
          </table:table-cell>
          <table:table-cell office:value-type="float" office:value="24436">
            <text:p>24436</text:p>
          </table:table-cell>
          <table:table-cell office:value-type="float" office:value="211806.3125">
            <text:p>211806.3125</text:p>
          </table:table-cell>
          <table:table-cell office:value-type="float" office:value="0.012412">
            <text:p>0.012412</text:p>
          </table:table-cell>
          <table:table-cell office:value-type="float" office:value="0.282244">
            <text:p>0.282244</text:p>
          </table:table-cell>
          <table:table-cell office:value-type="float" office:value="2173.993652">
            <text:p>2173.993652</text:p>
          </table:table-cell>
        </table:table-row>
        <table:table-row table:style-name="ro1">
          <table:table-cell office:value-type="float" office:value="3785400">
            <text:p>3785400</text:p>
          </table:table-cell>
          <table:table-cell office:value-type="float" office:value="68">
            <text:p>68</text:p>
          </table:table-cell>
          <table:table-cell office:value-type="float" office:value="16079">
            <text:p>16079</text:p>
          </table:table-cell>
          <table:table-cell office:value-type="float" office:value="23546.25">
            <text:p>23546.25</text:p>
          </table:table-cell>
          <table:table-cell office:value-type="float" office:value="-0.014381">
            <text:p>-0.014381</text:p>
          </table:table-cell>
          <table:table-cell office:value-type="float" office:value="0.008115">
            <text:p>0.008115</text:p>
          </table:table-cell>
          <table:table-cell office:value-type="string">
            <text:p>Infinity</text:p>
          </table:table-cell>
          <table:table-cell office:value-type="float" office:value="-0.26916">
            <text:p>-0.26916</text:p>
          </table:table-cell>
          <table:table-cell office:value-type="float" office:value="-0.92895">
            <text:p>-0.92895</text:p>
          </table:table-cell>
          <table:table-cell office:value-type="float" office:value="245.128845">
            <text:p>245.128845</text:p>
          </table:table-cell>
          <table:table-cell office:value-type="float" office:value="0">
            <text:p>0</text:p>
          </table:table-cell>
          <table:table-cell office:value-type="float" office:value="0.010525">
            <text:p>0.010525</text:p>
          </table:table-cell>
          <table:table-cell/>
          <table:table-cell office:value-type="float" office:value="100">
            <text:p>100</text:p>
          </table:table-cell>
          <table:table-cell office:value-type="float" office:value="578">
            <text:p>578</text:p>
          </table:table-cell>
          <table:table-cell office:value-type="float" office:value="1">
            <text:p>1</text:p>
          </table:table-cell>
          <table:table-cell office:value-type="float" office:value="226345">
            <text:p>226345</text:p>
          </table:table-cell>
          <table:table-cell office:value-type="float" office:value="28914">
            <text:p>28914</text:p>
          </table:table-cell>
          <table:table-cell office:value-type="float" office:value="227610.84375">
            <text:p>227610.84375</text:p>
          </table:table-cell>
          <table:table-cell office:value-type="float" office:value="-0.001969">
            <text:p>-0.001969</text:p>
          </table:table-cell>
          <table:table-cell office:value-type="float" office:value="0.290359">
            <text:p>0.290359</text:p>
          </table:table-cell>
          <table:table-cell office:value-type="float" office:value="14845.261719">
            <text:p>14845.261719</text:p>
          </table:table-cell>
        </table:table-row>
        <table:table-row table:style-name="ro1">
          <table:table-cell office:value-type="float" office:value="3785657">
            <text:p>3785657</text:p>
          </table:table-cell>
          <table:table-cell office:value-type="float" office:value="70">
            <text:p>70</text:p>
          </table:table-cell>
          <table:table-cell office:value-type="float" office:value="5353">
            <text:p>5353</text:p>
          </table:table-cell>
          <table:table-cell office:value-type="float" office:value="7547.618164">
            <text:p>7547.618164</text:p>
          </table:table-cell>
          <table:table-cell office:value-type="float" office:value="-0.007259">
            <text:p>-0.007259</text:p>
          </table:table-cell>
          <table:table-cell office:value-type="float" office:value="0.00024">
            <text:p>0.00024</text:p>
          </table:table-cell>
          <table:table-cell office:value-type="float" office:value="96.827057">
            <text:p>96.827057</text:p>
          </table:table-cell>
          <table:table-cell office:value-type="float" office:value="0.71664">
            <text:p>0.71664</text:p>
          </table:table-cell>
          <table:table-cell office:value-type="float" office:value="-0.098162">
            <text:p>-0.098162</text:p>
          </table:table-cell>
          <table:table-cell office:value-type="float" office:value="113.697578">
            <text:p>113.697578</text:p>
          </table:table-cell>
          <table:table-cell office:value-type="float" office:value="0.029393">
            <text:p>0.029393</text:p>
          </table:table-cell>
          <table:table-cell office:value-type="float" office:value="0.000933">
            <text:p>0.000933</text:p>
          </table:table-cell>
          <table:table-cell/>
          <table:table-cell office:value-type="float" office:value="100.761856">
            <text:p>100.761856</text:p>
          </table:table-cell>
          <table:table-cell office:value-type="float" office:value="648">
            <text:p>648</text:p>
          </table:table-cell>
          <table:table-cell office:value-type="float" office:value="1">
            <text:p>1</text:p>
          </table:table-cell>
          <table:table-cell office:value-type="float" office:value="231474">
            <text:p>231474</text:p>
          </table:table-cell>
          <table:table-cell office:value-type="float" office:value="30447">
            <text:p>30447</text:p>
          </table:table-cell>
          <table:table-cell office:value-type="float" office:value="232825.25">
            <text:p>232825.25</text:p>
          </table:table-cell>
          <table:table-cell office:value-type="float" office:value="-0.009228">
            <text:p>-0.009228</text:p>
          </table:table-cell>
          <table:table-cell office:value-type="float" office:value="0.290599">
            <text:p>0.290599</text:p>
          </table:table-cell>
          <table:table-cell office:value-type="float" office:value="3249.04834">
            <text:p>3249.04834</text:p>
          </table:table-cell>
        </table:table-row>
        <table:table-row table:style-name="ro1">
          <table:table-cell office:value-type="float" office:value="3786428">
            <text:p>3786428</text:p>
          </table:table-cell>
          <table:table-cell office:value-type="float" office:value="71">
            <text:p>71</text:p>
          </table:table-cell>
          <table:table-cell office:value-type="float" office:value="15736">
            <text:p>15736</text:p>
          </table:table-cell>
          <table:table-cell office:value-type="float" office:value="22062.685547">
            <text:p>22062.685547</text:p>
          </table:table-cell>
          <table:table-cell office:value-type="float" office:value="-0.003184">
            <text:p>-0.003184</text:p>
          </table:table-cell>
          <table:table-cell office:value-type="float" office:value="0.019312">
            <text:p>0.019312</text:p>
          </table:table-cell>
          <table:table-cell office:value-type="float" office:value="28.744013">
            <text:p>28.744013</text:p>
          </table:table-cell>
          <table:table-cell office:value-type="float" office:value="-0.233833">
            <text:p>-0.233833</text:p>
          </table:table-cell>
          <table:table-cell office:value-type="float" office:value="-0.545878">
            <text:p>-0.545878</text:p>
          </table:table-cell>
          <table:table-cell office:value-type="float" office:value="133.447678">
            <text:p>133.447678</text:p>
          </table:table-cell>
          <table:table-cell office:value-type="float" office:value="0.019455">
            <text:p>0.019455</text:p>
          </table:table-cell>
          <table:table-cell office:value-type="float" office:value="0.025047">
            <text:p>0.025047</text:p>
          </table:table-cell>
          <table:table-cell/>
          <table:table-cell office:value-type="float" office:value="135.399384">
            <text:p>135.399384</text:p>
          </table:table-cell>
          <table:table-cell office:value-type="float" office:value="719">
            <text:p>719</text:p>
          </table:table-cell>
          <table:table-cell office:value-type="float" office:value="0">
            <text:p>0</text:p>
          </table:table-cell>
          <table:table-cell office:value-type="float" office:value="246550">
            <text:p>246550</text:p>
          </table:table-cell>
          <table:table-cell office:value-type="float" office:value="34956">
            <text:p>34956</text:p>
          </table:table-cell>
          <table:table-cell office:value-type="float" office:value="248303.84375">
            <text:p>248303.84375</text:p>
          </table:table-cell>
          <table:table-cell office:value-type="float" office:value="-0.012412">
            <text:p>-0.012412</text:p>
          </table:table-cell>
          <table:table-cell office:value-type="float" office:value="0.30991">
            <text:p>0.30991</text:p>
          </table:table-cell>
          <table:table-cell office:value-type="float" office:value="2596.758545">
            <text:p>2596.758545</text:p>
          </table:table-cell>
        </table:table-row>
        <table:table-row table:style-name="ro1">
          <table:table-cell office:value-type="float" office:value="3786685">
            <text:p>3786685</text:p>
          </table:table-cell>
          <table:table-cell office:value-type="float" office:value="71">
            <text:p>71</text:p>
          </table:table-cell>
          <table:table-cell office:value-type="float" office:value="5239">
            <text:p>5239</text:p>
          </table:table-cell>
          <table:table-cell office:value-type="float" office:value="7278.652344">
            <text:p>7278.652344</text:p>
          </table:table-cell>
          <table:table-cell office:value-type="float" office:value="-0.005787">
            <text:p>-0.005787</text:p>
          </table:table-cell>
          <table:table-cell office:value-type="float" office:value="0.001712">
            <text:p>0.001712</text:p>
          </table:table-cell>
          <table:table-cell office:value-type="string">
            <text:p>Infinity</text:p>
          </table:table-cell>
          <table:table-cell office:value-type="float" office:value="0.71664">
            <text:p>0.71664</text:p>
          </table:table-cell>
          <table:table-cell office:value-type="float" office:value="-0.095768">
            <text:p>-0.095768</text:p>
          </table:table-cell>
          <table:table-cell office:value-type="float" office:value="113.363495">
            <text:p>113.363495</text:p>
          </table:table-cell>
          <table:table-cell office:value-type="float" office:value="0">
            <text:p>0</text:p>
          </table:table-cell>
          <table:table-cell office:value-type="float" office:value="0.006662">
            <text:p>0.006662</text:p>
          </table:table-cell>
          <table:table-cell/>
          <table:table-cell office:value-type="float" office:value="100">
            <text:p>100</text:p>
          </table:table-cell>
          <table:table-cell office:value-type="float" office:value="790">
            <text:p>790</text:p>
          </table:table-cell>
          <table:table-cell office:value-type="float" office:value="-1">
            <text:p>-1</text:p>
          </table:table-cell>
          <table:table-cell office:value-type="float" office:value="251539">
            <text:p>251539</text:p>
          </table:table-cell>
          <table:table-cell office:value-type="float" office:value="36554">
            <text:p>36554</text:p>
          </table:table-cell>
          <table:table-cell office:value-type="float" office:value="253399.546875">
            <text:p>253399.546875</text:p>
          </table:table-cell>
          <table:table-cell office:value-type="float" office:value="-0.018199">
            <text:p>-0.018199</text:p>
          </table:table-cell>
          <table:table-cell office:value-type="float" office:value="0.311622">
            <text:p>0.311622</text:p>
          </table:table-cell>
          <table:table-cell office:value-type="float" office:value="1812.291382">
            <text:p>1812.291382</text:p>
          </table:table-cell>
        </table:table-row>
        <table:table-row table:style-name="ro1">
          <table:table-cell office:value-type="float" office:value="3787456">
            <text:p>3787456</text:p>
          </table:table-cell>
          <table:table-cell office:value-type="float" office:value="73">
            <text:p>73</text:p>
          </table:table-cell>
          <table:table-cell office:value-type="float" office:value="16000">
            <text:p>16000</text:p>
          </table:table-cell>
          <table:table-cell office:value-type="float" office:value="21817.462891">
            <text:p>21817.462891</text:p>
          </table:table-cell>
          <table:table-cell office:value-type="float" office:value="0.001952">
            <text:p>0.001952</text:p>
          </table:table-cell>
          <table:table-cell office:value-type="float" office:value="0.024448">
            <text:p>0.024448</text:p>
          </table:table-cell>
          <table:table-cell office:value-type="float" office:value="223.736191">
            <text:p>223.736191</text:p>
          </table:table-cell>
          <table:table-cell office:value-type="float" office:value="-0.235515">
            <text:p>-0.235515</text:p>
          </table:table-cell>
          <table:table-cell office:value-type="float" office:value="0.476446">
            <text:p>0.476446</text:p>
          </table:table-cell>
          <table:table-cell office:value-type="float" office:value="302.299377">
            <text:p>302.299377</text:p>
          </table:table-cell>
          <table:table-cell office:value-type="float" office:value="0.009795">
            <text:p>0.009795</text:p>
          </table:table-cell>
          <table:table-cell office:value-type="float" office:value="0.031709">
            <text:p>0.031709</text:p>
          </table:table-cell>
          <table:table-cell/>
          <table:table-cell office:value-type="float" office:value="865.702271">
            <text:p>865.702271</text:p>
          </table:table-cell>
          <table:table-cell office:value-type="float" office:value="863">
            <text:p>863</text:p>
          </table:table-cell>
          <table:table-cell office:value-type="float" office:value="-2">
            <text:p>-2</text:p>
          </table:table-cell>
          <table:table-cell office:value-type="float" office:value="266768">
            <text:p>266768</text:p>
          </table:table-cell>
          <table:table-cell office:value-type="float" office:value="41460">
            <text:p>41460</text:p>
          </table:table-cell>
          <table:table-cell office:value-type="float" office:value="269118.125">
            <text:p>269118.125</text:p>
          </table:table-cell>
          <table:table-cell office:value-type="float" office:value="-0.016247">
            <text:p>-0.016247</text:p>
          </table:table-cell>
          <table:table-cell office:value-type="float" office:value="0.33607">
            <text:p>0.33607</text:p>
          </table:table-cell>
          <table:table-cell office:value-type="float" office:value="2168.449463">
            <text:p>2168.449463</text:p>
          </table:table-cell>
        </table:table-row>
        <table:table-row table:style-name="ro1">
          <table:table-cell office:value-type="float" office:value="3787713">
            <text:p>3787713</text:p>
          </table:table-cell>
          <table:table-cell office:value-type="float" office:value="71">
            <text:p>71</text:p>
          </table:table-cell>
          <table:table-cell office:value-type="float" office:value="5282">
            <text:p>5282</text:p>
          </table:table-cell>
          <table:table-cell office:value-type="float" office:value="7339.901855">
            <text:p>7339.901855</text:p>
          </table:table-cell>
          <table:table-cell office:value-type="float" office:value="-0.000445">
            <text:p>-0.000445</text:p>
          </table:table-cell>
          <table:table-cell office:value-type="float" office:value="0.007054">
            <text:p>0.007054</text:p>
          </table:table-cell>
          <table:table-cell office:value-type="string">
            <text:p>Infinity</text:p>
          </table:table-cell>
          <table:table-cell office:value-type="float" office:value="0.706546">
            <text:p>0.706546</text:p>
          </table:table-cell>
          <table:table-cell office:value-type="float" office:value="-0.770933">
            <text:p>-0.770933</text:p>
          </table:table-cell>
          <table:table-cell office:value-type="float" office:value="209.112885">
            <text:p>209.112885</text:p>
          </table:table-cell>
          <table:table-cell office:value-type="float" office:value="0">
            <text:p>0</text:p>
          </table:table-cell>
          <table:table-cell office:value-type="float" office:value="0.027446">
            <text:p>0.027446</text:p>
          </table:table-cell>
          <table:table-cell/>
          <table:table-cell office:value-type="float" office:value="100">
            <text:p>100</text:p>
          </table:table-cell>
          <table:table-cell office:value-type="float" office:value="934">
            <text:p>934</text:p>
          </table:table-cell>
          <table:table-cell office:value-type="float" office:value="-3">
            <text:p>-3</text:p>
          </table:table-cell>
          <table:table-cell office:value-type="float" office:value="271755">
            <text:p>271755</text:p>
          </table:table-cell>
          <table:table-cell office:value-type="float" office:value="43202">
            <text:p>43202</text:p>
          </table:table-cell>
          <table:table-cell office:value-type="float" office:value="274245.65625">
            <text:p>274245.65625</text:p>
          </table:table-cell>
          <table:table-cell office:value-type="float" office:value="-0.016693">
            <text:p>-0.016693</text:p>
          </table:table-cell>
          <table:table-cell office:value-type="float" office:value="0.343123">
            <text:p>0.343123</text:p>
          </table:table-cell>
          <table:table-cell office:value-type="float" office:value="2155.547607">
            <text:p>2155.547607</text:p>
          </table:table-cell>
        </table:table-row>
        <table:table-row table:style-name="ro1">
          <table:table-cell office:value-type="float" office:value="3789512">
            <text:p>3789512</text:p>
          </table:table-cell>
          <table:table-cell office:value-type="float" office:value="54">
            <text:p>54</text:p>
          </table:table-cell>
          <table:table-cell office:value-type="float" office:value="36659">
            <text:p>36659</text:p>
          </table:table-cell>
          <table:table-cell office:value-type="float" office:value="67786.328125">
            <text:p>67786.328125</text:p>
          </table:table-cell>
          <table:table-cell office:value-type="float" office:value="0.111213">
            <text:p>0.111213</text:p>
          </table:table-cell>
          <table:table-cell office:value-type="float" office:value="0.163703">
            <text:p>0.163703</text:p>
          </table:table-cell>
          <table:table-cell office:value-type="float" office:value="182.065582">
            <text:p>182.065582</text:p>
          </table:table-cell>
          <table:table-cell office:value-type="float" office:value="-0.13688">
            <text:p>-0.13688</text:p>
          </table:table-cell>
          <table:table-cell office:value-type="float" office:value="-0.098162">
            <text:p>-0.098162</text:p>
          </table:table-cell>
          <table:table-cell office:value-type="float" office:value="28.286123">
            <text:p>28.286123</text:p>
          </table:table-cell>
          <table:table-cell office:value-type="float" office:value="0.032261">
            <text:p>0.032261</text:p>
          </table:table-cell>
          <table:table-cell office:value-type="float" office:value="0.090997">
            <text:p>0.090997</text:p>
          </table:table-cell>
          <table:table-cell/>
          <table:table-cell office:value-type="float" office:value="95.012444">
            <text:p>95.012444</text:p>
          </table:table-cell>
          <table:table-cell office:value-type="float" office:value="988">
            <text:p>988</text:p>
          </table:table-cell>
          <table:table-cell office:value-type="float" office:value="-4">
            <text:p>-4</text:p>
          </table:table-cell>
          <table:table-cell office:value-type="float" office:value="306277">
            <text:p>306277</text:p>
          </table:table-cell>
          <table:table-cell office:value-type="float" office:value="55535">
            <text:p>55535</text:p>
          </table:table-cell>
          <table:table-cell office:value-type="float" office:value="310299.78125">
            <text:p>310299.78125</text:p>
          </table:table-cell>
          <table:table-cell office:value-type="float" office:value="0.09452">
            <text:p>0.09452</text:p>
          </table:table-cell>
          <table:table-cell office:value-type="float" office:value="0.506827">
            <text:p>0.506827</text:p>
          </table:table-cell>
          <table:table-cell office:value-type="float" office:value="436.209167">
            <text:p>436.209167</text:p>
          </table:table-cell>
        </table:table-row>
        <table:table-row table:style-name="ro1">
          <table:table-cell office:value-type="float" office:value="3789769">
            <text:p>3789769</text:p>
          </table:table-cell>
          <table:table-cell office:value-type="float" office:value="70">
            <text:p>70</text:p>
          </table:table-cell>
          <table:table-cell office:value-type="float" office:value="5223">
            <text:p>5223</text:p>
          </table:table-cell>
          <table:table-cell office:value-type="float" office:value="7361.922363">
            <text:p>7361.922363</text:p>
          </table:table-cell>
          <table:table-cell office:value-type="float" office:value="0.000856">
            <text:p>0.000856</text:p>
          </table:table-cell>
          <table:table-cell office:value-type="float" office:value="0.008355">
            <text:p>0.008355</text:p>
          </table:table-cell>
          <table:table-cell office:value-type="float" office:value="63.133385">
            <text:p>63.133385</text:p>
          </table:table-cell>
          <table:table-cell office:value-type="float" office:value="0.943023">
            <text:p>0.943023</text:p>
          </table:table-cell>
          <table:table-cell office:value-type="float" office:value="-0.205901">
            <text:p>-0.205901</text:p>
          </table:table-cell>
          <table:table-cell office:value-type="float" office:value="121.834183">
            <text:p>121.834183</text:p>
          </table:table-cell>
          <table:table-cell office:value-type="float" office:value="0.088178">
            <text:p>0.088178</text:p>
          </table:table-cell>
          <table:table-cell office:value-type="float" office:value="0.032508">
            <text:p>0.032508</text:p>
          </table:table-cell>
          <table:table-cell/>
          <table:table-cell office:value-type="float" office:value="1671.38208">
            <text:p>1671.38208</text:p>
          </table:table-cell>
          <table:table-cell office:value-type="float" office:value="1058">
            <text:p>1058</text:p>
          </table:table-cell>
          <table:table-cell office:value-type="float" office:value="3">
            <text:p>3</text:p>
          </table:table-cell>
          <table:table-cell office:value-type="float" office:value="310844">
            <text:p>310844</text:p>
          </table:table-cell>
          <table:table-cell office:value-type="float" office:value="58070">
            <text:p>58070</text:p>
          </table:table-cell>
          <table:table-cell office:value-type="float" office:value="315181.125">
            <text:p>315181.125</text:p>
          </table:table-cell>
          <table:table-cell office:value-type="float" office:value="0.095376">
            <text:p>0.095376</text:p>
          </table:table-cell>
          <table:table-cell office:value-type="float" office:value="0.515181">
            <text:p>0.515181</text:p>
          </table:table-cell>
          <table:table-cell office:value-type="float" office:value="440.156311">
            <text:p>440.156311</text:p>
          </table:table-cell>
        </table:table-row>
        <table:table-row table:style-name="ro1">
          <table:table-cell office:value-type="float" office:value="3790797">
            <text:p>3790797</text:p>
          </table:table-cell>
          <table:table-cell office:value-type="float" office:value="73">
            <text:p>73</text:p>
          </table:table-cell>
          <table:table-cell office:value-type="float" office:value="21420">
            <text:p>21420</text:p>
          </table:table-cell>
          <table:table-cell office:value-type="float" office:value="29241.996094">
            <text:p>29241.996094</text:p>
          </table:table-cell>
          <table:table-cell office:value-type="float" office:value="-0.04958">
            <text:p>-0.04958</text:p>
          </table:table-cell>
          <table:table-cell office:value-type="float" office:value="-0.019586">
            <text:p>-0.019586</text:p>
          </table:table-cell>
          <table:table-cell office:value-type="float" office:value="13.549429">
            <text:p>13.549429</text:p>
          </table:table-cell>
          <table:table-cell office:value-type="float" office:value="-0.195877">
            <text:p>-0.195877</text:p>
          </table:table-cell>
          <table:table-cell office:value-type="float" office:value="0.497994">
            <text:p>0.497994</text:p>
          </table:table-cell>
          <table:table-cell office:value-type="float" office:value="354.237671">
            <text:p>354.237671</text:p>
          </table:table-cell>
          <table:table-cell office:value-type="float" office:value="-0.022038">
            <text:p>-0.022038</text:p>
          </table:table-cell>
          <table:table-cell office:value-type="float" office:value="-0.019052">
            <text:p>-0.019052</text:p>
          </table:table-cell>
          <table:table-cell/>
          <table:table-cell office:value-type="float" office:value="6.191283">
            <text:p>6.191283</text:p>
          </table:table-cell>
          <table:table-cell office:value-type="float" office:value="1131">
            <text:p>1131</text:p>
          </table:table-cell>
          <table:table-cell office:value-type="float" office:value="10">
            <text:p>10</text:p>
          </table:table-cell>
          <table:table-cell office:value-type="float" office:value="329483">
            <text:p>329483</text:p>
          </table:table-cell>
          <table:table-cell office:value-type="float" office:value="68623">
            <text:p>68623</text:p>
          </table:table-cell>
          <table:table-cell office:value-type="float" office:value="335444.15625">
            <text:p>335444.15625</text:p>
          </table:table-cell>
          <table:table-cell office:value-type="float" office:value="0.045796">
            <text:p>0.045796</text:p>
          </table:table-cell>
          <table:table-cell office:value-type="float" office:value="0.495596">
            <text:p>0.495596</text:p>
          </table:table-cell>
          <table:table-cell office:value-type="float" office:value="982.176331">
            <text:p>982.176331</text:p>
          </table:table-cell>
        </table:table-row>
        <table:table-row table:style-name="ro1">
          <table:table-cell office:value-type="float" office:value="3791825">
            <text:p>3791825</text:p>
          </table:table-cell>
          <table:table-cell office:value-type="float" office:value="77">
            <text:p>77</text:p>
          </table:table-cell>
          <table:table-cell office:value-type="float" office:value="21116">
            <text:p>21116</text:p>
          </table:table-cell>
          <table:table-cell office:value-type="float" office:value="27323.425781">
            <text:p>27323.425781</text:p>
          </table:table-cell>
          <table:table-cell office:value-type="float" office:value="-0.04191">
            <text:p>-0.04191</text:p>
          </table:table-cell>
          <table:table-cell office:value-type="float" office:value="-0.011916">
            <text:p>-0.011916</text:p>
          </table:table-cell>
          <table:table-cell office:value-type="float" office:value="20.562201">
            <text:p>20.562201</text:p>
          </table:table-cell>
          <table:table-cell office:value-type="float" office:value="0.003785">
            <text:p>0.003785</text:p>
          </table:table-cell>
          <table:table-cell office:value-type="float" office:value="-0.287304">
            <text:p>-0.287304</text:p>
          </table:table-cell>
          <table:table-cell office:value-type="float" office:value="7690.462402">
            <text:p>7690.462402</text:p>
          </table:table-cell>
          <table:table-cell office:value-type="float" office:value="-0.014591">
            <text:p>-0.014591</text:p>
          </table:table-cell>
          <table:table-cell office:value-type="float" office:value="-0.011591">
            <text:p>-0.011591</text:p>
          </table:table-cell>
          <table:table-cell/>
          <table:table-cell office:value-type="float" office:value="7.359365">
            <text:p>7.359365</text:p>
          </table:table-cell>
          <table:table-cell office:value-type="float" office:value="1208">
            <text:p>1208</text:p>
          </table:table-cell>
          <table:table-cell office:value-type="float" office:value="14">
            <text:p>14</text:p>
          </table:table-cell>
          <table:table-cell office:value-type="float" office:value="348058">
            <text:p>348058</text:p>
          </table:table-cell>
          <table:table-cell office:value-type="float" office:value="78665">
            <text:p>78665</text:p>
          </table:table-cell>
          <table:table-cell office:value-type="float" office:value="355655.59375">
            <text:p>355655.59375</text:p>
          </table:table-cell>
          <table:table-cell office:value-type="float" office:value="0.003886">
            <text:p>0.003886</text:p>
          </table:table-cell>
          <table:table-cell office:value-type="float" office:value="0.48368">
            <text:p>0.48368</text:p>
          </table:table-cell>
          <table:table-cell office:value-type="float" office:value="12346.908203">
            <text:p>12346.908203</text:p>
          </table:table-cell>
        </table:table-row>
        <table:table-row table:style-name="ro1">
          <table:table-cell office:value-type="float" office:value="3792082">
            <text:p>3792082</text:p>
          </table:table-cell>
          <table:table-cell office:value-type="float" office:value="74">
            <text:p>74</text:p>
          </table:table-cell>
          <table:table-cell office:value-type="float" office:value="5288">
            <text:p>5288</text:p>
          </table:table-cell>
          <table:table-cell office:value-type="float" office:value="7046.617676">
            <text:p>7046.617676</text:p>
          </table:table-cell>
          <table:table-cell office:value-type="float" office:value="0.005444">
            <text:p>0.005444</text:p>
          </table:table-cell>
          <table:table-cell office:value-type="float" office:value="0.012943">
            <text:p>0.012943</text:p>
          </table:table-cell>
          <table:table-cell office:value-type="string">
            <text:p>Infinity</text:p>
          </table:table-cell>
          <table:table-cell office:value-type="float" office:value="0.82893">
            <text:p>0.82893</text:p>
          </table:table-cell>
          <table:table-cell office:value-type="float" office:value="0.143652">
            <text:p>0.143652</text:p>
          </table:table-cell>
          <table:table-cell office:value-type="float" office:value="82.670181">
            <text:p>82.670181</text:p>
          </table:table-cell>
          <table:table-cell office:value-type="float" office:value="0">
            <text:p>0</text:p>
          </table:table-cell>
          <table:table-cell office:value-type="float" office:value="0.050361">
            <text:p>0.050361</text:p>
          </table:table-cell>
          <table:table-cell/>
          <table:table-cell office:value-type="float" office:value="100">
            <text:p>100</text:p>
          </table:table-cell>
          <table:table-cell office:value-type="float" office:value="1282">
            <text:p>1282</text:p>
          </table:table-cell>
          <table:table-cell office:value-type="float" office:value="14">
            <text:p>14</text:p>
          </table:table-cell>
          <table:table-cell office:value-type="float" office:value="352740">
            <text:p>352740</text:p>
          </table:table-cell>
          <table:table-cell office:value-type="float" office:value="81124">
            <text:p>81124</text:p>
          </table:table-cell>
          <table:table-cell office:value-type="float" office:value="360695.9375">
            <text:p>360695.9375</text:p>
          </table:table-cell>
          <table:table-cell office:value-type="float" office:value="0.00933">
            <text:p>0.00933</text:p>
          </table:table-cell>
          <table:table-cell office:value-type="float" office:value="0.496623">
            <text:p>0.496623</text:p>
          </table:table-cell>
          <table:table-cell office:value-type="float" office:value="5222.763184">
            <text:p>5222.763184</text:p>
          </table:table-cell>
        </table:table-row>
        <table:table-row table:style-name="ro1">
          <table:table-cell office:value-type="float" office:value="3792853">
            <text:p>3792853</text:p>
          </table:table-cell>
          <table:table-cell office:value-type="float" office:value="71">
            <text:p>71</text:p>
          </table:table-cell>
          <table:table-cell office:value-type="float" office:value="16218">
            <text:p>16218</text:p>
          </table:table-cell>
          <table:table-cell office:value-type="float" office:value="22742.884766">
            <text:p>22742.884766</text:p>
          </table:table-cell>
          <table:table-cell office:value-type="float" office:value="0.025578">
            <text:p>0.025578</text:p>
          </table:table-cell>
          <table:table-cell office:value-type="float" office:value="0.048074">
            <text:p>0.048074</text:p>
          </table:table-cell>
          <table:table-cell office:value-type="float" office:value="220.490433">
            <text:p>220.490433</text:p>
          </table:table-cell>
          <table:table-cell office:value-type="float" office:value="-0.25402">
            <text:p>-0.25402</text:p>
          </table:table-cell>
          <table:table-cell office:value-type="float" office:value="0.593762">
            <text:p>0.593762</text:p>
          </table:table-cell>
          <table:table-cell office:value-type="float" office:value="333.746033">
            <text:p>333.746033</text:p>
          </table:table-cell>
          <table:table-cell office:value-type="float" office:value="0.019455">
            <text:p>0.019455</text:p>
          </table:table-cell>
          <table:table-cell office:value-type="float" office:value="0.062352">
            <text:p>0.062352</text:p>
          </table:table-cell>
          <table:table-cell/>
          <table:table-cell office:value-type="float" office:value="129.306747">
            <text:p>129.306747</text:p>
          </table:table-cell>
          <table:table-cell office:value-type="float" office:value="1353">
            <text:p>1353</text:p>
          </table:table-cell>
          <table:table-cell office:value-type="float" office:value="15">
            <text:p>15</text:p>
          </table:table-cell>
          <table:table-cell office:value-type="float" office:value="366999">
            <text:p>366999</text:p>
          </table:table-cell>
          <table:table-cell office:value-type="float" office:value="88851">
            <text:p>88851</text:p>
          </table:table-cell>
          <table:table-cell office:value-type="float" office:value="376282.90625">
            <text:p>376282.90625</text:p>
          </table:table-cell>
          <table:table-cell office:value-type="float" office:value="0.034908">
            <text:p>0.034908</text:p>
          </table:table-cell>
          <table:table-cell office:value-type="float" office:value="0.544697">
            <text:p>0.544697</text:p>
          </table:table-cell>
          <table:table-cell office:value-type="float" office:value="1460.387939">
            <text:p>1460.387939</text:p>
          </table:table-cell>
        </table:table-row>
        <table:table-row table:style-name="ro1">
          <table:table-cell office:value-type="float" office:value="3793110">
            <text:p>3793110</text:p>
          </table:table-cell>
          <table:table-cell office:value-type="float" office:value="71">
            <text:p>71</text:p>
          </table:table-cell>
          <table:table-cell office:value-type="float" office:value="5416">
            <text:p>5416</text:p>
          </table:table-cell>
          <table:table-cell office:value-type="float" office:value="7528.771973">
            <text:p>7528.771973</text:p>
          </table:table-cell>
          <table:table-cell office:value-type="float" office:value="0.001917">
            <text:p>0.001917</text:p>
          </table:table-cell>
          <table:table-cell office:value-type="float" office:value="0.009416">
            <text:p>0.009416</text:p>
          </table:table-cell>
          <table:table-cell office:value-type="float" office:value="37.225883">
            <text:p>37.225883</text:p>
          </table:table-cell>
          <table:table-cell office:value-type="float" office:value="0.71664">
            <text:p>0.71664</text:p>
          </table:table-cell>
          <table:table-cell office:value-type="float" office:value="0.155623">
            <text:p>0.155623</text:p>
          </table:table-cell>
          <table:table-cell office:value-type="float" office:value="78.284332">
            <text:p>78.284332</text:p>
          </table:table-cell>
          <table:table-cell office:value-type="float" office:value="0.058366">
            <text:p>0.058366</text:p>
          </table:table-cell>
          <table:table-cell office:value-type="float" office:value="0.036639">
            <text:p>0.036639</text:p>
          </table:table-cell>
          <table:table-cell/>
          <table:table-cell office:value-type="float" office:value="291.211792">
            <text:p>291.211792</text:p>
          </table:table-cell>
          <table:table-cell office:value-type="float" office:value="1424">
            <text:p>1424</text:p>
          </table:table-cell>
          <table:table-cell office:value-type="float" office:value="17">
            <text:p>17</text:p>
          </table:table-cell>
          <table:table-cell office:value-type="float" office:value="371632">
            <text:p>371632</text:p>
          </table:table-cell>
          <table:table-cell office:value-type="float" office:value="91658">
            <text:p>91658</text:p>
          </table:table-cell>
          <table:table-cell office:value-type="float" office:value="381381.75">
            <text:p>381381.75</text:p>
          </table:table-cell>
          <table:table-cell office:value-type="float" office:value="0.036825">
            <text:p>0.036825</text:p>
          </table:table-cell>
          <table:table-cell office:value-type="float" office:value="0.554113">
            <text:p>0.554113</text:p>
          </table:table-cell>
          <table:table-cell office:value-type="float" office:value="1404.709229">
            <text:p>1404.709229</text:p>
          </table:table-cell>
        </table:table-row>
        <table:table-row table:style-name="ro1">
          <table:table-cell office:value-type="float" office:value="3793881">
            <text:p>3793881</text:p>
          </table:table-cell>
          <table:table-cell office:value-type="float" office:value="71">
            <text:p>71</text:p>
          </table:table-cell>
          <table:table-cell office:value-type="float" office:value="16594">
            <text:p>16594</text:p>
          </table:table-cell>
          <table:table-cell office:value-type="float" office:value="23271.410156">
            <text:p>23271.410156</text:p>
          </table:table-cell>
          <table:table-cell office:value-type="float" office:value="0.027529">
            <text:p>0.027529</text:p>
          </table:table-cell>
          <table:table-cell office:value-type="float" office:value="0.050025">
            <text:p>0.050025</text:p>
          </table:table-cell>
          <table:table-cell office:value-type="float" office:value="233.50177">
            <text:p>233.50177</text:p>
          </table:table-cell>
          <table:table-cell office:value-type="float" office:value="-0.23888">
            <text:p>-0.23888</text:p>
          </table:table-cell>
          <table:table-cell office:value-type="float" office:value="0.579397">
            <text:p>0.579397</text:p>
          </table:table-cell>
          <table:table-cell office:value-type="float" office:value="342.547363">
            <text:p>342.547363</text:p>
          </table:table-cell>
          <table:table-cell office:value-type="float" office:value="0.019455">
            <text:p>0.019455</text:p>
          </table:table-cell>
          <table:table-cell office:value-type="float" office:value="0.064884">
            <text:p>0.064884</text:p>
          </table:table-cell>
          <table:table-cell/>
          <table:table-cell office:value-type="float" office:value="127.229034">
            <text:p>127.229034</text:p>
          </table:table-cell>
          <table:table-cell office:value-type="float" office:value="1495">
            <text:p>1495</text:p>
          </table:table-cell>
          <table:table-cell office:value-type="float" office:value="20">
            <text:p>20</text:p>
          </table:table-cell>
          <table:table-cell office:value-type="float" office:value="385743">
            <text:p>385743</text:p>
          </table:table-cell>
          <table:table-cell office:value-type="float" office:value="100389">
            <text:p>100389</text:p>
          </table:table-cell>
          <table:table-cell office:value-type="float" office:value="397140.34375">
            <text:p>397140.34375</text:p>
          </table:table-cell>
          <table:table-cell office:value-type="float" office:value="0.064355">
            <text:p>0.064355</text:p>
          </table:table-cell>
          <table:table-cell office:value-type="float" office:value="0.604138">
            <text:p>0.604138</text:p>
          </table:table-cell>
          <table:table-cell office:value-type="float" office:value="838.76532">
            <text:p>838.76532</text:p>
          </table:table-cell>
        </table:table-row>
        <table:table-row table:style-name="ro1">
          <table:table-cell office:value-type="float" office:value="3794138">
            <text:p>3794138</text:p>
          </table:table-cell>
          <table:table-cell office:value-type="float" office:value="70">
            <text:p>70</text:p>
          </table:table-cell>
          <table:table-cell office:value-type="float" office:value="5555">
            <text:p>5555</text:p>
          </table:table-cell>
          <table:table-cell office:value-type="float" office:value="7836.325684">
            <text:p>7836.325684</text:p>
          </table:table-cell>
          <table:table-cell office:value-type="float" office:value="0.002397">
            <text:p>0.002397</text:p>
          </table:table-cell>
          <table:table-cell office:value-type="float" office:value="0.009895">
            <text:p>0.009895</text:p>
          </table:table-cell>
          <table:table-cell office:value-type="float" office:value="56.334217">
            <text:p>56.334217</text:p>
          </table:table-cell>
          <table:table-cell office:value-type="float" office:value="0.701499">
            <text:p>0.701499</text:p>
          </table:table-cell>
          <table:table-cell office:value-type="float" office:value="0.366313">
            <text:p>0.366313</text:p>
          </table:table-cell>
          <table:table-cell office:value-type="float" office:value="47.781448">
            <text:p>47.781448</text:p>
          </table:table-cell>
          <table:table-cell office:value-type="float" office:value="0.088178">
            <text:p>0.088178</text:p>
          </table:table-cell>
          <table:table-cell office:value-type="float" office:value="0.038504">
            <text:p>0.038504</text:p>
          </table:table-cell>
          <table:table-cell/>
          <table:table-cell office:value-type="float" office:value="532.63623">
            <text:p>532.63623</text:p>
          </table:table-cell>
          <table:table-cell office:value-type="float" office:value="1565">
            <text:p>1565</text:p>
          </table:table-cell>
          <table:table-cell office:value-type="float" office:value="25">
            <text:p>25</text:p>
          </table:table-cell>
          <table:table-cell office:value-type="float" office:value="390315">
            <text:p>390315</text:p>
          </table:table-cell>
          <table:table-cell office:value-type="float" office:value="103545">
            <text:p>103545</text:p>
          </table:table-cell>
          <table:table-cell office:value-type="float" office:value="402297.09375">
            <text:p>402297.09375</text:p>
          </table:table-cell>
          <table:table-cell office:value-type="float" office:value="0.066751">
            <text:p>0.066751</text:p>
          </table:table-cell>
          <table:table-cell office:value-type="float" office:value="0.614034">
            <text:p>0.614034</text:p>
          </table:table-cell>
          <table:table-cell office:value-type="float" office:value="819.881653">
            <text:p>819.881653</text:p>
          </table:table-cell>
        </table:table-row>
        <table:table-row table:style-name="ro1">
          <table:table-cell office:value-type="float" office:value="3795166">
            <text:p>3795166</text:p>
          </table:table-cell>
          <table:table-cell office:value-type="float" office:value="80">
            <text:p>80</text:p>
          </table:table-cell>
          <table:table-cell office:value-type="float" office:value="22816">
            <text:p>22816</text:p>
          </table:table-cell>
          <table:table-cell office:value-type="float" office:value="28420.376953">
            <text:p>28420.376953</text:p>
          </table:table-cell>
          <table:table-cell office:value-type="float" office:value="-0.028214">
            <text:p>-0.028214</text:p>
          </table:table-cell>
          <table:table-cell office:value-type="float" office:value="0.001781">
            <text:p>0.001781</text:p>
          </table:table-cell>
          <table:table-cell office:value-type="float" office:value="111.870018">
            <text:p>111.870018</text:p>
          </table:table-cell>
          <table:table-cell office:value-type="float" office:value="-0.189253">
            <text:p>-0.189253</text:p>
          </table:table-cell>
          <table:table-cell office:value-type="float" office:value="0.562637">
            <text:p>0.562637</text:p>
          </table:table-cell>
          <table:table-cell office:value-type="float" office:value="397.293091">
            <text:p>397.293091</text:p>
          </table:table-cell>
          <table:table-cell office:value-type="float" office:value="-0.014591">
            <text:p>-0.014591</text:p>
          </table:table-cell>
          <table:table-cell office:value-type="float" office:value="0.001732">
            <text:p>0.001732</text:p>
          </table:table-cell>
          <table:table-cell/>
          <table:table-cell office:value-type="float" office:value="59.475559">
            <text:p>59.475559</text:p>
          </table:table-cell>
          <table:table-cell office:value-type="float" office:value="1645">
            <text:p>1645</text:p>
          </table:table-cell>
          <table:table-cell office:value-type="float" office:value="30">
            <text:p>30</text:p>
          </table:table-cell>
          <table:table-cell office:value-type="float" office:value="408963">
            <text:p>408963</text:p>
          </table:table-cell>
          <table:table-cell office:value-type="float" office:value="116691">
            <text:p>116691</text:p>
          </table:table-cell>
          <table:table-cell office:value-type="float" office:value="423695.34375">
            <text:p>423695.34375</text:p>
          </table:table-cell>
          <table:table-cell office:value-type="float" office:value="0.038537">
            <text:p>0.038537</text:p>
          </table:table-cell>
          <table:table-cell office:value-type="float" office:value="0.615814">
            <text:p>0.615814</text:p>
          </table:table-cell>
          <table:table-cell office:value-type="float" office:value="1497.970581">
            <text:p>1497.970581</text:p>
          </table:table-cell>
        </table:table-row>
        <table:table-row table:style-name="ro1">
          <table:table-cell office:value-type="float" office:value="3795423">
            <text:p>3795423</text:p>
          </table:table-cell>
          <table:table-cell office:value-type="float" office:value="80">
            <text:p>80</text:p>
          </table:table-cell>
          <table:table-cell office:value-type="float" office:value="5750">
            <text:p>5750</text:p>
          </table:table-cell>
          <table:table-cell office:value-type="float" office:value="7087.615234">
            <text:p>7087.615234</text:p>
          </table:table-cell>
          <table:table-cell office:value-type="float" office:value="-0.007327">
            <text:p>-0.007327</text:p>
          </table:table-cell>
          <table:table-cell office:value-type="float" office:value="0.000171">
            <text:p>0.000171</text:p>
          </table:table-cell>
          <table:table-cell office:value-type="float" office:value="101.141342">
            <text:p>101.141342</text:p>
          </table:table-cell>
          <table:table-cell office:value-type="float" office:value="0.908416">
            <text:p>0.908416</text:p>
          </table:table-cell>
          <table:table-cell office:value-type="float" office:value="0.696713">
            <text:p>0.696713</text:p>
          </table:table-cell>
          <table:table-cell office:value-type="float" office:value="23.304693">
            <text:p>23.304693</text:p>
          </table:table-cell>
          <table:table-cell office:value-type="float" office:value="-0.058366">
            <text:p>-0.058366</text:p>
          </table:table-cell>
          <table:table-cell office:value-type="float" office:value="0.000666">
            <text:p>0.000666</text:p>
          </table:table-cell>
          <table:table-cell/>
          <table:table-cell office:value-type="float" office:value="207.046082">
            <text:p>207.046082</text:p>
          </table:table-cell>
          <table:table-cell office:value-type="float" office:value="1725">
            <text:p>1725</text:p>
          </table:table-cell>
          <table:table-cell office:value-type="float" office:value="33">
            <text:p>33</text:p>
          </table:table-cell>
          <table:table-cell office:value-type="float" office:value="413657">
            <text:p>413657</text:p>
          </table:table-cell>
          <table:table-cell office:value-type="float" office:value="120012">
            <text:p>120012</text:p>
          </table:table-cell>
          <table:table-cell office:value-type="float" office:value="429048.875">
            <text:p>429048.875</text:p>
          </table:table-cell>
          <table:table-cell office:value-type="float" office:value="0.03121">
            <text:p>0.03121</text:p>
          </table:table-cell>
          <table:table-cell office:value-type="float" office:value="0.615985">
            <text:p>0.615985</text:p>
          </table:table-cell>
          <table:table-cell office:value-type="float" office:value="1873.691162">
            <text:p>1873.691162</text:p>
          </table:table-cell>
        </table:table-row>
        <table:table-row table:style-name="ro1">
          <table:table-cell office:value-type="float" office:value="3795937">
            <text:p>3795937</text:p>
          </table:table-cell>
          <table:table-cell office:value-type="float" office:value="76">
            <text:p>76</text:p>
          </table:table-cell>
          <table:table-cell office:value-type="float" office:value="11420">
            <text:p>11420</text:p>
          </table:table-cell>
          <table:table-cell office:value-type="float" office:value="14926.121094">
            <text:p>14926.121094</text:p>
          </table:table-cell>
          <table:table-cell office:value-type="float" office:value="-0.00404">
            <text:p>-0.00404</text:p>
          </table:table-cell>
          <table:table-cell office:value-type="float" office:value="0.010957">
            <text:p>0.010957</text:p>
          </table:table-cell>
          <table:table-cell office:value-type="float" office:value="245.131348">
            <text:p>245.131348</text:p>
          </table:table-cell>
          <table:table-cell office:value-type="float" office:value="-0.317946">
            <text:p>-0.317946</text:p>
          </table:table-cell>
          <table:table-cell office:value-type="float" office:value="-0.304064">
            <text:p>-0.304064</text:p>
          </table:table-cell>
          <table:table-cell office:value-type="float" office:value="4.366195">
            <text:p>4.366195</text:p>
          </table:table-cell>
          <table:table-cell office:value-type="float" office:value="-0.014688">
            <text:p>-0.014688</text:p>
          </table:table-cell>
          <table:table-cell office:value-type="float" office:value="0.021317">
            <text:p>0.021317</text:p>
          </table:table-cell>
          <table:table-cell/>
          <table:table-cell office:value-type="float" office:value="458.042236">
            <text:p>458.042236</text:p>
          </table:table-cell>
          <table:table-cell office:value-type="float" office:value="1801">
            <text:p>1801</text:p>
          </table:table-cell>
          <table:table-cell office:value-type="float" office:value="35">
            <text:p>35</text:p>
          </table:table-cell>
          <table:table-cell office:value-type="float" office:value="422978">
            <text:p>422978</text:p>
          </table:table-cell>
          <table:table-cell office:value-type="float" office:value="126610">
            <text:p>126610</text:p>
          </table:table-cell>
          <table:table-cell office:value-type="float" office:value="439785.5">
            <text:p>439785.5</text:p>
          </table:table-cell>
          <table:table-cell office:value-type="float" office:value="0.027169">
            <text:p>0.027169</text:p>
          </table:table-cell>
          <table:table-cell office:value-type="float" office:value="0.626942">
            <text:p>0.626942</text:p>
          </table:table-cell>
          <table:table-cell office:value-type="float" office:value="2207.527344">
            <text:p>2207.527344</text:p>
          </table:table-cell>
        </table:table-row>
        <table:table-row table:style-name="ro1">
          <table:table-cell office:value-type="float" office:value="3796194">
            <text:p>3796194</text:p>
          </table:table-cell>
          <table:table-cell office:value-type="float" office:value="74">
            <text:p>74</text:p>
          </table:table-cell>
          <table:table-cell office:value-type="float" office:value="5732">
            <text:p>5732</text:p>
          </table:table-cell>
          <table:table-cell office:value-type="float" office:value="7646.248047">
            <text:p>7646.248047</text:p>
          </table:table-cell>
          <table:table-cell office:value-type="float" office:value="-0.00024">
            <text:p>-0.00024</text:p>
          </table:table-cell>
          <table:table-cell office:value-type="float" office:value="0.007259">
            <text:p>0.007259</text:p>
          </table:table-cell>
          <table:table-cell office:value-type="string">
            <text:p>Infinity</text:p>
          </table:table-cell>
          <table:table-cell office:value-type="float" office:value="0.54505">
            <text:p>0.54505</text:p>
          </table:table-cell>
          <table:table-cell office:value-type="float" office:value="0.337582">
            <text:p>0.337582</text:p>
          </table:table-cell>
          <table:table-cell office:value-type="float" office:value="38.063942">
            <text:p>38.063942</text:p>
          </table:table-cell>
          <table:table-cell office:value-type="float" office:value="0">
            <text:p>0</text:p>
          </table:table-cell>
          <table:table-cell office:value-type="float" office:value="0.028245">
            <text:p>0.028245</text:p>
          </table:table-cell>
          <table:table-cell/>
          <table:table-cell office:value-type="float" office:value="100">
            <text:p>100</text:p>
          </table:table-cell>
          <table:table-cell office:value-type="float" office:value="1875">
            <text:p>1875</text:p>
          </table:table-cell>
          <table:table-cell office:value-type="float" office:value="37">
            <text:p>37</text:p>
          </table:table-cell>
          <table:table-cell office:value-type="float" office:value="427620">
            <text:p>427620</text:p>
          </table:table-cell>
          <table:table-cell office:value-type="float" office:value="129973">
            <text:p>129973</text:p>
          </table:table-cell>
          <table:table-cell office:value-type="float" office:value="445131.625">
            <text:p>445131.625</text:p>
          </table:table-cell>
          <table:table-cell office:value-type="float" office:value="0.02693">
            <text:p>0.02693</text:p>
          </table:table-cell>
          <table:table-cell office:value-type="float" office:value="0.634201">
            <text:p>0.634201</text:p>
          </table:table-cell>
          <table:table-cell office:value-type="float" office:value="2255.020264">
            <text:p>2255.020264</text:p>
          </table:table-cell>
        </table:table-row>
        <table:table-row table:style-name="ro1">
          <table:table-cell office:value-type="float" office:value="3797222">
            <text:p>3797222</text:p>
          </table:table-cell>
          <table:table-cell office:value-type="float" office:value="68">
            <text:p>68</text:p>
          </table:table-cell>
          <table:table-cell office:value-type="float" office:value="23055">
            <text:p>23055</text:p>
          </table:table-cell>
          <table:table-cell office:value-type="float" office:value="33805">
            <text:p>33805</text:p>
          </table:table-cell>
          <table:table-cell office:value-type="float" office:value="-0.006574">
            <text:p>-0.006574</text:p>
          </table:table-cell>
          <table:table-cell office:value-type="float" office:value="0.02342">
            <text:p>0.02342</text:p>
          </table:table-cell>
          <table:table-cell office:value-type="string">
            <text:p>Infinity</text:p>
          </table:table-cell>
          <table:table-cell office:value-type="float" office:value="-0.215749">
            <text:p>-0.215749</text:p>
          </table:table-cell>
          <table:table-cell office:value-type="float" office:value="0.11971">
            <text:p>0.11971</text:p>
          </table:table-cell>
          <table:table-cell office:value-type="float" office:value="155.48584">
            <text:p>155.48584</text:p>
          </table:table-cell>
          <table:table-cell office:value-type="float" office:value="0">
            <text:p>0</text:p>
          </table:table-cell>
          <table:table-cell office:value-type="float" office:value="0.022783">
            <text:p>0.022783</text:p>
          </table:table-cell>
          <table:table-cell/>
          <table:table-cell office:value-type="float" office:value="100">
            <text:p>100</text:p>
          </table:table-cell>
          <table:table-cell office:value-type="float" office:value="1943">
            <text:p>1943</text:p>
          </table:table-cell>
          <table:table-cell office:value-type="float" office:value="39">
            <text:p>39</text:p>
          </table:table-cell>
          <table:table-cell office:value-type="float" office:value="446192">
            <text:p>446192</text:p>
          </table:table-cell>
          <table:table-cell office:value-type="float" office:value="143634">
            <text:p>143634</text:p>
          </table:table-cell>
          <table:table-cell office:value-type="float" office:value="466879.75">
            <text:p>466879.75</text:p>
          </table:table-cell>
          <table:table-cell office:value-type="float" office:value="0.020356">
            <text:p>0.020356</text:p>
          </table:table-cell>
          <table:table-cell office:value-type="float" office:value="0.657622">
            <text:p>0.657622</text:p>
          </table:table-cell>
          <table:table-cell office:value-type="float" office:value="3130.668213">
            <text:p>3130.668213</text:p>
          </table:table-cell>
        </table:table-row>
        <table:table-row table:style-name="ro1">
          <table:table-cell office:value-type="float" office:value="3797479">
            <text:p>3797479</text:p>
          </table:table-cell>
          <table:table-cell office:value-type="float" office:value="71">
            <text:p>71</text:p>
          </table:table-cell>
          <table:table-cell office:value-type="float" office:value="5758">
            <text:p>5758</text:p>
          </table:table-cell>
          <table:table-cell office:value-type="float" office:value="8009.635254">
            <text:p>8009.635254</text:p>
          </table:table-cell>
          <table:table-cell office:value-type="float" office:value="-0.002054">
            <text:p>-0.002054</text:p>
          </table:table-cell>
          <table:table-cell office:value-type="float" office:value="0.005444">
            <text:p>0.005444</text:p>
          </table:table-cell>
          <table:table-cell office:value-type="float" office:value="136.294861">
            <text:p>136.294861</text:p>
          </table:table-cell>
          <table:table-cell office:value-type="float" office:value="0.817575">
            <text:p>0.817575</text:p>
          </table:table-cell>
          <table:table-cell office:value-type="float" office:value="-0.09098">
            <text:p>-0.09098</text:p>
          </table:table-cell>
          <table:table-cell office:value-type="float" office:value="111.127998">
            <text:p>111.127998</text:p>
          </table:table-cell>
          <table:table-cell office:value-type="float" office:value="-0.058366">
            <text:p>-0.058366</text:p>
          </table:table-cell>
          <table:table-cell office:value-type="float" office:value="0.021184">
            <text:p>0.021184</text:p>
          </table:table-cell>
          <table:table-cell/>
          <table:table-cell office:value-type="float" office:value="995.13092">
            <text:p>995.13092</text:p>
          </table:table-cell>
          <table:table-cell office:value-type="float" office:value="2014">
            <text:p>2014</text:p>
          </table:table-cell>
          <table:table-cell office:value-type="float" office:value="40">
            <text:p>40</text:p>
          </table:table-cell>
          <table:table-cell office:value-type="float" office:value="450749">
            <text:p>450749</text:p>
          </table:table-cell>
          <table:table-cell office:value-type="float" office:value="147153">
            <text:p>147153</text:p>
          </table:table-cell>
          <table:table-cell office:value-type="float" office:value="472234.40625">
            <text:p>472234.40625</text:p>
          </table:table-cell>
          <table:table-cell office:value-type="float" office:value="0.018301">
            <text:p>0.018301</text:p>
          </table:table-cell>
          <table:table-cell office:value-type="float" office:value="0.663066">
            <text:p>0.663066</text:p>
          </table:table-cell>
          <table:table-cell office:value-type="float" office:value="3523.080078">
            <text:p>3523.080078</text:p>
          </table:table-cell>
        </table:table-row>
        <table:table-row table:style-name="ro1">
          <table:table-cell office:value-type="float" office:value="3798250">
            <text:p>3798250</text:p>
          </table:table-cell>
          <table:table-cell office:value-type="float" office:value="73">
            <text:p>73</text:p>
          </table:table-cell>
          <table:table-cell office:value-type="float" office:value="17134">
            <text:p>17134</text:p>
          </table:table-cell>
          <table:table-cell office:value-type="float" office:value="23371.298828">
            <text:p>23371.298828</text:p>
          </table:table-cell>
          <table:table-cell office:value-type="float" office:value="-0.00832">
            <text:p>-0.00832</text:p>
          </table:table-cell>
          <table:table-cell office:value-type="float" office:value="0.014176">
            <text:p>0.014176</text:p>
          </table:table-cell>
          <table:table-cell office:value-type="float" office:value="87.712601">
            <text:p>87.712601</text:p>
          </table:table-cell>
          <table:table-cell office:value-type="float" office:value="-0.235515">
            <text:p>-0.235515</text:p>
          </table:table-cell>
          <table:table-cell office:value-type="float" office:value="-0.234632">
            <text:p>-0.234632</text:p>
          </table:table-cell>
          <table:table-cell office:value-type="float" office:value="0.375175">
            <text:p>0.375175</text:p>
          </table:table-cell>
          <table:table-cell office:value-type="float" office:value="0.009795">
            <text:p>0.009795</text:p>
          </table:table-cell>
          <table:table-cell office:value-type="float" office:value="0.018386">
            <text:p>0.018386</text:p>
          </table:table-cell>
          <table:table-cell/>
          <table:table-cell office:value-type="float" office:value="79.609093">
            <text:p>79.609093</text:p>
          </table:table-cell>
          <table:table-cell office:value-type="float" office:value="2087">
            <text:p>2087</text:p>
          </table:table-cell>
          <table:table-cell office:value-type="float" office:value="41">
            <text:p>41</text:p>
          </table:table-cell>
          <table:table-cell office:value-type="float" office:value="464252">
            <text:p>464252</text:p>
          </table:table-cell>
          <table:table-cell office:value-type="float" office:value="157700">
            <text:p>157700</text:p>
          </table:table-cell>
          <table:table-cell office:value-type="float" office:value="488316.34375">
            <text:p>488316.34375</text:p>
          </table:table-cell>
          <table:table-cell office:value-type="float" office:value="0.009981">
            <text:p>0.009981</text:p>
          </table:table-cell>
          <table:table-cell office:value-type="float" office:value="0.677241">
            <text:p>0.677241</text:p>
          </table:table-cell>
          <table:table-cell office:value-type="float" office:value="6685.481445">
            <text:p>6685.481445</text:p>
          </table:table-cell>
        </table:table-row>
        <table:table-row table:style-name="ro1">
          <table:table-cell office:value-type="float" office:value="3798507">
            <text:p>3798507</text:p>
          </table:table-cell>
          <table:table-cell office:value-type="float" office:value="76">
            <text:p>76</text:p>
          </table:table-cell>
          <table:table-cell office:value-type="float" office:value="5765">
            <text:p>5765</text:p>
          </table:table-cell>
          <table:table-cell office:value-type="float" office:value="7486.09375">
            <text:p>7486.09375</text:p>
          </table:table-cell>
          <table:table-cell office:value-type="float" office:value="-0.003595">
            <text:p>-0.003595</text:p>
          </table:table-cell>
          <table:table-cell office:value-type="float" office:value="0.003903">
            <text:p>0.003903</text:p>
          </table:table-cell>
          <table:table-cell office:value-type="float" office:value="151.703049">
            <text:p>151.703049</text:p>
          </table:table-cell>
          <table:table-cell office:value-type="float" office:value="0.782247">
            <text:p>0.782247</text:p>
          </table:table-cell>
          <table:table-cell office:value-type="float" office:value="0.818817">
            <text:p>0.818817</text:p>
          </table:table-cell>
          <table:table-cell office:value-type="float" office:value="4.674932">
            <text:p>4.674932</text:p>
          </table:table-cell>
          <table:table-cell office:value-type="float" office:value="-0.029376">
            <text:p>-0.029376</text:p>
          </table:table-cell>
          <table:table-cell office:value-type="float" office:value="0.015188">
            <text:p>0.015188</text:p>
          </table:table-cell>
          <table:table-cell/>
          <table:table-cell office:value-type="float" office:value="318.561829">
            <text:p>318.561829</text:p>
          </table:table-cell>
          <table:table-cell office:value-type="float" office:value="2163">
            <text:p>2163</text:p>
          </table:table-cell>
          <table:table-cell office:value-type="float" office:value="42">
            <text:p>42</text:p>
          </table:table-cell>
          <table:table-cell office:value-type="float" office:value="468745">
            <text:p>468745</text:p>
          </table:table-cell>
          <table:table-cell office:value-type="float" office:value="161313">
            <text:p>161313</text:p>
          </table:table-cell>
          <table:table-cell office:value-type="float" office:value="493667">
            <text:p>493667</text:p>
          </table:table-cell>
          <table:table-cell office:value-type="float" office:value="0.006385">
            <text:p>0.006385</text:p>
          </table:table-cell>
          <table:table-cell office:value-type="float" office:value="0.681145">
            <text:p>0.681145</text:p>
          </table:table-cell>
          <table:table-cell office:value-type="float" office:value="10567.05957">
            <text:p>10567.05957</text:p>
          </table:table-cell>
        </table:table-row>
        <table:table-row table:style-name="ro1">
          <table:table-cell office:value-type="float" office:value="3799535">
            <text:p>3799535</text:p>
          </table:table-cell>
          <table:table-cell office:value-type="float" office:value="80">
            <text:p>80</text:p>
          </table:table-cell>
          <table:table-cell office:value-type="float" office:value="24046">
            <text:p>24046</text:p>
          </table:table-cell>
          <table:table-cell office:value-type="float" office:value="29957.445313">
            <text:p>29957.445313</text:p>
          </table:table-cell>
          <table:table-cell office:value-type="float" office:value="0.000274">
            <text:p>0.000274</text:p>
          </table:table-cell>
          <table:table-cell office:value-type="float" office:value="0.030269">
            <text:p>0.030269</text:p>
          </table:table-cell>
          <table:table-cell office:value-type="float" office:value="140.634888">
            <text:p>140.634888</text:p>
          </table:table-cell>
          <table:table-cell office:value-type="float" office:value="-0.211964">
            <text:p>-0.211964</text:p>
          </table:table-cell>
          <table:table-cell office:value-type="float" office:value="0.931345">
            <text:p>0.931345</text:p>
          </table:table-cell>
          <table:table-cell office:value-type="float" office:value="539.388428">
            <text:p>539.388428</text:p>
          </table:table-cell>
          <table:table-cell office:value-type="float" office:value="0.012236">
            <text:p>0.012236</text:p>
          </table:table-cell>
          <table:table-cell office:value-type="float" office:value="0.029444">
            <text:p>0.029444</text:p>
          </table:table-cell>
          <table:table-cell/>
          <table:table-cell office:value-type="float" office:value="6457.979004">
            <text:p>6457.979004</text:p>
          </table:table-cell>
          <table:table-cell office:value-type="float" office:value="2243">
            <text:p>2243</text:p>
          </table:table-cell>
          <table:table-cell office:value-type="float" office:value="43">
            <text:p>43</text:p>
          </table:table-cell>
          <table:table-cell office:value-type="float" office:value="487425">
            <text:p>487425</text:p>
          </table:table-cell>
          <table:table-cell office:value-type="float" office:value="176454">
            <text:p>176454</text:p>
          </table:table-cell>
          <table:table-cell office:value-type="float" office:value="516258.09375">
            <text:p>516258.09375</text:p>
          </table:table-cell>
          <table:table-cell office:value-type="float" office:value="0.006659">
            <text:p>0.006659</text:p>
          </table:table-cell>
          <table:table-cell office:value-type="float" office:value="0.711413">
            <text:p>0.711413</text:p>
          </table:table-cell>
          <table:table-cell office:value-type="float" office:value="10582.810547">
            <text:p>10582.810547</text:p>
          </table:table-cell>
        </table:table-row>
        <table:table-row table:style-name="ro1">
          <table:table-cell office:value-type="float" office:value="3799792">
            <text:p>3799792</text:p>
          </table:table-cell>
          <table:table-cell office:value-type="float" office:value="77">
            <text:p>77</text:p>
          </table:table-cell>
          <table:table-cell office:value-type="float" office:value="6025">
            <text:p>6025</text:p>
          </table:table-cell>
          <table:table-cell office:value-type="float" office:value="7724.379883">
            <text:p>7724.379883</text:p>
          </table:table-cell>
          <table:table-cell office:value-type="float" office:value="-0.002054">
            <text:p>-0.002054</text:p>
          </table:table-cell>
          <table:table-cell office:value-type="float" office:value="0.005444">
            <text:p>0.005444</text:p>
          </table:table-cell>
          <table:table-cell office:value-type="float" office:value="63.705147">
            <text:p>63.705147</text:p>
          </table:table-cell>
          <table:table-cell office:value-type="float" office:value="0.862996">
            <text:p>0.862996</text:p>
          </table:table-cell>
          <table:table-cell office:value-type="float" office:value="0.201113">
            <text:p>0.201113</text:p>
          </table:table-cell>
          <table:table-cell office:value-type="float" office:value="76.695946">
            <text:p>76.695946</text:p>
          </table:table-cell>
          <table:table-cell office:value-type="float" office:value="0.058366">
            <text:p>0.058366</text:p>
          </table:table-cell>
          <table:table-cell office:value-type="float" office:value="0.021184">
            <text:p>0.021184</text:p>
          </table:table-cell>
          <table:table-cell/>
          <table:table-cell office:value-type="float" office:value="465.130981">
            <text:p>465.130981</text:p>
          </table:table-cell>
          <table:table-cell office:value-type="float" office:value="2320">
            <text:p>2320</text:p>
          </table:table-cell>
          <table:table-cell office:value-type="float" office:value="44">
            <text:p>44</text:p>
          </table:table-cell>
          <table:table-cell office:value-type="float" office:value="491988">
            <text:p>491988</text:p>
          </table:table-cell>
          <table:table-cell office:value-type="float" office:value="180388">
            <text:p>180388</text:p>
          </table:table-cell>
          <table:table-cell office:value-type="float" office:value="521822.46875">
            <text:p>521822.46875</text:p>
          </table:table-cell>
          <table:table-cell office:value-type="float" office:value="0.004605">
            <text:p>0.004605</text:p>
          </table:table-cell>
          <table:table-cell office:value-type="float" office:value="0.716858">
            <text:p>0.716858</text:p>
          </table:table-cell>
          <table:table-cell office:value-type="float" office:value="15466.957031">
            <text:p>15466.957031</text:p>
          </table:table-cell>
        </table:table-row>
        <table:table-row table:style-name="ro1">
          <table:table-cell office:value-type="float" office:value="3800820">
            <text:p>3800820</text:p>
          </table:table-cell>
          <table:table-cell office:value-type="float" office:value="73">
            <text:p>73</text:p>
          </table:table-cell>
          <table:table-cell office:value-type="float" office:value="24109">
            <text:p>24109</text:p>
          </table:table-cell>
          <table:table-cell office:value-type="float" office:value="32926.316406">
            <text:p>32926.316406</text:p>
          </table:table-cell>
          <table:table-cell office:value-type="float" office:value="-0.007259">
            <text:p>-0.007259</text:p>
          </table:table-cell>
          <table:table-cell office:value-type="float" office:value="0.022736">
            <text:p>0.022736</text:p>
          </table:table-cell>
          <table:table-cell office:value-type="float" office:value="401.065582">
            <text:p>401.065582</text:p>
          </table:table-cell>
          <table:table-cell office:value-type="float" office:value="-0.222373">
            <text:p>-0.222373</text:p>
          </table:table-cell>
          <table:table-cell office:value-type="float" office:value="0.009577">
            <text:p>0.009577</text:p>
          </table:table-cell>
          <table:table-cell office:value-type="float" office:value="104.306641">
            <text:p>104.306641</text:p>
          </table:table-cell>
          <table:table-cell office:value-type="float" office:value="-0.007346">
            <text:p>-0.007346</text:p>
          </table:table-cell>
          <table:table-cell office:value-type="float" office:value="0.022116">
            <text:p>0.022116</text:p>
          </table:table-cell>
          <table:table-cell/>
          <table:table-cell office:value-type="float" office:value="417.240479">
            <text:p>417.240479</text:p>
          </table:table-cell>
          <table:table-cell office:value-type="float" office:value="2393">
            <text:p>2393</text:p>
          </table:table-cell>
          <table:table-cell office:value-type="float" office:value="44">
            <text:p>44</text:p>
          </table:table-cell>
          <table:table-cell office:value-type="float" office:value="510163">
            <text:p>510163</text:p>
          </table:table-cell>
          <table:table-cell office:value-type="float" office:value="196228">
            <text:p>196228</text:p>
          </table:table-cell>
          <table:table-cell office:value-type="float" office:value="544351.5">
            <text:p>544351.5</text:p>
          </table:table-cell>
          <table:table-cell office:value-type="float" office:value="-0.002654">
            <text:p>-0.002654</text:p>
          </table:table-cell>
          <table:table-cell office:value-type="float" office:value="0.739593">
            <text:p>0.739593</text:p>
          </table:table-cell>
          <table:table-cell office:value-type="float" office:value="27967.367188">
            <text:p>27967.367188</text:p>
          </table:table-cell>
        </table:table-row>
        <table:table-row table:style-name="ro1">
          <table:table-cell office:value-type="float" office:value="3801077">
            <text:p>3801077</text:p>
          </table:table-cell>
          <table:table-cell office:value-type="float" office:value="74">
            <text:p>74</text:p>
          </table:table-cell>
          <table:table-cell office:value-type="float" office:value="6003">
            <text:p>6003</text:p>
          </table:table-cell>
          <table:table-cell office:value-type="float" office:value="8011.666992">
            <text:p>8011.666992</text:p>
          </table:table-cell>
          <table:table-cell office:value-type="float" office:value="0">
            <text:p>0</text:p>
          </table:table-cell>
          <table:table-cell office:value-type="float" office:value="0.000137">
            <text:p>0.000137</text:p>
          </table:table-cell>
          <table:table-cell office:value-type="string">
            <text:p>Infinity</text:p>
          </table:table-cell>
          <table:table-cell office:value-type="float" office:value="0.84407">
            <text:p>0.84407</text:p>
          </table:table-cell>
          <table:table-cell office:value-type="float" office:value="-0.373495">
            <text:p>-0.373495</text:p>
          </table:table-cell>
          <table:table-cell office:value-type="float" office:value="144.249329">
            <text:p>144.249329</text:p>
          </table:table-cell>
          <table:table-cell office:value-type="float" office:value="0">
            <text:p>0</text:p>
          </table:table-cell>
          <table:table-cell office:value-type="float" office:value="0.000533">
            <text:p>0.000533</text:p>
          </table:table-cell>
          <table:table-cell/>
          <table:table-cell office:value-type="float" office:value="100">
            <text:p>100</text:p>
          </table:table-cell>
          <table:table-cell office:value-type="float" office:value="2467">
            <text:p>2467</text:p>
          </table:table-cell>
          <table:table-cell office:value-type="float" office:value="44">
            <text:p>44</text:p>
          </table:table-cell>
          <table:table-cell office:value-type="float" office:value="514597">
            <text:p>514597</text:p>
          </table:table-cell>
          <table:table-cell office:value-type="float" office:value="200274">
            <text:p>200274</text:p>
          </table:table-cell>
          <table:table-cell office:value-type="float" office:value="549881.0625">
            <text:p>549881.0625</text:p>
          </table:table-cell>
          <table:table-cell office:value-type="float" office:value="-0.002654">
            <text:p>-0.002654</text:p>
          </table:table-cell>
          <table:table-cell office:value-type="float" office:value="0.73973">
            <text:p>0.73973</text:p>
          </table:table-cell>
          <table:table-cell office:value-type="float" office:value="27972.527344">
            <text:p>27972.527344</text:p>
          </table:table-cell>
        </table:table-row>
        <table:table-row table:style-name="ro1">
          <table:table-cell office:value-type="float" office:value="3801848">
            <text:p>3801848</text:p>
          </table:table-cell>
          <table:table-cell office:value-type="float" office:value="74">
            <text:p>74</text:p>
          </table:table-cell>
          <table:table-cell office:value-type="float" office:value="18146">
            <text:p>18146</text:p>
          </table:table-cell>
          <table:table-cell office:value-type="float" office:value="24421.556641">
            <text:p>24421.556641</text:p>
          </table:table-cell>
          <table:table-cell office:value-type="float" office:value="-0.00565">
            <text:p>-0.00565</text:p>
          </table:table-cell>
          <table:table-cell office:value-type="float" office:value="0.016846">
            <text:p>0.016846</text:p>
          </table:table-cell>
          <table:table-cell office:value-type="string">
            <text:p>Infinity</text:p>
          </table:table-cell>
          <table:table-cell office:value-type="float" office:value="-0.248973">
            <text:p>-0.248973</text:p>
          </table:table-cell>
          <table:table-cell office:value-type="float" office:value="0.232238">
            <text:p>0.232238</text:p>
          </table:table-cell>
          <table:table-cell office:value-type="float" office:value="193.278061">
            <text:p>193.278061</text:p>
          </table:table-cell>
          <table:table-cell office:value-type="float" office:value="0">
            <text:p>0</text:p>
          </table:table-cell>
          <table:table-cell office:value-type="float" office:value="0.02185">
            <text:p>0.02185</text:p>
          </table:table-cell>
          <table:table-cell/>
          <table:table-cell office:value-type="float" office:value="100">
            <text:p>100</text:p>
          </table:table-cell>
          <table:table-cell office:value-type="float" office:value="2541">
            <text:p>2541</text:p>
          </table:table-cell>
          <table:table-cell office:value-type="float" office:value="44">
            <text:p>44</text:p>
          </table:table-cell>
          <table:table-cell office:value-type="float" office:value="528001">
            <text:p>528001</text:p>
          </table:table-cell>
          <table:table-cell office:value-type="float" office:value="212506">
            <text:p>212506</text:p>
          </table:table-cell>
          <table:table-cell office:value-type="float" office:value="566787.75">
            <text:p>566787.75</text:p>
          </table:table-cell>
          <table:table-cell office:value-type="float" office:value="-0.008304">
            <text:p>-0.008304</text:p>
          </table:table-cell>
          <table:table-cell office:value-type="float" office:value="0.756577">
            <text:p>0.756577</text:p>
          </table:table-cell>
          <table:table-cell office:value-type="float" office:value="9211.375977">
            <text:p>9211.375977</text:p>
          </table:table-cell>
        </table:table-row>
        <table:table-row table:style-name="ro1">
          <table:table-cell office:value-type="float" office:value="3802105">
            <text:p>3802105</text:p>
          </table:table-cell>
          <table:table-cell office:value-type="float" office:value="73">
            <text:p>73</text:p>
          </table:table-cell>
          <table:table-cell office:value-type="float" office:value="6052">
            <text:p>6052</text:p>
          </table:table-cell>
          <table:table-cell office:value-type="float" office:value="8190.371582">
            <text:p>8190.371582</text:p>
          </table:table-cell>
          <table:table-cell office:value-type="float" office:value="-0.001986">
            <text:p>-0.001986</text:p>
          </table:table-cell>
          <table:table-cell office:value-type="float" office:value="0.005513">
            <text:p>0.005513</text:p>
          </table:table-cell>
          <table:table-cell office:value-type="float" office:value="27.00066">
            <text:p>27.00066</text:p>
          </table:table-cell>
          <table:table-cell office:value-type="float" office:value="0.73178">
            <text:p>0.73178</text:p>
          </table:table-cell>
          <table:table-cell office:value-type="float" office:value="0.050278">
            <text:p>0.050278</text:p>
          </table:table-cell>
          <table:table-cell office:value-type="float" office:value="93.129318">
            <text:p>93.129318</text:p>
          </table:table-cell>
          <table:table-cell office:value-type="float" office:value="0.029384">
            <text:p>0.029384</text:p>
          </table:table-cell>
          <table:table-cell office:value-type="float" office:value="0.02145">
            <text:p>0.02145</text:p>
          </table:table-cell>
          <table:table-cell/>
          <table:table-cell office:value-type="float" office:value="102.672279">
            <text:p>102.672279</text:p>
          </table:table-cell>
          <table:table-cell office:value-type="float" office:value="2614">
            <text:p>2614</text:p>
          </table:table-cell>
          <table:table-cell office:value-type="float" office:value="43">
            <text:p>43</text:p>
          </table:table-cell>
          <table:table-cell office:value-type="float" office:value="532402">
            <text:p>532402</text:p>
          </table:table-cell>
          <table:table-cell office:value-type="float" office:value="216660">
            <text:p>216660</text:p>
          </table:table-cell>
          <table:table-cell office:value-type="float" office:value="572362">
            <text:p>572362</text:p>
          </table:table-cell>
          <table:table-cell office:value-type="float" office:value="-0.01029">
            <text:p>-0.01029</text:p>
          </table:table-cell>
          <table:table-cell office:value-type="float" office:value="0.762089">
            <text:p>0.762089</text:p>
          </table:table-cell>
          <table:table-cell office:value-type="float" office:value="7506.409668">
            <text:p>7506.409668</text:p>
          </table:table-cell>
        </table:table-row>
        <table:table-row table:style-name="ro1">
          <table:table-cell office:value-type="float" office:value="3802876">
            <text:p>3802876</text:p>
          </table:table-cell>
          <table:table-cell office:value-type="float" office:value="68">
            <text:p>68</text:p>
          </table:table-cell>
          <table:table-cell office:value-type="float" office:value="18735">
            <text:p>18735</text:p>
          </table:table-cell>
          <table:table-cell office:value-type="float" office:value="27451.708984">
            <text:p>27451.708984</text:p>
          </table:table-cell>
          <table:table-cell office:value-type="float" office:value="0.007704">
            <text:p>0.007704</text:p>
          </table:table-cell>
          <table:table-cell office:value-type="float" office:value="0.0302">
            <text:p>0.0302</text:p>
          </table:table-cell>
          <table:table-cell office:value-type="float" office:value="101.33374">
            <text:p>101.33374</text:p>
          </table:table-cell>
          <table:table-cell office:value-type="float" office:value="-0.25402">
            <text:p>-0.25402</text:p>
          </table:table-cell>
          <table:table-cell office:value-type="float" office:value="0.97444">
            <text:p>0.97444</text:p>
          </table:table-cell>
          <table:table-cell office:value-type="float" office:value="483.607422">
            <text:p>483.607422</text:p>
          </table:table-cell>
          <table:table-cell office:value-type="float" office:value="0.019455">
            <text:p>0.019455</text:p>
          </table:table-cell>
          <table:table-cell office:value-type="float" office:value="0.03917">
            <text:p>0.03917</text:p>
          </table:table-cell>
          <table:table-cell/>
          <table:table-cell office:value-type="float" office:value="197.298386">
            <text:p>197.298386</text:p>
          </table:table-cell>
          <table:table-cell office:value-type="float" office:value="2682">
            <text:p>2682</text:p>
          </table:table-cell>
          <table:table-cell office:value-type="float" office:value="42">
            <text:p>42</text:p>
          </table:table-cell>
          <table:table-cell office:value-type="float" office:value="545955">
            <text:p>545955</text:p>
          </table:table-cell>
          <table:table-cell office:value-type="float" office:value="229595">
            <text:p>229595</text:p>
          </table:table-cell>
          <table:table-cell office:value-type="float" office:value="589779.75">
            <text:p>589779.75</text:p>
          </table:table-cell>
          <table:table-cell office:value-type="float" office:value="-0.002585">
            <text:p>-0.002585</text:p>
          </table:table-cell>
          <table:table-cell office:value-type="float" office:value="0.792289">
            <text:p>0.792289</text:p>
          </table:table-cell>
          <table:table-cell office:value-type="float" office:value="30743.628906">
            <text:p>30743.628906</text:p>
          </table:table-cell>
        </table:table-row>
        <table:table-row table:style-name="ro1">
          <table:table-cell office:value-type="float" office:value="3803133">
            <text:p>3803133</text:p>
          </table:table-cell>
          <table:table-cell office:value-type="float" office:value="73">
            <text:p>73</text:p>
          </table:table-cell>
          <table:table-cell office:value-type="float" office:value="6236">
            <text:p>6236</text:p>
          </table:table-cell>
          <table:table-cell office:value-type="float" office:value="8442.520508">
            <text:p>8442.520508</text:p>
          </table:table-cell>
          <table:table-cell office:value-type="float" office:value="-0.007293">
            <text:p>-0.007293</text:p>
          </table:table-cell>
          <table:table-cell office:value-type="float" office:value="0.000205">
            <text:p>0.000205</text:p>
          </table:table-cell>
          <table:table-cell office:value-type="float" office:value="102.720474">
            <text:p>102.720474</text:p>
          </table:table-cell>
          <table:table-cell office:value-type="float" office:value="0.76206">
            <text:p>0.76206</text:p>
          </table:table-cell>
          <table:table-cell office:value-type="float" office:value="-0.136469">
            <text:p>-0.136469</text:p>
          </table:table-cell>
          <table:table-cell office:value-type="float" office:value="117.907967">
            <text:p>117.907967</text:p>
          </table:table-cell>
          <table:table-cell office:value-type="float" office:value="-0.029384">
            <text:p>-0.029384</text:p>
          </table:table-cell>
          <table:table-cell office:value-type="float" office:value="0.000799">
            <text:p>0.000799</text:p>
          </table:table-cell>
          <table:table-cell/>
          <table:table-cell office:value-type="float" office:value="106.361473">
            <text:p>106.361473</text:p>
          </table:table-cell>
          <table:table-cell office:value-type="float" office:value="2755">
            <text:p>2755</text:p>
          </table:table-cell>
          <table:table-cell office:value-type="float" office:value="42">
            <text:p>42</text:p>
          </table:table-cell>
          <table:table-cell office:value-type="float" office:value="550334">
            <text:p>550334</text:p>
          </table:table-cell>
          <table:table-cell office:value-type="float" office:value="234035">
            <text:p>234035</text:p>
          </table:table-cell>
          <table:table-cell office:value-type="float" office:value="595479.25">
            <text:p>595479.25</text:p>
          </table:table-cell>
          <table:table-cell office:value-type="float" office:value="-0.009879">
            <text:p>-0.009879</text:p>
          </table:table-cell>
          <table:table-cell office:value-type="float" office:value="0.792495">
            <text:p>0.792495</text:p>
          </table:table-cell>
          <table:table-cell office:value-type="float" office:value="8122.252441">
            <text:p>8122.252441</text:p>
          </table:table-cell>
        </table:table-row>
        <table:table-row table:style-name="ro1">
          <table:table-cell office:value-type="float" office:value="3803904">
            <text:p>3803904</text:p>
          </table:table-cell>
          <table:table-cell office:value-type="float" office:value="70">
            <text:p>70</text:p>
          </table:table-cell>
          <table:table-cell office:value-type="float" office:value="19044">
            <text:p>19044</text:p>
          </table:table-cell>
          <table:table-cell office:value-type="float" office:value="27105.712891">
            <text:p>27105.712891</text:p>
          </table:table-cell>
          <table:table-cell office:value-type="float" office:value="-0.019825">
            <text:p>-0.019825</text:p>
          </table:table-cell>
          <table:table-cell office:value-type="float" office:value="0.002671">
            <text:p>0.002671</text:p>
          </table:table-cell>
          <table:table-cell office:value-type="float" office:value="111.785233">
            <text:p>111.785233</text:p>
          </table:table-cell>
          <table:table-cell office:value-type="float" office:value="-0.250656">
            <text:p>-0.250656</text:p>
          </table:table-cell>
          <table:table-cell office:value-type="float" office:value="0.565032">
            <text:p>0.565032</text:p>
          </table:table-cell>
          <table:table-cell office:value-type="float" office:value="325.421448">
            <text:p>325.421448</text:p>
          </table:table-cell>
          <table:table-cell office:value-type="float" office:value="-0.029393">
            <text:p>-0.029393</text:p>
          </table:table-cell>
          <table:table-cell office:value-type="float" office:value="0.003464">
            <text:p>0.003464</text:p>
          </table:table-cell>
          <table:table-cell/>
          <table:table-cell office:value-type="float" office:value="127.779861">
            <text:p>127.779861</text:p>
          </table:table-cell>
          <table:table-cell office:value-type="float" office:value="2825">
            <text:p>2825</text:p>
          </table:table-cell>
          <table:table-cell office:value-type="float" office:value="41">
            <text:p>41</text:p>
          </table:table-cell>
          <table:table-cell office:value-type="float" office:value="563704">
            <text:p>563704</text:p>
          </table:table-cell>
          <table:table-cell office:value-type="float" office:value="247596">
            <text:p>247596</text:p>
          </table:table-cell>
          <table:table-cell office:value-type="float" office:value="613081.3125">
            <text:p>613081.3125</text:p>
          </table:table-cell>
          <table:table-cell office:value-type="float" office:value="-0.029704">
            <text:p>-0.029704</text:p>
          </table:table-cell>
          <table:table-cell office:value-type="float" office:value="0.795166">
            <text:p>0.795166</text:p>
          </table:table-cell>
          <table:table-cell office:value-type="float" office:value="2776.972168">
            <text:p>2776.972168</text:p>
          </table:table-cell>
        </table:table-row>
        <table:table-row table:style-name="ro1">
          <table:table-cell office:value-type="float" office:value="3804161">
            <text:p>3804161</text:p>
          </table:table-cell>
          <table:table-cell office:value-type="float" office:value="70">
            <text:p>70</text:p>
          </table:table-cell>
          <table:table-cell office:value-type="float" office:value="6349">
            <text:p>6349</text:p>
          </table:table-cell>
          <table:table-cell office:value-type="float" office:value="8969.925781">
            <text:p>8969.925781</text:p>
          </table:table-cell>
          <table:table-cell office:value-type="float" office:value="-0.003801">
            <text:p>-0.003801</text:p>
          </table:table-cell>
          <table:table-cell office:value-type="float" office:value="0.003698">
            <text:p>0.003698</text:p>
          </table:table-cell>
          <table:table-cell office:value-type="float" office:value="148.954041">
            <text:p>148.954041</text:p>
          </table:table-cell>
          <table:table-cell office:value-type="float" office:value="0.706546">
            <text:p>0.706546</text:p>
          </table:table-cell>
          <table:table-cell office:value-type="float" office:value="0.014365">
            <text:p>0.014365</text:p>
          </table:table-cell>
          <table:table-cell office:value-type="float" office:value="97.966843">
            <text:p>97.966843</text:p>
          </table:table-cell>
          <table:table-cell office:value-type="float" office:value="-0.029393">
            <text:p>-0.029393</text:p>
          </table:table-cell>
          <table:table-cell office:value-type="float" office:value="0.014389">
            <text:p>0.014389</text:p>
          </table:table-cell>
          <table:table-cell/>
          <table:table-cell office:value-type="float" office:value="296.049652">
            <text:p>296.049652</text:p>
          </table:table-cell>
          <table:table-cell office:value-type="float" office:value="2895">
            <text:p>2895</text:p>
          </table:table-cell>
          <table:table-cell office:value-type="float" office:value="39">
            <text:p>39</text:p>
          </table:table-cell>
          <table:table-cell office:value-type="float" office:value="568149">
            <text:p>568149</text:p>
          </table:table-cell>
          <table:table-cell office:value-type="float" office:value="252129">
            <text:p>252129</text:p>
          </table:table-cell>
          <table:table-cell office:value-type="float" office:value="618919.5625">
            <text:p>618919.5625</text:p>
          </table:table-cell>
          <table:table-cell office:value-type="float" office:value="-0.033505">
            <text:p>-0.033505</text:p>
          </table:table-cell>
          <table:table-cell office:value-type="float" office:value="0.798864">
            <text:p>0.798864</text:p>
          </table:table-cell>
          <table:table-cell office:value-type="float" office:value="2484.3396">
            <text:p>2484.3396</text:p>
          </table:table-cell>
        </table:table-row>
        <table:table-row table:style-name="ro1">
          <table:table-cell office:value-type="float" office:value="3804932">
            <text:p>3804932</text:p>
          </table:table-cell>
          <table:table-cell office:value-type="float" office:value="70">
            <text:p>70</text:p>
          </table:table-cell>
          <table:table-cell office:value-type="float" office:value="19276">
            <text:p>19276</text:p>
          </table:table-cell>
          <table:table-cell office:value-type="float" office:value="27437.119141">
            <text:p>27437.119141</text:p>
          </table:table-cell>
          <table:table-cell office:value-type="float" office:value="-0.011916">
            <text:p>-0.011916</text:p>
          </table:table-cell>
          <table:table-cell office:value-type="float" office:value="0.01058">
            <text:p>0.01058</text:p>
          </table:table-cell>
          <table:table-cell office:value-type="float" office:value="240.062927">
            <text:p>240.062927</text:p>
          </table:table-cell>
          <table:table-cell office:value-type="float" office:value="-0.235515">
            <text:p>-0.235515</text:p>
          </table:table-cell>
          <table:table-cell office:value-type="float" office:value="0.385466">
            <text:p>0.385466</text:p>
          </table:table-cell>
          <table:table-cell office:value-type="float" office:value="263.669373">
            <text:p>263.669373</text:p>
          </table:table-cell>
          <table:table-cell office:value-type="float" office:value="-0.009798">
            <text:p>-0.009798</text:p>
          </table:table-cell>
          <table:table-cell office:value-type="float" office:value="0.013723">
            <text:p>0.013723</text:p>
          </table:table-cell>
          <table:table-cell/>
          <table:table-cell office:value-type="float" office:value="152.188248">
            <text:p>152.188248</text:p>
          </table:table-cell>
          <table:table-cell office:value-type="float" office:value="2965">
            <text:p>2965</text:p>
          </table:table-cell>
          <table:table-cell office:value-type="float" office:value="37">
            <text:p>37</text:p>
          </table:table-cell>
          <table:table-cell office:value-type="float" office:value="581594">
            <text:p>581594</text:p>
          </table:table-cell>
          <table:table-cell office:value-type="float" office:value="265941">
            <text:p>265941</text:p>
          </table:table-cell>
          <table:table-cell office:value-type="float" office:value="636801.75">
            <text:p>636801.75</text:p>
          </table:table-cell>
          <table:table-cell office:value-type="float" office:value="-0.04542">
            <text:p>-0.04542</text:p>
          </table:table-cell>
          <table:table-cell office:value-type="float" office:value="0.809444">
            <text:p>0.809444</text:p>
          </table:table-cell>
          <table:table-cell office:value-type="float" office:value="1882.120361">
            <text:p>1882.120361</text:p>
          </table:table-cell>
        </table:table-row>
        <table:table-row table:style-name="ro1">
          <table:table-cell office:value-type="float" office:value="3805189">
            <text:p>3805189</text:p>
          </table:table-cell>
          <table:table-cell office:value-type="float" office:value="67">
            <text:p>67</text:p>
          </table:table-cell>
          <table:table-cell office:value-type="float" office:value="6465">
            <text:p>6465</text:p>
          </table:table-cell>
          <table:table-cell office:value-type="float" office:value="9548.80957">
            <text:p>9548.80957</text:p>
          </table:table-cell>
          <table:table-cell office:value-type="float" office:value="-0.002294">
            <text:p>-0.002294</text:p>
          </table:table-cell>
          <table:table-cell office:value-type="float" office:value="0.005205">
            <text:p>0.005205</text:p>
          </table:table-cell>
          <table:table-cell office:value-type="float" office:value="31.123924">
            <text:p>31.123924</text:p>
          </table:table-cell>
          <table:table-cell office:value-type="float" office:value="0.661125">
            <text:p>0.661125</text:p>
          </table:table-cell>
          <table:table-cell office:value-type="float" office:value="0.596156">
            <text:p>0.596156</text:p>
          </table:table-cell>
          <table:table-cell office:value-type="float" office:value="9.827034">
            <text:p>9.827034</text:p>
          </table:table-cell>
          <table:table-cell office:value-type="float" office:value="0.029402">
            <text:p>0.029402</text:p>
          </table:table-cell>
          <table:table-cell office:value-type="float" office:value="0.020251">
            <text:p>0.020251</text:p>
          </table:table-cell>
          <table:table-cell/>
          <table:table-cell office:value-type="float" office:value="102.516724">
            <text:p>102.516724</text:p>
          </table:table-cell>
          <table:table-cell office:value-type="float" office:value="3032">
            <text:p>3032</text:p>
          </table:table-cell>
          <table:table-cell office:value-type="float" office:value="34">
            <text:p>34</text:p>
          </table:table-cell>
          <table:table-cell office:value-type="float" office:value="586054">
            <text:p>586054</text:p>
          </table:table-cell>
          <table:table-cell office:value-type="float" office:value="270621">
            <text:p>270621</text:p>
          </table:table-cell>
          <table:table-cell office:value-type="float" office:value="642753.4375">
            <text:p>642753.4375</text:p>
          </table:table-cell>
          <table:table-cell office:value-type="float" office:value="-0.047714">
            <text:p>-0.047714</text:p>
          </table:table-cell>
          <table:table-cell office:value-type="float" office:value="0.814648">
            <text:p>0.814648</text:p>
          </table:table-cell>
          <table:table-cell office:value-type="float" office:value="1807.343506">
            <text:p>1807.343506</text:p>
          </table:table-cell>
        </table:table-row>
        <table:table-row table:style-name="ro1">
          <table:table-cell office:value-type="float" office:value="3805960">
            <text:p>3805960</text:p>
          </table:table-cell>
          <table:table-cell office:value-type="float" office:value="71">
            <text:p>71</text:p>
          </table:table-cell>
          <table:table-cell office:value-type="float" office:value="19435">
            <text:p>19435</text:p>
          </table:table-cell>
          <table:table-cell office:value-type="float" office:value="27273.775391">
            <text:p>27273.775391</text:p>
          </table:table-cell>
          <table:table-cell office:value-type="float" office:value="0.012018">
            <text:p>0.012018</text:p>
          </table:table-cell>
          <table:table-cell office:value-type="float" office:value="0.034514">
            <text:p>0.034514</text:p>
          </table:table-cell>
          <table:table-cell office:value-type="float" office:value="130.095688">
            <text:p>130.095688</text:p>
          </table:table-cell>
          <table:table-cell office:value-type="float" office:value="-0.218693">
            <text:p>-0.218693</text:p>
          </table:table-cell>
          <table:table-cell office:value-type="float" office:value="0.069432">
            <text:p>0.069432</text:p>
          </table:table-cell>
          <table:table-cell office:value-type="float" office:value="131.748566">
            <text:p>131.748566</text:p>
          </table:table-cell>
          <table:table-cell office:value-type="float" office:value="0.019455">
            <text:p>0.019455</text:p>
          </table:table-cell>
          <table:table-cell office:value-type="float" office:value="0.044766">
            <text:p>0.044766</text:p>
          </table:table-cell>
          <table:table-cell/>
          <table:table-cell office:value-type="float" office:value="162.370758">
            <text:p>162.370758</text:p>
          </table:table-cell>
          <table:table-cell office:value-type="float" office:value="3103">
            <text:p>3103</text:p>
          </table:table-cell>
          <table:table-cell office:value-type="float" office:value="31">
            <text:p>31</text:p>
          </table:table-cell>
          <table:table-cell office:value-type="float" office:value="599389">
            <text:p>599389</text:p>
          </table:table-cell>
          <table:table-cell office:value-type="float" office:value="284760">
            <text:p>284760</text:p>
          </table:table-cell>
          <table:table-cell office:value-type="float" office:value="660778">
            <text:p>660778</text:p>
          </table:table-cell>
          <table:table-cell office:value-type="float" office:value="-0.035696">
            <text:p>-0.035696</text:p>
          </table:table-cell>
          <table:table-cell office:value-type="float" office:value="0.849163">
            <text:p>0.849163</text:p>
          </table:table-cell>
          <table:table-cell office:value-type="float" office:value="2478.874512">
            <text:p>2478.874512</text:p>
          </table:table-cell>
        </table:table-row>
        <table:table-row table:style-name="ro1">
          <table:table-cell office:value-type="float" office:value="3806217">
            <text:p>3806217</text:p>
          </table:table-cell>
          <table:table-cell office:value-type="float" office:value="70">
            <text:p>70</text:p>
          </table:table-cell>
          <table:table-cell office:value-type="float" office:value="6492">
            <text:p>6492</text:p>
          </table:table-cell>
          <table:table-cell office:value-type="float" office:value="9174.371094">
            <text:p>9174.371094</text:p>
          </table:table-cell>
          <table:table-cell office:value-type="float" office:value="0.001541">
            <text:p>0.001541</text:p>
          </table:table-cell>
          <table:table-cell office:value-type="float" office:value="0.009039">
            <text:p>0.009039</text:p>
          </table:table-cell>
          <table:table-cell office:value-type="float" office:value="19.665421">
            <text:p>19.665421</text:p>
          </table:table-cell>
          <table:table-cell office:value-type="float" office:value="0.701499">
            <text:p>0.701499</text:p>
          </table:table-cell>
          <table:table-cell office:value-type="float" office:value="0.205901">
            <text:p>0.205901</text:p>
          </table:table-cell>
          <table:table-cell office:value-type="float" office:value="70.648399">
            <text:p>70.648399</text:p>
          </table:table-cell>
          <table:table-cell office:value-type="float" office:value="0.029393">
            <text:p>0.029393</text:p>
          </table:table-cell>
          <table:table-cell office:value-type="float" office:value="0.035173">
            <text:p>0.035173</text:p>
          </table:table-cell>
          <table:table-cell/>
          <table:table-cell office:value-type="float" office:value="96.41082">
            <text:p>96.41082</text:p>
          </table:table-cell>
          <table:table-cell office:value-type="float" office:value="3173">
            <text:p>3173</text:p>
          </table:table-cell>
          <table:table-cell office:value-type="float" office:value="29">
            <text:p>29</text:p>
          </table:table-cell>
          <table:table-cell office:value-type="float" office:value="603678">
            <text:p>603678</text:p>
          </table:table-cell>
          <table:table-cell office:value-type="float" office:value="289634">
            <text:p>289634</text:p>
          </table:table-cell>
          <table:table-cell office:value-type="float" office:value="666691.3125">
            <text:p>666691.3125</text:p>
          </table:table-cell>
          <table:table-cell office:value-type="float" office:value="-0.034155">
            <text:p>-0.034155</text:p>
          </table:table-cell>
          <table:table-cell office:value-type="float" office:value="0.858202">
            <text:p>0.858202</text:p>
          </table:table-cell>
          <table:table-cell office:value-type="float" office:value="2612.657227">
            <text:p>2612.657227</text:p>
          </table:table-cell>
        </table:table-row>
        <table:table-row table:style-name="ro1">
          <table:table-cell office:value-type="float" office:value="3807245">
            <text:p>3807245</text:p>
          </table:table-cell>
          <table:table-cell office:value-type="float" office:value="89">
            <text:p>89</text:p>
          </table:table-cell>
          <table:table-cell office:value-type="float" office:value="25918">
            <text:p>25918</text:p>
          </table:table-cell>
          <table:table-cell office:value-type="float" office:value="29020.941406">
            <text:p>29020.941406</text:p>
          </table:table-cell>
          <table:table-cell office:value-type="float" office:value="0.055743">
            <text:p>0.055743</text:p>
          </table:table-cell>
          <table:table-cell office:value-type="float" office:value="0.085738">
            <text:p>0.085738</text:p>
          </table:table-cell>
          <table:table-cell office:value-type="float" office:value="3510.254639">
            <text:p>3510.254639</text:p>
          </table:table-cell>
          <table:table-cell office:value-type="float" office:value="-0.180737">
            <text:p>-0.180737</text:p>
          </table:table-cell>
          <table:table-cell office:value-type="float" office:value="-0.047884">
            <text:p>-0.047884</text:p>
          </table:table-cell>
          <table:table-cell office:value-type="float" office:value="73.506241">
            <text:p>73.506241</text:p>
          </table:table-cell>
          <table:table-cell office:value-type="float" office:value="-0.002446">
            <text:p>-0.002446</text:p>
          </table:table-cell>
          <table:table-cell office:value-type="float" office:value="0.083403">
            <text:p>0.083403</text:p>
          </table:table-cell>
          <table:table-cell/>
          <table:table-cell office:value-type="float" office:value="158.318527">
            <text:p>158.318527</text:p>
          </table:table-cell>
          <table:table-cell office:value-type="float" office:value="3262">
            <text:p>3262</text:p>
          </table:table-cell>
          <table:table-cell office:value-type="float" office:value="26">
            <text:p>26</text:p>
          </table:table-cell>
          <table:table-cell office:value-type="float" office:value="620623">
            <text:p>620623</text:p>
          </table:table-cell>
          <table:table-cell office:value-type="float" office:value="309245">
            <text:p>309245</text:p>
          </table:table-cell>
          <table:table-cell office:value-type="float" office:value="690471.5625">
            <text:p>690471.5625</text:p>
          </table:table-cell>
          <table:table-cell office:value-type="float" office:value="0.021588">
            <text:p>0.021588</text:p>
          </table:table-cell>
          <table:table-cell office:value-type="float" office:value="0.94394">
            <text:p>0.94394</text:p>
          </table:table-cell>
          <table:table-cell office:value-type="float" office:value="4272.472168">
            <text:p>4272.472168</text:p>
          </table:table-cell>
        </table:table-row>
        <table:table-row table:style-name="ro1">
          <table:table-cell office:value-type="float" office:value="3808530">
            <text:p>3808530</text:p>
          </table:table-cell>
          <table:table-cell office:value-type="float" office:value="77">
            <text:p>77</text:p>
          </table:table-cell>
          <table:table-cell office:value-type="float" office:value="33532">
            <text:p>33532</text:p>
          </table:table-cell>
          <table:table-cell office:value-type="float" office:value="43447.617188">
            <text:p>43447.617188</text:p>
          </table:table-cell>
          <table:table-cell office:value-type="float" office:value="-0.177879">
            <text:p>-0.177879</text:p>
          </table:table-cell>
          <table:table-cell office:value-type="float" office:value="-0.140386">
            <text:p>-0.140386</text:p>
          </table:table-cell>
          <table:table-cell office:value-type="float" office:value="133.976273">
            <text:p>133.976273</text:p>
          </table:table-cell>
          <table:table-cell office:value-type="float" office:value="-0.020742">
            <text:p>-0.020742</text:p>
          </table:table-cell>
          <table:table-cell office:value-type="float" office:value="0.687136">
            <text:p>0.687136</text:p>
          </table:table-cell>
          <table:table-cell office:value-type="float" office:value="3412.74707">
            <text:p>3412.74707</text:p>
          </table:table-cell>
          <table:table-cell office:value-type="float" office:value="-0.046693">
            <text:p>-0.046693</text:p>
          </table:table-cell>
          <table:table-cell office:value-type="float" office:value="-0.10925">
            <text:p>-0.10925</text:p>
          </table:table-cell>
          <table:table-cell/>
          <table:table-cell office:value-type="float" office:value="45.191254">
            <text:p>45.191254</text:p>
          </table:table-cell>
          <table:table-cell office:value-type="float" office:value="3339">
            <text:p>3339</text:p>
          </table:table-cell>
          <table:table-cell office:value-type="float" office:value="28">
            <text:p>28</text:p>
          </table:table-cell>
          <table:table-cell office:value-type="float" office:value="640293">
            <text:p>640293</text:p>
          </table:table-cell>
          <table:table-cell office:value-type="float" office:value="336401">
            <text:p>336401</text:p>
          </table:table-cell>
          <table:table-cell office:value-type="float" office:value="720317.4375">
            <text:p>720317.4375</text:p>
          </table:table-cell>
          <table:table-cell office:value-type="float" office:value="-0.156291">
            <text:p>-0.156291</text:p>
          </table:table-cell>
          <table:table-cell office:value-type="float" office:value="0.803555">
            <text:p>0.803555</text:p>
          </table:table-cell>
          <table:table-cell office:value-type="float" office:value="614.140686">
            <text:p>614.140686</text:p>
          </table:table-cell>
        </table:table-row>
        <table:table-row table:style-name="ro1">
          <table:table-cell office:value-type="float" office:value="3808787">
            <text:p>3808787</text:p>
          </table:table-cell>
          <table:table-cell office:value-type="float" office:value="83">
            <text:p>83</text:p>
          </table:table-cell>
          <table:table-cell office:value-type="float" office:value="6704">
            <text:p>6704</text:p>
          </table:table-cell>
          <table:table-cell office:value-type="float" office:value="7977.060547">
            <text:p>7977.060547</text:p>
          </table:table-cell>
          <table:table-cell office:value-type="float" office:value="-0.032974">
            <text:p>-0.032974</text:p>
          </table:table-cell>
          <table:table-cell office:value-type="float" office:value="-0.025475">
            <text:p>-0.025475</text:p>
          </table:table-cell>
          <table:table-cell office:value-type="float" office:value="57.541866">
            <text:p>57.541866</text:p>
          </table:table-cell>
          <table:table-cell office:value-type="float" office:value="1.023483">
            <text:p>1.023483</text:p>
          </table:table-cell>
          <table:table-cell office:value-type="float" office:value="-0.035913">
            <text:p>-0.035913</text:p>
          </table:table-cell>
          <table:table-cell office:value-type="float" office:value="103.508904">
            <text:p>103.508904</text:p>
          </table:table-cell>
          <table:table-cell office:value-type="float" office:value="-0.233463">
            <text:p>-0.233463</text:p>
          </table:table-cell>
          <table:table-cell office:value-type="float" office:value="-0.099124">
            <text:p>-0.099124</text:p>
          </table:table-cell>
          <table:table-cell/>
          <table:table-cell office:value-type="float" office:value="104.705559">
            <text:p>104.705559</text:p>
          </table:table-cell>
          <table:table-cell office:value-type="float" office:value="3421">
            <text:p>3421</text:p>
          </table:table-cell>
          <table:table-cell office:value-type="float" office:value="15">
            <text:p>15</text:p>
          </table:table-cell>
          <table:table-cell office:value-type="float" office:value="644947">
            <text:p>644947</text:p>
          </table:table-cell>
          <table:table-cell office:value-type="float" office:value="341227">
            <text:p>341227</text:p>
          </table:table-cell>
          <table:table-cell office:value-type="float" office:value="726623.1875">
            <text:p>726623.1875</text:p>
          </table:table-cell>
          <table:table-cell office:value-type="float" office:value="-0.189264">
            <text:p>-0.189264</text:p>
          </table:table-cell>
          <table:table-cell office:value-type="float" office:value="0.77808">
            <text:p>0.77808</text:p>
          </table:table-cell>
          <table:table-cell office:value-type="float" office:value="511.107361">
            <text:p>511.107361</text:p>
          </table:table-cell>
        </table:table-row>
        <table:table-row table:style-name="ro1">
          <table:table-cell office:value-type="float" office:value="3809558">
            <text:p>3809558</text:p>
          </table:table-cell>
          <table:table-cell office:value-type="float" office:value="76">
            <text:p>76</text:p>
          </table:table-cell>
          <table:table-cell office:value-type="float" office:value="20419">
            <text:p>20419</text:p>
          </table:table-cell>
          <table:table-cell office:value-type="float" office:value="26767.492188">
            <text:p>26767.492188</text:p>
          </table:table-cell>
          <table:table-cell office:value-type="float" office:value="0.017463">
            <text:p>0.017463</text:p>
          </table:table-cell>
          <table:table-cell office:value-type="float" office:value="0.039959">
            <text:p>0.039959</text:p>
          </table:table-cell>
          <table:table-cell office:value-type="float" office:value="76.425323">
            <text:p>76.425323</text:p>
          </table:table-cell>
          <table:table-cell office:value-type="float" office:value="-0.29103">
            <text:p>-0.29103</text:p>
          </table:table-cell>
          <table:table-cell office:value-type="float" office:value="0.517148">
            <text:p>0.517148</text:p>
          </table:table-cell>
          <table:table-cell office:value-type="float" office:value="277.69577">
            <text:p>277.69577</text:p>
          </table:table-cell>
          <table:table-cell office:value-type="float" office:value="0.029376">
            <text:p>0.029376</text:p>
          </table:table-cell>
          <table:table-cell office:value-type="float" office:value="0.051827">
            <text:p>0.051827</text:p>
          </table:table-cell>
          <table:table-cell/>
          <table:table-cell office:value-type="float" office:value="99.123589">
            <text:p>99.123589</text:p>
          </table:table-cell>
          <table:table-cell office:value-type="float" office:value="3496">
            <text:p>3496</text:p>
          </table:table-cell>
          <table:table-cell office:value-type="float" office:value="1">
            <text:p>1</text:p>
          </table:table-cell>
          <table:table-cell office:value-type="float" office:value="659491">
            <text:p>659491</text:p>
          </table:table-cell>
          <table:table-cell office:value-type="float" office:value="355560">
            <text:p>355560</text:p>
          </table:table-cell>
          <table:table-cell office:value-type="float" office:value="746157.9375">
            <text:p>746157.9375</text:p>
          </table:table-cell>
          <table:table-cell office:value-type="float" office:value="-0.171802">
            <text:p>-0.171802</text:p>
          </table:table-cell>
          <table:table-cell office:value-type="float" office:value="0.818038">
            <text:p>0.818038</text:p>
          </table:table-cell>
          <table:table-cell office:value-type="float" office:value="576.152588">
            <text:p>576.152588</text:p>
          </table:table-cell>
        </table:table-row>
        <table:table-row table:style-name="ro1">
          <table:table-cell office:value-type="float" office:value="3809815">
            <text:p>3809815</text:p>
          </table:table-cell>
          <table:table-cell office:value-type="float" office:value="77">
            <text:p>77</text:p>
          </table:table-cell>
          <table:table-cell office:value-type="float" office:value="6812">
            <text:p>6812</text:p>
          </table:table-cell>
          <table:table-cell office:value-type="float" office:value="8746.298828">
            <text:p>8746.298828</text:p>
          </table:table-cell>
          <table:table-cell office:value-type="float" office:value="0.000685">
            <text:p>0.000685</text:p>
          </table:table-cell>
          <table:table-cell office:value-type="float" office:value="0.008183">
            <text:p>0.008183</text:p>
          </table:table-cell>
          <table:table-cell office:value-type="float" office:value="45.443581">
            <text:p>45.443581</text:p>
          </table:table-cell>
          <table:table-cell office:value-type="float" office:value="0.782247">
            <text:p>0.782247</text:p>
          </table:table-cell>
          <table:table-cell office:value-type="float" office:value="0.079009">
            <text:p>0.079009</text:p>
          </table:table-cell>
          <table:table-cell office:value-type="float" office:value="89.899788">
            <text:p>89.899788</text:p>
          </table:table-cell>
          <table:table-cell office:value-type="float" office:value="0.058366">
            <text:p>0.058366</text:p>
          </table:table-cell>
          <table:table-cell office:value-type="float" office:value="0.031842">
            <text:p>0.031842</text:p>
          </table:table-cell>
          <table:table-cell/>
          <table:table-cell office:value-type="float" office:value="995.393555">
            <text:p>995.393555</text:p>
          </table:table-cell>
          <table:table-cell office:value-type="float" office:value="3572">
            <text:p>3572</text:p>
          </table:table-cell>
          <table:table-cell office:value-type="float" office:value="-12">
            <text:p>-12</text:p>
          </table:table-cell>
          <table:table-cell office:value-type="float" office:value="664148">
            <text:p>664148</text:p>
          </table:table-cell>
          <table:table-cell office:value-type="float" office:value="360531">
            <text:p>360531</text:p>
          </table:table-cell>
          <table:table-cell office:value-type="float" office:value="752563.5625">
            <text:p>752563.5625</text:p>
          </table:table-cell>
          <table:table-cell office:value-type="float" office:value="-0.171117">
            <text:p>-0.171117</text:p>
          </table:table-cell>
          <table:table-cell office:value-type="float" office:value="0.826222">
            <text:p>0.826222</text:p>
          </table:table-cell>
          <table:table-cell office:value-type="float" office:value="582.840515">
            <text:p>582.840515</text:p>
          </table:table-cell>
        </table:table-row>
        <table:table-row table:style-name="ro1">
          <table:table-cell office:value-type="float" office:value="3810843">
            <text:p>3810843</text:p>
          </table:table-cell>
          <table:table-cell office:value-type="float" office:value="70">
            <text:p>70</text:p>
          </table:table-cell>
          <table:table-cell office:value-type="float" office:value="27834">
            <text:p>27834</text:p>
          </table:table-cell>
          <table:table-cell office:value-type="float" office:value="39662.285156">
            <text:p>39662.285156</text:p>
          </table:table-cell>
          <table:table-cell office:value-type="float" office:value="0.001507">
            <text:p>0.001507</text:p>
          </table:table-cell>
          <table:table-cell office:value-type="float" office:value="0.031501">
            <text:p>0.031501</text:p>
          </table:table-cell>
          <table:table-cell office:value-type="float" office:value="517.015869">
            <text:p>517.015869</text:p>
          </table:table-cell>
          <table:table-cell office:value-type="float" office:value="-0.225212">
            <text:p>-0.225212</text:p>
          </table:table-cell>
          <table:table-cell office:value-type="float" office:value="0.555455">
            <text:p>0.555455</text:p>
          </table:table-cell>
          <table:table-cell office:value-type="float" office:value="346.636871">
            <text:p>346.636871</text:p>
          </table:table-cell>
          <table:table-cell office:value-type="float" office:value="-0.007348">
            <text:p>-0.007348</text:p>
          </table:table-cell>
          <table:table-cell office:value-type="float" office:value="0.030643">
            <text:p>0.030643</text:p>
          </table:table-cell>
          <table:table-cell/>
          <table:table-cell office:value-type="float" office:value="2592.306396">
            <text:p>2592.306396</text:p>
          </table:table-cell>
          <table:table-cell office:value-type="float" office:value="3641">
            <text:p>3641</text:p>
          </table:table-cell>
          <table:table-cell office:value-type="float" office:value="-24">
            <text:p>-24</text:p>
          </table:table-cell>
          <table:table-cell office:value-type="float" office:value="683010">
            <text:p>683010</text:p>
          </table:table-cell>
          <table:table-cell office:value-type="float" office:value="380999">
            <text:p>380999</text:p>
          </table:table-cell>
          <table:table-cell office:value-type="float" office:value="778922.8125">
            <text:p>778922.8125</text:p>
          </table:table-cell>
          <table:table-cell office:value-type="float" office:value="-0.16961">
            <text:p>-0.16961</text:p>
          </table:table-cell>
          <table:table-cell office:value-type="float" office:value="0.857723">
            <text:p>0.857723</text:p>
          </table:table-cell>
          <table:table-cell office:value-type="float" office:value="605.702087">
            <text:p>605.702087</text:p>
          </table:table-cell>
        </table:table-row>
        <table:table-row table:style-name="ro1">
          <table:table-cell office:value-type="float" office:value="3811100">
            <text:p>3811100</text:p>
          </table:table-cell>
          <table:table-cell office:value-type="float" office:value="71">
            <text:p>71</text:p>
          </table:table-cell>
          <table:table-cell office:value-type="float" office:value="6939">
            <text:p>6939</text:p>
          </table:table-cell>
          <table:table-cell office:value-type="float" office:value="9673.612305">
            <text:p>9673.612305</text:p>
          </table:table-cell>
          <table:table-cell office:value-type="float" office:value="0.001472">
            <text:p>0.001472</text:p>
          </table:table-cell>
          <table:table-cell office:value-type="float" office:value="0.008971">
            <text:p>0.008971</text:p>
          </table:table-cell>
          <table:table-cell office:value-type="string">
            <text:p>Infinity</text:p>
          </table:table-cell>
          <table:table-cell office:value-type="float" office:value="0.810005">
            <text:p>0.810005</text:p>
          </table:table-cell>
          <table:table-cell office:value-type="float" office:value="-0.289698">
            <text:p>-0.289698</text:p>
          </table:table-cell>
          <table:table-cell office:value-type="float" office:value="135.76503">
            <text:p>135.76503</text:p>
          </table:table-cell>
          <table:table-cell office:value-type="float" office:value="0">
            <text:p>0</text:p>
          </table:table-cell>
          <table:table-cell office:value-type="float" office:value="0.034907">
            <text:p>0.034907</text:p>
          </table:table-cell>
          <table:table-cell/>
          <table:table-cell office:value-type="float" office:value="100">
            <text:p>100</text:p>
          </table:table-cell>
          <table:table-cell office:value-type="float" office:value="3711">
            <text:p>3711</text:p>
          </table:table-cell>
          <table:table-cell office:value-type="float" office:value="-36">
            <text:p>-36</text:p>
          </table:table-cell>
          <table:table-cell office:value-type="float" office:value="687549">
            <text:p>687549</text:p>
          </table:table-cell>
          <table:table-cell office:value-type="float" office:value="386248">
            <text:p>386248</text:p>
          </table:table-cell>
          <table:table-cell office:value-type="float" office:value="785397.8125">
            <text:p>785397.8125</text:p>
          </table:table-cell>
          <table:table-cell office:value-type="float" office:value="-0.168138">
            <text:p>-0.168138</text:p>
          </table:table-cell>
          <table:table-cell office:value-type="float" office:value="0.866694">
            <text:p>0.866694</text:p>
          </table:table-cell>
          <table:table-cell office:value-type="float" office:value="615.46582">
            <text:p>615.46582</text:p>
          </table:table-cell>
        </table:table-row>
        <table:table-row table:style-name="ro1">
          <table:table-cell office:value-type="float" office:value="3812899">
            <text:p>3812899</text:p>
          </table:table-cell>
          <table:table-cell office:value-type="float" office:value="73">
            <text:p>73</text:p>
          </table:table-cell>
          <table:table-cell office:value-type="float" office:value="47676">
            <text:p>47676</text:p>
          </table:table-cell>
          <table:table-cell office:value-type="float" office:value="65209.613281">
            <text:p>65209.613281</text:p>
          </table:table-cell>
          <table:table-cell office:value-type="float" office:value="-0.011025">
            <text:p>-0.011025</text:p>
          </table:table-cell>
          <table:table-cell office:value-type="float" office:value="0.041465">
            <text:p>0.041465</text:p>
          </table:table-cell>
          <table:table-cell office:value-type="float" office:value="649.082031">
            <text:p>649.082031</text:p>
          </table:table-cell>
          <table:table-cell office:value-type="float" office:value="-0.13101">
            <text:p>-0.13101</text:p>
          </table:table-cell>
          <table:table-cell office:value-type="float" office:value="-0.277727">
            <text:p>-0.277727</text:p>
          </table:table-cell>
          <table:table-cell office:value-type="float" office:value="111.989929">
            <text:p>111.989929</text:p>
          </table:table-cell>
          <table:table-cell office:value-type="float" office:value="-0.004198">
            <text:p>-0.004198</text:p>
          </table:table-cell>
          <table:table-cell office:value-type="float" office:value="0.023049">
            <text:p>0.023049</text:p>
          </table:table-cell>
          <table:table-cell/>
          <table:table-cell office:value-type="float" office:value="444.58075">
            <text:p>444.58075</text:p>
          </table:table-cell>
          <table:table-cell office:value-type="float" office:value="3783">
            <text:p>3783</text:p>
          </table:table-cell>
          <table:table-cell office:value-type="float" office:value="-48">
            <text:p>-48</text:p>
          </table:table-cell>
          <table:table-cell office:value-type="float" office:value="718412">
            <text:p>718412</text:p>
          </table:table-cell>
          <table:table-cell office:value-type="float" office:value="422586">
            <text:p>422586</text:p>
          </table:table-cell>
          <table:table-cell office:value-type="float" office:value="830249.4375">
            <text:p>830249.4375</text:p>
          </table:table-cell>
          <table:table-cell office:value-type="float" office:value="-0.179163">
            <text:p>-0.179163</text:p>
          </table:table-cell>
          <table:table-cell office:value-type="float" office:value="0.908159">
            <text:p>0.908159</text:p>
          </table:table-cell>
          <table:table-cell office:value-type="float" office:value="606.888733">
            <text:p>606.888733</text:p>
          </table:table-cell>
        </table:table-row>
        <table:table-row table:style-name="ro1">
          <table:table-cell office:value-type="float" office:value="3813156">
            <text:p>3813156</text:p>
          </table:table-cell>
          <table:table-cell office:value-type="float" office:value="76">
            <text:p>76</text:p>
          </table:table-cell>
          <table:table-cell office:value-type="float" office:value="6845">
            <text:p>6845</text:p>
          </table:table-cell>
          <table:table-cell office:value-type="float" office:value="8905.976563">
            <text:p>8905.976563</text:p>
          </table:table-cell>
          <table:table-cell office:value-type="float" office:value="-0.008423">
            <text:p>-0.008423</text:p>
          </table:table-cell>
          <table:table-cell office:value-type="float" office:value="-0.000924">
            <text:p>-0.000924</text:p>
          </table:table-cell>
          <table:table-cell office:value-type="float" office:value="87.754539">
            <text:p>87.754539</text:p>
          </table:table-cell>
          <table:table-cell office:value-type="float" office:value="0.992769">
            <text:p>0.992769</text:p>
          </table:table-cell>
          <table:table-cell office:value-type="float" office:value="0.509965">
            <text:p>0.509965</text:p>
          </table:table-cell>
          <table:table-cell office:value-type="float" office:value="48.632084">
            <text:p>48.632084</text:p>
          </table:table-cell>
          <table:table-cell office:value-type="float" office:value="-0.029376">
            <text:p>-0.029376</text:p>
          </table:table-cell>
          <table:table-cell office:value-type="float" office:value="-0.003597">
            <text:p>-0.003597</text:p>
          </table:table-cell>
          <table:table-cell/>
          <table:table-cell office:value-type="float" office:value="78.654442">
            <text:p>78.654442</text:p>
          </table:table-cell>
          <table:table-cell office:value-type="float" office:value="3858">
            <text:p>3858</text:p>
          </table:table-cell>
          <table:table-cell office:value-type="float" office:value="-62">
            <text:p>-62</text:p>
          </table:table-cell>
          <table:table-cell office:value-type="float" office:value="722623">
            <text:p>722623</text:p>
          </table:table-cell>
          <table:table-cell office:value-type="float" office:value="427982">
            <text:p>427982</text:p>
          </table:table-cell>
          <table:table-cell office:value-type="float" office:value="836567.25">
            <text:p>836567.25</text:p>
          </table:table-cell>
          <table:table-cell office:value-type="float" office:value="-0.187587">
            <text:p>-0.187587</text:p>
          </table:table-cell>
          <table:table-cell office:value-type="float" office:value="0.907235">
            <text:p>0.907235</text:p>
          </table:table-cell>
          <table:table-cell office:value-type="float" office:value="583.635254">
            <text:p>583.635254</text:p>
          </table:table-cell>
        </table:table-row>
        <table:table-row table:style-name="ro1">
          <table:table-cell office:value-type="float" office:value="3813927">
            <text:p>3813927</text:p>
          </table:table-cell>
          <table:table-cell office:value-type="float" office:value="64">
            <text:p>64</text:p>
          </table:table-cell>
          <table:table-cell office:value-type="float" office:value="20182">
            <text:p>20182</text:p>
          </table:table-cell>
          <table:table-cell office:value-type="float" office:value="31434.521484">
            <text:p>31434.521484</text:p>
          </table:table-cell>
          <table:table-cell office:value-type="float" office:value="-0.006471">
            <text:p>-0.006471</text:p>
          </table:table-cell>
          <table:table-cell office:value-type="float" office:value="0.016025">
            <text:p>0.016025</text:p>
          </table:table-cell>
          <table:table-cell office:value-type="float" office:value="311.991058">
            <text:p>311.991058</text:p>
          </table:table-cell>
          <table:table-cell office:value-type="float" office:value="-0.275889">
            <text:p>-0.275889</text:p>
          </table:table-cell>
          <table:table-cell office:value-type="float" office:value="-0.591368">
            <text:p>-0.591368</text:p>
          </table:table-cell>
          <table:table-cell office:value-type="float" office:value="114.349579">
            <text:p>114.349579</text:p>
          </table:table-cell>
          <table:table-cell office:value-type="float" office:value="-0.009804">
            <text:p>-0.009804</text:p>
          </table:table-cell>
          <table:table-cell office:value-type="float" office:value="0.020784">
            <text:p>0.020784</text:p>
          </table:table-cell>
          <table:table-cell/>
          <table:table-cell office:value-type="float" office:value="364.425476">
            <text:p>364.425476</text:p>
          </table:table-cell>
          <table:table-cell office:value-type="float" office:value="3921">
            <text:p>3921</text:p>
          </table:table-cell>
          <table:table-cell office:value-type="float" office:value="-74">
            <text:p>-74</text:p>
          </table:table-cell>
          <table:table-cell office:value-type="float" office:value="735054">
            <text:p>735054</text:p>
          </table:table-cell>
          <table:table-cell office:value-type="float" office:value="443882">
            <text:p>443882</text:p>
          </table:table-cell>
          <table:table-cell office:value-type="float" office:value="855366.8125">
            <text:p>855366.8125</text:p>
          </table:table-cell>
          <table:table-cell office:value-type="float" office:value="-0.194058">
            <text:p>-0.194058</text:p>
          </table:table-cell>
          <table:table-cell office:value-type="float" office:value="0.923259">
            <text:p>0.923259</text:p>
          </table:table-cell>
          <table:table-cell office:value-type="float" office:value="575.764587">
            <text:p>575.764587</text:p>
          </table:table-cell>
        </table:table-row>
        <table:table-row table:style-name="ro1">
          <table:table-cell office:value-type="float" office:value="3814184">
            <text:p>3814184</text:p>
          </table:table-cell>
          <table:table-cell office:value-type="float" office:value="70">
            <text:p>70</text:p>
          </table:table-cell>
          <table:table-cell office:value-type="float" office:value="6785">
            <text:p>6785</text:p>
          </table:table-cell>
          <table:table-cell office:value-type="float" office:value="9593.428711">
            <text:p>9593.428711</text:p>
          </table:table-cell>
          <table:table-cell office:value-type="float" office:value="-0.002534">
            <text:p>-0.002534</text:p>
          </table:table-cell>
          <table:table-cell office:value-type="float" office:value="0.004965">
            <text:p>0.004965</text:p>
          </table:table-cell>
          <table:table-cell office:value-type="float" office:value="121.90844">
            <text:p>121.90844</text:p>
          </table:table-cell>
          <table:table-cell office:value-type="float" office:value="0.736827">
            <text:p>0.736827</text:p>
          </table:table-cell>
          <table:table-cell office:value-type="float" office:value="0.878672">
            <text:p>0.878672</text:p>
          </table:table-cell>
          <table:table-cell office:value-type="float" office:value="19.250853">
            <text:p>19.250853</text:p>
          </table:table-cell>
          <table:table-cell office:value-type="float" office:value="-0.088178">
            <text:p>-0.088178</text:p>
          </table:table-cell>
          <table:table-cell office:value-type="float" office:value="0.019319">
            <text:p>0.019319</text:p>
          </table:table-cell>
          <table:table-cell/>
          <table:table-cell office:value-type="float" office:value="1090.331787">
            <text:p>1090.331787</text:p>
          </table:table-cell>
          <table:table-cell office:value-type="float" office:value="3990">
            <text:p>3990</text:p>
          </table:table-cell>
          <table:table-cell office:value-type="float" office:value="-87">
            <text:p>-87</text:p>
          </table:table-cell>
          <table:table-cell office:value-type="float" office:value="739147">
            <text:p>739147</text:p>
          </table:table-cell>
          <table:table-cell office:value-type="float" office:value="449294">
            <text:p>449294</text:p>
          </table:table-cell>
          <table:table-cell office:value-type="float" office:value="861625.875">
            <text:p>861625.875</text:p>
          </table:table-cell>
          <table:table-cell office:value-type="float" office:value="-0.196592">
            <text:p>-0.196592</text:p>
          </table:table-cell>
          <table:table-cell office:value-type="float" office:value="0.928224">
            <text:p>0.928224</text:p>
          </table:table-cell>
          <table:table-cell office:value-type="float" office:value="572.158081">
            <text:p>572.158081</text:p>
          </table:table-cell>
        </table:table-row>
        <table:table-row table:style-name="ro1">
          <table:table-cell office:value-type="float" office:value="3814955">
            <text:p>3814955</text:p>
          </table:table-cell>
          <table:table-cell office:value-type="float" office:value="76">
            <text:p>76</text:p>
          </table:table-cell>
          <table:table-cell office:value-type="float" office:value="20259">
            <text:p>20259</text:p>
          </table:table-cell>
          <table:table-cell office:value-type="float" office:value="26557.134766">
            <text:p>26557.134766</text:p>
          </table:table-cell>
          <table:table-cell office:value-type="float" office:value="-0.024448">
            <text:p>-0.024448</text:p>
          </table:table-cell>
          <table:table-cell office:value-type="float" office:value="-0.001952">
            <text:p>-0.001952</text:p>
          </table:table-cell>
          <table:table-cell office:value-type="float" office:value="74.148468">
            <text:p>74.148468</text:p>
          </table:table-cell>
          <table:table-cell office:value-type="float" office:value="-0.225422">
            <text:p>-0.225422</text:p>
          </table:table-cell>
          <table:table-cell office:value-type="float" office:value="-0.162806">
            <text:p>-0.162806</text:p>
          </table:table-cell>
          <table:table-cell office:value-type="float" office:value="27.777311">
            <text:p>27.777311</text:p>
          </table:table-cell>
          <table:table-cell office:value-type="float" office:value="-0.009792">
            <text:p>-0.009792</text:p>
          </table:table-cell>
          <table:table-cell office:value-type="float" office:value="-0.002531">
            <text:p>-0.002531</text:p>
          </table:table-cell>
          <table:table-cell/>
          <table:table-cell office:value-type="float" office:value="22.897745">
            <text:p>22.897745</text:p>
          </table:table-cell>
          <table:table-cell office:value-type="float" office:value="4065">
            <text:p>4065</text:p>
          </table:table-cell>
          <table:table-cell office:value-type="float" office:value="-102">
            <text:p>-102</text:p>
          </table:table-cell>
          <table:table-cell office:value-type="float" office:value="751288">
            <text:p>751288</text:p>
          </table:table-cell>
          <table:table-cell office:value-type="float" office:value="465513">
            <text:p>465513</text:p>
          </table:table-cell>
          <table:table-cell office:value-type="float" office:value="880420.125">
            <text:p>880420.125</text:p>
          </table:table-cell>
          <table:table-cell office:value-type="float" office:value="-0.221039">
            <text:p>-0.221039</text:p>
          </table:table-cell>
          <table:table-cell office:value-type="float" office:value="0.926272">
            <text:p>0.926272</text:p>
          </table:table-cell>
          <table:table-cell office:value-type="float" office:value="519.052917">
            <text:p>519.052917</text:p>
          </table:table-cell>
        </table:table-row>
        <table:table-row table:style-name="ro1">
          <table:table-cell office:value-type="float" office:value="3815212">
            <text:p>3815212</text:p>
          </table:table-cell>
          <table:table-cell office:value-type="float" office:value="77">
            <text:p>77</text:p>
          </table:table-cell>
          <table:table-cell office:value-type="float" office:value="6807">
            <text:p>6807</text:p>
          </table:table-cell>
          <table:table-cell office:value-type="float" office:value="8740.548828">
            <text:p>8740.548828</text:p>
          </table:table-cell>
          <table:table-cell office:value-type="float" office:value="-0.003869">
            <text:p>-0.003869</text:p>
          </table:table-cell>
          <table:table-cell office:value-type="float" office:value="0.003629">
            <text:p>0.003629</text:p>
          </table:table-cell>
          <table:table-cell office:value-type="string">
            <text:p>Infinity</text:p>
          </table:table-cell>
          <table:table-cell office:value-type="float" office:value="0.782247">
            <text:p>0.782247</text:p>
          </table:table-cell>
          <table:table-cell office:value-type="float" office:value="0.818817">
            <text:p>0.818817</text:p>
          </table:table-cell>
          <table:table-cell office:value-type="float" office:value="4.674932">
            <text:p>4.674932</text:p>
          </table:table-cell>
          <table:table-cell office:value-type="float" office:value="0">
            <text:p>0</text:p>
          </table:table-cell>
          <table:table-cell office:value-type="float" office:value="0.014123">
            <text:p>0.014123</text:p>
          </table:table-cell>
          <table:table-cell/>
          <table:table-cell office:value-type="float" office:value="100">
            <text:p>100</text:p>
          </table:table-cell>
          <table:table-cell office:value-type="float" office:value="4140">
            <text:p>4140</text:p>
          </table:table-cell>
          <table:table-cell office:value-type="float" office:value="-119">
            <text:p>-119</text:p>
          </table:table-cell>
          <table:table-cell office:value-type="float" office:value="755378">
            <text:p>755378</text:p>
          </table:table-cell>
          <table:table-cell office:value-type="float" office:value="470955">
            <text:p>470955</text:p>
          </table:table-cell>
          <table:table-cell office:value-type="float" office:value="886718.25">
            <text:p>886718.25</text:p>
          </table:table-cell>
          <table:table-cell office:value-type="float" office:value="-0.224909">
            <text:p>-0.224909</text:p>
          </table:table-cell>
          <table:table-cell office:value-type="float" office:value="0.929902">
            <text:p>0.929902</text:p>
          </table:table-cell>
          <table:table-cell office:value-type="float" office:value="513.457703">
            <text:p>513.457703</text:p>
          </table:table-cell>
        </table:table-row>
        <table:table-row table:style-name="ro1">
          <table:table-cell office:value-type="float" office:value="3816497">
            <text:p>3816497</text:p>
          </table:table-cell>
          <table:table-cell office:value-type="float" office:value="48">
            <text:p>48</text:p>
          </table:table-cell>
          <table:table-cell office:value-type="float" office:value="35183">
            <text:p>35183</text:p>
          </table:table-cell>
          <table:table-cell office:value-type="float" office:value="73197.0625">
            <text:p>73197.0625</text:p>
          </table:table-cell>
          <table:table-cell office:value-type="float" office:value="-0.246017">
            <text:p>-0.246017</text:p>
          </table:table-cell>
          <table:table-cell office:value-type="float" office:value="-0.208524">
            <text:p>-0.208524</text:p>
          </table:table-cell>
          <table:table-cell office:value-type="float" office:value="101.319107">
            <text:p>101.319107</text:p>
          </table:table-cell>
          <table:table-cell office:value-type="float" office:value="-0.204091">
            <text:p>-0.204091</text:p>
          </table:table-cell>
          <table:table-cell office:value-type="float" office:value="0.694319">
            <text:p>0.694319</text:p>
          </table:table-cell>
          <table:table-cell office:value-type="float" office:value="440.200653">
            <text:p>440.200653</text:p>
          </table:table-cell>
          <table:table-cell office:value-type="float" office:value="-0.080606">
            <text:p>-0.080606</text:p>
          </table:table-cell>
          <table:table-cell office:value-type="float" office:value="-0.162276">
            <text:p>-0.162276</text:p>
          </table:table-cell>
          <table:table-cell/>
          <table:table-cell office:value-type="float" office:value="42.65765">
            <text:p>42.65765</text:p>
          </table:table-cell>
          <table:table-cell office:value-type="float" office:value="4187">
            <text:p>4187</text:p>
          </table:table-cell>
          <table:table-cell office:value-type="float" office:value="-130">
            <text:p>-130</text:p>
          </table:table-cell>
          <table:table-cell office:value-type="float" office:value="776414">
            <text:p>776414</text:p>
          </table:table-cell>
          <table:table-cell office:value-type="float" office:value="499156">
            <text:p>499156</text:p>
          </table:table-cell>
          <table:table-cell office:value-type="float" office:value="919576.5625">
            <text:p>919576.5625</text:p>
          </table:table-cell>
          <table:table-cell office:value-type="float" office:value="-0.470926">
            <text:p>-0.470926</text:p>
          </table:table-cell>
          <table:table-cell office:value-type="float" office:value="0.721378">
            <text:p>0.721378</text:p>
          </table:table-cell>
          <table:table-cell office:value-type="float" office:value="253.18277">
            <text:p>253.18277</text:p>
          </table:table-cell>
        </table:table-row>
        <table:table-row table:style-name="ro1">
          <table:table-cell office:value-type="float" office:value="3817525">
            <text:p>3817525</text:p>
          </table:table-cell>
          <table:table-cell office:value-type="float" office:value="58">
            <text:p>58</text:p>
          </table:table-cell>
          <table:table-cell office:value-type="float" office:value="28713">
            <text:p>28713</text:p>
          </table:table-cell>
          <table:table-cell office:value-type="float" office:value="49404.871094">
            <text:p>49404.871094</text:p>
          </table:table-cell>
          <table:table-cell office:value-type="float" office:value="-0.118746">
            <text:p>-0.118746</text:p>
          </table:table-cell>
          <table:table-cell office:value-type="float" office:value="-0.088751">
            <text:p>-0.088751</text:p>
          </table:table-cell>
          <table:table-cell office:value-type="float" office:value="30.349775">
            <text:p>30.349775</text:p>
          </table:table-cell>
          <table:table-cell office:value-type="float" office:value="0.018547">
            <text:p>0.018547</text:p>
          </table:table-cell>
          <table:table-cell office:value-type="float" office:value="0.536301">
            <text:p>0.536301</text:p>
          </table:table-cell>
          <table:table-cell office:value-type="float" office:value="2791.604736">
            <text:p>2791.604736</text:p>
          </table:table-cell>
          <table:table-cell office:value-type="float" office:value="-0.066232">
            <text:p>-0.066232</text:p>
          </table:table-cell>
          <table:table-cell office:value-type="float" office:value="-0.086334">
            <text:p>-0.086334</text:p>
          </table:table-cell>
          <table:table-cell/>
          <table:table-cell office:value-type="float" office:value="17.402079">
            <text:p>17.402079</text:p>
          </table:table-cell>
          <table:table-cell office:value-type="float" office:value="4239">
            <text:p>4239</text:p>
          </table:table-cell>
          <table:table-cell office:value-type="float" office:value="-156">
            <text:p>-156</text:p>
          </table:table-cell>
          <table:table-cell office:value-type="float" office:value="797974">
            <text:p>797974</text:p>
          </table:table-cell>
          <table:table-cell office:value-type="float" office:value="518119">
            <text:p>518119</text:p>
          </table:table-cell>
          <table:table-cell office:value-type="float" office:value="947957.9375">
            <text:p>947957.9375</text:p>
          </table:table-cell>
          <table:table-cell office:value-type="float" office:value="-0.589672">
            <text:p>-0.589672</text:p>
          </table:table-cell>
          <table:table-cell office:value-type="float" office:value="0.632626">
            <text:p>0.632626</text:p>
          </table:table-cell>
          <table:table-cell office:value-type="float" office:value="207.28447">
            <text:p>207.28447</text:p>
          </table:table-cell>
        </table:table-row>
        <table:table-row table:style-name="ro1">
          <table:table-cell office:value-type="float" office:value="3818553">
            <text:p>3818553</text:p>
          </table:table-cell>
          <table:table-cell office:value-type="float" office:value="0">
            <text:p>0</text:p>
          </table:table-cell>
          <table:table-cell office:value-type="float" office:value="28652">
            <text:p>28652</text:p>
          </table:table-cell>
          <table:table-cell office:value-type="float" office:value="100">
            <text:p>100</text:p>
          </table:table-cell>
          <table:table-cell office:value-type="float" office:value="-0.01219">
            <text:p>-0.01219</text:p>
          </table:table-cell>
          <table:table-cell office:value-type="float" office:value="0.017805">
            <text:p>0.017805</text:p>
          </table:table-cell>
          <table:table-cell office:value-type="float" office:value="100">
            <text:p>100</text:p>
          </table:table-cell>
          <table:table-cell office:value-type="float" office:value="-0.054883">
            <text:p>-0.054883</text:p>
          </table:table-cell>
          <table:table-cell office:value-type="float" office:value="-0.057461">
            <text:p>-0.057461</text:p>
          </table:table-cell>
          <table:table-cell office:value-type="float" office:value="4.696038">
            <text:p>4.696038</text:p>
          </table:table-cell>
          <table:table-cell office:value-type="float" office:value="0">
            <text:p>0</text:p>
          </table:table-cell>
          <table:table-cell office:value-type="float" office:value="0.01732">
            <text:p>0.01732</text:p>
          </table:table-cell>
          <table:table-cell/>
          <table:table-cell office:value-type="float" office:value="100">
            <text:p>100</text:p>
          </table:table-cell>
          <table:table-cell office:value-type="float" office:value="4239">
            <text:p>4239</text:p>
          </table:table-cell>
          <table:table-cell office:value-type="float" office:value="-156">
            <text:p>-156</text:p>
          </table:table-cell>
          <table:table-cell office:value-type="float" office:value="821081">
            <text:p>821081</text:p>
          </table:table-cell>
          <table:table-cell office:value-type="float" office:value="535060">
            <text:p>535060</text:p>
          </table:table-cell>
          <table:table-cell office:value-type="float" office:value="976569">
            <text:p>976569</text:p>
          </table:table-cell>
          <table:table-cell office:value-type="float" office:value="-0.601861">
            <text:p>-0.601861</text:p>
          </table:table-cell>
          <table:table-cell office:value-type="float" office:value="0.650431">
            <text:p>0.650431</text:p>
          </table:table-cell>
          <table:table-cell office:value-type="float" office:value="208.069962">
            <text:p>208.069962</text:p>
          </table:table-cell>
        </table:table-row>
        <table:table-row table:style-name="ro1">
          <table:table-cell office:value-type="float" office:value="3819324">
            <text:p>3819324</text:p>
          </table:table-cell>
          <table:table-cell office:value-type="float" office:value="31">
            <text:p>31</text:p>
          </table:table-cell>
          <table:table-cell office:value-type="float" office:value="21425">
            <text:p>21425</text:p>
          </table:table-cell>
          <table:table-cell office:value-type="float" office:value="69013.007813">
            <text:p>69013.007813</text:p>
          </table:table-cell>
          <table:table-cell office:value-type="float" office:value="0.27252">
            <text:p>0.27252</text:p>
          </table:table-cell>
          <table:table-cell office:value-type="float" office:value="0.295016">
            <text:p>0.295016</text:p>
          </table:table-cell>
          <table:table-cell office:value-type="float" office:value="47.507771">
            <text:p>47.507771</text:p>
          </table:table-cell>
          <table:table-cell office:value-type="float" office:value="0.05215">
            <text:p>0.05215</text:p>
          </table:table-cell>
          <table:table-cell office:value-type="float" office:value="-0.107739">
            <text:p>-0.107739</text:p>
          </table:table-cell>
          <table:table-cell office:value-type="float" office:value="306.595215">
            <text:p>306.595215</text:p>
          </table:table-cell>
          <table:table-cell office:value-type="float" office:value="0.259403">
            <text:p>0.259403</text:p>
          </table:table-cell>
          <table:table-cell office:value-type="float" office:value="0.38264">
            <text:p>0.38264</text:p>
          </table:table-cell>
          <table:table-cell/>
          <table:table-cell office:value-type="float" office:value="34.865578">
            <text:p>34.865578</text:p>
          </table:table-cell>
          <table:table-cell office:value-type="float" office:value="4265">
            <text:p>4265</text:p>
          </table:table-cell>
          <table:table-cell office:value-type="float" office:value="-174">
            <text:p>-174</text:p>
          </table:table-cell>
          <table:table-cell office:value-type="float" office:value="838132">
            <text:p>838132</text:p>
          </table:table-cell>
          <table:table-cell office:value-type="float" office:value="548033">
            <text:p>548033</text:p>
          </table:table-cell>
          <table:table-cell office:value-type="float" office:value="997930.375">
            <text:p>997930.375</text:p>
          </table:table-cell>
          <table:table-cell office:value-type="float" office:value="-0.329342">
            <text:p>-0.329342</text:p>
          </table:table-cell>
          <table:table-cell office:value-type="float" office:value="0.945447">
            <text:p>0.945447</text:p>
          </table:table-cell>
          <table:table-cell office:value-type="float" office:value="387.071655">
            <text:p>387.071655</text:p>
          </table:table-cell>
        </table:table-row>
        <table:table-row table:style-name="ro1">
          <table:table-cell office:value-type="float" office:value="3819581">
            <text:p>3819581</text:p>
          </table:table-cell>
          <table:table-cell office:value-type="float" office:value="44">
            <text:p>44</text:p>
          </table:table-cell>
          <table:table-cell office:value-type="float" office:value="7133">
            <text:p>7133</text:p>
          </table:table-cell>
          <table:table-cell office:value-type="float" office:value="16112.396484">
            <text:p>16112.396484</text:p>
          </table:table-cell>
          <table:table-cell office:value-type="float" office:value="0.096524">
            <text:p>0.096524</text:p>
          </table:table-cell>
          <table:table-cell office:value-type="float" office:value="0.104022">
            <text:p>0.104022</text:p>
          </table:table-cell>
          <table:table-cell office:value-type="float" office:value="52.717083">
            <text:p>52.717083</text:p>
          </table:table-cell>
          <table:table-cell office:value-type="float" office:value="0.509723">
            <text:p>0.509723</text:p>
          </table:table-cell>
          <table:table-cell office:value-type="float" office:value="-0.124498">
            <text:p>-0.124498</text:p>
          </table:table-cell>
          <table:table-cell office:value-type="float" office:value="124.424759">
            <text:p>124.424759</text:p>
          </table:table-cell>
          <table:table-cell office:value-type="float" office:value="0.856031">
            <text:p>0.856031</text:p>
          </table:table-cell>
          <table:table-cell office:value-type="float" office:value="0.404757">
            <text:p>0.404757</text:p>
          </table:table-cell>
          <table:table-cell/>
          <table:table-cell office:value-type="float" office:value="120.154419">
            <text:p>120.154419</text:p>
          </table:table-cell>
          <table:table-cell office:value-type="float" office:value="4307">
            <text:p>4307</text:p>
          </table:table-cell>
          <table:table-cell office:value-type="float" office:value="-188">
            <text:p>-188</text:p>
          </table:table-cell>
          <table:table-cell office:value-type="float" office:value="842308">
            <text:p>842308</text:p>
          </table:table-cell>
          <table:table-cell office:value-type="float" office:value="553817">
            <text:p>553817</text:p>
          </table:table-cell>
          <table:table-cell office:value-type="float" office:value="1004573.1875">
            <text:p>1004573.1875</text:p>
          </table:table-cell>
          <table:table-cell office:value-type="float" office:value="-0.232818">
            <text:p>-0.232818</text:p>
          </table:table-cell>
          <table:table-cell office:value-type="float" office:value="1.049469">
            <text:p>1.049469</text:p>
          </table:table-cell>
          <table:table-cell office:value-type="float" office:value="550.768005">
            <text:p>550.768005</text:p>
          </table:table-cell>
        </table:table-row>
        <table:table-row table:style-name="ro1">
          <table:table-cell office:value-type="float" office:value="3820866">
            <text:p>3820866</text:p>
          </table:table-cell>
          <table:table-cell office:value-type="float" office:value="28">
            <text:p>28</text:p>
          </table:table-cell>
          <table:table-cell office:value-type="float" office:value="34442">
            <text:p>34442</text:p>
          </table:table-cell>
          <table:table-cell office:value-type="float" office:value="122906.164063">
            <text:p>122906.164063</text:p>
          </table:table-cell>
          <table:table-cell office:value-type="float" office:value="0.265363">
            <text:p>0.265363</text:p>
          </table:table-cell>
          <table:table-cell office:value-type="float" office:value="0.302857">
            <text:p>0.302857</text:p>
          </table:table-cell>
          <table:table-cell office:value-type="float" office:value="78.150932">
            <text:p>78.150932</text:p>
          </table:table-cell>
          <table:table-cell office:value-type="float" office:value="-0.116277">
            <text:p>-0.116277</text:p>
          </table:table-cell>
          <table:table-cell office:value-type="float" office:value="-0.742203">
            <text:p>-0.742203</text:p>
          </table:table-cell>
          <table:table-cell office:value-type="float" office:value="538.303833">
            <text:p>538.303833</text:p>
          </table:table-cell>
          <table:table-cell office:value-type="float" office:value="0.132296">
            <text:p>0.132296</text:p>
          </table:table-cell>
          <table:table-cell office:value-type="float" office:value="0.235686">
            <text:p>0.235686</text:p>
          </table:table-cell>
          <table:table-cell/>
          <table:table-cell office:value-type="float" office:value="50.065922">
            <text:p>50.065922</text:p>
          </table:table-cell>
          <table:table-cell office:value-type="float" office:value="4334">
            <text:p>4334</text:p>
          </table:table-cell>
          <table:table-cell office:value-type="float" office:value="-194">
            <text:p>-194</text:p>
          </table:table-cell>
          <table:table-cell office:value-type="float" office:value="859461">
            <text:p>859461</text:p>
          </table:table-cell>
          <table:table-cell office:value-type="float" office:value="583683">
            <text:p>583683</text:p>
          </table:table-cell>
          <table:table-cell office:value-type="float" office:value="1035448.9375">
            <text:p>1035448.9375</text:p>
          </table:table-cell>
          <table:table-cell office:value-type="float" office:value="0.032545">
            <text:p>0.032545</text:p>
          </table:table-cell>
          <table:table-cell office:value-type="float" office:value="1.352326">
            <text:p>1.352326</text:p>
          </table:table-cell>
          <table:table-cell office:value-type="float" office:value="4055.213135">
            <text:p>4055.213135</text:p>
          </table:table-cell>
        </table:table-row>
        <table:table-row table:style-name="ro1">
          <table:table-cell office:value-type="float" office:value="3821637">
            <text:p>3821637</text:p>
          </table:table-cell>
          <table:table-cell office:value-type="float" office:value="75">
            <text:p>75</text:p>
          </table:table-cell>
          <table:table-cell office:value-type="float" office:value="20756">
            <text:p>20756</text:p>
          </table:table-cell>
          <table:table-cell office:value-type="float" office:value="27574.828125">
            <text:p>27574.828125</text:p>
          </table:table-cell>
          <table:table-cell office:value-type="float" office:value="0.06605">
            <text:p>0.06605</text:p>
          </table:table-cell>
          <table:table-cell office:value-type="float" office:value="0.088546">
            <text:p>0.088546</text:p>
          </table:table-cell>
          <table:table-cell office:value-type="float" office:value="77.091492">
            <text:p>77.091492</text:p>
          </table:table-cell>
          <table:table-cell office:value-type="float" office:value="0.097907">
            <text:p>0.097907</text:p>
          </table:table-cell>
          <table:table-cell office:value-type="float" office:value="0.153229">
            <text:p>0.153229</text:p>
          </table:table-cell>
          <table:table-cell office:value-type="float" office:value="56.504395">
            <text:p>56.504395</text:p>
          </table:table-cell>
          <table:table-cell office:value-type="float" office:value="0.064851">
            <text:p>0.064851</text:p>
          </table:table-cell>
          <table:table-cell office:value-type="float" office:value="0.114845">
            <text:p>0.114845</text:p>
          </table:table-cell>
          <table:table-cell/>
          <table:table-cell office:value-type="float" office:value="58.358627">
            <text:p>58.358627</text:p>
          </table:table-cell>
          <table:table-cell office:value-type="float" office:value="4409">
            <text:p>4409</text:p>
          </table:table-cell>
          <table:table-cell office:value-type="float" office:value="-192">
            <text:p>-192</text:p>
          </table:table-cell>
          <table:table-cell office:value-type="float" office:value="863960">
            <text:p>863960</text:p>
          </table:table-cell>
          <table:table-cell office:value-type="float" office:value="603946">
            <text:p>603946</text:p>
          </table:table-cell>
          <table:table-cell office:value-type="float" office:value="1050624">
            <text:p>1050624</text:p>
          </table:table-cell>
          <table:table-cell office:value-type="float" office:value="0.098595">
            <text:p>0.098595</text:p>
          </table:table-cell>
          <table:table-cell office:value-type="float" office:value="1.440872">
            <text:p>1.440872</text:p>
          </table:table-cell>
          <table:table-cell office:value-type="float" office:value="1361.403442">
            <text:p>1361.403442</text:p>
          </table:table-cell>
        </table:table-row>
        <table:table-row table:style-name="ro1">
          <table:table-cell office:value-type="float" office:value="3821894">
            <text:p>3821894</text:p>
          </table:table-cell>
          <table:table-cell office:value-type="float" office:value="63">
            <text:p>63</text:p>
          </table:table-cell>
          <table:table-cell office:value-type="float" office:value="6909">
            <text:p>6909</text:p>
          </table:table-cell>
          <table:table-cell office:value-type="float" office:value="10866.261719">
            <text:p>10866.261719</text:p>
          </table:table-cell>
          <table:table-cell office:value-type="float" office:value="0.02996">
            <text:p>0.02996</text:p>
          </table:table-cell>
          <table:table-cell office:value-type="float" office:value="0.037459">
            <text:p>0.037459</text:p>
          </table:table-cell>
          <table:table-cell office:value-type="float" office:value="48.742435">
            <text:p>48.742435</text:p>
          </table:table-cell>
          <table:table-cell office:value-type="float" office:value="0.57533">
            <text:p>0.57533</text:p>
          </table:table-cell>
          <table:table-cell office:value-type="float" office:value="-0.150835">
            <text:p>-0.150835</text:p>
          </table:table-cell>
          <table:table-cell office:value-type="float" office:value="126.217064">
            <text:p>126.217064</text:p>
          </table:table-cell>
          <table:table-cell office:value-type="float" office:value="0.284358">
            <text:p>0.284358</text:p>
          </table:table-cell>
          <table:table-cell office:value-type="float" office:value="0.145755">
            <text:p>0.145755</text:p>
          </table:table-cell>
          <table:table-cell/>
          <table:table-cell office:value-type="float" office:value="118.893623">
            <text:p>118.893623</text:p>
          </table:table-cell>
          <table:table-cell office:value-type="float" office:value="4472">
            <text:p>4472</text:p>
          </table:table-cell>
          <table:table-cell office:value-type="float" office:value="-186">
            <text:p>-186</text:p>
          </table:table-cell>
          <table:table-cell office:value-type="float" office:value="864855">
            <text:p>864855</text:p>
          </table:table-cell>
          <table:table-cell office:value-type="float" office:value="610797">
            <text:p>610797</text:p>
          </table:table-cell>
          <table:table-cell office:value-type="float" office:value="1055253.125">
            <text:p>1055253.125</text:p>
          </table:table-cell>
          <table:table-cell office:value-type="float" office:value="0.128555">
            <text:p>0.128555</text:p>
          </table:table-cell>
          <table:table-cell office:value-type="float" office:value="1.478331">
            <text:p>1.478331</text:p>
          </table:table-cell>
          <table:table-cell office:value-type="float" office:value="1049.955811">
            <text:p>1049.955811</text:p>
          </table:table-cell>
        </table:table-row>
        <table:table-row table:style-name="ro1">
          <table:table-cell office:value-type="float" office:value="3822665">
            <text:p>3822665</text:p>
          </table:table-cell>
          <table:table-cell office:value-type="float" office:value="54">
            <text:p>54</text:p>
          </table:table-cell>
          <table:table-cell office:value-type="float" office:value="20812">
            <text:p>20812</text:p>
          </table:table-cell>
          <table:table-cell office:value-type="float" office:value="38440.050781">
            <text:p>38440.050781</text:p>
          </table:table-cell>
          <table:table-cell office:value-type="float" office:value="0.11022">
            <text:p>0.11022</text:p>
          </table:table-cell>
          <table:table-cell office:value-type="float" office:value="0.132716">
            <text:p>0.132716</text:p>
          </table:table-cell>
          <table:table-cell office:value-type="float" office:value="28.280046">
            <text:p>28.280046</text:p>
          </table:table-cell>
          <table:table-cell office:value-type="float" office:value="-0.227104">
            <text:p>-0.227104</text:p>
          </table:table-cell>
          <table:table-cell office:value-type="float" office:value="0.143652">
            <text:p>0.143652</text:p>
          </table:table-cell>
          <table:table-cell office:value-type="float" office:value="163.25383">
            <text:p>163.25383</text:p>
          </table:table-cell>
          <table:table-cell office:value-type="float" office:value="0.134187">
            <text:p>0.134187</text:p>
          </table:table-cell>
          <table:table-cell office:value-type="float" office:value="0.172135">
            <text:p>0.172135</text:p>
          </table:table-cell>
          <table:table-cell/>
          <table:table-cell office:value-type="float" office:value="26.545071">
            <text:p>26.545071</text:p>
          </table:table-cell>
          <table:table-cell office:value-type="float" office:value="4526">
            <text:p>4526</text:p>
          </table:table-cell>
          <table:table-cell office:value-type="float" office:value="-179">
            <text:p>-179</text:p>
          </table:table-cell>
          <table:table-cell office:value-type="float" office:value="866777">
            <text:p>866777</text:p>
          </table:table-cell>
          <table:table-cell office:value-type="float" office:value="631520">
            <text:p>631520</text:p>
          </table:table-cell>
          <table:table-cell office:value-type="float" office:value="1068887.5">
            <text:p>1068887.5</text:p>
          </table:table-cell>
          <table:table-cell office:value-type="float" office:value="0.238775">
            <text:p>0.238775</text:p>
          </table:table-cell>
          <table:table-cell office:value-type="float" office:value="1.611047">
            <text:p>1.611047</text:p>
          </table:table-cell>
          <table:table-cell office:value-type="float" office:value="574.712219">
            <text:p>574.712219</text:p>
          </table:table-cell>
        </table:table-row>
        <table:table-row table:style-name="ro1">
          <table:table-cell office:value-type="float" office:value="3822922">
            <text:p>3822922</text:p>
          </table:table-cell>
          <table:table-cell office:value-type="float" office:value="57">
            <text:p>57</text:p>
          </table:table-cell>
          <table:table-cell office:value-type="float" office:value="6938">
            <text:p>6938</text:p>
          </table:table-cell>
          <table:table-cell office:value-type="float" office:value="12072.207031">
            <text:p>12072.207031</text:p>
          </table:table-cell>
          <table:table-cell office:value-type="float" office:value="0.037528">
            <text:p>0.037528</text:p>
          </table:table-cell>
          <table:table-cell office:value-type="float" office:value="0.045026">
            <text:p>0.045026</text:p>
          </table:table-cell>
          <table:table-cell office:value-type="float" office:value="56.457371">
            <text:p>56.457371</text:p>
          </table:table-cell>
          <table:table-cell office:value-type="float" office:value="0.590471">
            <text:p>0.590471</text:p>
          </table:table-cell>
          <table:table-cell office:value-type="float" office:value="0.014365">
            <text:p>0.014365</text:p>
          </table:table-cell>
          <table:table-cell office:value-type="float" office:value="97.567162">
            <text:p>97.567162</text:p>
          </table:table-cell>
          <table:table-cell office:value-type="float" office:value="0.402362">
            <text:p>0.402362</text:p>
          </table:table-cell>
          <table:table-cell office:value-type="float" office:value="0.175199">
            <text:p>0.175199</text:p>
          </table:table-cell>
          <table:table-cell/>
          <table:table-cell office:value-type="float" office:value="155.568344">
            <text:p>155.568344</text:p>
          </table:table-cell>
          <table:table-cell office:value-type="float" office:value="4581">
            <text:p>4581</text:p>
          </table:table-cell>
          <table:table-cell office:value-type="float" office:value="-166">
            <text:p>-166</text:p>
          </table:table-cell>
          <table:table-cell office:value-type="float" office:value="866498">
            <text:p>866498</text:p>
          </table:table-cell>
          <table:table-cell office:value-type="float" office:value="638453">
            <text:p>638453</text:p>
          </table:table-cell>
          <table:table-cell office:value-type="float" office:value="1072723.25">
            <text:p>1072723.25</text:p>
          </table:table-cell>
          <table:table-cell office:value-type="float" office:value="0.276303">
            <text:p>0.276303</text:p>
          </table:table-cell>
          <table:table-cell office:value-type="float" office:value="1.656073">
            <text:p>1.656073</text:p>
          </table:table-cell>
          <table:table-cell office:value-type="float" office:value="499.368561">
            <text:p>499.368561</text:p>
          </table:table-cell>
        </table:table-row>
        <table:table-row table:style-name="ro1">
          <table:table-cell office:value-type="float" office:value="3823950">
            <text:p>3823950</text:p>
          </table:table-cell>
          <table:table-cell office:value-type="float" office:value="49">
            <text:p>49</text:p>
          </table:table-cell>
          <table:table-cell office:value-type="float" office:value="27826">
            <text:p>27826</text:p>
          </table:table-cell>
          <table:table-cell office:value-type="float" office:value="56687.769531">
            <text:p>56687.769531</text:p>
          </table:table-cell>
          <table:table-cell office:value-type="float" office:value="0.125731">
            <text:p>0.125731</text:p>
          </table:table-cell>
          <table:table-cell office:value-type="float" office:value="0.155725">
            <text:p>0.155725</text:p>
          </table:table-cell>
          <table:table-cell office:value-type="float" office:value="94.656853">
            <text:p>94.656853</text:p>
          </table:table-cell>
          <table:table-cell office:value-type="float" office:value="-0.169382">
            <text:p>-0.169382</text:p>
          </table:table-cell>
          <table:table-cell office:value-type="float" office:value="0.069432">
            <text:p>0.069432</text:p>
          </table:table-cell>
          <table:table-cell office:value-type="float" office:value="140.991318">
            <text:p>140.991318</text:p>
          </table:table-cell>
          <table:table-cell office:value-type="float" office:value="0.077821">
            <text:p>0.077821</text:p>
          </table:table-cell>
          <table:table-cell office:value-type="float" office:value="0.151484">
            <text:p>0.151484</text:p>
          </table:table-cell>
          <table:table-cell/>
          <table:table-cell office:value-type="float" office:value="60.228233">
            <text:p>60.228233</text:p>
          </table:table-cell>
          <table:table-cell office:value-type="float" office:value="4628">
            <text:p>4628</text:p>
          </table:table-cell>
          <table:table-cell office:value-type="float" office:value="-153">
            <text:p>-153</text:p>
          </table:table-cell>
          <table:table-cell office:value-type="float" office:value="864128">
            <text:p>864128</text:p>
          </table:table-cell>
          <table:table-cell office:value-type="float" office:value="666178">
            <text:p>666178</text:p>
          </table:table-cell>
          <table:table-cell office:value-type="float" office:value="1087537.25">
            <text:p>1087537.25</text:p>
          </table:table-cell>
          <table:table-cell office:value-type="float" office:value="0.402034">
            <text:p>0.402034</text:p>
          </table:table-cell>
          <table:table-cell office:value-type="float" office:value="1.811798">
            <text:p>1.811798</text:p>
          </table:table-cell>
          <table:table-cell office:value-type="float" office:value="350.658264">
            <text:p>350.658264</text:p>
          </table:table-cell>
        </table:table-row>
        <table:table-row table:style-name="ro1">
          <table:table-cell office:value-type="float" office:value="3824207">
            <text:p>3824207</text:p>
          </table:table-cell>
          <table:table-cell office:value-type="float" office:value="54">
            <text:p>54</text:p>
          </table:table-cell>
          <table:table-cell office:value-type="float" office:value="6964">
            <text:p>6964</text:p>
          </table:table-cell>
          <table:table-cell office:value-type="float" office:value="12795.587891">
            <text:p>12795.587891</text:p>
          </table:table-cell>
          <table:table-cell office:value-type="float" office:value="0.025543">
            <text:p>0.025543</text:p>
          </table:table-cell>
          <table:table-cell office:value-type="float" office:value="0.033042">
            <text:p>0.033042</text:p>
          </table:table-cell>
          <table:table-cell office:value-type="float" office:value="54.846806">
            <text:p>54.846806</text:p>
          </table:table-cell>
          <table:table-cell office:value-type="float" office:value="0.632106">
            <text:p>0.632106</text:p>
          </table:table-cell>
          <table:table-cell office:value-type="float" office:value="0.107739">
            <text:p>0.107739</text:p>
          </table:table-cell>
          <table:table-cell office:value-type="float" office:value="82.955544">
            <text:p>82.955544</text:p>
          </table:table-cell>
          <table:table-cell office:value-type="float" office:value="0.284738">
            <text:p>0.284738</text:p>
          </table:table-cell>
          <table:table-cell office:value-type="float" office:value="0.128568">
            <text:p>0.128568</text:p>
          </table:table-cell>
          <table:table-cell/>
          <table:table-cell office:value-type="float" office:value="157.127167">
            <text:p>157.127167</text:p>
          </table:table-cell>
          <table:table-cell office:value-type="float" office:value="4678">
            <text:p>4678</text:p>
          </table:table-cell>
          <table:table-cell office:value-type="float" office:value="-132">
            <text:p>-132</text:p>
          </table:table-cell>
          <table:table-cell office:value-type="float" office:value="862466">
            <text:p>862466</text:p>
          </table:table-cell>
          <table:table-cell office:value-type="float" office:value="672940">
            <text:p>672940</text:p>
          </table:table-cell>
          <table:table-cell office:value-type="float" office:value="1090333">
            <text:p>1090333</text:p>
          </table:table-cell>
          <table:table-cell office:value-type="float" office:value="0.427577">
            <text:p>0.427577</text:p>
          </table:table-cell>
          <table:table-cell office:value-type="float" office:value="1.84484">
            <text:p>1.84484</text:p>
          </table:table-cell>
          <table:table-cell office:value-type="float" office:value="331.463776">
            <text:p>331.463776</text:p>
          </table:table-cell>
        </table:table-row>
        <table:table-row table:style-name="ro1">
          <table:table-cell office:value-type="float" office:value="3824978">
            <text:p>3824978</text:p>
          </table:table-cell>
          <table:table-cell office:value-type="float" office:value="58">
            <text:p>58</text:p>
          </table:table-cell>
          <table:table-cell office:value-type="float" office:value="20354">
            <text:p>20354</text:p>
          </table:table-cell>
          <table:table-cell office:value-type="float" office:value="34993.625">
            <text:p>34993.625</text:p>
          </table:table-cell>
          <table:table-cell office:value-type="float" office:value="0.107138">
            <text:p>0.107138</text:p>
          </table:table-cell>
          <table:table-cell office:value-type="float" office:value="0.129634">
            <text:p>0.129634</text:p>
          </table:table-cell>
          <table:table-cell office:value-type="float" office:value="36.457119">
            <text:p>36.457119</text:p>
          </table:table-cell>
          <table:table-cell office:value-type="float" office:value="-0.174954">
            <text:p>-0.174954</text:p>
          </table:table-cell>
          <table:table-cell office:value-type="float" office:value="-0.902614">
            <text:p>-0.902614</text:p>
          </table:table-cell>
          <table:table-cell office:value-type="float" office:value="415.914215">
            <text:p>415.914215</text:p>
          </table:table-cell>
          <table:table-cell office:value-type="float" office:value="0.123217">
            <text:p>0.123217</text:p>
          </table:table-cell>
          <table:table-cell office:value-type="float" office:value="0.168138">
            <text:p>0.168138</text:p>
          </table:table-cell>
          <table:table-cell/>
          <table:table-cell office:value-type="float" office:value="32.326683">
            <text:p>32.326683</text:p>
          </table:table-cell>
          <table:table-cell office:value-type="float" office:value="4731">
            <text:p>4731</text:p>
          </table:table-cell>
          <table:table-cell office:value-type="float" office:value="-108">
            <text:p>-108</text:p>
          </table:table-cell>
          <table:table-cell office:value-type="float" office:value="856958">
            <text:p>856958</text:p>
          </table:table-cell>
          <table:table-cell office:value-type="float" office:value="692535">
            <text:p>692535</text:p>
          </table:table-cell>
          <table:table-cell office:value-type="float" office:value="1098200.875">
            <text:p>1098200.875</text:p>
          </table:table-cell>
          <table:table-cell office:value-type="float" office:value="0.534715">
            <text:p>0.534715</text:p>
          </table:table-cell>
          <table:table-cell office:value-type="float" office:value="1.974475">
            <text:p>1.974475</text:p>
          </table:table-cell>
          <table:table-cell office:value-type="float" office:value="269.25708">
            <text:p>269.25708</text:p>
          </table:table-cell>
        </table:table-row>
        <table:table-row table:style-name="ro1">
          <table:table-cell office:value-type="float" office:value="3826006">
            <text:p>3826006</text:p>
          </table:table-cell>
          <table:table-cell office:value-type="float" office:value="55">
            <text:p>55</text:p>
          </table:table-cell>
          <table:table-cell office:value-type="float" office:value="26985">
            <text:p>26985</text:p>
          </table:table-cell>
          <table:table-cell office:value-type="float" office:value="48963.148438">
            <text:p>48963.148438</text:p>
          </table:table-cell>
          <table:table-cell office:value-type="float" office:value="0.171887">
            <text:p>0.171887</text:p>
          </table:table-cell>
          <table:table-cell office:value-type="float" office:value="0.201882">
            <text:p>0.201882</text:p>
          </table:table-cell>
          <table:table-cell office:value-type="float" office:value="112.506927">
            <text:p>112.506927</text:p>
          </table:table-cell>
          <table:table-cell office:value-type="float" office:value="-0.021133">
            <text:p>-0.021133</text:p>
          </table:table-cell>
          <table:table-cell office:value-type="float" office:value="-0.146046">
            <text:p>-0.146046</text:p>
          </table:table-cell>
          <table:table-cell office:value-type="float" office:value="591.07196">
            <text:p>591.07196</text:p>
          </table:table-cell>
          <table:table-cell office:value-type="float" office:value="0.092412">
            <text:p>0.092412</text:p>
          </table:table-cell>
          <table:table-cell office:value-type="float" office:value="0.196383">
            <text:p>0.196383</text:p>
          </table:table-cell>
          <table:table-cell/>
          <table:table-cell office:value-type="float" office:value="62.181316">
            <text:p>62.181316</text:p>
          </table:table-cell>
          <table:table-cell office:value-type="float" office:value="4778">
            <text:p>4778</text:p>
          </table:table-cell>
          <table:table-cell office:value-type="float" office:value="-80">
            <text:p>-80</text:p>
          </table:table-cell>
          <table:table-cell office:value-type="float" office:value="846358">
            <text:p>846358</text:p>
          </table:table-cell>
          <table:table-cell office:value-type="float" office:value="717351">
            <text:p>717351</text:p>
          </table:table-cell>
          <table:table-cell office:value-type="float" office:value="1105877.125">
            <text:p>1105877.125</text:p>
          </table:table-cell>
          <table:table-cell office:value-type="float" office:value="0.706602">
            <text:p>0.706602</text:p>
          </table:table-cell>
          <table:table-cell office:value-type="float" office:value="2.176356">
            <text:p>2.176356</text:p>
          </table:table-cell>
          <table:table-cell office:value-type="float" office:value="208.002945">
            <text:p>208.002945</text:p>
          </table:table-cell>
        </table:table-row>
        <table:table-row table:style-name="ro1">
          <table:table-cell office:value-type="float" office:value="3827291">
            <text:p>3827291</text:p>
          </table:table-cell>
          <table:table-cell office:value-type="float" office:value="54">
            <text:p>54</text:p>
          </table:table-cell>
          <table:table-cell office:value-type="float" office:value="32940">
            <text:p>32940</text:p>
          </table:table-cell>
          <table:table-cell office:value-type="float" office:value="60900.4375">
            <text:p>60900.4375</text:p>
          </table:table-cell>
          <table:table-cell office:value-type="float" office:value="0.174455">
            <text:p>0.174455</text:p>
          </table:table-cell>
          <table:table-cell office:value-type="float" office:value="0.211948">
            <text:p>0.211948</text:p>
          </table:table-cell>
          <table:table-cell office:value-type="float" office:value="139.983765">
            <text:p>139.983765</text:p>
          </table:table-cell>
          <table:table-cell office:value-type="float" office:value="-0.008933">
            <text:p>-0.008933</text:p>
          </table:table-cell>
          <table:table-cell office:value-type="float" office:value="-0.47884">
            <text:p>-0.47884</text:p>
          </table:table-cell>
          <table:table-cell office:value-type="float" office:value="5260.496094">
            <text:p>5260.496094</text:p>
          </table:table-cell>
          <table:table-cell office:value-type="float" office:value="0.06873">
            <text:p>0.06873</text:p>
          </table:table-cell>
          <table:table-cell office:value-type="float" office:value="0.16494">
            <text:p>0.16494</text:p>
          </table:table-cell>
          <table:table-cell/>
          <table:table-cell office:value-type="float" office:value="70.866707">
            <text:p>70.866707</text:p>
          </table:table-cell>
          <table:table-cell office:value-type="float" office:value="4819">
            <text:p>4819</text:p>
          </table:table-cell>
          <table:table-cell office:value-type="float" office:value="-45">
            <text:p>-45</text:p>
          </table:table-cell>
          <table:table-cell office:value-type="float" office:value="827608">
            <text:p>827608</text:p>
          </table:table-cell>
          <table:table-cell office:value-type="float" office:value="744434">
            <text:p>744434</text:p>
          </table:table-cell>
          <table:table-cell office:value-type="float" office:value="1109608.375">
            <text:p>1109608.375</text:p>
          </table:table-cell>
          <table:table-cell office:value-type="float" office:value="0.881057">
            <text:p>0.881057</text:p>
          </table:table-cell>
          <table:table-cell office:value-type="float" office:value="2.388304">
            <text:p>2.388304</text:p>
          </table:table-cell>
          <table:table-cell office:value-type="float" office:value="171.072495">
            <text:p>171.072495</text:p>
          </table:table-cell>
        </table:table-row>
        <table:table-row table:style-name="ro1">
          <table:table-cell office:value-type="float" office:value="3828319">
            <text:p>3828319</text:p>
          </table:table-cell>
          <table:table-cell office:value-type="float" office:value="57">
            <text:p>57</text:p>
          </table:table-cell>
          <table:table-cell office:value-type="float" office:value="26780">
            <text:p>26780</text:p>
          </table:table-cell>
          <table:table-cell office:value-type="float" office:value="46882.082031">
            <text:p>46882.082031</text:p>
          </table:table-cell>
          <table:table-cell office:value-type="float" office:value="0.128333">
            <text:p>0.128333</text:p>
          </table:table-cell>
          <table:table-cell office:value-type="float" office:value="0.158328">
            <text:p>0.158328</text:p>
          </table:table-cell>
          <table:table-cell office:value-type="float" office:value="79.358742">
            <text:p>79.358742</text:p>
          </table:table-cell>
          <table:table-cell office:value-type="float" office:value="0.013058">
            <text:p>0.013058</text:p>
          </table:table-cell>
          <table:table-cell office:value-type="float" office:value="0.40462">
            <text:p>0.40462</text:p>
          </table:table-cell>
          <table:table-cell office:value-type="float" office:value="2998.521729">
            <text:p>2998.521729</text:p>
          </table:table-cell>
          <table:table-cell office:value-type="float" office:value="0.08587">
            <text:p>0.08587</text:p>
          </table:table-cell>
          <table:table-cell office:value-type="float" office:value="0.154015">
            <text:p>0.154015</text:p>
          </table:table-cell>
          <table:table-cell/>
          <table:table-cell office:value-type="float" office:value="54.587162">
            <text:p>54.587162</text:p>
          </table:table-cell>
          <table:table-cell office:value-type="float" office:value="4855">
            <text:p>4855</text:p>
          </table:table-cell>
          <table:table-cell office:value-type="float" office:value="-1">
            <text:p>-1</text:p>
          </table:table-cell>
          <table:table-cell office:value-type="float" office:value="808074">
            <text:p>808074</text:p>
          </table:table-cell>
          <table:table-cell office:value-type="float" office:value="762752">
            <text:p>762752</text:p>
          </table:table-cell>
          <table:table-cell office:value-type="float" office:value="1107679.125">
            <text:p>1107679.125</text:p>
          </table:table-cell>
          <table:table-cell office:value-type="float" office:value="1.00939">
            <text:p>1.00939</text:p>
          </table:table-cell>
          <table:table-cell office:value-type="float" office:value="2.546632">
            <text:p>2.546632</text:p>
          </table:table-cell>
          <table:table-cell office:value-type="float" office:value="152.294037">
            <text:p>152.294037</text:p>
          </table:table-cell>
        </table:table-row>
        <table:table-row table:style-name="ro1">
          <table:table-cell office:value-type="float" office:value="3828576">
            <text:p>3828576</text:p>
          </table:table-cell>
          <table:table-cell office:value-type="float" office:value="55">
            <text:p>55</text:p>
          </table:table-cell>
          <table:table-cell office:value-type="float" office:value="6707">
            <text:p>6707</text:p>
          </table:table-cell>
          <table:table-cell office:value-type="float" office:value="12095.056641">
            <text:p>12095.056641</text:p>
          </table:table-cell>
          <table:table-cell office:value-type="float" office:value="0.03222">
            <text:p>0.03222</text:p>
          </table:table-cell>
          <table:table-cell office:value-type="float" office:value="0.039719">
            <text:p>0.039719</text:p>
          </table:table-cell>
          <table:table-cell office:value-type="float" office:value="50.351376">
            <text:p>50.351376</text:p>
          </table:table-cell>
          <table:table-cell office:value-type="float" office:value="0.616966">
            <text:p>0.616966</text:p>
          </table:table-cell>
          <table:table-cell office:value-type="float" office:value="0.186748">
            <text:p>0.186748</text:p>
          </table:table-cell>
          <table:table-cell office:value-type="float" office:value="69.731293">
            <text:p>69.731293</text:p>
          </table:table-cell>
          <table:table-cell office:value-type="float" office:value="0.311284">
            <text:p>0.311284</text:p>
          </table:table-cell>
          <table:table-cell office:value-type="float" office:value="0.154548">
            <text:p>0.154548</text:p>
          </table:table-cell>
          <table:table-cell/>
          <table:table-cell office:value-type="float" office:value="125.017975">
            <text:p>125.017975</text:p>
          </table:table-cell>
          <table:table-cell office:value-type="float" office:value="4884">
            <text:p>4884</text:p>
          </table:table-cell>
          <table:table-cell office:value-type="float" office:value="46">
            <text:p>46</text:p>
          </table:table-cell>
          <table:table-cell office:value-type="float" office:value="802519">
            <text:p>802519</text:p>
          </table:table-cell>
          <table:table-cell office:value-type="float" office:value="766511">
            <text:p>766511</text:p>
          </table:table-cell>
          <table:table-cell office:value-type="float" office:value="1106205.25">
            <text:p>1106205.25</text:p>
          </table:table-cell>
          <table:table-cell office:value-type="float" office:value="1.041611">
            <text:p>1.041611</text:p>
          </table:table-cell>
          <table:table-cell office:value-type="float" office:value="2.586351">
            <text:p>2.586351</text:p>
          </table:table-cell>
          <table:table-cell office:value-type="float" office:value="148.303024">
            <text:p>148.303024</text:p>
          </table:table-cell>
        </table:table-row>
        <table:table-row table:style-name="ro1">
          <table:table-cell office:value-type="float" office:value="3829861">
            <text:p>3829861</text:p>
          </table:table-cell>
          <table:table-cell office:value-type="float" office:value="58">
            <text:p>58</text:p>
          </table:table-cell>
          <table:table-cell office:value-type="float" office:value="31923">
            <text:p>31923</text:p>
          </table:table-cell>
          <table:table-cell office:value-type="float" office:value="54940.40625">
            <text:p>54940.40625</text:p>
          </table:table-cell>
          <table:table-cell office:value-type="float" office:value="0.172229">
            <text:p>0.172229</text:p>
          </table:table-cell>
          <table:table-cell office:value-type="float" office:value="0.209723">
            <text:p>0.209723</text:p>
          </table:table-cell>
          <table:table-cell office:value-type="float" office:value="162.153305">
            <text:p>162.153305</text:p>
          </table:table-cell>
          <table:table-cell office:value-type="float" office:value="-0.131418">
            <text:p>-0.131418</text:p>
          </table:table-cell>
          <table:table-cell office:value-type="float" office:value="-0.976834">
            <text:p>-0.976834</text:p>
          </table:table-cell>
          <table:table-cell office:value-type="float" office:value="643.305664">
            <text:p>643.305664</text:p>
          </table:table-cell>
          <table:table-cell office:value-type="float" office:value="0.062257">
            <text:p>0.062257</text:p>
          </table:table-cell>
          <table:table-cell office:value-type="float" office:value="0.163208">
            <text:p>0.163208</text:p>
          </table:table-cell>
          <table:table-cell/>
          <table:table-cell office:value-type="float" office:value="75.319687">
            <text:p>75.319687</text:p>
          </table:table-cell>
          <table:table-cell office:value-type="float" office:value="4913">
            <text:p>4913</text:p>
          </table:table-cell>
          <table:table-cell office:value-type="float" office:value="96">
            <text:p>96</text:p>
          </table:table-cell>
          <table:table-cell office:value-type="float" office:value="775391">
            <text:p>775391</text:p>
          </table:table-cell>
          <table:table-cell office:value-type="float" office:value="783339">
            <text:p>783339</text:p>
          </table:table-cell>
          <table:table-cell office:value-type="float" office:value="1098683.75">
            <text:p>1098683.75</text:p>
          </table:table-cell>
          <table:table-cell office:value-type="float" office:value="1.21384">
            <text:p>1.21384</text:p>
          </table:table-cell>
          <table:table-cell office:value-type="float" office:value="2.796073">
            <text:p>2.796073</text:p>
          </table:table-cell>
          <table:table-cell office:value-type="float" office:value="130.349396">
            <text:p>130.349396</text:p>
          </table:table-cell>
        </table:table-row>
        <table:table-row table:style-name="ro1">
          <table:table-cell office:value-type="float" office:value="3830889">
            <text:p>3830889</text:p>
          </table:table-cell>
          <table:table-cell office:value-type="float" office:value="0">
            <text:p>0</text:p>
          </table:table-cell>
          <table:table-cell office:value-type="float" office:value="25731">
            <text:p>25731</text:p>
          </table:table-cell>
          <table:table-cell office:value-type="float" office:value="100">
            <text:p>100</text:p>
          </table:table-cell>
          <table:table-cell office:value-type="float" office:value="-0.010409">
            <text:p>-0.010409</text:p>
          </table:table-cell>
          <table:table-cell office:value-type="float" office:value="0.019586">
            <text:p>0.019586</text:p>
          </table:table-cell>
          <table:table-cell office:value-type="float" office:value="100">
            <text:p>100</text:p>
          </table:table-cell>
          <table:table-cell office:value-type="float" office:value="-0.043907">
            <text:p>-0.043907</text:p>
          </table:table-cell>
          <table:table-cell office:value-type="float" office:value="0.181959">
            <text:p>0.181959</text:p>
          </table:table-cell>
          <table:table-cell office:value-type="float" office:value="514.421814">
            <text:p>514.421814</text:p>
          </table:table-cell>
          <table:table-cell office:value-type="float" office:value="0">
            <text:p>0</text:p>
          </table:table-cell>
          <table:table-cell office:value-type="float" office:value="0.019052">
            <text:p>0.019052</text:p>
          </table:table-cell>
          <table:table-cell/>
          <table:table-cell office:value-type="float" office:value="100">
            <text:p>100</text:p>
          </table:table-cell>
          <table:table-cell office:value-type="float" office:value="4913">
            <text:p>4913</text:p>
          </table:table-cell>
          <table:table-cell office:value-type="float" office:value="96">
            <text:p>96</text:p>
          </table:table-cell>
          <table:table-cell office:value-type="float" office:value="751181">
            <text:p>751181</text:p>
          </table:table-cell>
          <table:table-cell office:value-type="float" office:value="792054">
            <text:p>792054</text:p>
          </table:table-cell>
          <table:table-cell office:value-type="float" office:value="1088169.75">
            <text:p>1088169.75</text:p>
          </table:table-cell>
          <table:table-cell office:value-type="float" office:value="1.203431">
            <text:p>1.203431</text:p>
          </table:table-cell>
          <table:table-cell office:value-type="float" office:value="2.815659">
            <text:p>2.815659</text:p>
          </table:table-cell>
          <table:table-cell office:value-type="float" office:value="133.969299">
            <text:p>133.969299</text:p>
          </table:table-cell>
        </table:table-row>
        <table:table-row table:style-name="ro1">
          <table:table-cell office:value-type="float" office:value="3831660">
            <text:p>3831660</text:p>
          </table:table-cell>
          <table:table-cell office:value-type="float" office:value="2">
            <text:p>2</text:p>
          </table:table-cell>
          <table:table-cell office:value-type="float" office:value="19519">
            <text:p>19519</text:p>
          </table:table-cell>
          <table:table-cell office:value-type="float" office:value="975843.875">
            <text:p>975843.875</text:p>
          </table:table-cell>
          <table:table-cell office:value-type="float" office:value="-0.000514">
            <text:p>-0.000514</text:p>
          </table:table-cell>
          <table:table-cell office:value-type="float" office:value="0.021982">
            <text:p>0.021982</text:p>
          </table:table-cell>
          <table:table-cell office:value-type="float" office:value="119.823547">
            <text:p>119.823547</text:p>
          </table:table-cell>
          <table:table-cell office:value-type="float" office:value="0.003365">
            <text:p>0.003365</text:p>
          </table:table-cell>
          <table:table-cell office:value-type="float" office:value="0.371101">
            <text:p>0.371101</text:p>
          </table:table-cell>
          <table:table-cell office:value-type="float" office:value="10929.889648">
            <text:p>10929.889648</text:p>
          </table:table-cell>
          <table:table-cell office:value-type="float" office:value="0.01297">
            <text:p>0.01297</text:p>
          </table:table-cell>
          <table:table-cell office:value-type="float" office:value="0.028511">
            <text:p>0.028511</text:p>
          </table:table-cell>
          <table:table-cell/>
          <table:table-cell office:value-type="float" office:value="2332.98291">
            <text:p>2332.98291</text:p>
          </table:table-cell>
          <table:table-cell office:value-type="float" office:value="4914">
            <text:p>4914</text:p>
          </table:table-cell>
          <table:table-cell office:value-type="float" office:value="98">
            <text:p>98</text:p>
          </table:table-cell>
          <table:table-cell office:value-type="float" office:value="732690">
            <text:p>732690</text:p>
          </table:table-cell>
          <table:table-cell office:value-type="float" office:value="798304">
            <text:p>798304</text:p>
          </table:table-cell>
          <table:table-cell office:value-type="float" office:value="1080180.875">
            <text:p>1080180.875</text:p>
          </table:table-cell>
          <table:table-cell office:value-type="float" office:value="1.202917">
            <text:p>1.202917</text:p>
          </table:table-cell>
          <table:table-cell office:value-type="float" office:value="2.837641">
            <text:p>2.837641</text:p>
          </table:table-cell>
          <table:table-cell office:value-type="float" office:value="135.896606">
            <text:p>135.896606</text:p>
          </table:table-cell>
        </table:table-row>
        <table:table-row table:style-name="ro1">
          <table:table-cell office:value-type="float" office:value="3831917">
            <text:p>3831917</text:p>
          </table:table-cell>
          <table:table-cell office:value-type="float" office:value="17">
            <text:p>17</text:p>
          </table:table-cell>
          <table:table-cell office:value-type="float" office:value="6472">
            <text:p>6472</text:p>
          </table:table-cell>
          <table:table-cell office:value-type="float" office:value="37973.246094">
            <text:p>37973.246094</text:p>
          </table:table-cell>
          <table:table-cell office:value-type="float" office:value="-0.002637">
            <text:p>-0.002637</text:p>
          </table:table-cell>
          <table:table-cell office:value-type="float" office:value="0.004862">
            <text:p>0.004862</text:p>
          </table:table-cell>
          <table:table-cell office:value-type="float" office:value="162.921829">
            <text:p>162.921829</text:p>
          </table:table-cell>
          <table:table-cell office:value-type="float" office:value="0.247291">
            <text:p>0.247291</text:p>
          </table:table-cell>
          <table:table-cell office:value-type="float" office:value="-0.512359">
            <text:p>-0.512359</text:p>
          </table:table-cell>
          <table:table-cell office:value-type="float" office:value="307.188629">
            <text:p>307.188629</text:p>
          </table:table-cell>
          <table:table-cell office:value-type="float" office:value="-0.030067">
            <text:p>-0.030067</text:p>
          </table:table-cell>
          <table:table-cell office:value-type="float" office:value="0.018919">
            <text:p>0.018919</text:p>
          </table:table-cell>
          <table:table-cell/>
          <table:table-cell office:value-type="float" office:value="477.502502">
            <text:p>477.502502</text:p>
          </table:table-cell>
          <table:table-cell office:value-type="float" office:value="4920">
            <text:p>4920</text:p>
          </table:table-cell>
          <table:table-cell office:value-type="float" office:value="114">
            <text:p>114</text:p>
          </table:table-cell>
          <table:table-cell office:value-type="float" office:value="726514">
            <text:p>726514</text:p>
          </table:table-cell>
          <table:table-cell office:value-type="float" office:value="800241">
            <text:p>800241</text:p>
          </table:table-cell>
          <table:table-cell office:value-type="float" office:value="1077451.25">
            <text:p>1077451.25</text:p>
          </table:table-cell>
          <table:table-cell office:value-type="float" office:value="1.200281">
            <text:p>1.200281</text:p>
          </table:table-cell>
          <table:table-cell office:value-type="float" office:value="2.842504">
            <text:p>2.842504</text:p>
          </table:table-cell>
          <table:table-cell office:value-type="float" office:value="136.81987">
            <text:p>136.81987</text:p>
          </table:table-cell>
        </table:table-row>
        <table:table-row table:style-name="ro1">
          <table:table-cell office:value-type="float" office:value="3832945">
            <text:p>3832945</text:p>
          </table:table-cell>
          <table:table-cell office:value-type="float" office:value="89">
            <text:p>89</text:p>
          </table:table-cell>
          <table:table-cell office:value-type="float" office:value="25407">
            <text:p>25407</text:p>
          </table:table-cell>
          <table:table-cell office:value-type="float" office:value="28446.683594">
            <text:p>28446.683594</text:p>
          </table:table-cell>
          <table:table-cell office:value-type="float" office:value="0.026981">
            <text:p>0.026981</text:p>
          </table:table-cell>
          <table:table-cell office:value-type="float" office:value="0.056976">
            <text:p>0.056976</text:p>
          </table:table-cell>
          <table:table-cell office:value-type="float" office:value="106.021736">
            <text:p>106.021736</text:p>
          </table:table-cell>
          <table:table-cell office:value-type="float" office:value="0.019872">
            <text:p>0.019872</text:p>
          </table:table-cell>
          <table:table-cell office:value-type="float" office:value="-0.457293">
            <text:p>-0.457293</text:p>
          </table:table-cell>
          <table:table-cell office:value-type="float" office:value="2401.235352">
            <text:p>2401.235352</text:p>
          </table:table-cell>
          <table:table-cell office:value-type="float" office:value="0.026902">
            <text:p>0.026902</text:p>
          </table:table-cell>
          <table:table-cell office:value-type="float" office:value="0.055424">
            <text:p>0.055424</text:p>
          </table:table-cell>
          <table:table-cell/>
          <table:table-cell office:value-type="float" office:value="108.669838">
            <text:p>108.669838</text:p>
          </table:table-cell>
          <table:table-cell office:value-type="float" office:value="4952">
            <text:p>4952</text:p>
          </table:table-cell>
          <table:table-cell office:value-type="float" office:value="197">
            <text:p>197</text:p>
          </table:table-cell>
          <table:table-cell office:value-type="float" office:value="702235">
            <text:p>702235</text:p>
          </table:table-cell>
          <table:table-cell office:value-type="float" office:value="807727">
            <text:p>807727</text:p>
          </table:table-cell>
          <table:table-cell office:value-type="float" office:value="1066915.375">
            <text:p>1066915.375</text:p>
          </table:table-cell>
          <table:table-cell office:value-type="float" office:value="1.227262">
            <text:p>1.227262</text:p>
          </table:table-cell>
          <table:table-cell office:value-type="float" office:value="2.89948">
            <text:p>2.89948</text:p>
          </table:table-cell>
          <table:table-cell office:value-type="float" office:value="136.25589">
            <text:p>136.25589</text:p>
          </table:table-cell>
        </table:table-row>
        <table:table-row table:style-name="ro1">
          <table:table-cell office:value-type="float" office:value="3833973">
            <text:p>3833973</text:p>
          </table:table-cell>
          <table:table-cell office:value-type="float" office:value="67">
            <text:p>67</text:p>
          </table:table-cell>
          <table:table-cell office:value-type="float" office:value="25219">
            <text:p>25219</text:p>
          </table:table-cell>
          <table:table-cell office:value-type="float" office:value="37540.773438">
            <text:p>37540.773438</text:p>
          </table:table-cell>
          <table:table-cell office:value-type="float" office:value="-0.027255">
            <text:p>-0.027255</text:p>
          </table:table-cell>
          <table:table-cell office:value-type="float" office:value="0.002739">
            <text:p>0.002739</text:p>
          </table:table-cell>
          <table:table-cell office:value-type="float" office:value="136.250565">
            <text:p>136.250565</text:p>
          </table:table-cell>
          <table:table-cell office:value-type="float" office:value="-0.020818">
            <text:p>-0.020818</text:p>
          </table:table-cell>
          <table:table-cell office:value-type="float" office:value="-0.177171">
            <text:p>-0.177171</text:p>
          </table:table-cell>
          <table:table-cell office:value-type="float" office:value="751.051819">
            <text:p>751.051819</text:p>
          </table:table-cell>
          <table:table-cell office:value-type="float" office:value="-0.007351">
            <text:p>-0.007351</text:p>
          </table:table-cell>
          <table:table-cell office:value-type="float" office:value="0.002665">
            <text:p>0.002665</text:p>
          </table:table-cell>
          <table:table-cell/>
          <table:table-cell office:value-type="float" office:value="37.774647">
            <text:p>37.774647</text:p>
          </table:table-cell>
          <table:table-cell office:value-type="float" office:value="4975">
            <text:p>4975</text:p>
          </table:table-cell>
          <table:table-cell office:value-type="float" office:value="260">
            <text:p>260</text:p>
          </table:table-cell>
          <table:table-cell office:value-type="float" office:value="677751">
            <text:p>677751</text:p>
          </table:table-cell>
          <table:table-cell office:value-type="float" office:value="813773">
            <text:p>813773</text:p>
          </table:table-cell>
          <table:table-cell office:value-type="float" office:value="1055666.125">
            <text:p>1055666.125</text:p>
          </table:table-cell>
          <table:table-cell office:value-type="float" office:value="1.200007">
            <text:p>1.200007</text:p>
          </table:table-cell>
          <table:table-cell office:value-type="float" office:value="2.902219">
            <text:p>2.902219</text:p>
          </table:table-cell>
          <table:table-cell office:value-type="float" office:value="141.850159">
            <text:p>141.850159</text:p>
          </table:table-cell>
        </table:table-row>
        <table:table-row table:style-name="ro1">
          <table:table-cell office:value-type="float" office:value="3834230">
            <text:p>3834230</text:p>
          </table:table-cell>
          <table:table-cell office:value-type="float" office:value="67">
            <text:p>67</text:p>
          </table:table-cell>
          <table:table-cell office:value-type="float" office:value="6306">
            <text:p>6306</text:p>
          </table:table-cell>
          <table:table-cell office:value-type="float" office:value="9312.081055">
            <text:p>9312.081055</text:p>
          </table:table-cell>
          <table:table-cell office:value-type="float" office:value="0.008663">
            <text:p>0.008663</text:p>
          </table:table-cell>
          <table:table-cell office:value-type="float" office:value="0.016161">
            <text:p>0.016161</text:p>
          </table:table-cell>
          <table:table-cell office:value-type="float" office:value="28.707222">
            <text:p>28.707222</text:p>
          </table:table-cell>
          <table:table-cell office:value-type="float" office:value="0.760799">
            <text:p>0.760799</text:p>
          </table:table-cell>
          <table:table-cell office:value-type="float" office:value="0.019154">
            <text:p>0.019154</text:p>
          </table:table-cell>
          <table:table-cell office:value-type="float" office:value="97.482437">
            <text:p>97.482437</text:p>
          </table:table-cell>
          <table:table-cell office:value-type="float" office:value="0.088207">
            <text:p>0.088207</text:p>
          </table:table-cell>
          <table:table-cell office:value-type="float" office:value="0.062885">
            <text:p>0.062885</text:p>
          </table:table-cell>
          <table:table-cell/>
          <table:table-cell office:value-type="float" office:value="75.122009">
            <text:p>75.122009</text:p>
          </table:table-cell>
          <table:table-cell office:value-type="float" office:value="4999">
            <text:p>4999</text:p>
          </table:table-cell>
          <table:table-cell office:value-type="float" office:value="322">
            <text:p>322</text:p>
          </table:table-cell>
          <table:table-cell office:value-type="float" office:value="671625">
            <text:p>671625</text:p>
          </table:table-cell>
          <table:table-cell office:value-type="float" office:value="815268">
            <text:p>815268</text:p>
          </table:table-cell>
          <table:table-cell office:value-type="float" office:value="1052866.125">
            <text:p>1052866.125</text:p>
          </table:table-cell>
          <table:table-cell office:value-type="float" office:value="1.20867">
            <text:p>1.20867</text:p>
          </table:table-cell>
          <table:table-cell office:value-type="float" office:value="2.91838">
            <text:p>2.91838</text:p>
          </table:table-cell>
          <table:table-cell office:value-type="float" office:value="141.453903">
            <text:p>141.453903</text:p>
          </table:table-cell>
        </table:table-row>
        <table:table-row table:style-name="ro1">
          <table:table-cell office:value-type="float" office:value="3835258">
            <text:p>3835258</text:p>
          </table:table-cell>
          <table:table-cell office:value-type="float" office:value="40">
            <text:p>40</text:p>
          </table:table-cell>
          <table:table-cell office:value-type="float" office:value="24589">
            <text:p>24589</text:p>
          </table:table-cell>
          <table:table-cell office:value-type="float" office:value="61373.273438">
            <text:p>61373.273438</text:p>
          </table:table-cell>
          <table:table-cell office:value-type="float" office:value="0.146001">
            <text:p>0.146001</text:p>
          </table:table-cell>
          <table:table-cell office:value-type="float" office:value="0.175996">
            <text:p>0.175996</text:p>
          </table:table-cell>
          <table:table-cell office:value-type="float" office:value="85.258736">
            <text:p>85.258736</text:p>
          </table:table-cell>
          <table:table-cell office:value-type="float" office:value="-0.215749">
            <text:p>-0.215749</text:p>
          </table:table-cell>
          <table:table-cell office:value-type="float" office:value="-0.600945">
            <text:p>-0.600945</text:p>
          </table:table-cell>
          <table:table-cell office:value-type="float" office:value="178.53891">
            <text:p>178.53891</text:p>
          </table:table-cell>
          <table:table-cell office:value-type="float" office:value="0.092412">
            <text:p>0.092412</text:p>
          </table:table-cell>
          <table:table-cell office:value-type="float" office:value="0.171202">
            <text:p>0.171202</text:p>
          </table:table-cell>
          <table:table-cell/>
          <table:table-cell office:value-type="float" office:value="55.476124">
            <text:p>55.476124</text:p>
          </table:table-cell>
          <table:table-cell office:value-type="float" office:value="5013">
            <text:p>5013</text:p>
          </table:table-cell>
          <table:table-cell office:value-type="float" office:value="359">
            <text:p>359</text:p>
          </table:table-cell>
          <table:table-cell office:value-type="float" office:value="647646">
            <text:p>647646</text:p>
          </table:table-cell>
          <table:table-cell office:value-type="float" office:value="820711">
            <text:p>820711</text:p>
          </table:table-cell>
          <table:table-cell office:value-type="float" office:value="1042091.4375">
            <text:p>1042091.4375</text:p>
          </table:table-cell>
          <table:table-cell office:value-type="float" office:value="1.354671">
            <text:p>1.354671</text:p>
          </table:table-cell>
          <table:table-cell office:value-type="float" office:value="3.094376">
            <text:p>3.094376</text:p>
          </table:table-cell>
          <table:table-cell office:value-type="float" office:value="128.422699">
            <text:p>128.422699</text:p>
          </table:table-cell>
        </table:table-row>
        <table:table-row table:style-name="ro1">
          <table:table-cell office:value-type="float" office:value="3836029">
            <text:p>3836029</text:p>
          </table:table-cell>
          <table:table-cell office:value-type="float" office:value="79">
            <text:p>79</text:p>
          </table:table-cell>
          <table:table-cell office:value-type="float" office:value="18307">
            <text:p>18307</text:p>
          </table:table-cell>
          <table:table-cell office:value-type="float" office:value="23073.134766">
            <text:p>23073.134766</text:p>
          </table:table-cell>
          <table:table-cell office:value-type="float" office:value="-0.012635">
            <text:p>-0.012635</text:p>
          </table:table-cell>
          <table:table-cell office:value-type="float" office:value="0.009861">
            <text:p>0.009861</text:p>
          </table:table-cell>
          <table:table-cell office:value-type="float" office:value="30.65107">
            <text:p>30.65107</text:p>
          </table:table-cell>
          <table:table-cell office:value-type="float" office:value="0.08243">
            <text:p>0.08243</text:p>
          </table:table-cell>
          <table:table-cell office:value-type="float" office:value="-0.227449">
            <text:p>-0.227449</text:p>
          </table:table-cell>
          <table:table-cell office:value-type="float" office:value="375.928772">
            <text:p>375.928772</text:p>
          </table:table-cell>
          <table:table-cell office:value-type="float" office:value="0.00979">
            <text:p>0.00979</text:p>
          </table:table-cell>
          <table:table-cell office:value-type="float" office:value="0.01279">
            <text:p>0.01279</text:p>
          </table:table-cell>
          <table:table-cell/>
          <table:table-cell office:value-type="float" office:value="18.310444">
            <text:p>18.310444</text:p>
          </table:table-cell>
          <table:table-cell office:value-type="float" office:value="5030">
            <text:p>5030</text:p>
          </table:table-cell>
          <table:table-cell office:value-type="float" office:value="436">
            <text:p>436</text:p>
          </table:table-cell>
          <table:table-cell office:value-type="float" office:value="629360">
            <text:p>629360</text:p>
          </table:table-cell>
          <table:table-cell office:value-type="float" office:value="821575">
            <text:p>821575</text:p>
          </table:table-cell>
          <table:table-cell office:value-type="float" office:value="1031531.5">
            <text:p>1031531.5</text:p>
          </table:table-cell>
          <table:table-cell office:value-type="float" office:value="1.342036">
            <text:p>1.342036</text:p>
          </table:table-cell>
          <table:table-cell office:value-type="float" office:value="3.104237">
            <text:p>3.104237</text:p>
          </table:table-cell>
          <table:table-cell office:value-type="float" office:value="131.308014">
            <text:p>131.308014</text:p>
          </table:table-cell>
        </table:table-row>
        <table:table-row table:style-name="ro1">
          <table:table-cell office:value-type="float" office:value="3836286">
            <text:p>3836286</text:p>
          </table:table-cell>
          <table:table-cell office:value-type="float" office:value="83">
            <text:p>83</text:p>
          </table:table-cell>
          <table:table-cell office:value-type="float" office:value="6037">
            <text:p>6037</text:p>
          </table:table-cell>
          <table:table-cell office:value-type="float" office:value="7173.813477">
            <text:p>7173.813477</text:p>
          </table:table-cell>
          <table:table-cell office:value-type="float" office:value="-0.010683">
            <text:p>-0.010683</text:p>
          </table:table-cell>
          <table:table-cell office:value-type="float" office:value="-0.003184">
            <text:p>-0.003184</text:p>
          </table:table-cell>
          <table:table-cell office:value-type="float" office:value="26.607079">
            <text:p>26.607079</text:p>
          </table:table-cell>
          <table:table-cell office:value-type="float" office:value="0.857949">
            <text:p>0.857949</text:p>
          </table:table-cell>
          <table:table-cell office:value-type="float" office:value="-0.984017">
            <text:p>-0.984017</text:p>
          </table:table-cell>
          <table:table-cell office:value-type="float" office:value="214.694122">
            <text:p>214.694122</text:p>
          </table:table-cell>
          <table:table-cell office:value-type="float" office:value="-0.009787">
            <text:p>-0.009787</text:p>
          </table:table-cell>
          <table:table-cell office:value-type="float" office:value="-0.012391">
            <text:p>-0.012391</text:p>
          </table:table-cell>
          <table:table-cell/>
          <table:table-cell office:value-type="float" office:value="6.264227">
            <text:p>6.264227</text:p>
          </table:table-cell>
          <table:table-cell office:value-type="float" office:value="5049">
            <text:p>5049</text:p>
          </table:table-cell>
          <table:table-cell office:value-type="float" office:value="517">
            <text:p>517</text:p>
          </table:table-cell>
          <table:table-cell office:value-type="float" office:value="623327">
            <text:p>623327</text:p>
          </table:table-cell>
          <table:table-cell office:value-type="float" office:value="821800">
            <text:p>821800</text:p>
          </table:table-cell>
          <table:table-cell office:value-type="float" office:value="1027994.875">
            <text:p>1027994.875</text:p>
          </table:table-cell>
          <table:table-cell office:value-type="float" office:value="1.331353">
            <text:p>1.331353</text:p>
          </table:table-cell>
          <table:table-cell office:value-type="float" office:value="3.101053">
            <text:p>3.101053</text:p>
          </table:table-cell>
          <table:table-cell office:value-type="float" office:value="132.924896">
            <text:p>132.924896</text:p>
          </table:table-cell>
        </table:table-row>
        <table:table-row table:style-name="ro1">
          <table:table-cell office:value-type="float" office:value="3837314">
            <text:p>3837314</text:p>
          </table:table-cell>
          <table:table-cell office:value-type="float" office:value="73">
            <text:p>73</text:p>
          </table:table-cell>
          <table:table-cell office:value-type="float" office:value="23719">
            <text:p>23719</text:p>
          </table:table-cell>
          <table:table-cell office:value-type="float" office:value="32391.693359">
            <text:p>32391.693359</text:p>
          </table:table-cell>
          <table:table-cell office:value-type="float" office:value="-0.042458">
            <text:p>-0.042458</text:p>
          </table:table-cell>
          <table:table-cell office:value-type="float" office:value="-0.012464">
            <text:p>-0.012464</text:p>
          </table:table-cell>
          <table:table-cell office:value-type="float" office:value="65.042">
            <text:p>65.042</text:p>
          </table:table-cell>
          <table:table-cell office:value-type="float" office:value="-0.245083">
            <text:p>-0.245083</text:p>
          </table:table-cell>
          <table:table-cell office:value-type="float" office:value="-0.407014">
            <text:p>-0.407014</text:p>
          </table:table-cell>
          <table:table-cell office:value-type="float" office:value="66.071877">
            <text:p>66.071877</text:p>
          </table:table-cell>
          <table:table-cell office:value-type="float" office:value="-0.007346">
            <text:p>-0.007346</text:p>
          </table:table-cell>
          <table:table-cell office:value-type="float" office:value="-0.012124">
            <text:p>-0.012124</text:p>
          </table:table-cell>
          <table:table-cell/>
          <table:table-cell office:value-type="float" office:value="11.568555">
            <text:p>11.568555</text:p>
          </table:table-cell>
          <table:table-cell office:value-type="float" office:value="5066">
            <text:p>5066</text:p>
          </table:table-cell>
          <table:table-cell office:value-type="float" office:value="588">
            <text:p>588</text:p>
          </table:table-cell>
          <table:table-cell office:value-type="float" office:value="599628">
            <text:p>599628</text:p>
          </table:table-cell>
          <table:table-cell office:value-type="float" office:value="822761">
            <text:p>822761</text:p>
          </table:table-cell>
          <table:table-cell office:value-type="float" office:value="1014629.1875">
            <text:p>1014629.1875</text:p>
          </table:table-cell>
          <table:table-cell office:value-type="float" office:value="1.288895">
            <text:p>1.288895</text:p>
          </table:table-cell>
          <table:table-cell office:value-type="float" office:value="3.088589">
            <text:p>3.088589</text:p>
          </table:table-cell>
          <table:table-cell office:value-type="float" office:value="139.630798">
            <text:p>139.630798</text:p>
          </table:table-cell>
        </table:table-row>
        <table:table-row table:style-name="ro1">
          <table:table-cell office:value-type="float" office:value="3837571">
            <text:p>3837571</text:p>
          </table:table-cell>
          <table:table-cell office:value-type="float" office:value="70">
            <text:p>70</text:p>
          </table:table-cell>
          <table:table-cell office:value-type="float" office:value="5893">
            <text:p>5893</text:p>
          </table:table-cell>
          <table:table-cell office:value-type="float" office:value="8319.089844">
            <text:p>8319.089844</text:p>
          </table:table-cell>
          <table:table-cell office:value-type="float" office:value="-0.006369">
            <text:p>-0.006369</text:p>
          </table:table-cell>
          <table:table-cell office:value-type="float" office:value="0.00113">
            <text:p>0.00113</text:p>
          </table:table-cell>
          <table:table-cell office:value-type="float" office:value="114.958176">
            <text:p>114.958176</text:p>
          </table:table-cell>
          <table:table-cell office:value-type="float" office:value="0.783509">
            <text:p>0.783509</text:p>
          </table:table-cell>
          <table:table-cell office:value-type="float" office:value="-0.550666">
            <text:p>-0.550666</text:p>
          </table:table-cell>
          <table:table-cell office:value-type="float" office:value="170.282059">
            <text:p>170.282059</text:p>
          </table:table-cell>
          <table:table-cell office:value-type="float" office:value="-0.029393">
            <text:p>-0.029393</text:p>
          </table:table-cell>
          <table:table-cell office:value-type="float" office:value="0.004397">
            <text:p>0.004397</text:p>
          </table:table-cell>
          <table:table-cell/>
          <table:table-cell office:value-type="float" office:value="136.352234">
            <text:p>136.352234</text:p>
          </table:table-cell>
          <table:table-cell office:value-type="float" office:value="5085">
            <text:p>5085</text:p>
          </table:table-cell>
          <table:table-cell office:value-type="float" office:value="655">
            <text:p>655</text:p>
          </table:table-cell>
          <table:table-cell office:value-type="float" office:value="593743">
            <text:p>593743</text:p>
          </table:table-cell>
          <table:table-cell office:value-type="float" office:value="823073">
            <text:p>823073</text:p>
          </table:table-cell>
          <table:table-cell office:value-type="float" office:value="1011380">
            <text:p>1011380</text:p>
          </table:table-cell>
          <table:table-cell office:value-type="float" office:value="1.282526">
            <text:p>1.282526</text:p>
          </table:table-cell>
          <table:table-cell office:value-type="float" office:value="3.089719">
            <text:p>3.089719</text:p>
          </table:table-cell>
          <table:table-cell office:value-type="float" office:value="140.908844">
            <text:p>140.908844</text:p>
          </table:table-cell>
        </table:table-row>
        <table:table-row table:style-name="ro1">
          <table:table-cell office:value-type="float" office:value="3838342">
            <text:p>3838342</text:p>
          </table:table-cell>
          <table:table-cell office:value-type="float" office:value="74">
            <text:p>74</text:p>
          </table:table-cell>
          <table:table-cell office:value-type="float" office:value="17509">
            <text:p>17509</text:p>
          </table:table-cell>
          <table:table-cell office:value-type="float" office:value="23561.220703">
            <text:p>23561.220703</text:p>
          </table:table-cell>
          <table:table-cell office:value-type="float" office:value="0.005033">
            <text:p>0.005033</text:p>
          </table:table-cell>
          <table:table-cell office:value-type="float" office:value="0.027529">
            <text:p>0.027529</text:p>
          </table:table-cell>
          <table:table-cell office:value-type="float" office:value="83.528702">
            <text:p>83.528702</text:p>
          </table:table-cell>
          <table:table-cell office:value-type="float" office:value="-0.228786">
            <text:p>-0.228786</text:p>
          </table:table-cell>
          <table:table-cell office:value-type="float" office:value="-0.287304">
            <text:p>-0.287304</text:p>
          </table:table-cell>
          <table:table-cell office:value-type="float" office:value="25.577513">
            <text:p>25.577513</text:p>
          </table:table-cell>
          <table:table-cell office:value-type="float" office:value="0.019455">
            <text:p>0.019455</text:p>
          </table:table-cell>
          <table:table-cell office:value-type="float" office:value="0.035706">
            <text:p>0.035706</text:p>
          </table:table-cell>
          <table:table-cell/>
          <table:table-cell office:value-type="float" office:value="248.926117">
            <text:p>248.926117</text:p>
          </table:table-cell>
          <table:table-cell office:value-type="float" office:value="5106">
            <text:p>5106</text:p>
          </table:table-cell>
          <table:table-cell office:value-type="float" office:value="726">
            <text:p>726</text:p>
          </table:table-cell>
          <table:table-cell office:value-type="float" office:value="576257">
            <text:p>576257</text:p>
          </table:table-cell>
          <table:table-cell office:value-type="float" office:value="823981">
            <text:p>823981</text:p>
          </table:table-cell>
          <table:table-cell office:value-type="float" office:value="1001979.1875">
            <text:p>1001979.1875</text:p>
          </table:table-cell>
          <table:table-cell office:value-type="float" office:value="1.28756">
            <text:p>1.28756</text:p>
          </table:table-cell>
          <table:table-cell office:value-type="float" office:value="3.117249">
            <text:p>3.117249</text:p>
          </table:table-cell>
          <table:table-cell office:value-type="float" office:value="142.105179">
            <text:p>142.105179</text:p>
          </table:table-cell>
        </table:table-row>
        <table:table-row table:style-name="ro1">
          <table:table-cell office:value-type="float" office:value="3838599">
            <text:p>3838599</text:p>
          </table:table-cell>
          <table:table-cell office:value-type="float" office:value="64">
            <text:p>64</text:p>
          </table:table-cell>
          <table:table-cell office:value-type="float" office:value="5801">
            <text:p>5801</text:p>
          </table:table-cell>
          <table:table-cell office:value-type="float" office:value="8964.082031">
            <text:p>8964.082031</text:p>
          </table:table-cell>
          <table:table-cell office:value-type="float" office:value="-0.000924">
            <text:p>-0.000924</text:p>
          </table:table-cell>
          <table:table-cell office:value-type="float" office:value="0.006574">
            <text:p>0.006574</text:p>
          </table:table-cell>
          <table:table-cell office:value-type="float" office:value="13.02931">
            <text:p>13.02931</text:p>
          </table:table-cell>
          <table:table-cell office:value-type="float" office:value="0.595517">
            <text:p>0.595517</text:p>
          </table:table-cell>
          <table:table-cell office:value-type="float" office:value="-0.536301">
            <text:p>-0.536301</text:p>
          </table:table-cell>
          <table:table-cell office:value-type="float" office:value="190.056335">
            <text:p>190.056335</text:p>
          </table:table-cell>
          <table:table-cell office:value-type="float" office:value="0.029413">
            <text:p>0.029413</text:p>
          </table:table-cell>
          <table:table-cell office:value-type="float" office:value="0.02558">
            <text:p>0.02558</text:p>
          </table:table-cell>
          <table:table-cell/>
          <table:table-cell office:value-type="float" office:value="106.533417">
            <text:p>106.533417</text:p>
          </table:table-cell>
          <table:table-cell office:value-type="float" office:value="5124">
            <text:p>5124</text:p>
          </table:table-cell>
          <table:table-cell office:value-type="float" office:value="787">
            <text:p>787</text:p>
          </table:table-cell>
          <table:table-cell office:value-type="float" office:value="570458">
            <text:p>570458</text:p>
          </table:table-cell>
          <table:table-cell office:value-type="float" office:value="824122">
            <text:p>824122</text:p>
          </table:table-cell>
          <table:table-cell office:value-type="float" office:value="998740.75">
            <text:p>998740.75</text:p>
          </table:table-cell>
          <table:table-cell office:value-type="float" office:value="1.286635">
            <text:p>1.286635</text:p>
          </table:table-cell>
          <table:table-cell office:value-type="float" office:value="3.123823">
            <text:p>3.123823</text:p>
          </table:table-cell>
          <table:table-cell office:value-type="float" office:value="142.790085">
            <text:p>142.790085</text:p>
          </table:table-cell>
        </table:table-row>
        <table:table-row table:style-name="ro1">
          <table:table-cell office:value-type="float" office:value="3840912">
            <text:p>3840912</text:p>
          </table:table-cell>
          <table:table-cell office:value-type="float" office:value="77">
            <text:p>77</text:p>
          </table:table-cell>
          <table:table-cell office:value-type="float" office:value="50198">
            <text:p>50198</text:p>
          </table:table-cell>
          <table:table-cell office:value-type="float" office:value="65092.351563">
            <text:p>65092.351563</text:p>
          </table:table-cell>
          <table:table-cell office:value-type="float" office:value="-0.101078">
            <text:p>-0.101078</text:p>
          </table:table-cell>
          <table:table-cell office:value-type="float" office:value="-0.03359">
            <text:p>-0.03359</text:p>
          </table:table-cell>
          <table:table-cell office:value-type="float" office:value="123.932388">
            <text:p>123.932388</text:p>
          </table:table-cell>
          <table:table-cell office:value-type="float" office:value="-0.093272">
            <text:p>-0.093272</text:p>
          </table:table-cell>
          <table:table-cell office:value-type="float" office:value="-0.37589">
            <text:p>-0.37589</text:p>
          </table:table-cell>
          <table:table-cell office:value-type="float" office:value="303.005615">
            <text:p>303.005615</text:p>
          </table:table-cell>
          <table:table-cell office:value-type="float" office:value="-0.006485">
            <text:p>-0.006485</text:p>
          </table:table-cell>
          <table:table-cell office:value-type="float" office:value="-0.014522">
            <text:p>-0.014522</text:p>
          </table:table-cell>
          <table:table-cell/>
          <table:table-cell office:value-type="float" office:value="18.391644">
            <text:p>18.391644</text:p>
          </table:table-cell>
          <table:table-cell office:value-type="float" office:value="5146">
            <text:p>5146</text:p>
          </table:table-cell>
          <table:table-cell office:value-type="float" office:value="861">
            <text:p>861</text:p>
          </table:table-cell>
          <table:table-cell office:value-type="float" office:value="520268">
            <text:p>520268</text:p>
          </table:table-cell>
          <table:table-cell office:value-type="float" office:value="825014">
            <text:p>825014</text:p>
          </table:table-cell>
          <table:table-cell office:value-type="float" office:value="971894.4375">
            <text:p>971894.4375</text:p>
          </table:table-cell>
          <table:table-cell office:value-type="float" office:value="1.185557">
            <text:p>1.185557</text:p>
          </table:table-cell>
          <table:table-cell office:value-type="float" office:value="3.090233">
            <text:p>3.090233</text:p>
          </table:table-cell>
          <table:table-cell office:value-type="float" office:value="160.656555">
            <text:p>160.656555</text:p>
          </table:table-cell>
        </table:table-row>
        <table:table-row table:style-name="ro1">
          <table:table-cell office:value-type="float" office:value="3841940">
            <text:p>3841940</text:p>
          </table:table-cell>
          <table:table-cell office:value-type="float" office:value="68">
            <text:p>68</text:p>
          </table:table-cell>
          <table:table-cell office:value-type="float" office:value="22351">
            <text:p>22351</text:p>
          </table:table-cell>
          <table:table-cell office:value-type="float" office:value="32768.757813">
            <text:p>32768.757813</text:p>
          </table:table-cell>
          <table:table-cell office:value-type="float" office:value="-0.014381">
            <text:p>-0.014381</text:p>
          </table:table-cell>
          <table:table-cell office:value-type="float" office:value="0.015614">
            <text:p>0.015614</text:p>
          </table:table-cell>
          <table:table-cell office:value-type="string">
            <text:p>Infinity</text:p>
          </table:table-cell>
          <table:table-cell office:value-type="float" office:value="0.031963">
            <text:p>0.031963</text:p>
          </table:table-cell>
          <table:table-cell office:value-type="float" office:value="0.038307">
            <text:p>0.038307</text:p>
          </table:table-cell>
          <table:table-cell office:value-type="float" office:value="19.849384">
            <text:p>19.849384</text:p>
          </table:table-cell>
          <table:table-cell office:value-type="float" office:value="0">
            <text:p>0</text:p>
          </table:table-cell>
          <table:table-cell office:value-type="float" office:value="0.015188">
            <text:p>0.015188</text:p>
          </table:table-cell>
          <table:table-cell/>
          <table:table-cell office:value-type="float" office:value="100">
            <text:p>100</text:p>
          </table:table-cell>
          <table:table-cell office:value-type="float" office:value="5172">
            <text:p>5172</text:p>
          </table:table-cell>
          <table:table-cell office:value-type="float" office:value="924">
            <text:p>924</text:p>
          </table:table-cell>
          <table:table-cell office:value-type="float" office:value="497947">
            <text:p>497947</text:p>
          </table:table-cell>
          <table:table-cell office:value-type="float" office:value="826161">
            <text:p>826161</text:p>
          </table:table-cell>
          <table:table-cell office:value-type="float" office:value="961167.6875">
            <text:p>961167.6875</text:p>
          </table:table-cell>
          <table:table-cell office:value-type="float" office:value="1.171176">
            <text:p>1.171176</text:p>
          </table:table-cell>
          <table:table-cell office:value-type="float" office:value="3.105846">
            <text:p>3.105846</text:p>
          </table:table-cell>
          <table:table-cell office:value-type="float" office:value="165.190308">
            <text:p>165.190308</text:p>
          </table:table-cell>
        </table:table-row>
        <table:table-row table:style-name="ro1">
          <table:table-cell office:value-type="float" office:value="3842197">
            <text:p>3842197</text:p>
          </table:table-cell>
          <table:table-cell office:value-type="float" office:value="71">
            <text:p>71</text:p>
          </table:table-cell>
          <table:table-cell office:value-type="float" office:value="5592">
            <text:p>5592</text:p>
          </table:table-cell>
          <table:table-cell office:value-type="float" office:value="7775.998047">
            <text:p>7775.998047</text:p>
          </table:table-cell>
          <table:table-cell office:value-type="float" office:value="-0.003698">
            <text:p>-0.003698</text:p>
          </table:table-cell>
          <table:table-cell office:value-type="float" office:value="0.003801">
            <text:p>0.003801</text:p>
          </table:table-cell>
          <table:table-cell office:value-type="string">
            <text:p>Infinity</text:p>
          </table:table-cell>
          <table:table-cell office:value-type="float" office:value="0.817575">
            <text:p>0.817575</text:p>
          </table:table-cell>
          <table:table-cell office:value-type="float" office:value="0.064643">
            <text:p>0.064643</text:p>
          </table:table-cell>
          <table:table-cell office:value-type="float" office:value="92.093269">
            <text:p>92.093269</text:p>
          </table:table-cell>
          <table:table-cell office:value-type="float" office:value="0">
            <text:p>0</text:p>
          </table:table-cell>
          <table:table-cell office:value-type="float" office:value="0.014789">
            <text:p>0.014789</text:p>
          </table:table-cell>
          <table:table-cell/>
          <table:table-cell office:value-type="float" office:value="100">
            <text:p>100</text:p>
          </table:table-cell>
          <table:table-cell office:value-type="float" office:value="5200">
            <text:p>5200</text:p>
          </table:table-cell>
          <table:table-cell office:value-type="float" office:value="989">
            <text:p>989</text:p>
          </table:table-cell>
          <table:table-cell office:value-type="float" office:value="492359">
            <text:p>492359</text:p>
          </table:table-cell>
          <table:table-cell office:value-type="float" office:value="826361">
            <text:p>826361</text:p>
          </table:table-cell>
          <table:table-cell office:value-type="float" office:value="958416.8125">
            <text:p>958416.8125</text:p>
          </table:table-cell>
          <table:table-cell office:value-type="float" office:value="1.167478">
            <text:p>1.167478</text:p>
          </table:table-cell>
          <table:table-cell office:value-type="float" office:value="3.109647">
            <text:p>3.109647</text:p>
          </table:table-cell>
          <table:table-cell office:value-type="float" office:value="166.355835">
            <text:p>166.355835</text:p>
          </table:table-cell>
        </table:table-row>
        <table:table-row table:style-name="ro1">
          <table:table-cell office:value-type="float" office:value="3842968">
            <text:p>3842968</text:p>
          </table:table-cell>
          <table:table-cell office:value-type="float" office:value="74">
            <text:p>74</text:p>
          </table:table-cell>
          <table:table-cell office:value-type="float" office:value="16651">
            <text:p>16651</text:p>
          </table:table-cell>
          <table:table-cell office:value-type="float" office:value="22400.855469">
            <text:p>22400.855469</text:p>
          </table:table-cell>
          <table:table-cell office:value-type="float" office:value="0">
            <text:p>0</text:p>
          </table:table-cell>
          <table:table-cell office:value-type="float" office:value="0.000514">
            <text:p>0.000514</text:p>
          </table:table-cell>
          <table:table-cell office:value-type="string">
            <text:p>Infinity</text:p>
          </table:table-cell>
          <table:table-cell office:value-type="float" office:value="-0.233833">
            <text:p>-0.233833</text:p>
          </table:table-cell>
          <table:table-cell office:value-type="float" office:value="-0.21069">
            <text:p>-0.21069</text:p>
          </table:table-cell>
          <table:table-cell office:value-type="float" office:value="9.897386">
            <text:p>9.897386</text:p>
          </table:table-cell>
          <table:table-cell office:value-type="float" office:value="0">
            <text:p>0</text:p>
          </table:table-cell>
          <table:table-cell office:value-type="float" office:value="0.000666">
            <text:p>0.000666</text:p>
          </table:table-cell>
          <table:table-cell/>
          <table:table-cell office:value-type="float" office:value="100">
            <text:p>100</text:p>
          </table:table-cell>
          <table:table-cell office:value-type="float" office:value="5229">
            <text:p>5229</text:p>
          </table:table-cell>
          <table:table-cell office:value-type="float" office:value="1057">
            <text:p>1057</text:p>
          </table:table-cell>
          <table:table-cell office:value-type="float" office:value="475717">
            <text:p>475717</text:p>
          </table:table-cell>
          <table:table-cell office:value-type="float" office:value="826893">
            <text:p>826893</text:p>
          </table:table-cell>
          <table:table-cell office:value-type="float" office:value="950454.6875">
            <text:p>950454.6875</text:p>
          </table:table-cell>
          <table:table-cell office:value-type="float" office:value="1.167478">
            <text:p>1.167478</text:p>
          </table:table-cell>
          <table:table-cell office:value-type="float" office:value="3.110161">
            <text:p>3.110161</text:p>
          </table:table-cell>
          <table:table-cell office:value-type="float" office:value="166.399826">
            <text:p>166.399826</text:p>
          </table:table-cell>
        </table:table-row>
        <table:table-row table:style-name="ro1">
          <table:table-cell office:value-type="float" office:value="3843225">
            <text:p>3843225</text:p>
          </table:table-cell>
          <table:table-cell office:value-type="float" office:value="73">
            <text:p>73</text:p>
          </table:table-cell>
          <table:table-cell office:value-type="float" office:value="5537">
            <text:p>5537</text:p>
          </table:table-cell>
          <table:table-cell office:value-type="float" office:value="7484.616211">
            <text:p>7484.616211</text:p>
          </table:table-cell>
          <table:table-cell office:value-type="float" office:value="0.002568">
            <text:p>0.002568</text:p>
          </table:table-cell>
          <table:table-cell office:value-type="float" office:value="0.010067">
            <text:p>0.010067</text:p>
          </table:table-cell>
          <table:table-cell office:value-type="float" office:value="33.30315">
            <text:p>33.30315</text:p>
          </table:table-cell>
          <table:table-cell office:value-type="float" office:value="0.73178">
            <text:p>0.73178</text:p>
          </table:table-cell>
          <table:table-cell office:value-type="float" office:value="-0.203507">
            <text:p>-0.203507</text:p>
          </table:table-cell>
          <table:table-cell office:value-type="float" office:value="127.809891">
            <text:p>127.809891</text:p>
          </table:table-cell>
          <table:table-cell office:value-type="float" office:value="0.029384">
            <text:p>0.029384</text:p>
          </table:table-cell>
          <table:table-cell office:value-type="float" office:value="0.03917">
            <text:p>0.03917</text:p>
          </table:table-cell>
          <table:table-cell/>
          <table:table-cell office:value-type="float" office:value="97.933434">
            <text:p>97.933434</text:p>
          </table:table-cell>
          <table:table-cell office:value-type="float" office:value="5258">
            <text:p>5258</text:p>
          </table:table-cell>
          <table:table-cell office:value-type="float" office:value="1124">
            <text:p>1124</text:p>
          </table:table-cell>
          <table:table-cell office:value-type="float" office:value="470183">
            <text:p>470183</text:p>
          </table:table-cell>
          <table:table-cell office:value-type="float" office:value="827067">
            <text:p>827067</text:p>
          </table:table-cell>
          <table:table-cell office:value-type="float" office:value="947806.4375">
            <text:p>947806.4375</text:p>
          </table:table-cell>
          <table:table-cell office:value-type="float" office:value="1.170046">
            <text:p>1.170046</text:p>
          </table:table-cell>
          <table:table-cell office:value-type="float" office:value="3.120227">
            <text:p>3.120227</text:p>
          </table:table-cell>
          <table:table-cell office:value-type="float" office:value="166.675507">
            <text:p>166.675507</text:p>
          </table:table-cell>
        </table:table-row>
        <table:table-row table:style-name="ro1">
          <table:table-cell office:value-type="float" office:value="3844253">
            <text:p>3844253</text:p>
          </table:table-cell>
          <table:table-cell office:value-type="float" office:value="74">
            <text:p>74</text:p>
          </table:table-cell>
          <table:table-cell office:value-type="float" office:value="21239">
            <text:p>21239</text:p>
          </table:table-cell>
          <table:table-cell office:value-type="float" office:value="28601.015625">
            <text:p>28601.015625</text:p>
          </table:table-cell>
          <table:table-cell office:value-type="float" office:value="0.003698">
            <text:p>0.003698</text:p>
          </table:table-cell>
          <table:table-cell office:value-type="float" office:value="0.033693">
            <text:p>0.033693</text:p>
          </table:table-cell>
          <table:table-cell office:value-type="float" office:value="124.617195">
            <text:p>124.617195</text:p>
          </table:table-cell>
          <table:table-cell office:value-type="float" office:value="-0.206286">
            <text:p>-0.206286</text:p>
          </table:table-cell>
          <table:table-cell office:value-type="float" office:value="-0.859518">
            <text:p>-0.859518</text:p>
          </table:table-cell>
          <table:table-cell office:value-type="float" office:value="316.663025">
            <text:p>316.663025</text:p>
          </table:table-cell>
          <table:table-cell office:value-type="float" office:value="0.014591">
            <text:p>0.014591</text:p>
          </table:table-cell>
          <table:table-cell office:value-type="float" office:value="0.032775">
            <text:p>0.032775</text:p>
          </table:table-cell>
          <table:table-cell/>
          <table:table-cell office:value-type="float" office:value="505.482819">
            <text:p>505.482819</text:p>
          </table:table-cell>
          <table:table-cell office:value-type="float" office:value="5287">
            <text:p>5287</text:p>
          </table:table-cell>
          <table:table-cell office:value-type="float" office:value="1192">
            <text:p>1192</text:p>
          </table:table-cell>
          <table:table-cell office:value-type="float" office:value="448949">
            <text:p>448949</text:p>
          </table:table-cell>
          <table:table-cell office:value-type="float" office:value="827521">
            <text:p>827521</text:p>
          </table:table-cell>
          <table:table-cell office:value-type="float" office:value="937899.5">
            <text:p>937899.5</text:p>
          </table:table-cell>
          <table:table-cell office:value-type="float" office:value="1.173744">
            <text:p>1.173744</text:p>
          </table:table-cell>
          <table:table-cell office:value-type="float" office:value="3.129266">
            <text:p>3.129266</text:p>
          </table:table-cell>
          <table:table-cell office:value-type="float" office:value="168.705841">
            <text:p>168.705841</text:p>
          </table:table-cell>
        </table:table-row>
        <table:table-row table:style-name="ro1">
          <table:table-cell office:value-type="float" office:value="3844510">
            <text:p>3844510</text:p>
          </table:table-cell>
          <table:table-cell office:value-type="float" office:value="70">
            <text:p>70</text:p>
          </table:table-cell>
          <table:table-cell office:value-type="float" office:value="5295">
            <text:p>5295</text:p>
          </table:table-cell>
          <table:table-cell office:value-type="float" office:value="7463.807617">
            <text:p>7463.807617</text:p>
          </table:table-cell>
          <table:table-cell office:value-type="float" office:value="0.001233">
            <text:p>0.001233</text:p>
          </table:table-cell>
          <table:table-cell office:value-type="float" office:value="0.008731">
            <text:p>0.008731</text:p>
          </table:table-cell>
          <table:table-cell office:value-type="float" office:value="15.58591">
            <text:p>15.58591</text:p>
          </table:table-cell>
          <table:table-cell office:value-type="float" office:value="0.779724">
            <text:p>0.779724</text:p>
          </table:table-cell>
          <table:table-cell office:value-type="float" office:value="-0.227449">
            <text:p>-0.227449</text:p>
          </table:table-cell>
          <table:table-cell office:value-type="float" office:value="129.170471">
            <text:p>129.170471</text:p>
          </table:table-cell>
          <table:table-cell office:value-type="float" office:value="0.029393">
            <text:p>0.029393</text:p>
          </table:table-cell>
          <table:table-cell office:value-type="float" office:value="0.033974">
            <text:p>0.033974</text:p>
          </table:table-cell>
          <table:table-cell/>
          <table:table-cell office:value-type="float" office:value="95.513527">
            <text:p>95.513527</text:p>
          </table:table-cell>
          <table:table-cell office:value-type="float" office:value="5314">
            <text:p>5314</text:p>
          </table:table-cell>
          <table:table-cell office:value-type="float" office:value="1257">
            <text:p>1257</text:p>
          </table:table-cell>
          <table:table-cell office:value-type="float" office:value="443655">
            <text:p>443655</text:p>
          </table:table-cell>
          <table:table-cell office:value-type="float" office:value="827456">
            <text:p>827456</text:p>
          </table:table-cell>
          <table:table-cell office:value-type="float" office:value="935279.4375">
            <text:p>935279.4375</text:p>
          </table:table-cell>
          <table:table-cell office:value-type="float" office:value="1.174977">
            <text:p>1.174977</text:p>
          </table:table-cell>
          <table:table-cell office:value-type="float" office:value="3.120534">
            <text:p>3.120534</text:p>
          </table:table-cell>
          <table:table-cell office:value-type="float" office:value="169.167068">
            <text:p>169.167068</text:p>
          </table:table-cell>
        </table:table-row>
        <table:table-row table:style-name="ro1">
          <table:table-cell office:value-type="float" office:value="3845281">
            <text:p>3845281</text:p>
          </table:table-cell>
          <table:table-cell office:value-type="float" office:value="80">
            <text:p>80</text:p>
          </table:table-cell>
          <table:table-cell office:value-type="float" office:value="16079">
            <text:p>16079</text:p>
          </table:table-cell>
          <table:table-cell office:value-type="float" office:value="19998.720703">
            <text:p>19998.720703</text:p>
          </table:table-cell>
          <table:table-cell office:value-type="float" office:value="0.001746">
            <text:p>0.001746</text:p>
          </table:table-cell>
          <table:table-cell office:value-type="float" office:value="0.024242">
            <text:p>0.024242</text:p>
          </table:table-cell>
          <table:table-cell office:value-type="float" office:value="92.725677">
            <text:p>92.725677</text:p>
          </table:table-cell>
          <table:table-cell office:value-type="float" office:value="-0.218693">
            <text:p>-0.218693</text:p>
          </table:table-cell>
          <table:table-cell office:value-type="float" office:value="0.328006">
            <text:p>0.328006</text:p>
          </table:table-cell>
          <table:table-cell office:value-type="float" office:value="249.984619">
            <text:p>249.984619</text:p>
          </table:table-cell>
          <table:table-cell office:value-type="float" office:value="0.016315">
            <text:p>0.016315</text:p>
          </table:table-cell>
          <table:table-cell office:value-type="float" office:value="0.031443">
            <text:p>0.031443</text:p>
          </table:table-cell>
          <table:table-cell/>
          <table:table-cell office:value-type="float" office:value="667.918823">
            <text:p>667.918823</text:p>
          </table:table-cell>
          <table:table-cell office:value-type="float" office:value="5345">
            <text:p>5345</text:p>
          </table:table-cell>
          <table:table-cell office:value-type="float" office:value="1331">
            <text:p>1331</text:p>
          </table:table-cell>
          <table:table-cell office:value-type="float" office:value="427580">
            <text:p>427580</text:p>
          </table:table-cell>
          <table:table-cell office:value-type="float" office:value="827117">
            <text:p>827117</text:p>
          </table:table-cell>
          <table:table-cell office:value-type="float" office:value="927472.375">
            <text:p>927472.375</text:p>
          </table:table-cell>
          <table:table-cell office:value-type="float" office:value="1.176723">
            <text:p>1.176723</text:p>
          </table:table-cell>
          <table:table-cell office:value-type="float" office:value="3.096292">
            <text:p>3.096292</text:p>
          </table:table-cell>
          <table:table-cell office:value-type="float" office:value="170.827744">
            <text:p>170.827744</text:p>
          </table:table-cell>
        </table:table-row>
        <table:table-row table:style-name="ro1">
          <table:table-cell office:value-type="float" office:value="3845538">
            <text:p>3845538</text:p>
          </table:table-cell>
          <table:table-cell office:value-type="float" office:value="76">
            <text:p>76</text:p>
          </table:table-cell>
          <table:table-cell office:value-type="float" office:value="5340">
            <text:p>5340</text:p>
          </table:table-cell>
          <table:table-cell office:value-type="float" office:value="6925.756836">
            <text:p>6925.756836</text:p>
          </table:table-cell>
          <table:table-cell office:value-type="float" office:value="0.00755">
            <text:p>0.00755</text:p>
          </table:table-cell>
          <table:table-cell office:value-type="float" office:value="0.007978">
            <text:p>0.007978</text:p>
          </table:table-cell>
          <table:table-cell office:value-type="float" office:value="5.67378">
            <text:p>5.67378</text:p>
          </table:table-cell>
          <table:table-cell office:value-type="float" office:value="0.74692">
            <text:p>0.74692</text:p>
          </table:table-cell>
          <table:table-cell office:value-type="float" office:value="-0.304064">
            <text:p>-0.304064</text:p>
          </table:table-cell>
          <table:table-cell office:value-type="float" office:value="140.708984">
            <text:p>140.708984</text:p>
          </table:table-cell>
          <table:table-cell office:value-type="float" office:value="0.029376">
            <text:p>0.029376</text:p>
          </table:table-cell>
          <table:table-cell office:value-type="float" office:value="0.031043">
            <text:p>0.031043</text:p>
          </table:table-cell>
          <table:table-cell/>
          <table:table-cell office:value-type="float" office:value="5.673774">
            <text:p>5.673774</text:p>
          </table:table-cell>
          <table:table-cell office:value-type="float" office:value="5374">
            <text:p>5374</text:p>
          </table:table-cell>
          <table:table-cell office:value-type="float" office:value="1401">
            <text:p>1401</text:p>
          </table:table-cell>
          <table:table-cell office:value-type="float" office:value="422246">
            <text:p>422246</text:p>
          </table:table-cell>
          <table:table-cell office:value-type="float" office:value="826875">
            <text:p>826875</text:p>
          </table:table-cell>
          <table:table-cell office:value-type="float" office:value="924764.625">
            <text:p>924764.625</text:p>
          </table:table-cell>
          <table:table-cell office:value-type="float" office:value="1.184273">
            <text:p>1.184273</text:p>
          </table:table-cell>
          <table:table-cell office:value-type="float" office:value="3.088314">
            <text:p>3.088314</text:p>
          </table:table-cell>
          <table:table-cell office:value-type="float" office:value="169.774918">
            <text:p>169.774918</text:p>
          </table:table-cell>
        </table:table-row>
        <table:table-row table:style-name="ro1">
          <table:table-cell office:value-type="float" office:value="3846309">
            <text:p>3846309</text:p>
          </table:table-cell>
          <table:table-cell office:value-type="float" office:value="73">
            <text:p>73</text:p>
          </table:table-cell>
          <table:table-cell office:value-type="float" office:value="16157">
            <text:p>16157</text:p>
          </table:table-cell>
          <table:table-cell office:value-type="float" office:value="22032.572266">
            <text:p>22032.572266</text:p>
          </table:table-cell>
          <table:table-cell office:value-type="float" office:value="-0.029584">
            <text:p>-0.029584</text:p>
          </table:table-cell>
          <table:table-cell office:value-type="float" office:value="-0.007088">
            <text:p>-0.007088</text:p>
          </table:table-cell>
          <table:table-cell office:value-type="float" office:value="68.714561">
            <text:p>68.714561</text:p>
          </table:table-cell>
          <table:table-cell office:value-type="float" office:value="-0.260749">
            <text:p>-0.260749</text:p>
          </table:table-cell>
          <table:table-cell office:value-type="float" office:value="0.232238">
            <text:p>0.232238</text:p>
          </table:table-cell>
          <table:table-cell office:value-type="float" office:value="189.065506">
            <text:p>189.065506</text:p>
          </table:table-cell>
          <table:table-cell office:value-type="float" office:value="-0.029384">
            <text:p>-0.029384</text:p>
          </table:table-cell>
          <table:table-cell office:value-type="float" office:value="-0.009193">
            <text:p>-0.009193</text:p>
          </table:table-cell>
          <table:table-cell/>
          <table:table-cell office:value-type="float" office:value="52.621502">
            <text:p>52.621502</text:p>
          </table:table-cell>
          <table:table-cell office:value-type="float" office:value="5402">
            <text:p>5402</text:p>
          </table:table-cell>
          <table:table-cell office:value-type="float" office:value="1469">
            <text:p>1469</text:p>
          </table:table-cell>
          <table:table-cell office:value-type="float" office:value="406112">
            <text:p>406112</text:p>
          </table:table-cell>
          <table:table-cell office:value-type="float" office:value="826015">
            <text:p>826015</text:p>
          </table:table-cell>
          <table:table-cell office:value-type="float" office:value="916757.6875">
            <text:p>916757.6875</text:p>
          </table:table-cell>
          <table:table-cell office:value-type="float" office:value="1.154689">
            <text:p>1.154689</text:p>
          </table:table-cell>
          <table:table-cell office:value-type="float" office:value="3.095402">
            <text:p>3.095402</text:p>
          </table:table-cell>
          <table:table-cell office:value-type="float" office:value="176.072845">
            <text:p>176.072845</text:p>
          </table:table-cell>
        </table:table-row>
        <table:table-row table:style-name="ro1">
          <table:table-cell office:value-type="float" office:value="3846566">
            <text:p>3846566</text:p>
          </table:table-cell>
          <table:table-cell office:value-type="float" office:value="77">
            <text:p>77</text:p>
          </table:table-cell>
          <table:table-cell office:value-type="float" office:value="5362">
            <text:p>5362</text:p>
          </table:table-cell>
          <table:table-cell office:value-type="float" office:value="6863.264648">
            <text:p>6863.264648</text:p>
          </table:table-cell>
          <table:table-cell office:value-type="float" office:value="-0.010888">
            <text:p>-0.010888</text:p>
          </table:table-cell>
          <table:table-cell office:value-type="float" office:value="-0.00339">
            <text:p>-0.00339</text:p>
          </table:table-cell>
          <table:table-cell office:value-type="float" office:value="77.401314">
            <text:p>77.401314</text:p>
          </table:table-cell>
          <table:table-cell office:value-type="float" office:value="0.797388">
            <text:p>0.797388</text:p>
          </table:table-cell>
          <table:table-cell office:value-type="float" office:value="-0.361524">
            <text:p>-0.361524</text:p>
          </table:table-cell>
          <table:table-cell office:value-type="float" office:value="145.338608">
            <text:p>145.338608</text:p>
          </table:table-cell>
          <table:table-cell office:value-type="float" office:value="-0.058366">
            <text:p>-0.058366</text:p>
          </table:table-cell>
          <table:table-cell office:value-type="float" office:value="-0.01319">
            <text:p>-0.01319</text:p>
          </table:table-cell>
          <table:table-cell/>
          <table:table-cell office:value-type="float" office:value="106.628502">
            <text:p>106.628502</text:p>
          </table:table-cell>
          <table:table-cell office:value-type="float" office:value="5433">
            <text:p>5433</text:p>
          </table:table-cell>
          <table:table-cell office:value-type="float" office:value="1539">
            <text:p>1539</text:p>
          </table:table-cell>
          <table:table-cell office:value-type="float" office:value="400756">
            <text:p>400756</text:p>
          </table:table-cell>
          <table:table-cell office:value-type="float" office:value="825767">
            <text:p>825767</text:p>
          </table:table-cell>
          <table:table-cell office:value-type="float" office:value="914129.125">
            <text:p>914129.125</text:p>
          </table:table-cell>
          <table:table-cell office:value-type="float" office:value="1.143801">
            <text:p>1.143801</text:p>
          </table:table-cell>
          <table:table-cell office:value-type="float" office:value="3.098792">
            <text:p>3.098792</text:p>
          </table:table-cell>
          <table:table-cell office:value-type="float" office:value="178.404587">
            <text:p>178.404587</text:p>
          </table:table-cell>
        </table:table-row>
        <table:table-row table:style-name="ro1">
          <table:table-cell office:value-type="float" office:value="3847337">
            <text:p>3847337</text:p>
          </table:table-cell>
          <table:table-cell office:value-type="float" office:value="71">
            <text:p>71</text:p>
          </table:table-cell>
          <table:table-cell office:value-type="float" office:value="16296">
            <text:p>16296</text:p>
          </table:table-cell>
          <table:table-cell office:value-type="float" office:value="22851.796875">
            <text:p>22851.796875</text:p>
          </table:table-cell>
          <table:table-cell office:value-type="float" office:value="-0.019414">
            <text:p>-0.019414</text:p>
          </table:table-cell>
          <table:table-cell office:value-type="float" office:value="0.003082">
            <text:p>0.003082</text:p>
          </table:table-cell>
          <table:table-cell office:value-type="string">
            <text:p>Infinity</text:p>
          </table:table-cell>
          <table:table-cell office:value-type="float" office:value="-0.26916">
            <text:p>-0.26916</text:p>
          </table:table-cell>
          <table:table-cell office:value-type="float" office:value="0.354342">
            <text:p>0.354342</text:p>
          </table:table-cell>
          <table:table-cell office:value-type="float" office:value="231.647079">
            <text:p>231.647079</text:p>
          </table:table-cell>
          <table:table-cell office:value-type="float" office:value="0">
            <text:p>0</text:p>
          </table:table-cell>
          <table:table-cell office:value-type="float" office:value="0.003997">
            <text:p>0.003997</text:p>
          </table:table-cell>
          <table:table-cell/>
          <table:table-cell office:value-type="float" office:value="100">
            <text:p>100</text:p>
          </table:table-cell>
          <table:table-cell office:value-type="float" office:value="5462">
            <text:p>5462</text:p>
          </table:table-cell>
          <table:table-cell office:value-type="float" office:value="1604">
            <text:p>1604</text:p>
          </table:table-cell>
          <table:table-cell office:value-type="float" office:value="384475">
            <text:p>384475</text:p>
          </table:table-cell>
          <table:table-cell office:value-type="float" office:value="825070">
            <text:p>825070</text:p>
          </table:table-cell>
          <table:table-cell office:value-type="float" office:value="906502.6875">
            <text:p>906502.6875</text:p>
          </table:table-cell>
          <table:table-cell office:value-type="float" office:value="1.124387">
            <text:p>1.124387</text:p>
          </table:table-cell>
          <table:table-cell office:value-type="float" office:value="3.09571">
            <text:p>3.09571</text:p>
          </table:table-cell>
          <table:table-cell office:value-type="float" office:value="183.485733">
            <text:p>183.485733</text:p>
          </table:table-cell>
        </table:table-row>
        <table:table-row table:style-name="ro1">
          <table:table-cell office:value-type="float" office:value="3847594">
            <text:p>3847594</text:p>
          </table:table-cell>
          <table:table-cell office:value-type="float" office:value="71">
            <text:p>71</text:p>
          </table:table-cell>
          <table:table-cell office:value-type="float" office:value="5424">
            <text:p>5424</text:p>
          </table:table-cell>
          <table:table-cell office:value-type="float" office:value="7538.794922">
            <text:p>7538.794922</text:p>
          </table:table-cell>
          <table:table-cell office:value-type="float" office:value="-0.006677">
            <text:p>-0.006677</text:p>
          </table:table-cell>
          <table:table-cell office:value-type="float" office:value="0.000822">
            <text:p>0.000822</text:p>
          </table:table-cell>
          <table:table-cell office:value-type="float" office:value="105.478462">
            <text:p>105.478462</text:p>
          </table:table-cell>
          <table:table-cell office:value-type="float" office:value="0.71664">
            <text:p>0.71664</text:p>
          </table:table-cell>
          <table:table-cell office:value-type="float" office:value="-0.126893">
            <text:p>-0.126893</text:p>
          </table:table-cell>
          <table:table-cell office:value-type="float" office:value="117.706619">
            <text:p>117.706619</text:p>
          </table:table-cell>
          <table:table-cell office:value-type="float" office:value="-0.058366">
            <text:p>-0.058366</text:p>
          </table:table-cell>
          <table:table-cell office:value-type="float" office:value="0.003198">
            <text:p>0.003198</text:p>
          </table:table-cell>
          <table:table-cell/>
          <table:table-cell office:value-type="float" office:value="236.963394">
            <text:p>236.963394</text:p>
          </table:table-cell>
          <table:table-cell office:value-type="float" office:value="5493">
            <text:p>5493</text:p>
          </table:table-cell>
          <table:table-cell office:value-type="float" office:value="1668">
            <text:p>1668</text:p>
          </table:table-cell>
          <table:table-cell office:value-type="float" office:value="379057">
            <text:p>379057</text:p>
          </table:table-cell>
          <table:table-cell office:value-type="float" office:value="824821">
            <text:p>824821</text:p>
          </table:table-cell>
          <table:table-cell office:value-type="float" office:value="903952.9375">
            <text:p>903952.9375</text:p>
          </table:table-cell>
          <table:table-cell office:value-type="float" office:value="1.11771">
            <text:p>1.11771</text:p>
          </table:table-cell>
          <table:table-cell office:value-type="float" office:value="3.094888">
            <text:p>3.094888</text:p>
          </table:table-cell>
          <table:table-cell office:value-type="float" office:value="185.252731">
            <text:p>185.252731</text:p>
          </table:table-cell>
        </table:table-row>
        <table:table-row table:style-name="ro1">
          <table:table-cell office:value-type="float" office:value="3848365">
            <text:p>3848365</text:p>
          </table:table-cell>
          <table:table-cell office:value-type="float" office:value="73">
            <text:p>73</text:p>
          </table:table-cell>
          <table:table-cell office:value-type="float" office:value="16615">
            <text:p>16615</text:p>
          </table:table-cell>
          <table:table-cell office:value-type="float" office:value="22660.341797">
            <text:p>22660.341797</text:p>
          </table:table-cell>
          <table:table-cell office:value-type="float" office:value="-0.011197">
            <text:p>-0.011197</text:p>
          </table:table-cell>
          <table:table-cell office:value-type="float" office:value="0.011299">
            <text:p>0.011299</text:p>
          </table:table-cell>
          <table:table-cell office:value-type="float" office:value="49.625977">
            <text:p>49.625977</text:p>
          </table:table-cell>
          <table:table-cell office:value-type="float" office:value="-0.235515">
            <text:p>-0.235515</text:p>
          </table:table-cell>
          <table:table-cell office:value-type="float" office:value="0.579397">
            <text:p>0.579397</text:p>
          </table:table-cell>
          <table:table-cell office:value-type="float" office:value="346.012329">
            <text:p>346.012329</text:p>
          </table:table-cell>
          <table:table-cell office:value-type="float" office:value="0.009795">
            <text:p>0.009795</text:p>
          </table:table-cell>
          <table:table-cell office:value-type="float" office:value="0.014655">
            <text:p>0.014655</text:p>
          </table:table-cell>
          <table:table-cell/>
          <table:table-cell office:value-type="float" office:value="33.470974">
            <text:p>33.470974</text:p>
          </table:table-cell>
          <table:table-cell office:value-type="float" office:value="5525">
            <text:p>5525</text:p>
          </table:table-cell>
          <table:table-cell office:value-type="float" office:value="1734">
            <text:p>1734</text:p>
          </table:table-cell>
          <table:table-cell office:value-type="float" office:value="362460">
            <text:p>362460</text:p>
          </table:table-cell>
          <table:table-cell office:value-type="float" office:value="824045">
            <text:p>824045</text:p>
          </table:table-cell>
          <table:table-cell office:value-type="float" office:value="896436.25">
            <text:p>896436.25</text:p>
          </table:table-cell>
          <table:table-cell office:value-type="float" office:value="1.106513">
            <text:p>1.106513</text:p>
          </table:table-cell>
          <table:table-cell office:value-type="float" office:value="3.083589">
            <text:p>3.083589</text:p>
          </table:table-cell>
          <table:table-cell office:value-type="float" office:value="189.160324">
            <text:p>189.160324</text:p>
          </table:table-cell>
        </table:table-row>
        <table:table-row table:style-name="ro1">
          <table:table-cell office:value-type="float" office:value="3848622">
            <text:p>3848622</text:p>
          </table:table-cell>
          <table:table-cell office:value-type="float" office:value="73">
            <text:p>73</text:p>
          </table:table-cell>
          <table:table-cell office:value-type="float" office:value="5593">
            <text:p>5593</text:p>
          </table:table-cell>
          <table:table-cell office:value-type="float" office:value="7561.515137">
            <text:p>7561.515137</text:p>
          </table:table-cell>
          <table:table-cell office:value-type="float" office:value="0.004143">
            <text:p>0.004143</text:p>
          </table:table-cell>
          <table:table-cell office:value-type="float" office:value="0.011642">
            <text:p>0.011642</text:p>
          </table:table-cell>
          <table:table-cell office:value-type="float" office:value="54.160099">
            <text:p>54.160099</text:p>
          </table:table-cell>
          <table:table-cell office:value-type="float" office:value="0.736827">
            <text:p>0.736827</text:p>
          </table:table-cell>
          <table:table-cell office:value-type="float" office:value="0.826">
            <text:p>0.826</text:p>
          </table:table-cell>
          <table:table-cell office:value-type="float" office:value="12.102307">
            <text:p>12.102307</text:p>
          </table:table-cell>
          <table:table-cell office:value-type="float" office:value="0.029384">
            <text:p>0.029384</text:p>
          </table:table-cell>
          <table:table-cell office:value-type="float" office:value="0.045299">
            <text:p>0.045299</text:p>
          </table:table-cell>
          <table:table-cell/>
          <table:table-cell office:value-type="float" office:value="98.71907">
            <text:p>98.71907</text:p>
          </table:table-cell>
          <table:table-cell office:value-type="float" office:value="5558">
            <text:p>5558</text:p>
          </table:table-cell>
          <table:table-cell office:value-type="float" office:value="1799">
            <text:p>1799</text:p>
          </table:table-cell>
          <table:table-cell office:value-type="float" office:value="356876">
            <text:p>356876</text:p>
          </table:table-cell>
          <table:table-cell office:value-type="float" office:value="823721">
            <text:p>823721</text:p>
          </table:table-cell>
          <table:table-cell office:value-type="float" office:value="893856.875">
            <text:p>893856.875</text:p>
          </table:table-cell>
          <table:table-cell office:value-type="float" office:value="1.110656">
            <text:p>1.110656</text:p>
          </table:table-cell>
          <table:table-cell office:value-type="float" office:value="3.071947">
            <text:p>3.071947</text:p>
          </table:table-cell>
          <table:table-cell office:value-type="float" office:value="189.129822">
            <text:p>189.129822</text:p>
          </table:table-cell>
        </table:table-row>
        <table:table-row table:style-name="ro1">
          <table:table-cell office:value-type="float" office:value="3849650">
            <text:p>3849650</text:p>
          </table:table-cell>
          <table:table-cell office:value-type="float" office:value="67">
            <text:p>67</text:p>
          </table:table-cell>
          <table:table-cell office:value-type="float" office:value="22708">
            <text:p>22708</text:p>
          </table:table-cell>
          <table:table-cell office:value-type="float" office:value="33792.738281">
            <text:p>33792.738281</text:p>
          </table:table-cell>
          <table:table-cell office:value-type="float" office:value="-0.013559">
            <text:p>-0.013559</text:p>
          </table:table-cell>
          <table:table-cell office:value-type="float" office:value="0.016435">
            <text:p>0.016435</text:p>
          </table:table-cell>
          <table:table-cell office:value-type="float" office:value="172.501129">
            <text:p>172.501129</text:p>
          </table:table-cell>
          <table:table-cell office:value-type="float" office:value="-0.21291">
            <text:p>-0.21291</text:p>
          </table:table-cell>
          <table:table-cell office:value-type="float" office:value="0.318429">
            <text:p>0.318429</text:p>
          </table:table-cell>
          <table:table-cell office:value-type="float" office:value="249.560211">
            <text:p>249.560211</text:p>
          </table:table-cell>
          <table:table-cell office:value-type="float" office:value="-0.022052">
            <text:p>-0.022052</text:p>
          </table:table-cell>
          <table:table-cell office:value-type="float" office:value="0.015988">
            <text:p>0.015988</text:p>
          </table:table-cell>
          <table:table-cell/>
          <table:table-cell office:value-type="float" office:value="288.398621">
            <text:p>288.398621</text:p>
          </table:table-cell>
          <table:table-cell office:value-type="float" office:value="5588">
            <text:p>5588</text:p>
          </table:table-cell>
          <table:table-cell office:value-type="float" office:value="1859">
            <text:p>1859</text:p>
          </table:table-cell>
          <table:table-cell office:value-type="float" office:value="334223">
            <text:p>334223</text:p>
          </table:table-cell>
          <table:table-cell office:value-type="float" office:value="822141">
            <text:p>822141</text:p>
          </table:table-cell>
          <table:table-cell office:value-type="float" office:value="883664.8125">
            <text:p>883664.8125</text:p>
          </table:table-cell>
          <table:table-cell office:value-type="float" office:value="1.097097">
            <text:p>1.097097</text:p>
          </table:table-cell>
          <table:table-cell office:value-type="float" office:value="3.055512">
            <text:p>3.055512</text:p>
          </table:table-cell>
          <table:table-cell office:value-type="float" office:value="194.20134">
            <text:p>194.20134</text:p>
          </table:table-cell>
        </table:table-row>
        <table:table-row table:style-name="ro1">
          <table:table-cell office:value-type="float" office:value="3851963">
            <text:p>3851963</text:p>
          </table:table-cell>
          <table:table-cell office:value-type="float" office:value="0">
            <text:p>0</text:p>
          </table:table-cell>
          <table:table-cell office:value-type="float" office:value="51644">
            <text:p>51644</text:p>
          </table:table-cell>
          <table:table-cell office:value-type="float" office:value="100">
            <text:p>100</text:p>
          </table:table-cell>
          <table:table-cell office:value-type="float" office:value="-0.005855">
            <text:p>-0.005855</text:p>
          </table:table-cell>
          <table:table-cell office:value-type="float" office:value="0.061633">
            <text:p>0.061633</text:p>
          </table:table-cell>
          <table:table-cell office:value-type="float" office:value="100">
            <text:p>100</text:p>
          </table:table-cell>
          <table:table-cell office:value-type="float" office:value="-0.028178">
            <text:p>-0.028178</text:p>
          </table:table-cell>
          <table:table-cell office:value-type="float" office:value="0.102951">
            <text:p>0.102951</text:p>
          </table:table-cell>
          <table:table-cell office:value-type="float" office:value="465.361786">
            <text:p>465.361786</text:p>
          </table:table-cell>
          <table:table-cell office:value-type="float" office:value="0">
            <text:p>0</text:p>
          </table:table-cell>
          <table:table-cell office:value-type="float" office:value="0.026646">
            <text:p>0.026646</text:p>
          </table:table-cell>
          <table:table-cell/>
          <table:table-cell office:value-type="float" office:value="100">
            <text:p>100</text:p>
          </table:table-cell>
          <table:table-cell office:value-type="float" office:value="5588">
            <text:p>5588</text:p>
          </table:table-cell>
          <table:table-cell office:value-type="float" office:value="1859">
            <text:p>1859</text:p>
          </table:table-cell>
          <table:table-cell office:value-type="float" office:value="282770">
            <text:p>282770</text:p>
          </table:table-cell>
          <table:table-cell office:value-type="float" office:value="817701">
            <text:p>817701</text:p>
          </table:table-cell>
          <table:table-cell office:value-type="float" office:value="861642.625">
            <text:p>861642.625</text:p>
          </table:table-cell>
          <table:table-cell office:value-type="float" office:value="1.091242">
            <text:p>1.091242</text:p>
          </table:table-cell>
          <table:table-cell office:value-type="float" office:value="2.993879">
            <text:p>2.993879</text:p>
          </table:table-cell>
          <table:table-cell office:value-type="float" office:value="201.427841">
            <text:p>201.427841</text:p>
          </table:table-cell>
        </table:table-row>
        <table:table-row table:style-name="ro1">
          <table:table-cell office:value-type="float" office:value="3852220">
            <text:p>3852220</text:p>
          </table:table-cell>
          <table:table-cell office:value-type="float" office:value="2">
            <text:p>2</text:p>
          </table:table-cell>
          <table:table-cell office:value-type="float" office:value="5770">
            <text:p>5770</text:p>
          </table:table-cell>
          <table:table-cell office:value-type="float" office:value="288392.9375">
            <text:p>288392.9375</text:p>
          </table:table-cell>
          <table:table-cell office:value-type="float" office:value="0.016812">
            <text:p>0.016812</text:p>
          </table:table-cell>
          <table:table-cell office:value-type="float" office:value="0.024311">
            <text:p>0.024311</text:p>
          </table:table-cell>
          <table:table-cell office:value-type="float" office:value="143.10704">
            <text:p>143.10704</text:p>
          </table:table-cell>
          <table:table-cell office:value-type="float" office:value="0.030281">
            <text:p>0.030281</text:p>
          </table:table-cell>
          <table:table-cell office:value-type="float" office:value="0.47884">
            <text:p>0.47884</text:p>
          </table:table-cell>
          <table:table-cell office:value-type="float" office:value="1481.346191">
            <text:p>1481.346191</text:p>
          </table:table-cell>
          <table:table-cell office:value-type="float" office:value="0.038911">
            <text:p>0.038911</text:p>
          </table:table-cell>
          <table:table-cell office:value-type="float" office:value="0.094594">
            <text:p>0.094594</text:p>
          </table:table-cell>
          <table:table-cell/>
          <table:table-cell office:value-type="float" office:value="85.121712">
            <text:p>85.121712</text:p>
          </table:table-cell>
          <table:table-cell office:value-type="float" office:value="5589">
            <text:p>5589</text:p>
          </table:table-cell>
          <table:table-cell office:value-type="float" office:value="1861">
            <text:p>1861</text:p>
          </table:table-cell>
          <table:table-cell office:value-type="float" office:value="277063">
            <text:p>277063</text:p>
          </table:table-cell>
          <table:table-cell office:value-type="float" office:value="816852">
            <text:p>816852</text:p>
          </table:table-cell>
          <table:table-cell office:value-type="float" office:value="859015.9375">
            <text:p>859015.9375</text:p>
          </table:table-cell>
          <table:table-cell office:value-type="float" office:value="1.108054">
            <text:p>1.108054</text:p>
          </table:table-cell>
          <table:table-cell office:value-type="float" office:value="2.969568">
            <text:p>2.969568</text:p>
          </table:table-cell>
          <table:table-cell office:value-type="float" office:value="199.04837">
            <text:p>199.04837</text:p>
          </table:table-cell>
        </table:table-row>
        <table:table-row table:style-name="ro1">
          <table:table-cell office:value-type="float" office:value="3852991">
            <text:p>3852991</text:p>
          </table:table-cell>
          <table:table-cell office:value-type="float" office:value="5">
            <text:p>5</text:p>
          </table:table-cell>
          <table:table-cell office:value-type="float" office:value="17354">
            <text:p>17354</text:p>
          </table:table-cell>
          <table:table-cell office:value-type="float" office:value="346973.9375">
            <text:p>346973.9375</text:p>
          </table:table-cell>
          <table:table-cell office:value-type="float" office:value="0.443859">
            <text:p>0.443859</text:p>
          </table:table-cell>
          <table:table-cell office:value-type="float" office:value="0.466355">
            <text:p>0.466355</text:p>
          </table:table-cell>
          <table:table-cell office:value-type="float" office:value="20.782495">
            <text:p>20.782495</text:p>
          </table:table-cell>
          <table:table-cell office:value-type="float" office:value="-0.001682">
            <text:p>-0.001682</text:p>
          </table:table-cell>
          <table:table-cell office:value-type="float" office:value="0.07422">
            <text:p>0.07422</text:p>
          </table:table-cell>
          <table:table-cell office:value-type="float" office:value="4511.956543">
            <text:p>4511.956543</text:p>
          </table:table-cell>
          <table:table-cell office:value-type="float" office:value="0.500793">
            <text:p>0.500793</text:p>
          </table:table-cell>
          <table:table-cell office:value-type="float" office:value="0.60487">
            <text:p>0.60487</text:p>
          </table:table-cell>
          <table:table-cell/>
          <table:table-cell office:value-type="float" office:value="18.078623">
            <text:p>18.078623</text:p>
          </table:table-cell>
          <table:table-cell office:value-type="float" office:value="5591">
            <text:p>5591</text:p>
          </table:table-cell>
          <table:table-cell office:value-type="float" office:value="1865">
            <text:p>1865</text:p>
          </table:table-cell>
          <table:table-cell office:value-type="float" office:value="259965">
            <text:p>259965</text:p>
          </table:table-cell>
          <table:table-cell office:value-type="float" office:value="813881">
            <text:p>813881</text:p>
          </table:table-cell>
          <table:table-cell office:value-type="float" office:value="850926.625">
            <text:p>850926.625</text:p>
          </table:table-cell>
          <table:table-cell office:value-type="float" office:value="1.551913">
            <text:p>1.551913</text:p>
          </table:table-cell>
          <table:table-cell office:value-type="float" office:value="2.503214">
            <text:p>2.503214</text:p>
          </table:table-cell>
          <table:table-cell office:value-type="float" office:value="143.568604">
            <text:p>143.568604</text:p>
          </table:table-cell>
        </table:table-row>
        <table:table-row table:style-name="ro1">
          <table:table-cell office:value-type="float" office:value="3853248">
            <text:p>3853248</text:p>
          </table:table-cell>
          <table:table-cell office:value-type="float" office:value="-7">
            <text:p>-7</text:p>
          </table:table-cell>
          <table:table-cell office:value-type="float" office:value="5824">
            <text:p>5824</text:p>
          </table:table-cell>
          <table:table-cell office:value-type="float" office:value="83303.671875">
            <text:p>83303.671875</text:p>
          </table:table-cell>
          <table:table-cell office:value-type="float" office:value="0.136722">
            <text:p>0.136722</text:p>
          </table:table-cell>
          <table:table-cell office:value-type="float" office:value="0.144221">
            <text:p>0.144221</text:p>
          </table:table-cell>
          <table:table-cell office:value-type="float" office:value="55.533188">
            <text:p>55.533188</text:p>
          </table:table-cell>
          <table:table-cell office:value-type="float" office:value="-0.131216">
            <text:p>-0.131216</text:p>
          </table:table-cell>
          <table:table-cell office:value-type="float" office:value="0.600945">
            <text:p>0.600945</text:p>
          </table:table-cell>
          <table:table-cell office:value-type="float" office:value="557.982178">
            <text:p>557.982178</text:p>
          </table:table-cell>
          <table:table-cell office:value-type="float" office:value="1.261997">
            <text:p>1.261997</text:p>
          </table:table-cell>
          <table:table-cell office:value-type="float" office:value="0.56117">
            <text:p>0.56117</text:p>
          </table:table-cell>
          <table:table-cell/>
          <table:table-cell office:value-type="float" office:value="131.736389">
            <text:p>131.736389</text:p>
          </table:table-cell>
          <table:table-cell office:value-type="float" office:value="5591">
            <text:p>5591</text:p>
          </table:table-cell>
          <table:table-cell office:value-type="float" office:value="1858">
            <text:p>1858</text:p>
          </table:table-cell>
          <table:table-cell office:value-type="float" office:value="255288">
            <text:p>255288</text:p>
          </table:table-cell>
          <table:table-cell office:value-type="float" office:value="810410">
            <text:p>810410</text:p>
          </table:table-cell>
          <table:table-cell office:value-type="float" office:value="846229.8125">
            <text:p>846229.8125</text:p>
          </table:table-cell>
          <table:table-cell office:value-type="float" office:value="1.688635">
            <text:p>1.688635</text:p>
          </table:table-cell>
          <table:table-cell office:value-type="float" office:value="2.358993">
            <text:p>2.358993</text:p>
          </table:table-cell>
          <table:table-cell office:value-type="float" office:value="132.388489">
            <text:p>132.388489</text:p>
          </table:table-cell>
        </table:table-row>
        <table:table-row table:style-name="ro1">
          <table:table-cell office:value-type="float" office:value="3854276">
            <text:p>3854276</text:p>
          </table:table-cell>
          <table:table-cell office:value-type="float" office:value="-1">
            <text:p>-1</text:p>
          </table:table-cell>
          <table:table-cell office:value-type="float" office:value="23902">
            <text:p>23902</text:p>
          </table:table-cell>
          <table:table-cell office:value-type="float" office:value="2390273.5">
            <text:p>2390273.5</text:p>
          </table:table-cell>
          <table:table-cell office:value-type="float" office:value="0.393628">
            <text:p>0.393628</text:p>
          </table:table-cell>
          <table:table-cell office:value-type="float" office:value="0.423623">
            <text:p>0.423623</text:p>
          </table:table-cell>
          <table:table-cell office:value-type="float" office:value="162.034576">
            <text:p>162.034576</text:p>
          </table:table-cell>
          <table:table-cell office:value-type="float" office:value="0.025549">
            <text:p>0.025549</text:p>
          </table:table-cell>
          <table:table-cell office:value-type="float" office:value="0.572214">
            <text:p>0.572214</text:p>
          </table:table-cell>
          <table:table-cell office:value-type="float" office:value="2139.655029">
            <text:p>2139.655029</text:p>
          </table:table-cell>
          <table:table-cell office:value-type="float" office:value="0.157263">
            <text:p>0.157263</text:p>
          </table:table-cell>
          <table:table-cell office:value-type="float" office:value="0.412084">
            <text:p>0.412084</text:p>
          </table:table-cell>
          <table:table-cell/>
          <table:table-cell office:value-type="float" office:value="66.549118">
            <text:p>66.549118</text:p>
          </table:table-cell>
          <table:table-cell office:value-type="float" office:value="5591">
            <text:p>5591</text:p>
          </table:table-cell>
          <table:table-cell office:value-type="float" office:value="1857">
            <text:p>1857</text:p>
          </table:table-cell>
          <table:table-cell office:value-type="float" office:value="238340">
            <text:p>238340</text:p>
          </table:table-cell>
          <table:table-cell office:value-type="float" office:value="793556">
            <text:p>793556</text:p>
          </table:table-cell>
          <table:table-cell office:value-type="float" office:value="825202.625">
            <text:p>825202.625</text:p>
          </table:table-cell>
          <table:table-cell office:value-type="float" office:value="2.082263">
            <text:p>2.082263</text:p>
          </table:table-cell>
          <table:table-cell office:value-type="float" office:value="1.93537">
            <text:p>1.93537</text:p>
          </table:table-cell>
          <table:table-cell office:value-type="float" office:value="108.802452">
            <text:p>108.802452</text:p>
          </table:table-cell>
        </table:table-row>
        <table:table-row table:style-name="ro1">
          <table:table-cell office:value-type="float" office:value="3855304">
            <text:p>3855304</text:p>
          </table:table-cell>
          <table:table-cell office:value-type="float" office:value="-3">
            <text:p>-3</text:p>
          </table:table-cell>
          <table:table-cell office:value-type="float" office:value="23904">
            <text:p>23904</text:p>
          </table:table-cell>
          <table:table-cell office:value-type="float" office:value="796908.8125">
            <text:p>796908.8125</text:p>
          </table:table-cell>
          <table:table-cell office:value-type="float" office:value="0.533466">
            <text:p>0.533466</text:p>
          </table:table-cell>
          <table:table-cell office:value-type="float" office:value="0.563461">
            <text:p>0.563461</text:p>
          </table:table-cell>
          <table:table-cell office:value-type="float" office:value="91.003578">
            <text:p>91.003578</text:p>
          </table:table-cell>
          <table:table-cell office:value-type="float" office:value="-0.001893">
            <text:p>-0.001893</text:p>
          </table:table-cell>
          <table:table-cell office:value-type="float" office:value="0.002394">
            <text:p>0.002394</text:p>
          </table:table-cell>
          <table:table-cell office:value-type="float" office:value="226.507599">
            <text:p>226.507599</text:p>
          </table:table-cell>
          <table:table-cell office:value-type="float" office:value="0.286965">
            <text:p>0.286965</text:p>
          </table:table-cell>
          <table:table-cell office:value-type="float" office:value="0.548113">
            <text:p>0.548113</text:p>
          </table:table-cell>
          <table:table-cell/>
          <table:table-cell office:value-type="float" office:value="50.323837">
            <text:p>50.323837</text:p>
          </table:table-cell>
          <table:table-cell office:value-type="float" office:value="5592">
            <text:p>5592</text:p>
          </table:table-cell>
          <table:table-cell office:value-type="float" office:value="1854">
            <text:p>1854</text:p>
          </table:table-cell>
          <table:table-cell office:value-type="float" office:value="229817">
            <text:p>229817</text:p>
          </table:table-cell>
          <table:table-cell office:value-type="float" office:value="771223">
            <text:p>771223</text:p>
          </table:table-cell>
          <table:table-cell office:value-type="float" office:value="801377.3125">
            <text:p>801377.3125</text:p>
          </table:table-cell>
          <table:table-cell office:value-type="float" office:value="2.615728">
            <text:p>2.615728</text:p>
          </table:table-cell>
          <table:table-cell office:value-type="float" office:value="1.37191">
            <text:p>1.37191</text:p>
          </table:table-cell>
          <table:table-cell office:value-type="float" office:value="87.759384">
            <text:p>87.759384</text:p>
          </table:table-cell>
        </table:table-row>
        <table:table-row table:style-name="ro1">
          <table:table-cell office:value-type="float" office:value="3855561">
            <text:p>3855561</text:p>
          </table:table-cell>
          <table:table-cell office:value-type="float" office:value="-1">
            <text:p>-1</text:p>
          </table:table-cell>
          <table:table-cell office:value-type="float" office:value="5986">
            <text:p>5986</text:p>
          </table:table-cell>
          <table:table-cell office:value-type="float" office:value="598687.0625">
            <text:p>598687.0625</text:p>
          </table:table-cell>
          <table:table-cell office:value-type="float" office:value="0.119636">
            <text:p>0.119636</text:p>
          </table:table-cell>
          <table:table-cell office:value-type="float" office:value="0.127135">
            <text:p>0.127135</text:p>
          </table:table-cell>
          <table:table-cell office:value-type="float" office:value="36.957993">
            <text:p>36.957993</text:p>
          </table:table-cell>
          <table:table-cell office:value-type="float" office:value="-0.003785">
            <text:p>-0.003785</text:p>
          </table:table-cell>
          <table:table-cell office:value-type="float" office:value="0.148441">
            <text:p>0.148441</text:p>
          </table:table-cell>
          <table:table-cell office:value-type="float" office:value="4021.73877">
            <text:p>4021.73877</text:p>
          </table:table-cell>
          <table:table-cell office:value-type="float" office:value="0.784695">
            <text:p>0.784695</text:p>
          </table:table-cell>
          <table:table-cell office:value-type="float" office:value="0.494688">
            <text:p>0.494688</text:p>
          </table:table-cell>
          <table:table-cell/>
          <table:table-cell office:value-type="float" office:value="62.298912">
            <text:p>62.298912</text:p>
          </table:table-cell>
          <table:table-cell office:value-type="float" office:value="5593">
            <text:p>5593</text:p>
          </table:table-cell>
          <table:table-cell office:value-type="float" office:value="1853">
            <text:p>1853</text:p>
          </table:table-cell>
          <table:table-cell office:value-type="float" office:value="231000">
            <text:p>231000</text:p>
          </table:table-cell>
          <table:table-cell office:value-type="float" office:value="765355">
            <text:p>765355</text:p>
          </table:table-cell>
          <table:table-cell office:value-type="float" office:value="796080.125">
            <text:p>796080.125</text:p>
          </table:table-cell>
          <table:table-cell office:value-type="float" office:value="2.735364">
            <text:p>2.735364</text:p>
          </table:table-cell>
          <table:table-cell office:value-type="float" office:value="1.244775">
            <text:p>1.244775</text:p>
          </table:table-cell>
          <table:table-cell office:value-type="float" office:value="84.195206">
            <text:p>84.195206</text:p>
          </table:table-cell>
        </table:table-row>
        <table:table-row table:style-name="ro1">
          <table:table-cell office:value-type="float" office:value="3856589">
            <text:p>3856589</text:p>
          </table:table-cell>
          <table:table-cell office:value-type="float" office:value="-4">
            <text:p>-4</text:p>
          </table:table-cell>
          <table:table-cell office:value-type="float" office:value="23463">
            <text:p>23463</text:p>
          </table:table-cell>
          <table:table-cell office:value-type="float" office:value="586668.8125">
            <text:p>586668.8125</text:p>
          </table:table-cell>
          <table:table-cell office:value-type="float" office:value="0.351581">
            <text:p>0.351581</text:p>
          </table:table-cell>
          <table:table-cell office:value-type="float" office:value="0.381575">
            <text:p>0.381575</text:p>
          </table:table-cell>
          <table:table-cell office:value-type="float" office:value="88.691116">
            <text:p>88.691116</text:p>
          </table:table-cell>
          <table:table-cell office:value-type="float" office:value="0">
            <text:p>0</text:p>
          </table:table-cell>
          <table:table-cell office:value-type="float" office:value="-0.454898">
            <text:p>-0.454898</text:p>
          </table:table-cell>
          <table:table-cell office:value-type="float" office:value="100">
            <text:p>100</text:p>
          </table:table-cell>
          <table:table-cell office:value-type="float" office:value="0.196714">
            <text:p>0.196714</text:p>
          </table:table-cell>
          <table:table-cell office:value-type="float" office:value="0.371182">
            <text:p>0.371182</text:p>
          </table:table-cell>
          <table:table-cell/>
          <table:table-cell office:value-type="float" office:value="51.013351">
            <text:p>51.013351</text:p>
          </table:table-cell>
          <table:table-cell office:value-type="float" office:value="5597">
            <text:p>5597</text:p>
          </table:table-cell>
          <table:table-cell office:value-type="float" office:value="1851">
            <text:p>1851</text:p>
          </table:table-cell>
          <table:table-cell office:value-type="float" office:value="238515">
            <text:p>238515</text:p>
          </table:table-cell>
          <table:table-cell office:value-type="float" office:value="743128">
            <text:p>743128</text:p>
          </table:table-cell>
          <table:table-cell office:value-type="float" office:value="777008.625">
            <text:p>777008.625</text:p>
          </table:table-cell>
          <table:table-cell office:value-type="float" office:value="3.086945">
            <text:p>3.086945</text:p>
          </table:table-cell>
          <table:table-cell office:value-type="float" office:value="0.8632">
            <text:p>0.8632</text:p>
          </table:table-cell>
          <table:table-cell office:value-type="float" office:value="75.57766">
            <text:p>75.57766</text:p>
          </table:table-cell>
        </table:table-row>
        <table:table-row table:style-name="ro1">
          <table:table-cell office:value-type="float" office:value="3856846">
            <text:p>3856846</text:p>
          </table:table-cell>
          <table:table-cell office:value-type="float" office:value="-4">
            <text:p>-4</text:p>
          </table:table-cell>
          <table:table-cell office:value-type="float" office:value="5884">
            <text:p>5884</text:p>
          </table:table-cell>
          <table:table-cell office:value-type="float" office:value="147208.703125">
            <text:p>147208.703125</text:p>
          </table:table-cell>
          <table:table-cell office:value-type="float" office:value="0.102482">
            <text:p>0.102482</text:p>
          </table:table-cell>
          <table:table-cell office:value-type="float" office:value="0.10998">
            <text:p>0.10998</text:p>
          </table:table-cell>
          <table:table-cell office:value-type="float" office:value="48.978226">
            <text:p>48.978226</text:p>
          </table:table-cell>
          <table:table-cell office:value-type="float" office:value="-0.045421">
            <text:p>-0.045421</text:p>
          </table:table-cell>
          <table:table-cell office:value-type="float" office:value="0.282516">
            <text:p>0.282516</text:p>
          </table:table-cell>
          <table:table-cell office:value-type="float" office:value="721.996155">
            <text:p>721.996155</text:p>
          </table:table-cell>
          <table:table-cell office:value-type="float" office:value="0.838737">
            <text:p>0.838737</text:p>
          </table:table-cell>
          <table:table-cell office:value-type="float" office:value="0.427939">
            <text:p>0.427939</text:p>
          </table:table-cell>
          <table:table-cell/>
          <table:table-cell office:value-type="float" office:value="103.018745">
            <text:p>103.018745</text:p>
          </table:table-cell>
          <table:table-cell office:value-type="float" office:value="5601">
            <text:p>5601</text:p>
          </table:table-cell>
          <table:table-cell office:value-type="float" office:value="1851">
            <text:p>1851</text:p>
          </table:table-cell>
          <table:table-cell office:value-type="float" office:value="242340">
            <text:p>242340</text:p>
          </table:table-cell>
          <table:table-cell office:value-type="float" office:value="738656">
            <text:p>738656</text:p>
          </table:table-cell>
          <table:table-cell office:value-type="float" office:value="773903.6875">
            <text:p>773903.6875</text:p>
          </table:table-cell>
          <table:table-cell office:value-type="float" office:value="3.093759">
            <text:p>3.093759</text:p>
          </table:table-cell>
          <table:table-cell office:value-type="float" office:value="0.75322">
            <text:p>0.75322</text:p>
          </table:table-cell>
          <table:table-cell office:value-type="float" office:value="73.384323">
            <text:p>73.384323</text:p>
          </table:table-cell>
        </table:table-row>
        <table:table-row table:style-name="ro1">
          <table:table-cell office:value-type="float" office:value="3857617">
            <text:p>3857617</text:p>
          </table:table-cell>
          <table:table-cell office:value-type="float" office:value="7">
            <text:p>7</text:p>
          </table:table-cell>
          <table:table-cell office:value-type="float" office:value="18005">
            <text:p>18005</text:p>
          </table:table-cell>
          <table:table-cell office:value-type="float" office:value="257108.234375">
            <text:p>257108.234375</text:p>
          </table:table-cell>
          <table:table-cell office:value-type="float" office:value="0.296865">
            <text:p>0.296865</text:p>
          </table:table-cell>
          <table:table-cell office:value-type="float" office:value="0.31936">
            <text:p>0.31936</text:p>
          </table:table-cell>
          <table:table-cell office:value-type="float" office:value="30.351206">
            <text:p>30.351206</text:p>
          </table:table-cell>
          <table:table-cell office:value-type="float" office:value="0.031963">
            <text:p>0.031963</text:p>
          </table:table-cell>
          <table:table-cell office:value-type="float" office:value="0.591368">
            <text:p>0.591368</text:p>
          </table:table-cell>
          <table:table-cell office:value-type="float" office:value="1750.175293">
            <text:p>1750.175293</text:p>
          </table:table-cell>
          <table:table-cell office:value-type="float" office:value="0.317769">
            <text:p>0.317769</text:p>
          </table:table-cell>
          <table:table-cell office:value-type="float" office:value="0.414216">
            <text:p>0.414216</text:p>
          </table:table-cell>
          <table:table-cell/>
          <table:table-cell office:value-type="float" office:value="25.048622">
            <text:p>25.048622</text:p>
          </table:table-cell>
          <table:table-cell office:value-type="float" office:value="5594">
            <text:p>5594</text:p>
          </table:table-cell>
          <table:table-cell office:value-type="float" office:value="1851">
            <text:p>1851</text:p>
          </table:table-cell>
          <table:table-cell office:value-type="float" office:value="255474">
            <text:p>255474</text:p>
          </table:table-cell>
          <table:table-cell office:value-type="float" office:value="726341">
            <text:p>726341</text:p>
          </table:table-cell>
          <table:table-cell office:value-type="float" office:value="766371.8125">
            <text:p>766371.8125</text:p>
          </table:table-cell>
          <table:table-cell office:value-type="float" office:value="2.796894">
            <text:p>2.796894</text:p>
          </table:table-cell>
          <table:table-cell office:value-type="float" office:value="0.433859">
            <text:p>0.433859</text:p>
          </table:table-cell>
          <table:table-cell office:value-type="float" office:value="67.780769">
            <text:p>67.780769</text:p>
          </table:table-cell>
        </table:table-row>
        <table:table-row table:style-name="ro1">
          <table:table-cell office:value-type="float" office:value="3858902">
            <text:p>3858902</text:p>
          </table:table-cell>
          <table:table-cell office:value-type="float" office:value="58">
            <text:p>58</text:p>
          </table:table-cell>
          <table:table-cell office:value-type="float" office:value="30249">
            <text:p>30249</text:p>
          </table:table-cell>
          <table:table-cell office:value-type="float" office:value="52053.078125">
            <text:p>52053.078125</text:p>
          </table:table-cell>
          <table:table-cell office:value-type="float" office:value="0.033384">
            <text:p>0.033384</text:p>
          </table:table-cell>
          <table:table-cell office:value-type="float" office:value="0.070878">
            <text:p>0.070878</text:p>
          </table:table-cell>
          <table:table-cell office:value-type="float" office:value="25.391909">
            <text:p>25.391909</text:p>
          </table:table-cell>
          <table:table-cell office:value-type="float" office:value="0.02806">
            <text:p>0.02806</text:p>
          </table:table-cell>
          <table:table-cell office:value-type="float" office:value="0.146046">
            <text:p>0.146046</text:p>
          </table:table-cell>
          <table:table-cell office:value-type="float" office:value="420.479065">
            <text:p>420.479065</text:p>
          </table:table-cell>
          <table:table-cell office:value-type="float" office:value="0.07393">
            <text:p>0.07393</text:p>
          </table:table-cell>
          <table:table-cell office:value-type="float" office:value="0.055158">
            <text:p>0.055158</text:p>
          </table:table-cell>
          <table:table-cell/>
          <table:table-cell office:value-type="float" office:value="72.256195">
            <text:p>72.256195</text:p>
          </table:table-cell>
          <table:table-cell office:value-type="float" office:value="5539">
            <text:p>5539</text:p>
          </table:table-cell>
          <table:table-cell office:value-type="float" office:value="1831">
            <text:p>1831</text:p>
          </table:table-cell>
          <table:table-cell office:value-type="float" office:value="282920">
            <text:p>282920</text:p>
          </table:table-cell>
          <table:table-cell office:value-type="float" office:value="713625">
            <text:p>713625</text:p>
          </table:table-cell>
          <table:table-cell office:value-type="float" office:value="763931.25">
            <text:p>763931.25</text:p>
          </table:table-cell>
          <table:table-cell office:value-type="float" office:value="2.76351">
            <text:p>2.76351</text:p>
          </table:table-cell>
          <table:table-cell office:value-type="float" office:value="0.362982">
            <text:p>0.362982</text:p>
          </table:table-cell>
          <table:table-cell office:value-type="float" office:value="68.20311">
            <text:p>68.20311</text:p>
          </table:table-cell>
        </table:table-row>
        <table:table-row table:style-name="ro1">
          <table:table-cell office:value-type="float" office:value="3859930">
            <text:p>3859930</text:p>
          </table:table-cell>
          <table:table-cell office:value-type="float" office:value="79">
            <text:p>79</text:p>
          </table:table-cell>
          <table:table-cell office:value-type="float" office:value="24351">
            <text:p>24351</text:p>
          </table:table-cell>
          <table:table-cell office:value-type="float" office:value="30723.84375">
            <text:p>30723.84375</text:p>
          </table:table-cell>
          <table:table-cell office:value-type="float" office:value="0.004931">
            <text:p>0.004931</text:p>
          </table:table-cell>
          <table:table-cell office:value-type="float" office:value="0.034925">
            <text:p>0.034925</text:p>
          </table:table-cell>
          <table:table-cell office:value-type="float" office:value="362.722565">
            <text:p>362.722565</text:p>
          </table:table-cell>
          <table:table-cell office:value-type="float" office:value="0.030848">
            <text:p>0.030848</text:p>
          </table:table-cell>
          <table:table-cell office:value-type="float" office:value="0.143652">
            <text:p>0.143652</text:p>
          </table:table-cell>
          <table:table-cell office:value-type="float" office:value="365.672516">
            <text:p>365.672516</text:p>
          </table:table-cell>
          <table:table-cell office:value-type="float" office:value="0.007342">
            <text:p>0.007342</text:p>
          </table:table-cell>
          <table:table-cell office:value-type="float" office:value="0.033974">
            <text:p>0.033974</text:p>
          </table:table-cell>
          <table:table-cell/>
          <table:table-cell office:value-type="float" office:value="555.253906">
            <text:p>555.253906</text:p>
          </table:table-cell>
          <table:table-cell office:value-type="float" office:value="5466">
            <text:p>5466</text:p>
          </table:table-cell>
          <table:table-cell office:value-type="float" office:value="1802">
            <text:p>1802</text:p>
          </table:table-cell>
          <table:table-cell office:value-type="float" office:value="305684">
            <text:p>305684</text:p>
          </table:table-cell>
          <table:table-cell office:value-type="float" office:value="704979">
            <text:p>704979</text:p>
          </table:table-cell>
          <table:table-cell office:value-type="float" office:value="764584">
            <text:p>764584</text:p>
          </table:table-cell>
          <table:table-cell office:value-type="float" office:value="2.758579">
            <text:p>2.758579</text:p>
          </table:table-cell>
          <table:table-cell office:value-type="float" office:value="0.328056">
            <text:p>0.328056</text:p>
          </table:table-cell>
          <table:table-cell office:value-type="float" office:value="68.958702">
            <text:p>68.958702</text:p>
          </table:table-cell>
        </table:table-row>
        <table:table-row table:style-name="ro1">
          <table:table-cell office:value-type="float" office:value="3860187">
            <text:p>3860187</text:p>
          </table:table-cell>
          <table:table-cell office:value-type="float" office:value="74">
            <text:p>74</text:p>
          </table:table-cell>
          <table:table-cell office:value-type="float" office:value="6032">
            <text:p>6032</text:p>
          </table:table-cell>
          <table:table-cell office:value-type="float" office:value="8051.840332">
            <text:p>8051.840332</text:p>
          </table:table-cell>
          <table:table-cell office:value-type="float" office:value="-0.00428">
            <text:p>-0.00428</text:p>
          </table:table-cell>
          <table:table-cell office:value-type="float" office:value="0.003219">
            <text:p>0.003219</text:p>
          </table:table-cell>
          <table:table-cell office:value-type="string">
            <text:p>Infinity</text:p>
          </table:table-cell>
          <table:table-cell office:value-type="float" office:value="0.82136">
            <text:p>0.82136</text:p>
          </table:table-cell>
          <table:table-cell office:value-type="float" office:value="-0.837971">
            <text:p>-0.837971</text:p>
          </table:table-cell>
          <table:table-cell office:value-type="float" office:value="202.022339">
            <text:p>202.022339</text:p>
          </table:table-cell>
          <table:table-cell office:value-type="float" office:value="0">
            <text:p>0</text:p>
          </table:table-cell>
          <table:table-cell office:value-type="float" office:value="0.012524">
            <text:p>0.012524</text:p>
          </table:table-cell>
          <table:table-cell/>
          <table:table-cell office:value-type="float" office:value="100">
            <text:p>100</text:p>
          </table:table-cell>
          <table:table-cell office:value-type="float" office:value="5397">
            <text:p>5397</text:p>
          </table:table-cell>
          <table:table-cell office:value-type="float" office:value="1774">
            <text:p>1774</text:p>
          </table:table-cell>
          <table:table-cell office:value-type="float" office:value="311395">
            <text:p>311395</text:p>
          </table:table-cell>
          <table:table-cell office:value-type="float" office:value="703035">
            <text:p>703035</text:p>
          </table:table-cell>
          <table:table-cell office:value-type="float" office:value="765115.5">
            <text:p>765115.5</text:p>
          </table:table-cell>
          <table:table-cell office:value-type="float" office:value="2.762859">
            <text:p>2.762859</text:p>
          </table:table-cell>
          <table:table-cell office:value-type="float" office:value="0.324838">
            <text:p>0.324838</text:p>
          </table:table-cell>
          <table:table-cell office:value-type="float" office:value="69.255562">
            <text:p>69.255562</text:p>
          </table:table-cell>
        </table:table-row>
        <table:table-row table:style-name="ro1">
          <table:table-cell office:value-type="float" office:value="3861215">
            <text:p>3861215</text:p>
          </table:table-cell>
          <table:table-cell office:value-type="float" office:value="76">
            <text:p>76</text:p>
          </table:table-cell>
          <table:table-cell office:value-type="float" office:value="24279">
            <text:p>24279</text:p>
          </table:table-cell>
          <table:table-cell office:value-type="float" office:value="31845.693359">
            <text:p>31845.693359</text:p>
          </table:table-cell>
          <table:table-cell office:value-type="float" office:value="0.000411">
            <text:p>0.000411</text:p>
          </table:table-cell>
          <table:table-cell office:value-type="float" office:value="0.030406">
            <text:p>0.030406</text:p>
          </table:table-cell>
          <table:table-cell office:value-type="float" office:value="302.739563">
            <text:p>302.739563</text:p>
          </table:table-cell>
          <table:table-cell office:value-type="float" office:value="-0.208179">
            <text:p>-0.208179</text:p>
          </table:table-cell>
          <table:table-cell office:value-type="float" office:value="0.141258">
            <text:p>0.141258</text:p>
          </table:table-cell>
          <table:table-cell office:value-type="float" office:value="167.854126">
            <text:p>167.854126</text:p>
          </table:table-cell>
          <table:table-cell office:value-type="float" office:value="0.007344">
            <text:p>0.007344</text:p>
          </table:table-cell>
          <table:table-cell office:value-type="float" office:value="0.029577">
            <text:p>0.029577</text:p>
          </table:table-cell>
          <table:table-cell/>
          <table:table-cell office:value-type="float" office:value="5562.58252">
            <text:p>5562.58252</text:p>
          </table:table-cell>
          <table:table-cell office:value-type="float" office:value="5326">
            <text:p>5326</text:p>
          </table:table-cell>
          <table:table-cell office:value-type="float" office:value="1746">
            <text:p>1746</text:p>
          </table:table-cell>
          <table:table-cell office:value-type="float" office:value="334404">
            <text:p>334404</text:p>
          </table:table-cell>
          <table:table-cell office:value-type="float" office:value="695286">
            <text:p>695286</text:p>
          </table:table-cell>
          <table:table-cell office:value-type="float" office:value="767652.3125">
            <text:p>767652.3125</text:p>
          </table:table-cell>
          <table:table-cell office:value-type="float" office:value="2.762449">
            <text:p>2.762449</text:p>
          </table:table-cell>
          <table:table-cell office:value-type="float" office:value="0.294432">
            <text:p>0.294432</text:p>
          </table:table-cell>
          <table:table-cell office:value-type="float" office:value="70.099426">
            <text:p>70.099426</text:p>
          </table:table-cell>
        </table:table-row>
        <table:table-row table:style-name="ro1">
          <table:table-cell office:value-type="float" office:value="3861986">
            <text:p>3861986</text:p>
          </table:table-cell>
          <table:table-cell office:value-type="float" office:value="71">
            <text:p>71</text:p>
          </table:table-cell>
          <table:table-cell office:value-type="float" office:value="18008">
            <text:p>18008</text:p>
          </table:table-cell>
          <table:table-cell office:value-type="float" office:value="25263.902344">
            <text:p>25263.902344</text:p>
          </table:table-cell>
          <table:table-cell office:value-type="float" office:value="-0.00719">
            <text:p>-0.00719</text:p>
          </table:table-cell>
          <table:table-cell office:value-type="float" office:value="0.015305">
            <text:p>0.015305</text:p>
          </table:table-cell>
          <table:table-cell office:value-type="string">
            <text:p>Infinity</text:p>
          </table:table-cell>
          <table:table-cell office:value-type="float" office:value="0.023552">
            <text:p>0.023552</text:p>
          </table:table-cell>
          <table:table-cell office:value-type="float" office:value="-0.337582">
            <text:p>-0.337582</text:p>
          </table:table-cell>
          <table:table-cell office:value-type="float" office:value="1533.377197">
            <text:p>1533.377197</text:p>
          </table:table-cell>
          <table:table-cell office:value-type="float" office:value="0">
            <text:p>0</text:p>
          </table:table-cell>
          <table:table-cell office:value-type="float" office:value="0.019851">
            <text:p>0.019851</text:p>
          </table:table-cell>
          <table:table-cell/>
          <table:table-cell office:value-type="float" office:value="100">
            <text:p>100</text:p>
          </table:table-cell>
          <table:table-cell office:value-type="float" office:value="5260">
            <text:p>5260</text:p>
          </table:table-cell>
          <table:table-cell office:value-type="float" office:value="1720">
            <text:p>1720</text:p>
          </table:table-cell>
          <table:table-cell office:value-type="float" office:value="351637">
            <text:p>351637</text:p>
          </table:table-cell>
          <table:table-cell office:value-type="float" office:value="690060">
            <text:p>690060</text:p>
          </table:table-cell>
          <table:table-cell office:value-type="float" office:value="770577.0625">
            <text:p>770577.0625</text:p>
          </table:table-cell>
          <table:table-cell office:value-type="float" office:value="2.769639">
            <text:p>2.769639</text:p>
          </table:table-cell>
          <table:table-cell office:value-type="float" office:value="0.279127">
            <text:p>0.279127</text:p>
          </table:table-cell>
          <table:table-cell office:value-type="float" office:value="70.883148">
            <text:p>70.883148</text:p>
          </table:table-cell>
        </table:table-row>
        <table:table-row table:style-name="ro1">
          <table:table-cell office:value-type="float" office:value="3862243">
            <text:p>3862243</text:p>
          </table:table-cell>
          <table:table-cell office:value-type="float" office:value="68">
            <text:p>68</text:p>
          </table:table-cell>
          <table:table-cell office:value-type="float" office:value="6018">
            <text:p>6018</text:p>
          </table:table-cell>
          <table:table-cell office:value-type="float" office:value="8750.19043">
            <text:p>8750.19043</text:p>
          </table:table-cell>
          <table:table-cell office:value-type="float" office:value="-0.002157">
            <text:p>-0.002157</text:p>
          </table:table-cell>
          <table:table-cell office:value-type="float" office:value="0.005342">
            <text:p>0.005342</text:p>
          </table:table-cell>
          <table:table-cell office:value-type="string">
            <text:p>Infinity</text:p>
          </table:table-cell>
          <table:table-cell office:value-type="float" office:value="0.671219">
            <text:p>0.671219</text:p>
          </table:table-cell>
          <table:table-cell office:value-type="float" office:value="0.232238">
            <text:p>0.232238</text:p>
          </table:table-cell>
          <table:table-cell office:value-type="float" office:value="65.40062">
            <text:p>65.40062</text:p>
          </table:table-cell>
          <table:table-cell office:value-type="float" office:value="0">
            <text:p>0</text:p>
          </table:table-cell>
          <table:table-cell office:value-type="float" office:value="0.020784">
            <text:p>0.020784</text:p>
          </table:table-cell>
          <table:table-cell/>
          <table:table-cell office:value-type="float" office:value="100">
            <text:p>100</text:p>
          </table:table-cell>
          <table:table-cell office:value-type="float" office:value="5197">
            <text:p>5197</text:p>
          </table:table-cell>
          <table:table-cell office:value-type="float" office:value="1695">
            <text:p>1695</text:p>
          </table:table-cell>
          <table:table-cell office:value-type="float" office:value="357422">
            <text:p>357422</text:p>
          </table:table-cell>
          <table:table-cell office:value-type="float" office:value="688402">
            <text:p>688402</text:p>
          </table:table-cell>
          <table:table-cell office:value-type="float" office:value="771770.0625">
            <text:p>771770.0625</text:p>
          </table:table-cell>
          <table:table-cell office:value-type="float" office:value="2.771796">
            <text:p>2.771796</text:p>
          </table:table-cell>
          <table:table-cell office:value-type="float" office:value="0.273785">
            <text:p>0.273785</text:p>
          </table:table-cell>
          <table:table-cell office:value-type="float" office:value="71.140251">
            <text:p>71.140251</text:p>
          </table:table-cell>
        </table:table-row>
        <table:table-row table:style-name="ro1">
          <table:table-cell office:value-type="float" office:value="3863014">
            <text:p>3863014</text:p>
          </table:table-cell>
          <table:table-cell office:value-type="float" office:value="64">
            <text:p>64</text:p>
          </table:table-cell>
          <table:table-cell office:value-type="float" office:value="18255">
            <text:p>18255</text:p>
          </table:table-cell>
          <table:table-cell office:value-type="float" office:value="28423.53125">
            <text:p>28423.53125</text:p>
          </table:table-cell>
          <table:table-cell office:value-type="float" office:value="-0.01962">
            <text:p>-0.01962</text:p>
          </table:table-cell>
          <table:table-cell office:value-type="float" office:value="0.002876">
            <text:p>0.002876</text:p>
          </table:table-cell>
          <table:table-cell office:value-type="float" office:value="138.049667">
            <text:p>138.049667</text:p>
          </table:table-cell>
          <table:table-cell office:value-type="float" office:value="-0.235515">
            <text:p>-0.235515</text:p>
          </table:table-cell>
          <table:table-cell office:value-type="float" office:value="0.337582">
            <text:p>0.337582</text:p>
          </table:table-cell>
          <table:table-cell office:value-type="float" office:value="243.337753">
            <text:p>243.337753</text:p>
          </table:table-cell>
          <table:table-cell office:value-type="float" office:value="-0.009804">
            <text:p>-0.009804</text:p>
          </table:table-cell>
          <table:table-cell office:value-type="float" office:value="0.00373">
            <text:p>0.00373</text:p>
          </table:table-cell>
          <table:table-cell/>
          <table:table-cell office:value-type="float" office:value="53.187443">
            <text:p>53.187443</text:p>
          </table:table-cell>
          <table:table-cell office:value-type="float" office:value="5137">
            <text:p>5137</text:p>
          </table:table-cell>
          <table:table-cell office:value-type="float" office:value="1672">
            <text:p>1672</text:p>
          </table:table-cell>
          <table:table-cell office:value-type="float" office:value="374997">
            <text:p>374997</text:p>
          </table:table-cell>
          <table:table-cell office:value-type="float" office:value="683466">
            <text:p>683466</text:p>
          </table:table-cell>
          <table:table-cell office:value-type="float" office:value="775654.25">
            <text:p>775654.25</text:p>
          </table:table-cell>
          <table:table-cell office:value-type="float" office:value="2.791416">
            <text:p>2.791416</text:p>
          </table:table-cell>
          <table:table-cell office:value-type="float" office:value="0.270909">
            <text:p>0.270909</text:p>
          </table:table-cell>
          <table:table-cell office:value-type="float" office:value="72.184235">
            <text:p>72.184235</text:p>
          </table:table-cell>
        </table:table-row>
        <table:table-row table:style-name="ro1">
          <table:table-cell office:value-type="float" office:value="3863271">
            <text:p>3863271</text:p>
          </table:table-cell>
          <table:table-cell office:value-type="float" office:value="67">
            <text:p>67</text:p>
          </table:table-cell>
          <table:table-cell office:value-type="float" office:value="6092">
            <text:p>6092</text:p>
          </table:table-cell>
          <table:table-cell office:value-type="float" office:value="8992.504883">
            <text:p>8992.504883</text:p>
          </table:table-cell>
          <table:table-cell office:value-type="float" office:value="-0.007362">
            <text:p>-0.007362</text:p>
          </table:table-cell>
          <table:table-cell office:value-type="float" office:value="0.000137">
            <text:p>0.000137</text:p>
          </table:table-cell>
          <table:table-cell office:value-type="float" office:value="101.812531">
            <text:p>101.812531</text:p>
          </table:table-cell>
          <table:table-cell office:value-type="float" office:value="0.691406">
            <text:p>0.691406</text:p>
          </table:table-cell>
          <table:table-cell office:value-type="float" office:value="0.105345">
            <text:p>0.105345</text:p>
          </table:table-cell>
          <table:table-cell office:value-type="float" office:value="84.76368">
            <text:p>84.76368</text:p>
          </table:table-cell>
          <table:table-cell office:value-type="float" office:value="-0.029402">
            <text:p>-0.029402</text:p>
          </table:table-cell>
          <table:table-cell office:value-type="float" office:value="0.000533">
            <text:p>0.000533</text:p>
          </table:table-cell>
          <table:table-cell/>
          <table:table-cell office:value-type="float" office:value="104.505219">
            <text:p>104.505219</text:p>
          </table:table-cell>
          <table:table-cell office:value-type="float" office:value="5074">
            <text:p>5074</text:p>
          </table:table-cell>
          <table:table-cell office:value-type="float" office:value="1649">
            <text:p>1649</text:p>
          </table:table-cell>
          <table:table-cell office:value-type="float" office:value="380867">
            <text:p>380867</text:p>
          </table:table-cell>
          <table:table-cell office:value-type="float" office:value="681836">
            <text:p>681836</text:p>
          </table:table-cell>
          <table:table-cell office:value-type="float" office:value="777093.75">
            <text:p>777093.75</text:p>
          </table:table-cell>
          <table:table-cell office:value-type="float" office:value="2.798778">
            <text:p>2.798778</text:p>
          </table:table-cell>
          <table:table-cell office:value-type="float" office:value="0.270772">
            <text:p>0.270772</text:p>
          </table:table-cell>
          <table:table-cell office:value-type="float" office:value="72.551941">
            <text:p>72.551941</text:p>
          </table:table-cell>
        </table:table-row>
        <table:table-row table:style-name="ro1">
          <table:table-cell office:value-type="float" office:value="3864042">
            <text:p>3864042</text:p>
          </table:table-cell>
          <table:table-cell office:value-type="float" office:value="76">
            <text:p>76</text:p>
          </table:table-cell>
          <table:table-cell office:value-type="float" office:value="18949">
            <text:p>18949</text:p>
          </table:table-cell>
          <table:table-cell office:value-type="float" office:value="24833.044922">
            <text:p>24833.044922</text:p>
          </table:table-cell>
          <table:table-cell office:value-type="float" office:value="-0.022188">
            <text:p>-0.022188</text:p>
          </table:table-cell>
          <table:table-cell office:value-type="float" office:value="0.000308">
            <text:p>0.000308</text:p>
          </table:table-cell>
          <table:table-cell office:value-type="float" office:value="104.08181">
            <text:p>104.08181</text:p>
          </table:table-cell>
          <table:table-cell office:value-type="float" office:value="-0.210282">
            <text:p>-0.210282</text:p>
          </table:table-cell>
          <table:table-cell office:value-type="float" office:value="1.132457">
            <text:p>1.132457</text:p>
          </table:table-cell>
          <table:table-cell office:value-type="float" office:value="638.543396">
            <text:p>638.543396</text:p>
          </table:table-cell>
          <table:table-cell office:value-type="float" office:value="-0.009792">
            <text:p>-0.009792</text:p>
          </table:table-cell>
          <table:table-cell office:value-type="float" office:value="0.0004">
            <text:p>0.0004</text:p>
          </table:table-cell>
          <table:table-cell/>
          <table:table-cell office:value-type="float" office:value="35.415112">
            <text:p>35.415112</text:p>
          </table:table-cell>
          <table:table-cell office:value-type="float" office:value="5002">
            <text:p>5002</text:p>
          </table:table-cell>
          <table:table-cell office:value-type="float" office:value="1623">
            <text:p>1623</text:p>
          </table:table-cell>
          <table:table-cell office:value-type="float" office:value="399126">
            <text:p>399126</text:p>
          </table:table-cell>
          <table:table-cell office:value-type="float" office:value="676768">
            <text:p>676768</text:p>
          </table:table-cell>
          <table:table-cell office:value-type="float" office:value="781763.75">
            <text:p>781763.75</text:p>
          </table:table-cell>
          <table:table-cell office:value-type="float" office:value="2.820965">
            <text:p>2.820965</text:p>
          </table:table-cell>
          <table:table-cell office:value-type="float" office:value="0.270464">
            <text:p>0.270464</text:p>
          </table:table-cell>
          <table:table-cell office:value-type="float" office:value="73.666641">
            <text:p>73.666641</text:p>
          </table:table-cell>
        </table:table-row>
        <table:table-row table:style-name="ro1">
          <table:table-cell office:value-type="float" office:value="3864299">
            <text:p>3864299</text:p>
          </table:table-cell>
          <table:table-cell office:value-type="float" office:value="76">
            <text:p>76</text:p>
          </table:table-cell>
          <table:table-cell office:value-type="float" office:value="6316">
            <text:p>6316</text:p>
          </table:table-cell>
          <table:table-cell office:value-type="float" office:value="8209.974609">
            <text:p>8209.974609</text:p>
          </table:table-cell>
          <table:table-cell office:value-type="float" office:value="-0.007567">
            <text:p>-0.007567</text:p>
          </table:table-cell>
          <table:table-cell office:value-type="float" office:value="-0.000068">
            <text:p>-0.000068</text:p>
          </table:table-cell>
          <table:table-cell office:value-type="float" office:value="99.092926">
            <text:p>99.092926</text:p>
          </table:table-cell>
          <table:table-cell office:value-type="float" office:value="0.767107">
            <text:p>0.767107</text:p>
          </table:table-cell>
          <table:table-cell office:value-type="float" office:value="-0.011971">
            <text:p>-0.011971</text:p>
          </table:table-cell>
          <table:table-cell office:value-type="float" office:value="101.560532">
            <text:p>101.560532</text:p>
          </table:table-cell>
          <table:table-cell office:value-type="float" office:value="-0.029376">
            <text:p>-0.029376</text:p>
          </table:table-cell>
          <table:table-cell office:value-type="float" office:value="-0.000266">
            <text:p>-0.000266</text:p>
          </table:table-cell>
          <table:table-cell/>
          <table:table-cell office:value-type="float" office:value="98.864212">
            <text:p>98.864212</text:p>
          </table:table-cell>
          <table:table-cell office:value-type="float" office:value="4930">
            <text:p>4930</text:p>
          </table:table-cell>
          <table:table-cell office:value-type="float" office:value="1599">
            <text:p>1599</text:p>
          </table:table-cell>
          <table:table-cell office:value-type="float" office:value="405212">
            <text:p>405212</text:p>
          </table:table-cell>
          <table:table-cell office:value-type="float" office:value="675081">
            <text:p>675081</text:p>
          </table:table-cell>
          <table:table-cell office:value-type="float" office:value="783456.25">
            <text:p>783456.25</text:p>
          </table:table-cell>
          <table:table-cell office:value-type="float" office:value="2.828532">
            <text:p>2.828532</text:p>
          </table:table-cell>
          <table:table-cell office:value-type="float" office:value="0.270533">
            <text:p>0.270533</text:p>
          </table:table-cell>
          <table:table-cell office:value-type="float" office:value="74.045059">
            <text:p>74.045059</text:p>
          </table:table-cell>
        </table:table-row>
        <table:table-row table:style-name="ro1">
          <table:table-cell office:value-type="float" office:value="3865070">
            <text:p>3865070</text:p>
          </table:table-cell>
          <table:table-cell office:value-type="float" office:value="74">
            <text:p>74</text:p>
          </table:table-cell>
          <table:table-cell office:value-type="float" office:value="19095">
            <text:p>19095</text:p>
          </table:table-cell>
          <table:table-cell office:value-type="float" office:value="25703.722656">
            <text:p>25703.722656</text:p>
          </table:table-cell>
          <table:table-cell office:value-type="float" office:value="-0.01736">
            <text:p>-0.01736</text:p>
          </table:table-cell>
          <table:table-cell office:value-type="float" office:value="0.005136">
            <text:p>0.005136</text:p>
          </table:table-cell>
          <table:table-cell office:value-type="float" office:value="134.240417">
            <text:p>134.240417</text:p>
          </table:table-cell>
          <table:table-cell office:value-type="float" office:value="-0.259067">
            <text:p>-0.259067</text:p>
          </table:table-cell>
          <table:table-cell office:value-type="float" office:value="0.248997">
            <text:p>0.248997</text:p>
          </table:table-cell>
          <table:table-cell office:value-type="float" office:value="196.113007">
            <text:p>196.113007</text:p>
          </table:table-cell>
          <table:table-cell office:value-type="float" office:value="-0.019455">
            <text:p>-0.019455</text:p>
          </table:table-cell>
          <table:table-cell office:value-type="float" office:value="0.006662">
            <text:p>0.006662</text:p>
          </table:table-cell>
          <table:table-cell/>
          <table:table-cell office:value-type="float" office:value="115.991844">
            <text:p>115.991844</text:p>
          </table:table-cell>
          <table:table-cell office:value-type="float" office:value="4860">
            <text:p>4860</text:p>
          </table:table-cell>
          <table:table-cell office:value-type="float" office:value="1576">
            <text:p>1576</text:p>
          </table:table-cell>
          <table:table-cell office:value-type="float" office:value="423612">
            <text:p>423612</text:p>
          </table:table-cell>
          <table:table-cell office:value-type="float" office:value="669978">
            <text:p>669978</text:p>
          </table:table-cell>
          <table:table-cell office:value-type="float" office:value="788742.375">
            <text:p>788742.375</text:p>
          </table:table-cell>
          <table:table-cell office:value-type="float" office:value="2.845892">
            <text:p>2.845892</text:p>
          </table:table-cell>
          <table:table-cell office:value-type="float" office:value="0.265397">
            <text:p>0.265397</text:p>
          </table:table-cell>
          <table:table-cell office:value-type="float" office:value="75.073486">
            <text:p>75.073486</text:p>
          </table:table-cell>
        </table:table-row>
        <table:table-row table:style-name="ro1">
          <table:table-cell office:value-type="float" office:value="3866355">
            <text:p>3866355</text:p>
          </table:table-cell>
          <table:table-cell office:value-type="float" office:value="71">
            <text:p>71</text:p>
          </table:table-cell>
          <table:table-cell office:value-type="float" office:value="33153">
            <text:p>33153</text:p>
          </table:table-cell>
          <table:table-cell office:value-type="float" office:value="46594.257813">
            <text:p>46594.257813</text:p>
          </table:table-cell>
          <table:table-cell office:value-type="float" office:value="-0.033213">
            <text:p>-0.033213</text:p>
          </table:table-cell>
          <table:table-cell office:value-type="float" office:value="0.00428">
            <text:p>0.00428</text:p>
          </table:table-cell>
          <table:table-cell office:value-type="string">
            <text:p>Infinity</text:p>
          </table:table-cell>
          <table:table-cell office:value-type="float" office:value="-0.031694">
            <text:p>-0.031694</text:p>
          </table:table-cell>
          <table:table-cell office:value-type="float" office:value="0.804452">
            <text:p>0.804452</text:p>
          </table:table-cell>
          <table:table-cell office:value-type="float" office:value="2638.211426">
            <text:p>2638.211426</text:p>
          </table:table-cell>
          <table:table-cell office:value-type="float" office:value="0">
            <text:p>0</text:p>
          </table:table-cell>
          <table:table-cell office:value-type="float" office:value="0.003331">
            <text:p>0.003331</text:p>
          </table:table-cell>
          <table:table-cell/>
          <table:table-cell office:value-type="float" office:value="100">
            <text:p>100</text:p>
          </table:table-cell>
          <table:table-cell office:value-type="float" office:value="4792">
            <text:p>4792</text:p>
          </table:table-cell>
          <table:table-cell office:value-type="float" office:value="1555">
            <text:p>1555</text:p>
          </table:table-cell>
          <table:table-cell office:value-type="float" office:value="455604">
            <text:p>455604</text:p>
          </table:table-cell>
          <table:table-cell office:value-type="float" office:value="661282">
            <text:p>661282</text:p>
          </table:table-cell>
          <table:table-cell office:value-type="float" office:value="799043.9375">
            <text:p>799043.9375</text:p>
          </table:table-cell>
          <table:table-cell office:value-type="float" office:value="2.879106">
            <text:p>2.879106</text:p>
          </table:table-cell>
          <table:table-cell office:value-type="float" office:value="0.261117">
            <text:p>0.261117</text:p>
          </table:table-cell>
          <table:table-cell office:value-type="float" office:value="76.907387">
            <text:p>76.907387</text:p>
          </table:table-cell>
        </table:table-row>
        <table:table-row table:style-name="ro1">
          <table:table-cell office:value-type="float" office:value="3867640">
            <text:p>3867640</text:p>
          </table:table-cell>
          <table:table-cell office:value-type="float" office:value="76">
            <text:p>76</text:p>
          </table:table-cell>
          <table:table-cell office:value-type="float" office:value="34125">
            <text:p>34125</text:p>
          </table:table-cell>
          <table:table-cell office:value-type="float" office:value="44801.90625">
            <text:p>44801.90625</text:p>
          </table:table-cell>
          <table:table-cell office:value-type="float" office:value="-0.014381">
            <text:p>-0.014381</text:p>
          </table:table-cell>
          <table:table-cell office:value-type="float" office:value="0.023112">
            <text:p>0.023112</text:p>
          </table:table-cell>
          <table:table-cell office:value-type="float" office:value="406.136475">
            <text:p>406.136475</text:p>
          </table:table-cell>
          <table:table-cell office:value-type="float" office:value="0.003028">
            <text:p>0.003028</text:p>
          </table:table-cell>
          <table:table-cell office:value-type="float" office:value="0.588974">
            <text:p>0.588974</text:p>
          </table:table-cell>
          <table:table-cell office:value-type="float" office:value="19350.558594">
            <text:p>19350.558594</text:p>
          </table:table-cell>
          <table:table-cell office:value-type="float" office:value="-0.005875">
            <text:p>-0.005875</text:p>
          </table:table-cell>
          <table:table-cell office:value-type="float" office:value="0.017986">
            <text:p>0.017986</text:p>
          </table:table-cell>
          <table:table-cell/>
          <table:table-cell office:value-type="float" office:value="213.211868">
            <text:p>213.211868</text:p>
          </table:table-cell>
          <table:table-cell office:value-type="float" office:value="4719">
            <text:p>4719</text:p>
          </table:table-cell>
          <table:table-cell office:value-type="float" office:value="1535">
            <text:p>1535</text:p>
          </table:table-cell>
          <table:table-cell office:value-type="float" office:value="488573">
            <text:p>488573</text:p>
          </table:table-cell>
          <table:table-cell office:value-type="float" office:value="652472">
            <text:p>652472</text:p>
          </table:table-cell>
          <table:table-cell office:value-type="float" office:value="811069.4375">
            <text:p>811069.4375</text:p>
          </table:table-cell>
          <table:table-cell office:value-type="float" office:value="2.893486">
            <text:p>2.893486</text:p>
          </table:table-cell>
          <table:table-cell office:value-type="float" office:value="0.238004">
            <text:p>0.238004</text:p>
          </table:table-cell>
          <table:table-cell office:value-type="float" office:value="78.339767">
            <text:p>78.339767</text:p>
          </table:table-cell>
        </table:table-row>
        <table:table-row table:style-name="ro1">
          <table:table-cell office:value-type="float" office:value="3867897">
            <text:p>3867897</text:p>
          </table:table-cell>
          <table:table-cell office:value-type="float" office:value="73">
            <text:p>73</text:p>
          </table:table-cell>
          <table:table-cell office:value-type="float" office:value="6807">
            <text:p>6807</text:p>
          </table:table-cell>
          <table:table-cell office:value-type="float" office:value="9224.09375">
            <text:p>9224.09375</text:p>
          </table:table-cell>
          <table:table-cell office:value-type="float" office:value="-0.003938">
            <text:p>-0.003938</text:p>
          </table:table-cell>
          <table:table-cell office:value-type="float" office:value="0.003561">
            <text:p>0.003561</text:p>
          </table:table-cell>
          <table:table-cell office:value-type="float" office:value="52.84515">
            <text:p>52.84515</text:p>
          </table:table-cell>
          <table:table-cell office:value-type="float" office:value="0.875108">
            <text:p>0.875108</text:p>
          </table:table-cell>
          <table:table-cell office:value-type="float" office:value="-0.280122">
            <text:p>-0.280122</text:p>
          </table:table-cell>
          <table:table-cell office:value-type="float" office:value="132.009949">
            <text:p>132.009949</text:p>
          </table:table-cell>
          <table:table-cell office:value-type="float" office:value="0.029384">
            <text:p>0.029384</text:p>
          </table:table-cell>
          <table:table-cell office:value-type="float" office:value="0.013856">
            <text:p>0.013856</text:p>
          </table:table-cell>
          <table:table-cell/>
          <table:table-cell office:value-type="float" office:value="101.347755">
            <text:p>101.347755</text:p>
          </table:table-cell>
          <table:table-cell office:value-type="float" office:value="4648">
            <text:p>4648</text:p>
          </table:table-cell>
          <table:table-cell office:value-type="float" office:value="1517">
            <text:p>1517</text:p>
          </table:table-cell>
          <table:table-cell office:value-type="float" office:value="495188">
            <text:p>495188</text:p>
          </table:table-cell>
          <table:table-cell office:value-type="float" office:value="650867">
            <text:p>650867</text:p>
          </table:table-cell>
          <table:table-cell office:value-type="float" office:value="813808.875">
            <text:p>813808.875</text:p>
          </table:table-cell>
          <table:table-cell office:value-type="float" office:value="2.897424">
            <text:p>2.897424</text:p>
          </table:table-cell>
          <table:table-cell office:value-type="float" office:value="0.234443">
            <text:p>0.234443</text:p>
          </table:table-cell>
          <table:table-cell office:value-type="float" office:value="78.652359">
            <text:p>78.652359</text:p>
          </table:table-cell>
        </table:table-row>
        <table:table-row table:style-name="ro1">
          <table:table-cell office:value-type="float" office:value="3868925">
            <text:p>3868925</text:p>
          </table:table-cell>
          <table:table-cell office:value-type="float" office:value="71">
            <text:p>71</text:p>
          </table:table-cell>
          <table:table-cell office:value-type="float" office:value="27320">
            <text:p>27320</text:p>
          </table:table-cell>
          <table:table-cell office:value-type="float" office:value="38378.828125">
            <text:p>38378.828125</text:p>
          </table:table-cell>
          <table:table-cell office:value-type="float" office:value="-0.024105">
            <text:p>-0.024105</text:p>
          </table:table-cell>
          <table:table-cell office:value-type="float" office:value="0.005889">
            <text:p>0.005889</text:p>
          </table:table-cell>
          <table:table-cell office:value-type="float" office:value="60.737644">
            <text:p>60.737644</text:p>
          </table:table-cell>
          <table:table-cell office:value-type="float" office:value="-0.209125">
            <text:p>-0.209125</text:p>
          </table:table-cell>
          <table:table-cell office:value-type="float" office:value="0.088585">
            <text:p>0.088585</text:p>
          </table:table-cell>
          <table:table-cell office:value-type="float" office:value="142.360031">
            <text:p>142.360031</text:p>
          </table:table-cell>
          <table:table-cell office:value-type="float" office:value="0.014591">
            <text:p>0.014591</text:p>
          </table:table-cell>
          <table:table-cell office:value-type="float" office:value="0.005729">
            <text:p>0.005729</text:p>
          </table:table-cell>
          <table:table-cell/>
          <table:table-cell office:value-type="float" office:value="37.795261">
            <text:p>37.795261</text:p>
          </table:table-cell>
          <table:table-cell office:value-type="float" office:value="4579">
            <text:p>4579</text:p>
          </table:table-cell>
          <table:table-cell office:value-type="float" office:value="1500">
            <text:p>1500</text:p>
          </table:table-cell>
          <table:table-cell office:value-type="float" office:value="521761">
            <text:p>521761</text:p>
          </table:table-cell>
          <table:table-cell office:value-type="float" office:value="644521">
            <text:p>644521</text:p>
          </table:table-cell>
          <table:table-cell office:value-type="float" office:value="825198.9375">
            <text:p>825198.9375</text:p>
          </table:table-cell>
          <table:table-cell office:value-type="float" office:value="2.92153">
            <text:p>2.92153</text:p>
          </table:table-cell>
          <table:table-cell office:value-type="float" office:value="0.228554">
            <text:p>0.228554</text:p>
          </table:table-cell>
          <table:table-cell office:value-type="float" office:value="80.108604">
            <text:p>80.108604</text:p>
          </table:table-cell>
        </table:table-row>
        <table:table-row table:style-name="ro1">
          <table:table-cell office:value-type="float" office:value="3869182">
            <text:p>3869182</text:p>
          </table:table-cell>
          <table:table-cell office:value-type="float" office:value="71">
            <text:p>71</text:p>
          </table:table-cell>
          <table:table-cell office:value-type="float" office:value="6834">
            <text:p>6834</text:p>
          </table:table-cell>
          <table:table-cell office:value-type="float" office:value="9525.944336">
            <text:p>9525.944336</text:p>
          </table:table-cell>
          <table:table-cell office:value-type="float" office:value="-0.002294">
            <text:p>-0.002294</text:p>
          </table:table-cell>
          <table:table-cell office:value-type="float" office:value="0.005205">
            <text:p>0.005205</text:p>
          </table:table-cell>
          <table:table-cell office:value-type="float" office:value="65.303024">
            <text:p>65.303024</text:p>
          </table:table-cell>
          <table:table-cell office:value-type="float" office:value="0.80622">
            <text:p>0.80622</text:p>
          </table:table-cell>
          <table:table-cell office:value-type="float" office:value="0.067038">
            <text:p>0.067038</text:p>
          </table:table-cell>
          <table:table-cell office:value-type="float" office:value="91.684944">
            <text:p>91.684944</text:p>
          </table:table-cell>
          <table:table-cell office:value-type="float" office:value="0.058366">
            <text:p>0.058366</text:p>
          </table:table-cell>
          <table:table-cell office:value-type="float" office:value="0.020251">
            <text:p>0.020251</text:p>
          </table:table-cell>
          <table:table-cell/>
          <table:table-cell office:value-type="float" office:value="426.983032">
            <text:p>426.983032</text:p>
          </table:table-cell>
          <table:table-cell office:value-type="float" office:value="4510">
            <text:p>4510</text:p>
          </table:table-cell>
          <table:table-cell office:value-type="float" office:value="1485">
            <text:p>1485</text:p>
          </table:table-cell>
          <table:table-cell office:value-type="float" office:value="528418">
            <text:p>528418</text:p>
          </table:table-cell>
          <table:table-cell office:value-type="float" office:value="642973">
            <text:p>642973</text:p>
          </table:table-cell>
          <table:table-cell office:value-type="float" office:value="828243">
            <text:p>828243</text:p>
          </table:table-cell>
          <table:table-cell office:value-type="float" office:value="2.923824">
            <text:p>2.923824</text:p>
          </table:table-cell>
          <table:table-cell office:value-type="float" office:value="0.223349">
            <text:p>0.223349</text:p>
          </table:table-cell>
          <table:table-cell office:value-type="float" office:value="80.386528">
            <text:p>80.386528</text:p>
          </table:table-cell>
        </table:table-row>
        <table:table-row table:style-name="ro1">
          <table:table-cell office:value-type="float" office:value="3869953">
            <text:p>3869953</text:p>
          </table:table-cell>
          <table:table-cell office:value-type="float" office:value="76">
            <text:p>76</text:p>
          </table:table-cell>
          <table:table-cell office:value-type="float" office:value="20515">
            <text:p>20515</text:p>
          </table:table-cell>
          <table:table-cell office:value-type="float" office:value="26892.957031">
            <text:p>26892.957031</text:p>
          </table:table-cell>
          <table:table-cell office:value-type="float" office:value="-0.020031">
            <text:p>-0.020031</text:p>
          </table:table-cell>
          <table:table-cell office:value-type="float" office:value="0.002465">
            <text:p>0.002465</text:p>
          </table:table-cell>
          <table:table-cell office:value-type="float" office:value="132.654541">
            <text:p>132.654541</text:p>
          </table:table-cell>
          <table:table-cell office:value-type="float" office:value="-0.230469">
            <text:p>-0.230469</text:p>
          </table:table-cell>
          <table:table-cell office:value-type="float" office:value="0.019154">
            <text:p>0.019154</text:p>
          </table:table-cell>
          <table:table-cell office:value-type="float" office:value="108.310722">
            <text:p>108.310722</text:p>
          </table:table-cell>
          <table:table-cell office:value-type="float" office:value="-0.009792">
            <text:p>-0.009792</text:p>
          </table:table-cell>
          <table:table-cell office:value-type="float" office:value="0.003198">
            <text:p>0.003198</text:p>
          </table:table-cell>
          <table:table-cell/>
          <table:table-cell office:value-type="float" office:value="49.998272">
            <text:p>49.998272</text:p>
          </table:table-cell>
          <table:table-cell office:value-type="float" office:value="4436">
            <text:p>4436</text:p>
          </table:table-cell>
          <table:table-cell office:value-type="float" office:value="1469">
            <text:p>1469</text:p>
          </table:table-cell>
          <table:table-cell office:value-type="float" office:value="548423">
            <text:p>548423</text:p>
          </table:table-cell>
          <table:table-cell office:value-type="float" office:value="638429">
            <text:p>638429</text:p>
          </table:table-cell>
          <table:table-cell office:value-type="float" office:value="837639.5">
            <text:p>837639.5</text:p>
          </table:table-cell>
          <table:table-cell office:value-type="float" office:value="2.943854">
            <text:p>2.943854</text:p>
          </table:table-cell>
          <table:table-cell office:value-type="float" office:value="0.220884">
            <text:p>0.220884</text:p>
          </table:table-cell>
          <table:table-cell office:value-type="float" office:value="81.542389">
            <text:p>81.542389</text:p>
          </table:table-cell>
        </table:table-row>
        <table:table-row table:style-name="ro1">
          <table:table-cell office:value-type="float" office:value="3870210">
            <text:p>3870210</text:p>
          </table:table-cell>
          <table:table-cell office:value-type="float" office:value="71">
            <text:p>71</text:p>
          </table:table-cell>
          <table:table-cell office:value-type="float" office:value="6822">
            <text:p>6822</text:p>
          </table:table-cell>
          <table:table-cell office:value-type="float" office:value="9508.347656">
            <text:p>9508.347656</text:p>
          </table:table-cell>
          <table:table-cell office:value-type="float" office:value="-0.003047">
            <text:p>-0.003047</text:p>
          </table:table-cell>
          <table:table-cell office:value-type="float" office:value="0.004451">
            <text:p>0.004451</text:p>
          </table:table-cell>
          <table:table-cell office:value-type="string">
            <text:p>Infinity</text:p>
          </table:table-cell>
          <table:table-cell office:value-type="float" office:value="0.691406">
            <text:p>0.691406</text:p>
          </table:table-cell>
          <table:table-cell office:value-type="float" office:value="-0.246603">
            <text:p>-0.246603</text:p>
          </table:table-cell>
          <table:table-cell office:value-type="float" office:value="135.666855">
            <text:p>135.666855</text:p>
          </table:table-cell>
          <table:table-cell office:value-type="float" office:value="0">
            <text:p>0</text:p>
          </table:table-cell>
          <table:table-cell office:value-type="float" office:value="0.01732">
            <text:p>0.01732</text:p>
          </table:table-cell>
          <table:table-cell/>
          <table:table-cell office:value-type="float" office:value="100">
            <text:p>100</text:p>
          </table:table-cell>
          <table:table-cell office:value-type="float" office:value="4366">
            <text:p>4366</text:p>
          </table:table-cell>
          <table:table-cell office:value-type="float" office:value="1455">
            <text:p>1455</text:p>
          </table:table-cell>
          <table:table-cell office:value-type="float" office:value="555079">
            <text:p>555079</text:p>
          </table:table-cell>
          <table:table-cell office:value-type="float" office:value="636934">
            <text:p>636934</text:p>
          </table:table-cell>
          <table:table-cell office:value-type="float" office:value="840903.3125">
            <text:p>840903.3125</text:p>
          </table:table-cell>
          <table:table-cell office:value-type="float" office:value="2.946902">
            <text:p>2.946902</text:p>
          </table:table-cell>
          <table:table-cell office:value-type="float" office:value="0.216433">
            <text:p>0.216433</text:p>
          </table:table-cell>
          <table:table-cell office:value-type="float" office:value="81.841637">
            <text:p>81.841637</text:p>
          </table:table-cell>
        </table:table-row>
        <table:table-row table:style-name="ro1">
          <table:table-cell office:value-type="float" office:value="3871238">
            <text:p>3871238</text:p>
          </table:table-cell>
          <table:table-cell office:value-type="float" office:value="71">
            <text:p>71</text:p>
          </table:table-cell>
          <table:table-cell office:value-type="float" office:value="27488">
            <text:p>27488</text:p>
          </table:table-cell>
          <table:table-cell office:value-type="float" office:value="38614.914063">
            <text:p>38614.914063</text:p>
          </table:table-cell>
          <table:table-cell office:value-type="float" office:value="-0.005342">
            <text:p>-0.005342</text:p>
          </table:table-cell>
          <table:table-cell office:value-type="float" office:value="0.024653">
            <text:p>0.024653</text:p>
          </table:table-cell>
          <table:table-cell office:value-type="string">
            <text:p>Infinity</text:p>
          </table:table-cell>
          <table:table-cell office:value-type="float" office:value="-0.201555">
            <text:p>-0.201555</text:p>
          </table:table-cell>
          <table:table-cell office:value-type="float" office:value="0.189142">
            <text:p>0.189142</text:p>
          </table:table-cell>
          <table:table-cell office:value-type="float" office:value="193.841385">
            <text:p>193.841385</text:p>
          </table:table-cell>
          <table:table-cell office:value-type="float" office:value="0">
            <text:p>0</text:p>
          </table:table-cell>
          <table:table-cell office:value-type="float" office:value="0.023982">
            <text:p>0.023982</text:p>
          </table:table-cell>
          <table:table-cell/>
          <table:table-cell office:value-type="float" office:value="100">
            <text:p>100</text:p>
          </table:table-cell>
          <table:table-cell office:value-type="float" office:value="4296">
            <text:p>4296</text:p>
          </table:table-cell>
          <table:table-cell office:value-type="float" office:value="1441">
            <text:p>1441</text:p>
          </table:table-cell>
          <table:table-cell office:value-type="float" office:value="581925">
            <text:p>581925</text:p>
          </table:table-cell>
          <table:table-cell office:value-type="float" office:value="631031">
            <text:p>631031</text:p>
          </table:table-cell>
          <table:table-cell office:value-type="float" office:value="854423.125">
            <text:p>854423.125</text:p>
          </table:table-cell>
          <table:table-cell office:value-type="float" office:value="2.952243">
            <text:p>2.952243</text:p>
          </table:table-cell>
          <table:table-cell office:value-type="float" office:value="0.19178">
            <text:p>0.19178</text:p>
          </table:table-cell>
          <table:table-cell office:value-type="float" office:value="82.87336">
            <text:p>82.87336</text:p>
          </table:table-cell>
        </table:table-row>
        <table:table-row table:style-name="ro1">
          <table:table-cell office:value-type="float" office:value="3871495">
            <text:p>3871495</text:p>
          </table:table-cell>
          <table:table-cell office:value-type="float" office:value="73">
            <text:p>73</text:p>
          </table:table-cell>
          <table:table-cell office:value-type="float" office:value="6816">
            <text:p>6816</text:p>
          </table:table-cell>
          <table:table-cell office:value-type="float" office:value="9237.524414">
            <text:p>9237.524414</text:p>
          </table:table-cell>
          <table:table-cell office:value-type="float" office:value="-0.001644">
            <text:p>-0.001644</text:p>
          </table:table-cell>
          <table:table-cell office:value-type="float" office:value="0.005855">
            <text:p>0.005855</text:p>
          </table:table-cell>
          <table:table-cell office:value-type="float" office:value="22.466541">
            <text:p>22.466541</text:p>
          </table:table-cell>
          <table:table-cell office:value-type="float" office:value="0.8365">
            <text:p>0.8365</text:p>
          </table:table-cell>
          <table:table-cell office:value-type="float" office:value="-0.840365">
            <text:p>-0.840365</text:p>
          </table:table-cell>
          <table:table-cell office:value-type="float" office:value="200.462006">
            <text:p>200.462006</text:p>
          </table:table-cell>
          <table:table-cell office:value-type="float" office:value="0.029384">
            <text:p>0.029384</text:p>
          </table:table-cell>
          <table:table-cell office:value-type="float" office:value="0.022783">
            <text:p>0.022783</text:p>
          </table:table-cell>
          <table:table-cell/>
          <table:table-cell office:value-type="float" office:value="103.229012">
            <text:p>103.229012</text:p>
          </table:table-cell>
          <table:table-cell office:value-type="float" office:value="4224">
            <text:p>4224</text:p>
          </table:table-cell>
          <table:table-cell office:value-type="float" office:value="1427">
            <text:p>1427</text:p>
          </table:table-cell>
          <table:table-cell office:value-type="float" office:value="588616">
            <text:p>588616</text:p>
          </table:table-cell>
          <table:table-cell office:value-type="float" office:value="629732">
            <text:p>629732</text:p>
          </table:table-cell>
          <table:table-cell office:value-type="float" office:value="858068.25">
            <text:p>858068.25</text:p>
          </table:table-cell>
          <table:table-cell office:value-type="float" office:value="2.953887">
            <text:p>2.953887</text:p>
          </table:table-cell>
          <table:table-cell office:value-type="float" office:value="0.185925">
            <text:p>0.185925</text:p>
          </table:table-cell>
          <table:table-cell office:value-type="float" office:value="83.139511">
            <text:p>83.139511</text:p>
          </table:table-cell>
        </table:table-row>
        <table:table-row table:style-name="ro1">
          <table:table-cell office:value-type="float" office:value="3872266">
            <text:p>3872266</text:p>
          </table:table-cell>
          <table:table-cell office:value-type="float" office:value="76">
            <text:p>76</text:p>
          </table:table-cell>
          <table:table-cell office:value-type="float" office:value="20610">
            <text:p>20610</text:p>
          </table:table-cell>
          <table:table-cell office:value-type="float" office:value="27018.419922">
            <text:p>27018.419922</text:p>
          </table:table-cell>
          <table:table-cell office:value-type="float" office:value="0.00755">
            <text:p>0.00755</text:p>
          </table:table-cell>
          <table:table-cell office:value-type="float" office:value="0.006266">
            <text:p>0.006266</text:p>
          </table:table-cell>
          <table:table-cell office:value-type="float" office:value="17.003002">
            <text:p>17.003002</text:p>
          </table:table-cell>
          <table:table-cell office:value-type="float" office:value="-0.240562">
            <text:p>-0.240562</text:p>
          </table:table-cell>
          <table:table-cell office:value-type="float" office:value="0.270545">
            <text:p>0.270545</text:p>
          </table:table-cell>
          <table:table-cell office:value-type="float" office:value="212.463562">
            <text:p>212.463562</text:p>
          </table:table-cell>
          <table:table-cell office:value-type="float" office:value="0.009792">
            <text:p>0.009792</text:p>
          </table:table-cell>
          <table:table-cell office:value-type="float" office:value="0.008127">
            <text:p>0.008127</text:p>
          </table:table-cell>
          <table:table-cell/>
          <table:table-cell office:value-type="float" office:value="17.003002">
            <text:p>17.003002</text:p>
          </table:table-cell>
          <table:table-cell office:value-type="float" office:value="4149">
            <text:p>4149</text:p>
          </table:table-cell>
          <table:table-cell office:value-type="float" office:value="1413">
            <text:p>1413</text:p>
          </table:table-cell>
          <table:table-cell office:value-type="float" office:value="608871">
            <text:p>608871</text:p>
          </table:table-cell>
          <table:table-cell office:value-type="float" office:value="625922">
            <text:p>625922</text:p>
          </table:table-cell>
          <table:table-cell office:value-type="float" office:value="869310.1875">
            <text:p>869310.1875</text:p>
          </table:table-cell>
          <table:table-cell office:value-type="float" office:value="2.946337">
            <text:p>2.946337</text:p>
          </table:table-cell>
          <table:table-cell office:value-type="float" office:value="0.179658">
            <text:p>0.179658</text:p>
          </table:table-cell>
          <table:table-cell office:value-type="float" office:value="82.912933">
            <text:p>82.912933</text:p>
          </table:table-cell>
        </table:table-row>
        <table:table-row table:style-name="ro1">
          <table:table-cell office:value-type="float" office:value="3872523">
            <text:p>3872523</text:p>
          </table:table-cell>
          <table:table-cell office:value-type="float" office:value="70">
            <text:p>70</text:p>
          </table:table-cell>
          <table:table-cell office:value-type="float" office:value="6878">
            <text:p>6878</text:p>
          </table:table-cell>
          <table:table-cell office:value-type="float" office:value="9725.354492">
            <text:p>9725.354492</text:p>
          </table:table-cell>
          <table:table-cell office:value-type="float" office:value="-0.007533">
            <text:p>-0.007533</text:p>
          </table:table-cell>
          <table:table-cell office:value-type="float" office:value="-0.000034">
            <text:p>-0.000034</text:p>
          </table:table-cell>
          <table:table-cell office:value-type="float" office:value="99.546722">
            <text:p>99.546722</text:p>
          </table:table-cell>
          <table:table-cell office:value-type="float" office:value="0.676266">
            <text:p>0.676266</text:p>
          </table:table-cell>
          <table:table-cell office:value-type="float" office:value="0.117316">
            <text:p>0.117316</text:p>
          </table:table-cell>
          <table:table-cell office:value-type="float" office:value="82.65239">
            <text:p>82.65239</text:p>
          </table:table-cell>
          <table:table-cell office:value-type="float" office:value="-0.029393">
            <text:p>-0.029393</text:p>
          </table:table-cell>
          <table:table-cell office:value-type="float" office:value="-0.000133">
            <text:p>-0.000133</text:p>
          </table:table-cell>
          <table:table-cell/>
          <table:table-cell office:value-type="float" office:value="99.825058">
            <text:p>99.825058</text:p>
          </table:table-cell>
          <table:table-cell office:value-type="float" office:value="4080">
            <text:p>4080</text:p>
          </table:table-cell>
          <table:table-cell office:value-type="float" office:value="1399">
            <text:p>1399</text:p>
          </table:table-cell>
          <table:table-cell office:value-type="float" office:value="615638">
            <text:p>615638</text:p>
          </table:table-cell>
          <table:table-cell office:value-type="float" office:value="624693">
            <text:p>624693</text:p>
          </table:table-cell>
          <table:table-cell office:value-type="float" office:value="873211.625">
            <text:p>873211.625</text:p>
          </table:table-cell>
          <table:table-cell office:value-type="float" office:value="2.95387">
            <text:p>2.95387</text:p>
          </table:table-cell>
          <table:table-cell office:value-type="float" office:value="0.179693">
            <text:p>0.179693</text:p>
          </table:table-cell>
          <table:table-cell office:value-type="float" office:value="83.325752">
            <text:p>83.325752</text:p>
          </table:table-cell>
        </table:table-row>
        <table:table-row table:style-name="ro1">
          <table:table-cell office:value-type="float" office:value="3873551">
            <text:p>3873551</text:p>
          </table:table-cell>
          <table:table-cell office:value-type="float" office:value="76">
            <text:p>76</text:p>
          </table:table-cell>
          <table:table-cell office:value-type="float" office:value="27081">
            <text:p>27081</text:p>
          </table:table-cell>
          <table:table-cell office:value-type="float" office:value="35532.722656">
            <text:p>35532.722656</text:p>
          </table:table-cell>
          <table:table-cell office:value-type="float" office:value="-0.001917">
            <text:p>-0.001917</text:p>
          </table:table-cell>
          <table:table-cell office:value-type="float" office:value="0.028077">
            <text:p>0.028077</text:p>
          </table:table-cell>
          <table:table-cell office:value-type="float" office:value="271.899109">
            <text:p>271.899109</text:p>
          </table:table-cell>
          <table:table-cell office:value-type="float" office:value="-0.193038">
            <text:p>-0.193038</text:p>
          </table:table-cell>
          <table:table-cell office:value-type="float" office:value="-0.407014">
            <text:p>-0.407014</text:p>
          </table:table-cell>
          <table:table-cell office:value-type="float" office:value="110.846199">
            <text:p>110.846199</text:p>
          </table:table-cell>
          <table:table-cell office:value-type="float" office:value="0.007344">
            <text:p>0.007344</text:p>
          </table:table-cell>
          <table:table-cell office:value-type="float" office:value="0.027312">
            <text:p>0.027312</text:p>
          </table:table-cell>
          <table:table-cell/>
          <table:table-cell office:value-type="float" office:value="1070.553345">
            <text:p>1070.553345</text:p>
          </table:table-cell>
          <table:table-cell office:value-type="float" office:value="4005">
            <text:p>4005</text:p>
          </table:table-cell>
          <table:table-cell office:value-type="float" office:value="1385">
            <text:p>1385</text:p>
          </table:table-cell>
          <table:table-cell office:value-type="float" office:value="642283">
            <text:p>642283</text:p>
          </table:table-cell>
          <table:table-cell office:value-type="float" office:value="619853">
            <text:p>619853</text:p>
          </table:table-cell>
          <table:table-cell office:value-type="float" office:value="888764">
            <text:p>888764</text:p>
          </table:table-cell>
          <table:table-cell office:value-type="float" office:value="2.955787">
            <text:p>2.955787</text:p>
          </table:table-cell>
          <table:table-cell office:value-type="float" office:value="0.151616">
            <text:p>0.151616</text:p>
          </table:table-cell>
          <table:table-cell office:value-type="float" office:value="84.275215">
            <text:p>84.275215</text:p>
          </table:table-cell>
        </table:table-row>
        <table:table-row table:style-name="ro1">
          <table:table-cell office:value-type="float" office:value="3874322">
            <text:p>3874322</text:p>
          </table:table-cell>
          <table:table-cell office:value-type="float" office:value="73">
            <text:p>73</text:p>
          </table:table-cell>
          <table:table-cell office:value-type="float" office:value="20504">
            <text:p>20504</text:p>
          </table:table-cell>
          <table:table-cell office:value-type="float" office:value="27987.955078">
            <text:p>27987.955078</text:p>
          </table:table-cell>
          <table:table-cell office:value-type="float" office:value="-0.011299">
            <text:p>-0.011299</text:p>
          </table:table-cell>
          <table:table-cell office:value-type="float" office:value="0.011197">
            <text:p>0.011197</text:p>
          </table:table-cell>
          <table:table-cell office:value-type="float" office:value="248.265717">
            <text:p>248.265717</text:p>
          </table:table-cell>
          <table:table-cell office:value-type="float" office:value="0.026916">
            <text:p>0.026916</text:p>
          </table:table-cell>
          <table:table-cell office:value-type="float" office:value="0.325611">
            <text:p>0.325611</text:p>
          </table:table-cell>
          <table:table-cell office:value-type="float" office:value="1109.729614">
            <text:p>1109.729614</text:p>
          </table:table-cell>
          <table:table-cell office:value-type="float" office:value="-0.009795">
            <text:p>-0.009795</text:p>
          </table:table-cell>
          <table:table-cell office:value-type="float" office:value="0.014522">
            <text:p>0.014522</text:p>
          </table:table-cell>
          <table:table-cell/>
          <table:table-cell office:value-type="float" office:value="165.92421">
            <text:p>165.92421</text:p>
          </table:table-cell>
          <table:table-cell office:value-type="float" office:value="3933">
            <text:p>3933</text:p>
          </table:table-cell>
          <table:table-cell office:value-type="float" office:value="1372">
            <text:p>1372</text:p>
          </table:table-cell>
          <table:table-cell office:value-type="float" office:value="662552">
            <text:p>662552</text:p>
          </table:table-cell>
          <table:table-cell office:value-type="float" office:value="616756">
            <text:p>616756</text:p>
          </table:table-cell>
          <table:table-cell office:value-type="float" office:value="901374.75">
            <text:p>901374.75</text:p>
          </table:table-cell>
          <table:table-cell office:value-type="float" office:value="2.967087">
            <text:p>2.967087</text:p>
          </table:table-cell>
          <table:table-cell office:value-type="float" office:value="0.140419">
            <text:p>0.140419</text:p>
          </table:table-cell>
          <table:table-cell office:value-type="float" office:value="85.240761">
            <text:p>85.240761</text:p>
          </table:table-cell>
        </table:table-row>
        <table:table-row table:style-name="ro1">
          <table:table-cell office:value-type="float" office:value="3874579">
            <text:p>3874579</text:p>
          </table:table-cell>
          <table:table-cell office:value-type="float" office:value="71">
            <text:p>71</text:p>
          </table:table-cell>
          <table:table-cell office:value-type="float" office:value="6849">
            <text:p>6849</text:p>
          </table:table-cell>
          <table:table-cell office:value-type="float" office:value="9547.101563">
            <text:p>9547.101563</text:p>
          </table:table-cell>
          <table:table-cell office:value-type="float" office:value="0.002054">
            <text:p>0.002054</text:p>
          </table:table-cell>
          <table:table-cell office:value-type="float" office:value="0.009553">
            <text:p>0.009553</text:p>
          </table:table-cell>
          <table:table-cell office:value-type="float" office:value="36.312801">
            <text:p>36.312801</text:p>
          </table:table-cell>
          <table:table-cell office:value-type="float" office:value="0.706546">
            <text:p>0.706546</text:p>
          </table:table-cell>
          <table:table-cell office:value-type="float" office:value="0.222661">
            <text:p>0.222661</text:p>
          </table:table-cell>
          <table:table-cell office:value-type="float" office:value="68.486031">
            <text:p>68.486031</text:p>
          </table:table-cell>
          <table:table-cell office:value-type="float" office:value="0.058366">
            <text:p>0.058366</text:p>
          </table:table-cell>
          <table:table-cell office:value-type="float" office:value="0.037172">
            <text:p>0.037172</text:p>
          </table:table-cell>
          <table:table-cell/>
          <table:table-cell office:value-type="float" office:value="265.131012">
            <text:p>265.131012</text:p>
          </table:table-cell>
          <table:table-cell office:value-type="float" office:value="3863">
            <text:p>3863</text:p>
          </table:table-cell>
          <table:table-cell office:value-type="float" office:value="1360">
            <text:p>1360</text:p>
          </table:table-cell>
          <table:table-cell office:value-type="float" office:value="669334">
            <text:p>669334</text:p>
          </table:table-cell>
          <table:table-cell office:value-type="float" office:value="615797">
            <text:p>615797</text:p>
          </table:table-cell>
          <table:table-cell office:value-type="float" office:value="905750.8125">
            <text:p>905750.8125</text:p>
          </table:table-cell>
          <table:table-cell office:value-type="float" office:value="2.965032">
            <text:p>2.965032</text:p>
          </table:table-cell>
          <table:table-cell office:value-type="float" office:value="0.130866">
            <text:p>0.130866</text:p>
          </table:table-cell>
          <table:table-cell office:value-type="float" office:value="85.413971">
            <text:p>85.413971</text:p>
          </table:table-cell>
        </table:table-row>
        <table:table-row table:style-name="ro1">
          <table:table-cell office:value-type="float" office:value="3875350">
            <text:p>3875350</text:p>
          </table:table-cell>
          <table:table-cell office:value-type="float" office:value="74">
            <text:p>74</text:p>
          </table:table-cell>
          <table:table-cell office:value-type="float" office:value="20471">
            <text:p>20471</text:p>
          </table:table-cell>
          <table:table-cell office:value-type="float" office:value="27564.154297">
            <text:p>27564.154297</text:p>
          </table:table-cell>
          <table:table-cell office:value-type="float" office:value="-0.027427">
            <text:p>-0.027427</text:p>
          </table:table-cell>
          <table:table-cell office:value-type="float" office:value="-0.004931">
            <text:p>-0.004931</text:p>
          </table:table-cell>
          <table:table-cell office:value-type="string">
            <text:p>Infinity</text:p>
          </table:table-cell>
          <table:table-cell office:value-type="float" office:value="-0.233833">
            <text:p>-0.233833</text:p>
          </table:table-cell>
          <table:table-cell office:value-type="float" office:value="-0.129287">
            <text:p>-0.129287</text:p>
          </table:table-cell>
          <table:table-cell office:value-type="float" office:value="44.709759">
            <text:p>44.709759</text:p>
          </table:table-cell>
          <table:table-cell office:value-type="float" office:value="0">
            <text:p>0</text:p>
          </table:table-cell>
          <table:table-cell office:value-type="float" office:value="-0.006395">
            <text:p>-0.006395</text:p>
          </table:table-cell>
          <table:table-cell/>
          <table:table-cell office:value-type="float" office:value="100">
            <text:p>100</text:p>
          </table:table-cell>
          <table:table-cell office:value-type="float" office:value="3790">
            <text:p>3790</text:p>
          </table:table-cell>
          <table:table-cell office:value-type="float" office:value="1347">
            <text:p>1347</text:p>
          </table:table-cell>
          <table:table-cell office:value-type="float" office:value="689630">
            <text:p>689630</text:p>
          </table:table-cell>
          <table:table-cell office:value-type="float" office:value="613126">
            <text:p>613126</text:p>
          </table:table-cell>
          <table:table-cell office:value-type="float" office:value="919048.4375">
            <text:p>919048.4375</text:p>
          </table:table-cell>
          <table:table-cell office:value-type="float" office:value="2.992459">
            <text:p>2.992459</text:p>
          </table:table-cell>
          <table:table-cell office:value-type="float" office:value="0.135797">
            <text:p>0.135797</text:p>
          </table:table-cell>
          <table:table-cell office:value-type="float" office:value="86.809471">
            <text:p>86.809471</text:p>
          </table:table-cell>
        </table:table-row>
        <table:table-row table:style-name="ro1">
          <table:table-cell office:value-type="float" office:value="3876635">
            <text:p>3876635</text:p>
          </table:table-cell>
          <table:table-cell office:value-type="float" office:value="76">
            <text:p>76</text:p>
          </table:table-cell>
          <table:table-cell office:value-type="float" office:value="34708">
            <text:p>34708</text:p>
          </table:table-cell>
          <table:table-cell office:value-type="float" office:value="45568.652344">
            <text:p>45568.652344</text:p>
          </table:table-cell>
          <table:table-cell office:value-type="float" office:value="-0.025509">
            <text:p>-0.025509</text:p>
          </table:table-cell>
          <table:table-cell office:value-type="float" office:value="0.011984">
            <text:p>0.011984</text:p>
          </table:table-cell>
          <table:table-cell office:value-type="float" office:value="258.737427">
            <text:p>258.737427</text:p>
          </table:table-cell>
          <table:table-cell office:value-type="float" office:value="-0.028666">
            <text:p>-0.028666</text:p>
          </table:table-cell>
          <table:table-cell office:value-type="float" office:value="0.356736">
            <text:p>0.356736</text:p>
          </table:table-cell>
          <table:table-cell office:value-type="float" office:value="1344.474854">
            <text:p>1344.474854</text:p>
          </table:table-cell>
          <table:table-cell office:value-type="float" office:value="-0.005875">
            <text:p>-0.005875</text:p>
          </table:table-cell>
          <table:table-cell office:value-type="float" office:value="0.009326">
            <text:p>0.009326</text:p>
          </table:table-cell>
          <table:table-cell/>
          <table:table-cell office:value-type="float" office:value="76.575836">
            <text:p>76.575836</text:p>
          </table:table-cell>
          <table:table-cell office:value-type="float" office:value="3715">
            <text:p>3715</text:p>
          </table:table-cell>
          <table:table-cell office:value-type="float" office:value="1336">
            <text:p>1336</text:p>
          </table:table-cell>
          <table:table-cell office:value-type="float" office:value="724019">
            <text:p>724019</text:p>
          </table:table-cell>
          <table:table-cell office:value-type="float" office:value="608427">
            <text:p>608427</text:p>
          </table:table-cell>
          <table:table-cell office:value-type="float" office:value="942017.6875">
            <text:p>942017.6875</text:p>
          </table:table-cell>
          <table:table-cell office:value-type="float" office:value="3.017968">
            <text:p>3.017968</text:p>
          </table:table-cell>
          <table:table-cell office:value-type="float" office:value="0.123812">
            <text:p>0.123812</text:p>
          </table:table-cell>
          <table:table-cell office:value-type="float" office:value="88.635925">
            <text:p>88.635925</text:p>
          </table:table-cell>
        </table:table-row>
        <table:table-row table:style-name="ro1">
          <table:table-cell office:value-type="float" office:value="3876892">
            <text:p>3876892</text:p>
          </table:table-cell>
          <table:table-cell office:value-type="float" office:value="76">
            <text:p>76</text:p>
          </table:table-cell>
          <table:table-cell office:value-type="float" office:value="6929">
            <text:p>6929</text:p>
          </table:table-cell>
          <table:table-cell office:value-type="float" office:value="9017.500977">
            <text:p>9017.500977</text:p>
          </table:table-cell>
          <table:table-cell office:value-type="float" office:value="-0.00654">
            <text:p>-0.00654</text:p>
          </table:table-cell>
          <table:table-cell office:value-type="float" office:value="0.000959">
            <text:p>0.000959</text:p>
          </table:table-cell>
          <table:table-cell office:value-type="float" office:value="112.698997">
            <text:p>112.698997</text:p>
          </table:table-cell>
          <table:table-cell office:value-type="float" office:value="0.920529">
            <text:p>0.920529</text:p>
          </table:table-cell>
          <table:table-cell office:value-type="float" office:value="-0.186748">
            <text:p>-0.186748</text:p>
          </table:table-cell>
          <table:table-cell office:value-type="float" office:value="120.28701">
            <text:p>120.28701</text:p>
          </table:table-cell>
          <table:table-cell office:value-type="float" office:value="-0.029376">
            <text:p>-0.029376</text:p>
          </table:table-cell>
          <table:table-cell office:value-type="float" office:value="0.00373">
            <text:p>0.00373</text:p>
          </table:table-cell>
          <table:table-cell/>
          <table:table-cell office:value-type="float" office:value="130.099411">
            <text:p>130.099411</text:p>
          </table:table-cell>
          <table:table-cell office:value-type="float" office:value="3640">
            <text:p>3640</text:p>
          </table:table-cell>
          <table:table-cell office:value-type="float" office:value="1327">
            <text:p>1327</text:p>
          </table:table-cell>
          <table:table-cell office:value-type="float" office:value="730895">
            <text:p>730895</text:p>
          </table:table-cell>
          <table:table-cell office:value-type="float" office:value="607571">
            <text:p>607571</text:p>
          </table:table-cell>
          <table:table-cell office:value-type="float" office:value="946800.75">
            <text:p>946800.75</text:p>
          </table:table-cell>
          <table:table-cell office:value-type="float" office:value="3.024508">
            <text:p>3.024508</text:p>
          </table:table-cell>
          <table:table-cell office:value-type="float" office:value="0.122853">
            <text:p>0.122853</text:p>
          </table:table-cell>
          <table:table-cell office:value-type="float" office:value="89.043922">
            <text:p>89.043922</text:p>
          </table:table-cell>
        </table:table-row>
        <table:table-row table:style-name="ro1">
          <table:table-cell office:value-type="float" office:value="3878434">
            <text:p>3878434</text:p>
          </table:table-cell>
          <table:table-cell office:value-type="float" office:value="70">
            <text:p>70</text:p>
          </table:table-cell>
          <table:table-cell office:value-type="float" office:value="41809">
            <text:p>41809</text:p>
          </table:table-cell>
          <table:table-cell office:value-type="float" office:value="59627.441406">
            <text:p>59627.441406</text:p>
          </table:table-cell>
          <table:table-cell office:value-type="float" office:value="-0.021571">
            <text:p>-0.021571</text:p>
          </table:table-cell>
          <table:table-cell office:value-type="float" office:value="0.02342">
            <text:p>0.02342</text:p>
          </table:table-cell>
          <table:table-cell office:value-type="float" office:value="210.042236">
            <text:p>210.042236</text:p>
          </table:table-cell>
          <table:table-cell office:value-type="float" office:value="-0.162337">
            <text:p>-0.162337</text:p>
          </table:table-cell>
          <table:table-cell office:value-type="float" office:value="0.098162">
            <text:p>0.098162</text:p>
          </table:table-cell>
          <table:table-cell office:value-type="float" office:value="160.468048">
            <text:p>160.468048</text:p>
          </table:table-cell>
          <table:table-cell office:value-type="float" office:value="0.004899">
            <text:p>0.004899</text:p>
          </table:table-cell>
          <table:table-cell office:value-type="float" office:value="0.015188">
            <text:p>0.015188</text:p>
          </table:table-cell>
          <table:table-cell/>
          <table:table-cell office:value-type="float" office:value="73.553154">
            <text:p>73.553154</text:p>
          </table:table-cell>
          <table:table-cell office:value-type="float" office:value="3570">
            <text:p>3570</text:p>
          </table:table-cell>
          <table:table-cell office:value-type="float" office:value="1319">
            <text:p>1319</text:p>
          </table:table-cell>
          <table:table-cell office:value-type="float" office:value="772389">
            <text:p>772389</text:p>
          </table:table-cell>
          <table:table-cell office:value-type="float" office:value="602448">
            <text:p>602448</text:p>
          </table:table-cell>
          <table:table-cell office:value-type="float" office:value="975929.6875">
            <text:p>975929.6875</text:p>
          </table:table-cell>
          <table:table-cell office:value-type="float" office:value="3.046079">
            <text:p>3.046079</text:p>
          </table:table-cell>
          <table:table-cell office:value-type="float" office:value="0.099433">
            <text:p>0.099433</text:p>
          </table:table-cell>
          <table:table-cell office:value-type="float" office:value="91.027168">
            <text:p>91.027168</text:p>
          </table:table-cell>
        </table:table-row>
        <table:table-row table:style-name="ro1">
          <table:table-cell office:value-type="float" office:value="3879205">
            <text:p>3879205</text:p>
          </table:table-cell>
          <table:table-cell office:value-type="float" office:value="58">
            <text:p>58</text:p>
          </table:table-cell>
          <table:table-cell office:value-type="float" office:value="20809">
            <text:p>20809</text:p>
          </table:table-cell>
          <table:table-cell office:value-type="float" office:value="35778.015625">
            <text:p>35778.015625</text:p>
          </table:table-cell>
          <table:table-cell office:value-type="float" office:value="-0.091422">
            <text:p>-0.091422</text:p>
          </table:table-cell>
          <table:table-cell office:value-type="float" office:value="-0.068926">
            <text:p>-0.068926</text:p>
          </table:table-cell>
          <table:table-cell office:value-type="float" office:value="30.155777">
            <text:p>30.155777</text:p>
          </table:table-cell>
          <table:table-cell office:value-type="float" office:value="0.038692">
            <text:p>0.038692</text:p>
          </table:table-cell>
          <table:table-cell office:value-type="float" office:value="-0.160412">
            <text:p>-0.160412</text:p>
          </table:table-cell>
          <table:table-cell office:value-type="float" office:value="514.587769">
            <text:p>514.587769</text:p>
          </table:table-cell>
          <table:table-cell office:value-type="float" office:value="-0.068686">
            <text:p>-0.068686</text:p>
          </table:table-cell>
          <table:table-cell office:value-type="float" office:value="-0.089398">
            <text:p>-0.089398</text:p>
          </table:table-cell>
          <table:table-cell/>
          <table:table-cell office:value-type="float" office:value="17.467863">
            <text:p>17.467863</text:p>
          </table:table-cell>
          <table:table-cell office:value-type="float" office:value="3512">
            <text:p>3512</text:p>
          </table:table-cell>
          <table:table-cell office:value-type="float" office:value="1313">
            <text:p>1313</text:p>
          </table:table-cell>
          <table:table-cell office:value-type="float" office:value="793095">
            <text:p>793095</text:p>
          </table:table-cell>
          <table:table-cell office:value-type="float" office:value="600382">
            <text:p>600382</text:p>
          </table:table-cell>
          <table:table-cell office:value-type="float" office:value="991123.125">
            <text:p>991123.125</text:p>
          </table:table-cell>
          <table:table-cell office:value-type="float" office:value="3.137501">
            <text:p>3.137501</text:p>
          </table:table-cell>
          <table:table-cell office:value-type="float" office:value="0.168359">
            <text:p>0.168359</text:p>
          </table:table-cell>
          <table:table-cell office:value-type="float" office:value="94.387794">
            <text:p>94.387794</text:p>
          </table:table-cell>
        </table:table-row>
        <table:table-row table:style-name="ro1">
          <table:table-cell office:value-type="float" office:value="3880233">
            <text:p>3880233</text:p>
          </table:table-cell>
          <table:table-cell office:value-type="float" office:value="48">
            <text:p>48</text:p>
          </table:table-cell>
          <table:table-cell office:value-type="float" office:value="28150">
            <text:p>28150</text:p>
          </table:table-cell>
          <table:table-cell office:value-type="float" office:value="58546.855469">
            <text:p>58546.855469</text:p>
          </table:table-cell>
          <table:table-cell office:value-type="float" office:value="-0.188322">
            <text:p>-0.188322</text:p>
          </table:table-cell>
          <table:table-cell office:value-type="float" office:value="-0.158328">
            <text:p>-0.158328</text:p>
          </table:table-cell>
          <table:table-cell office:value-type="float" office:value="52.857071">
            <text:p>52.857071</text:p>
          </table:table-cell>
          <table:table-cell office:value-type="float" office:value="-0.027757">
            <text:p>-0.027757</text:p>
          </table:table-cell>
          <table:table-cell office:value-type="float" office:value="0.383072">
            <text:p>0.383072</text:p>
          </table:table-cell>
          <table:table-cell office:value-type="float" office:value="1480.083984">
            <text:p>1480.083984</text:p>
          </table:table-cell>
          <table:table-cell office:value-type="float" office:value="-0.100758">
            <text:p>-0.100758</text:p>
          </table:table-cell>
          <table:table-cell office:value-type="float" office:value="-0.154015">
            <text:p>-0.154015</text:p>
          </table:table-cell>
          <table:table-cell/>
          <table:table-cell office:value-type="float" office:value="29.071852">
            <text:p>29.071852</text:p>
          </table:table-cell>
          <table:table-cell office:value-type="float" office:value="3464">
            <text:p>3464</text:p>
          </table:table-cell>
          <table:table-cell office:value-type="float" office:value="1313">
            <text:p>1313</text:p>
          </table:table-cell>
          <table:table-cell office:value-type="float" office:value="820847">
            <text:p>820847</text:p>
          </table:table-cell>
          <table:table-cell office:value-type="float" office:value="595665">
            <text:p>595665</text:p>
          </table:table-cell>
          <table:table-cell office:value-type="float" office:value="1010628.125">
            <text:p>1010628.125</text:p>
          </table:table-cell>
          <table:table-cell office:value-type="float" office:value="2.957362">
            <text:p>2.957362</text:p>
          </table:table-cell>
          <table:table-cell office:value-type="float" office:value="0.326686">
            <text:p>0.326686</text:p>
          </table:table-cell>
          <table:table-cell office:value-type="float" office:value="101.412567">
            <text:p>101.412567</text:p>
          </table:table-cell>
        </table:table-row>
        <table:table-row table:style-name="ro1">
          <table:table-cell office:value-type="float" office:value="3880490">
            <text:p>3880490</text:p>
          </table:table-cell>
          <table:table-cell office:value-type="float" office:value="50">
            <text:p>50</text:p>
          </table:table-cell>
          <table:table-cell office:value-type="float" office:value="7015">
            <text:p>7015</text:p>
          </table:table-cell>
          <table:table-cell office:value-type="float" office:value="13930.333984">
            <text:p>13930.333984</text:p>
          </table:table-cell>
          <table:table-cell office:value-type="float" office:value="-0.045471">
            <text:p>-0.045471</text:p>
          </table:table-cell>
          <table:table-cell office:value-type="float" office:value="-0.037973">
            <text:p>-0.037973</text:p>
          </table:table-cell>
          <table:table-cell office:value-type="float" office:value="63.835587">
            <text:p>63.835587</text:p>
          </table:table-cell>
          <table:table-cell office:value-type="float" office:value="0.57533">
            <text:p>0.57533</text:p>
          </table:table-cell>
          <table:table-cell office:value-type="float" office:value="-0.339977">
            <text:p>-0.339977</text:p>
          </table:table-cell>
          <table:table-cell office:value-type="float" office:value="159.092422">
            <text:p>159.092422</text:p>
          </table:table-cell>
          <table:table-cell office:value-type="float" office:value="-0.40856">
            <text:p>-0.40856</text:p>
          </table:table-cell>
          <table:table-cell office:value-type="float" office:value="-0.147753">
            <text:p>-0.147753</text:p>
          </table:table-cell>
          <table:table-cell/>
          <table:table-cell office:value-type="float" office:value="147.405899">
            <text:p>147.405899</text:p>
          </table:table-cell>
          <table:table-cell office:value-type="float" office:value="3415">
            <text:p>3415</text:p>
          </table:table-cell>
          <table:table-cell office:value-type="float" office:value="1322">
            <text:p>1322</text:p>
          </table:table-cell>
          <table:table-cell office:value-type="float" office:value="827491">
            <text:p>827491</text:p>
          </table:table-cell>
          <table:table-cell office:value-type="float" office:value="593414">
            <text:p>593414</text:p>
          </table:table-cell>
          <table:table-cell office:value-type="float" office:value="1014728.625">
            <text:p>1014728.625</text:p>
          </table:table-cell>
          <table:table-cell office:value-type="float" office:value="2.911891">
            <text:p>2.911891</text:p>
          </table:table-cell>
          <table:table-cell office:value-type="float" office:value="0.364659">
            <text:p>0.364659</text:p>
          </table:table-cell>
          <table:table-cell office:value-type="float" office:value="103.253723">
            <text:p>103.253723</text:p>
          </table:table-cell>
        </table:table-row>
        <table:table-row table:style-name="ro1">
          <table:table-cell office:value-type="float" office:value="3881518">
            <text:p>3881518</text:p>
          </table:table-cell>
          <table:table-cell office:value-type="float" office:value="80">
            <text:p>80</text:p>
          </table:table-cell>
          <table:table-cell office:value-type="float" office:value="27889">
            <text:p>27889</text:p>
          </table:table-cell>
          <table:table-cell office:value-type="float" office:value="34760.773438">
            <text:p>34760.773438</text:p>
          </table:table-cell>
          <table:table-cell office:value-type="float" office:value="-0.039993">
            <text:p>-0.039993</text:p>
          </table:table-cell>
          <table:table-cell office:value-type="float" office:value="-0.009998">
            <text:p>-0.009998</text:p>
          </table:table-cell>
          <table:table-cell office:value-type="float" office:value="33.345299">
            <text:p>33.345299</text:p>
          </table:table-cell>
          <table:table-cell office:value-type="float" office:value="-0.113552">
            <text:p>-0.113552</text:p>
          </table:table-cell>
          <table:table-cell office:value-type="float" office:value="-0.162806">
            <text:p>-0.162806</text:p>
          </table:table-cell>
          <table:table-cell office:value-type="float" office:value="43.375404">
            <text:p>43.375404</text:p>
          </table:table-cell>
          <table:table-cell office:value-type="float" office:value="-0.014591">
            <text:p>-0.014591</text:p>
          </table:table-cell>
          <table:table-cell office:value-type="float" office:value="-0.009726">
            <text:p>-0.009726</text:p>
          </table:table-cell>
          <table:table-cell/>
          <table:table-cell office:value-type="float" office:value="12.506731">
            <text:p>12.506731</text:p>
          </table:table-cell>
          <table:table-cell office:value-type="float" office:value="3337">
            <text:p>3337</text:p>
          </table:table-cell>
          <table:table-cell office:value-type="float" office:value="1340">
            <text:p>1340</text:p>
          </table:table-cell>
          <table:table-cell office:value-type="float" office:value="853546">
            <text:p>853546</text:p>
          </table:table-cell>
          <table:table-cell office:value-type="float" office:value="583468">
            <text:p>583468</text:p>
          </table:table-cell>
          <table:table-cell office:value-type="float" office:value="1030402.0625">
            <text:p>1030402.0625</text:p>
          </table:table-cell>
          <table:table-cell office:value-type="float" office:value="2.871898">
            <text:p>2.871898</text:p>
          </table:table-cell>
          <table:table-cell office:value-type="float" office:value="0.374657">
            <text:p>0.374657</text:p>
          </table:table-cell>
          <table:table-cell office:value-type="float" office:value="105.735992">
            <text:p>105.735992</text:p>
          </table:table-cell>
        </table:table-row>
        <table:table-row table:style-name="ro1">
          <table:table-cell office:value-type="float" office:value="3882546">
            <text:p>3882546</text:p>
          </table:table-cell>
          <table:table-cell office:value-type="float" office:value="50">
            <text:p>50</text:p>
          </table:table-cell>
          <table:table-cell office:value-type="float" office:value="28331">
            <text:p>28331</text:p>
          </table:table-cell>
          <table:table-cell office:value-type="float" office:value="56562.792969">
            <text:p>56562.792969</text:p>
          </table:table-cell>
          <table:table-cell office:value-type="float" office:value="-0.206949">
            <text:p>-0.206949</text:p>
          </table:table-cell>
          <table:table-cell office:value-type="float" office:value="-0.176955">
            <text:p>-0.176955</text:p>
          </table:table-cell>
          <table:table-cell office:value-type="float" office:value="96.616135">
            <text:p>96.616135</text:p>
          </table:table-cell>
          <table:table-cell office:value-type="float" office:value="-0.028388">
            <text:p>-0.028388</text:p>
          </table:table-cell>
          <table:table-cell office:value-type="float" office:value="0.418985">
            <text:p>0.418985</text:p>
          </table:table-cell>
          <table:table-cell office:value-type="float" office:value="1575.92334">
            <text:p>1575.92334</text:p>
          </table:table-cell>
          <table:table-cell office:value-type="float" office:value="-0.087549">
            <text:p>-0.087549</text:p>
          </table:table-cell>
          <table:table-cell office:value-type="float" office:value="-0.172135">
            <text:p>-0.172135</text:p>
          </table:table-cell>
          <table:table-cell/>
          <table:table-cell office:value-type="float" office:value="42.017345">
            <text:p>42.017345</text:p>
          </table:table-cell>
          <table:table-cell office:value-type="float" office:value="3289">
            <text:p>3289</text:p>
          </table:table-cell>
          <table:table-cell office:value-type="float" office:value="1353">
            <text:p>1353</text:p>
          </table:table-cell>
          <table:table-cell office:value-type="float" office:value="879912">
            <text:p>879912</text:p>
          </table:table-cell>
          <table:table-cell office:value-type="float" office:value="573100">
            <text:p>573100</text:p>
          </table:table-cell>
          <table:table-cell office:value-type="float" office:value="1046595.6875">
            <text:p>1046595.6875</text:p>
          </table:table-cell>
          <table:table-cell office:value-type="float" office:value="2.664949">
            <text:p>2.664949</text:p>
          </table:table-cell>
          <table:table-cell office:value-type="float" office:value="0.551612">
            <text:p>0.551612</text:p>
          </table:table-cell>
          <table:table-cell office:value-type="float" office:value="115.072548">
            <text:p>115.072548</text:p>
          </table:table-cell>
        </table:table-row>
        <table:table-row table:style-name="ro1">
          <table:table-cell office:value-type="float" office:value="3882803">
            <text:p>3882803</text:p>
          </table:table-cell>
          <table:table-cell office:value-type="float" office:value="45">
            <text:p>45</text:p>
          </table:table-cell>
          <table:table-cell office:value-type="float" office:value="7047">
            <text:p>7047</text:p>
          </table:table-cell>
          <table:table-cell office:value-type="float" office:value="15560.597656">
            <text:p>15560.597656</text:p>
          </table:table-cell>
          <table:table-cell office:value-type="float" office:value="-0.043348">
            <text:p>-0.043348</text:p>
          </table:table-cell>
          <table:table-cell office:value-type="float" office:value="-0.03585">
            <text:p>-0.03585</text:p>
          </table:table-cell>
          <table:table-cell office:value-type="float" office:value="69.828598">
            <text:p>69.828598</text:p>
          </table:table-cell>
          <table:table-cell office:value-type="float" office:value="0.492059">
            <text:p>0.492059</text:p>
          </table:table-cell>
          <table:table-cell office:value-type="float" office:value="-0.538695">
            <text:p>-0.538695</text:p>
          </table:table-cell>
          <table:table-cell office:value-type="float" office:value="209.477814">
            <text:p>209.477814</text:p>
          </table:table-cell>
          <table:table-cell office:value-type="float" office:value="-0.462335">
            <text:p>-0.462335</text:p>
          </table:table-cell>
          <table:table-cell office:value-type="float" office:value="-0.139493">
            <text:p>-0.139493</text:p>
          </table:table-cell>
          <table:table-cell/>
          <table:table-cell office:value-type="float" office:value="191.4039">
            <text:p>191.4039</text:p>
          </table:table-cell>
          <table:table-cell office:value-type="float" office:value="3249">
            <text:p>3249</text:p>
          </table:table-cell>
          <table:table-cell office:value-type="float" office:value="1374">
            <text:p>1374</text:p>
          </table:table-cell>
          <table:table-cell office:value-type="float" office:value="885914">
            <text:p>885914</text:p>
          </table:table-cell>
          <table:table-cell office:value-type="float" office:value="569407">
            <text:p>569407</text:p>
          </table:table-cell>
          <table:table-cell office:value-type="float" office:value="1049647.125">
            <text:p>1049647.125</text:p>
          </table:table-cell>
          <table:table-cell office:value-type="float" office:value="2.621601">
            <text:p>2.621601</text:p>
          </table:table-cell>
          <table:table-cell office:value-type="float" office:value="0.587461">
            <text:p>0.587461</text:p>
          </table:table-cell>
          <table:table-cell office:value-type="float" office:value="117.261314">
            <text:p>117.261314</text:p>
          </table:table-cell>
        </table:table-row>
        <table:table-row table:style-name="ro1">
          <table:table-cell office:value-type="float" office:value="3883574">
            <text:p>3883574</text:p>
          </table:table-cell>
          <table:table-cell office:value-type="float" office:value="53">
            <text:p>53</text:p>
          </table:table-cell>
          <table:table-cell office:value-type="float" office:value="21025">
            <text:p>21025</text:p>
          </table:table-cell>
          <table:table-cell office:value-type="float" office:value="39570.007813">
            <text:p>39570.007813</text:p>
          </table:table-cell>
          <table:table-cell office:value-type="float" office:value="-0.287209">
            <text:p>-0.287209</text:p>
          </table:table-cell>
          <table:table-cell office:value-type="float" office:value="-0.264713">
            <text:p>-0.264713</text:p>
          </table:table-cell>
          <table:table-cell office:value-type="float" office:value="120.593979">
            <text:p>120.593979</text:p>
          </table:table-cell>
          <table:table-cell office:value-type="float" office:value="-0.137945">
            <text:p>-0.137945</text:p>
          </table:table-cell>
          <table:table-cell office:value-type="float" office:value="-0.196325">
            <text:p>-0.196325</text:p>
          </table:table-cell>
          <table:table-cell office:value-type="float" office:value="42.321178">
            <text:p>42.321178</text:p>
          </table:table-cell>
          <table:table-cell office:value-type="float" office:value="-0.155642">
            <text:p>-0.155642</text:p>
          </table:table-cell>
          <table:table-cell office:value-type="float" office:value="-0.343337">
            <text:p>-0.343337</text:p>
          </table:table-cell>
          <table:table-cell/>
          <table:table-cell office:value-type="float" office:value="50.385918">
            <text:p>50.385918</text:p>
          </table:table-cell>
          <table:table-cell office:value-type="float" office:value="3203">
            <text:p>3203</text:p>
          </table:table-cell>
          <table:table-cell office:value-type="float" office:value="1400">
            <text:p>1400</text:p>
          </table:table-cell>
          <table:table-cell office:value-type="float" office:value="903414">
            <text:p>903414</text:p>
          </table:table-cell>
          <table:table-cell office:value-type="float" office:value="557754">
            <text:p>557754</text:p>
          </table:table-cell>
          <table:table-cell office:value-type="float" office:value="1058257.75">
            <text:p>1058257.75</text:p>
          </table:table-cell>
          <table:table-cell office:value-type="float" office:value="2.334392">
            <text:p>2.334392</text:p>
          </table:table-cell>
          <table:table-cell office:value-type="float" office:value="0.852174">
            <text:p>0.852174</text:p>
          </table:table-cell>
          <table:table-cell office:value-type="float" office:value="132.652084">
            <text:p>132.652084</text:p>
          </table:table-cell>
        </table:table-row>
        <table:table-row table:style-name="ro1">
          <table:table-cell office:value-type="float" office:value="3883831">
            <text:p>3883831</text:p>
          </table:table-cell>
          <table:table-cell office:value-type="float" office:value="43">
            <text:p>43</text:p>
          </table:table-cell>
          <table:table-cell office:value-type="float" office:value="6967">
            <text:p>6967</text:p>
          </table:table-cell>
          <table:table-cell office:value-type="float" office:value="16102.546875">
            <text:p>16102.546875</text:p>
          </table:table-cell>
          <table:table-cell office:value-type="float" office:value="-0.07574">
            <text:p>-0.07574</text:p>
          </table:table-cell>
          <table:table-cell office:value-type="float" office:value="-0.068241">
            <text:p>-0.068241</text:p>
          </table:table-cell>
          <table:table-cell office:value-type="float" office:value="65.87941">
            <text:p>65.87941</text:p>
          </table:table-cell>
          <table:table-cell office:value-type="float" office:value="0.383554">
            <text:p>0.383554</text:p>
          </table:table-cell>
          <table:table-cell office:value-type="float" office:value="-0.624887">
            <text:p>-0.624887</text:p>
          </table:table-cell>
          <table:table-cell office:value-type="float" office:value="262.920319">
            <text:p>262.920319</text:p>
          </table:table-cell>
          <table:table-cell office:value-type="float" office:value="-0.77821">
            <text:p>-0.77821</text:p>
          </table:table-cell>
          <table:table-cell office:value-type="float" office:value="-0.26553">
            <text:p>-0.26553</text:p>
          </table:table-cell>
          <table:table-cell/>
          <table:table-cell office:value-type="float" office:value="173.962387">
            <text:p>173.962387</text:p>
          </table:table-cell>
          <table:table-cell office:value-type="float" office:value="3173">
            <text:p>3173</text:p>
          </table:table-cell>
          <table:table-cell office:value-type="float" office:value="1431">
            <text:p>1431</text:p>
          </table:table-cell>
          <table:table-cell office:value-type="float" office:value="908001">
            <text:p>908001</text:p>
          </table:table-cell>
          <table:table-cell office:value-type="float" office:value="552510">
            <text:p>552510</text:p>
          </table:table-cell>
          <table:table-cell office:value-type="float" office:value="1059434.625">
            <text:p>1059434.625</text:p>
          </table:table-cell>
          <table:table-cell office:value-type="float" office:value="2.258652">
            <text:p>2.258652</text:p>
          </table:table-cell>
          <table:table-cell office:value-type="float" office:value="0.920415">
            <text:p>0.920415</text:p>
          </table:table-cell>
          <table:table-cell office:value-type="float" office:value="137.432343">
            <text:p>137.432343</text:p>
          </table:table-cell>
        </table:table-row>
        <table:table-row table:style-name="ro1">
          <table:table-cell office:value-type="float" office:value="3884602">
            <text:p>3884602</text:p>
          </table:table-cell>
          <table:table-cell office:value-type="float" office:value="96">
            <text:p>96</text:p>
          </table:table-cell>
          <table:table-cell office:value-type="float" office:value="21505">
            <text:p>21505</text:p>
          </table:table-cell>
          <table:table-cell office:value-type="float" office:value="22300.757813">
            <text:p>22300.757813</text:p>
          </table:table-cell>
          <table:table-cell office:value-type="float" office:value="0.032049">
            <text:p>0.032049</text:p>
          </table:table-cell>
          <table:table-cell office:value-type="float" office:value="0.054545">
            <text:p>0.054545</text:p>
          </table:table-cell>
          <table:table-cell office:value-type="float" office:value="55.842857">
            <text:p>55.842857</text:p>
          </table:table-cell>
          <table:table-cell office:value-type="float" office:value="-0.055514">
            <text:p>-0.055514</text:p>
          </table:table-cell>
          <table:table-cell office:value-type="float" office:value="1.015141">
            <text:p>1.015141</text:p>
          </table:table-cell>
          <table:table-cell office:value-type="float" office:value="1928.611328">
            <text:p>1928.611328</text:p>
          </table:table-cell>
          <table:table-cell office:value-type="float" office:value="0.045396">
            <text:p>0.045396</text:p>
          </table:table-cell>
          <table:table-cell office:value-type="float" office:value="0.070746">
            <text:p>0.070746</text:p>
          </table:table-cell>
          <table:table-cell/>
          <table:table-cell office:value-type="float" office:value="60.984676">
            <text:p>60.984676</text:p>
          </table:table-cell>
          <table:table-cell office:value-type="float" office:value="3112">
            <text:p>3112</text:p>
          </table:table-cell>
          <table:table-cell office:value-type="float" office:value="1505">
            <text:p>1505</text:p>
          </table:table-cell>
          <table:table-cell office:value-type="float" office:value="921022">
            <text:p>921022</text:p>
          </table:table-cell>
          <table:table-cell office:value-type="float" office:value="535395">
            <text:p>535395</text:p>
          </table:table-cell>
          <table:table-cell office:value-type="float" office:value="1061883.875">
            <text:p>1061883.875</text:p>
          </table:table-cell>
          <table:table-cell office:value-type="float" office:value="2.290701">
            <text:p>2.290701</text:p>
          </table:table-cell>
          <table:table-cell office:value-type="float" office:value="0.86587">
            <text:p>0.86587</text:p>
          </table:table-cell>
          <table:table-cell office:value-type="float" office:value="136.491577">
            <text:p>136.491577</text:p>
          </table:table-cell>
        </table:table-row>
        <table:table-row table:style-name="ro1">
          <table:table-cell office:value-type="float" office:value="3884859">
            <text:p>3884859</text:p>
          </table:table-cell>
          <table:table-cell office:value-type="float" office:value="75">
            <text:p>75</text:p>
          </table:table-cell>
          <table:table-cell office:value-type="float" office:value="7204">
            <text:p>7204</text:p>
          </table:table-cell>
          <table:table-cell office:value-type="float" office:value="9505.097656">
            <text:p>9505.097656</text:p>
          </table:table-cell>
          <table:table-cell office:value-type="float" office:value="0.042869">
            <text:p>0.042869</text:p>
          </table:table-cell>
          <table:table-cell office:value-type="float" office:value="0.050368">
            <text:p>0.050368</text:p>
          </table:table-cell>
          <table:table-cell office:value-type="float" office:value="37.040409">
            <text:p>37.040409</text:p>
          </table:table-cell>
          <table:table-cell office:value-type="float" office:value="0.651032">
            <text:p>0.651032</text:p>
          </table:table-cell>
          <table:table-cell office:value-type="float" office:value="0.538695">
            <text:p>0.538695</text:p>
          </table:table-cell>
          <table:table-cell office:value-type="float" office:value="17.255133">
            <text:p>17.255133</text:p>
          </table:table-cell>
          <table:table-cell office:value-type="float" office:value="0.311284">
            <text:p>0.311284</text:p>
          </table:table-cell>
          <table:table-cell office:value-type="float" office:value="0.195983">
            <text:p>0.195983</text:p>
          </table:table-cell>
          <table:table-cell/>
          <table:table-cell office:value-type="float" office:value="69.12294">
            <text:p>69.12294</text:p>
          </table:table-cell>
          <table:table-cell office:value-type="float" office:value="3063">
            <text:p>3063</text:p>
          </table:table-cell>
          <table:table-cell office:value-type="float" office:value="1561">
            <text:p>1561</text:p>
          </table:table-cell>
          <table:table-cell office:value-type="float" office:value="925690">
            <text:p>925690</text:p>
          </table:table-cell>
          <table:table-cell office:value-type="float" office:value="529908">
            <text:p>529908</text:p>
          </table:table-cell>
          <table:table-cell office:value-type="float" office:value="1063198.5">
            <text:p>1063198.5</text:p>
          </table:table-cell>
          <table:table-cell office:value-type="float" office:value="2.33357">
            <text:p>2.33357</text:p>
          </table:table-cell>
          <table:table-cell office:value-type="float" office:value="0.815503">
            <text:p>0.815503</text:p>
          </table:table-cell>
          <table:table-cell office:value-type="float" office:value="134.305496">
            <text:p>134.305496</text:p>
          </table:table-cell>
        </table:table-row>
        <table:table-row table:style-name="ro1">
          <table:table-cell office:value-type="float" office:value="3886144">
            <text:p>3886144</text:p>
          </table:table-cell>
          <table:table-cell office:value-type="float" office:value="79">
            <text:p>79</text:p>
          </table:table-cell>
          <table:table-cell office:value-type="float" office:value="36438">
            <text:p>36438</text:p>
          </table:table-cell>
          <table:table-cell office:value-type="float" office:value="46024.265625">
            <text:p>46024.265625</text:p>
          </table:table-cell>
          <table:table-cell office:value-type="float" office:value="-0.067111">
            <text:p>-0.067111</text:p>
          </table:table-cell>
          <table:table-cell office:value-type="float" office:value="-0.029618">
            <text:p>-0.029618</text:p>
          </table:table-cell>
          <table:table-cell office:value-type="float" office:value="30.802286">
            <text:p>30.802286</text:p>
          </table:table-cell>
          <table:table-cell office:value-type="float" office:value="-0.179261">
            <text:p>-0.179261</text:p>
          </table:table-cell>
          <table:table-cell office:value-type="float" office:value="0.253785">
            <text:p>0.253785</text:p>
          </table:table-cell>
          <table:table-cell office:value-type="float" office:value="241.573242">
            <text:p>241.573242</text:p>
          </table:table-cell>
          <table:table-cell office:value-type="float" office:value="-0.017621">
            <text:p>-0.017621</text:p>
          </table:table-cell>
          <table:table-cell office:value-type="float" office:value="-0.023049">
            <text:p>-0.023049</text:p>
          </table:table-cell>
          <table:table-cell/>
          <table:table-cell office:value-type="float" office:value="10.392683">
            <text:p>10.392683</text:p>
          </table:table-cell>
          <table:table-cell office:value-type="float" office:value="3008">
            <text:p>3008</text:p>
          </table:table-cell>
          <table:table-cell office:value-type="float" office:value="1618">
            <text:p>1618</text:p>
          </table:table-cell>
          <table:table-cell office:value-type="float" office:value="950668">
            <text:p>950668</text:p>
          </table:table-cell>
          <table:table-cell office:value-type="float" office:value="503378">
            <text:p>503378</text:p>
          </table:table-cell>
          <table:table-cell office:value-type="float" office:value="1072297.75">
            <text:p>1072297.75</text:p>
          </table:table-cell>
          <table:table-cell office:value-type="float" office:value="2.266459">
            <text:p>2.266459</text:p>
          </table:table-cell>
          <table:table-cell office:value-type="float" office:value="0.84512">
            <text:p>0.84512</text:p>
          </table:table-cell>
          <table:table-cell office:value-type="float" office:value="139.936646">
            <text:p>139.936646</text:p>
          </table:table-cell>
        </table:table-row>
        <table:table-row table:style-name="ro1">
          <table:table-cell office:value-type="float" office:value="3887172">
            <text:p>3887172</text:p>
          </table:table-cell>
          <table:table-cell office:value-type="float" office:value="36">
            <text:p>36</text:p>
          </table:table-cell>
          <table:table-cell office:value-type="float" office:value="28510">
            <text:p>28510</text:p>
          </table:table-cell>
          <table:table-cell office:value-type="float" office:value="79095.578125">
            <text:p>79095.578125</text:p>
          </table:table-cell>
          <table:table-cell office:value-type="float" office:value="-0.127648">
            <text:p>-0.127648</text:p>
          </table:table-cell>
          <table:table-cell office:value-type="float" office:value="-0.097654">
            <text:p>-0.097654</text:p>
          </table:table-cell>
          <table:table-cell office:value-type="float" office:value="34.713631">
            <text:p>34.713631</text:p>
          </table:table-cell>
          <table:table-cell office:value-type="float" office:value="-0.025738">
            <text:p>-0.025738</text:p>
          </table:table-cell>
          <table:table-cell office:value-type="float" office:value="-0.605733">
            <text:p>-0.605733</text:p>
          </table:table-cell>
          <table:table-cell office:value-type="float" office:value="2253.415039">
            <text:p>2253.415039</text:p>
          </table:table-cell>
          <table:table-cell office:value-type="float" office:value="-0.145503">
            <text:p>-0.145503</text:p>
          </table:table-cell>
          <table:table-cell office:value-type="float" office:value="-0.094994">
            <text:p>-0.094994</text:p>
          </table:table-cell>
          <table:table-cell/>
          <table:table-cell office:value-type="float" office:value="40.6772">
            <text:p>40.6772</text:p>
          </table:table-cell>
          <table:table-cell office:value-type="float" office:value="2985">
            <text:p>2985</text:p>
          </table:table-cell>
          <table:table-cell office:value-type="float" office:value="1646">
            <text:p>1646</text:p>
          </table:table-cell>
          <table:table-cell office:value-type="float" office:value="969589">
            <text:p>969589</text:p>
          </table:table-cell>
          <table:table-cell office:value-type="float" office:value="482051">
            <text:p>482051</text:p>
          </table:table-cell>
          <table:table-cell office:value-type="float" office:value="1079403.625">
            <text:p>1079403.625</text:p>
          </table:table-cell>
          <table:table-cell office:value-type="float" office:value="2.13881">
            <text:p>2.13881</text:p>
          </table:table-cell>
          <table:table-cell office:value-type="float" office:value="0.942774">
            <text:p>0.942774</text:p>
          </table:table-cell>
          <table:table-cell office:value-type="float" office:value="149.69072">
            <text:p>149.69072</text:p>
          </table:table-cell>
        </table:table-row>
        <table:table-row table:style-name="ro1">
          <table:table-cell office:value-type="float" office:value="3887943">
            <text:p>3887943</text:p>
          </table:table-cell>
          <table:table-cell office:value-type="float" office:value="55">
            <text:p>55</text:p>
          </table:table-cell>
          <table:table-cell office:value-type="float" office:value="21901">
            <text:p>21901</text:p>
          </table:table-cell>
          <table:table-cell office:value-type="float" office:value="39719.734375">
            <text:p>39719.734375</text:p>
          </table:table-cell>
          <table:table-cell office:value-type="float" office:value="-0.036158">
            <text:p>-0.036158</text:p>
          </table:table-cell>
          <table:table-cell office:value-type="float" office:value="-0.013662">
            <text:p>-0.013662</text:p>
          </table:table-cell>
          <table:table-cell office:value-type="float" office:value="39.832306">
            <text:p>39.832306</text:p>
          </table:table-cell>
          <table:table-cell office:value-type="float" office:value="0.047103">
            <text:p>0.047103</text:p>
          </table:table-cell>
          <table:table-cell office:value-type="float" office:value="0.871489">
            <text:p>0.871489</text:p>
          </table:table-cell>
          <table:table-cell office:value-type="float" office:value="1750.174927">
            <text:p>1750.174927</text:p>
          </table:table-cell>
          <table:table-cell office:value-type="float" office:value="-0.029451">
            <text:p>-0.029451</text:p>
          </table:table-cell>
          <table:table-cell office:value-type="float" office:value="-0.01772">
            <text:p>-0.01772</text:p>
          </table:table-cell>
          <table:table-cell/>
          <table:table-cell office:value-type="float" office:value="25.013882">
            <text:p>25.013882</text:p>
          </table:table-cell>
          <table:table-cell office:value-type="float" office:value="2955">
            <text:p>2955</text:p>
          </table:table-cell>
          <table:table-cell office:value-type="float" office:value="1692">
            <text:p>1692</text:p>
          </table:table-cell>
          <table:table-cell office:value-type="float" office:value="982457">
            <text:p>982457</text:p>
          </table:table-cell>
          <table:table-cell office:value-type="float" office:value="464329">
            <text:p>464329</text:p>
          </table:table-cell>
          <table:table-cell office:value-type="float" office:value="1083262.25">
            <text:p>1083262.25</text:p>
          </table:table-cell>
          <table:table-cell office:value-type="float" office:value="2.102653">
            <text:p>2.102653</text:p>
          </table:table-cell>
          <table:table-cell office:value-type="float" office:value="0.956436">
            <text:p>0.956436</text:p>
          </table:table-cell>
          <table:table-cell office:value-type="float" office:value="153.334732">
            <text:p>153.334732</text:p>
          </table:table-cell>
        </table:table-row>
        <table:table-row table:style-name="ro1">
          <table:table-cell office:value-type="float" office:value="3888971">
            <text:p>3888971</text:p>
          </table:table-cell>
          <table:table-cell office:value-type="float" office:value="81">
            <text:p>81</text:p>
          </table:table-cell>
          <table:table-cell office:value-type="float" office:value="30077">
            <text:p>30077</text:p>
          </table:table-cell>
          <table:table-cell office:value-type="float" office:value="37031.574219">
            <text:p>37031.574219</text:p>
          </table:table-cell>
          <table:table-cell office:value-type="float" office:value="-0.006437">
            <text:p>-0.006437</text:p>
          </table:table-cell>
          <table:table-cell office:value-type="float" office:value="0.023557">
            <text:p>0.023557</text:p>
          </table:table-cell>
          <table:table-cell office:value-type="float" office:value="371.148315">
            <text:p>371.148315</text:p>
          </table:table-cell>
          <table:table-cell office:value-type="float" office:value="0.007255">
            <text:p>0.007255</text:p>
          </table:table-cell>
          <table:table-cell office:value-type="float" office:value="0.828394">
            <text:p>0.828394</text:p>
          </table:table-cell>
          <table:table-cell office:value-type="float" office:value="11318.699219">
            <text:p>11318.699219</text:p>
          </table:table-cell>
          <table:table-cell office:value-type="float" office:value="0.004864">
            <text:p>0.004864</text:p>
          </table:table-cell>
          <table:table-cell office:value-type="float" office:value="0.022916">
            <text:p>0.022916</text:p>
          </table:table-cell>
          <table:table-cell/>
          <table:table-cell office:value-type="float" office:value="288.283936">
            <text:p>288.283936</text:p>
          </table:table-cell>
          <table:table-cell office:value-type="float" office:value="2914">
            <text:p>2914</text:p>
          </table:table-cell>
          <table:table-cell office:value-type="float" office:value="1762">
            <text:p>1762</text:p>
          </table:table-cell>
          <table:table-cell office:value-type="float" office:value="999794">
            <text:p>999794</text:p>
          </table:table-cell>
          <table:table-cell office:value-type="float" office:value="439752">
            <text:p>439752</text:p>
          </table:table-cell>
          <table:table-cell office:value-type="float" office:value="1088854.875">
            <text:p>1088854.875</text:p>
          </table:table-cell>
          <table:table-cell office:value-type="float" office:value="2.096215">
            <text:p>2.096215</text:p>
          </table:table-cell>
          <table:table-cell office:value-type="float" office:value="0.932879">
            <text:p>0.932879</text:p>
          </table:table-cell>
          <table:table-cell office:value-type="float" office:value="155.236511">
            <text:p>155.236511</text:p>
          </table:table-cell>
        </table:table-row>
        <table:table-row table:style-name="ro1">
          <table:table-cell office:value-type="float" office:value="3890513">
            <text:p>3890513</text:p>
          </table:table-cell>
          <table:table-cell office:value-type="float" office:value="50">
            <text:p>50</text:p>
          </table:table-cell>
          <table:table-cell office:value-type="float" office:value="45098">
            <text:p>45098</text:p>
          </table:table-cell>
          <table:table-cell office:value-type="float" office:value="90095.5625">
            <text:p>90095.5625</text:p>
          </table:table-cell>
          <table:table-cell office:value-type="float" office:value="-0.26913">
            <text:p>-0.26913</text:p>
          </table:table-cell>
          <table:table-cell office:value-type="float" office:value="-0.224138">
            <text:p>-0.224138</text:p>
          </table:table-cell>
          <table:table-cell office:value-type="float" office:value="149.042038">
            <text:p>149.042038</text:p>
          </table:table-cell>
          <table:table-cell office:value-type="float" office:value="-0.03007">
            <text:p>-0.03007</text:p>
          </table:table-cell>
          <table:table-cell office:value-type="float" office:value="-0.007183">
            <text:p>-0.007183</text:p>
          </table:table-cell>
          <table:table-cell office:value-type="float" office:value="76.113907">
            <text:p>76.113907</text:p>
          </table:table-cell>
          <table:table-cell office:value-type="float" office:value="-0.058366">
            <text:p>-0.058366</text:p>
          </table:table-cell>
          <table:table-cell office:value-type="float" office:value="-0.145355">
            <text:p>-0.145355</text:p>
          </table:table-cell>
          <table:table-cell/>
          <table:table-cell office:value-type="float" office:value="49.841328">
            <text:p>49.841328</text:p>
          </table:table-cell>
          <table:table-cell office:value-type="float" office:value="2889">
            <text:p>2889</text:p>
          </table:table-cell>
          <table:table-cell office:value-type="float" office:value="1805">
            <text:p>1805</text:p>
          </table:table-cell>
          <table:table-cell office:value-type="float" office:value="1026651">
            <text:p>1026651</text:p>
          </table:table-cell>
          <table:table-cell office:value-type="float" office:value="403523">
            <text:p>403523</text:p>
          </table:table-cell>
          <table:table-cell office:value-type="float" office:value="1099757.25">
            <text:p>1099757.25</text:p>
          </table:table-cell>
          <table:table-cell office:value-type="float" office:value="1.827085">
            <text:p>1.827085</text:p>
          </table:table-cell>
          <table:table-cell office:value-type="float" office:value="1.157017">
            <text:p>1.157017</text:p>
          </table:table-cell>
          <table:table-cell office:value-type="float" office:value="180.565338">
            <text:p>180.565338</text:p>
          </table:table-cell>
        </table:table-row>
        <table:table-row table:style-name="ro1">
          <table:table-cell office:value-type="float" office:value="3890770">
            <text:p>3890770</text:p>
          </table:table-cell>
          <table:table-cell office:value-type="float" office:value="56">
            <text:p>56</text:p>
          </table:table-cell>
          <table:table-cell office:value-type="float" office:value="7453">
            <text:p>7453</text:p>
          </table:table-cell>
          <table:table-cell office:value-type="float" office:value="13208.441406">
            <text:p>13208.441406</text:p>
          </table:table-cell>
          <table:table-cell office:value-type="float" office:value="-0.044752">
            <text:p>-0.044752</text:p>
          </table:table-cell>
          <table:table-cell office:value-type="float" office:value="-0.037254">
            <text:p>-0.037254</text:p>
          </table:table-cell>
          <table:table-cell office:value-type="float" office:value="64.520393">
            <text:p>64.520393</text:p>
          </table:table-cell>
          <table:table-cell office:value-type="float" office:value="0.721686">
            <text:p>0.721686</text:p>
          </table:table-cell>
          <table:table-cell office:value-type="float" office:value="-0.962469">
            <text:p>-0.962469</text:p>
          </table:table-cell>
          <table:table-cell office:value-type="float" office:value="233.363892">
            <text:p>233.363892</text:p>
          </table:table-cell>
          <table:table-cell office:value-type="float" office:value="-0.40856">
            <text:p>-0.40856</text:p>
          </table:table-cell>
          <table:table-cell office:value-type="float" office:value="-0.144956">
            <text:p>-0.144956</text:p>
          </table:table-cell>
          <table:table-cell/>
          <table:table-cell office:value-type="float" office:value="151.381073">
            <text:p>151.381073</text:p>
          </table:table-cell>
          <table:table-cell office:value-type="float" office:value="2875">
            <text:p>2875</text:p>
          </table:table-cell>
          <table:table-cell office:value-type="float" office:value="1859">
            <text:p>1859</text:p>
          </table:table-cell>
          <table:table-cell office:value-type="float" office:value="1029648">
            <text:p>1029648</text:p>
          </table:table-cell>
          <table:table-cell office:value-type="float" office:value="396699">
            <text:p>396699</text:p>
          </table:table-cell>
          <table:table-cell office:value-type="float" office:value="1100073.375">
            <text:p>1100073.375</text:p>
          </table:table-cell>
          <table:table-cell office:value-type="float" office:value="1.782333">
            <text:p>1.782333</text:p>
          </table:table-cell>
          <table:table-cell office:value-type="float" office:value="1.19427">
            <text:p>1.19427</text:p>
          </table:table-cell>
          <table:table-cell office:value-type="float" office:value="185.519852">
            <text:p>185.519852</text:p>
          </table:table-cell>
        </table:table-row>
        <table:table-row table:style-name="ro1">
          <table:table-cell office:value-type="float" office:value="3891798">
            <text:p>3891798</text:p>
          </table:table-cell>
          <table:table-cell office:value-type="float" office:value="76">
            <text:p>76</text:p>
          </table:table-cell>
          <table:table-cell office:value-type="float" office:value="29973">
            <text:p>29973</text:p>
          </table:table-cell>
          <table:table-cell office:value-type="float" office:value="39337.941406">
            <text:p>39337.941406</text:p>
          </table:table-cell>
          <table:table-cell office:value-type="float" office:value="0.010957">
            <text:p>0.010957</text:p>
          </table:table-cell>
          <table:table-cell office:value-type="float" office:value="0.040952">
            <text:p>0.040952</text:p>
          </table:table-cell>
          <table:table-cell office:value-type="float" office:value="642.428467">
            <text:p>642.428467</text:p>
          </table:table-cell>
          <table:table-cell office:value-type="float" office:value="-0.140048">
            <text:p>-0.140048</text:p>
          </table:table-cell>
          <table:table-cell office:value-type="float" office:value="0.153229">
            <text:p>0.153229</text:p>
          </table:table-cell>
          <table:table-cell office:value-type="float" office:value="209.412048">
            <text:p>209.412048</text:p>
          </table:table-cell>
          <table:table-cell office:value-type="float" office:value="-0.007344">
            <text:p>-0.007344</text:p>
          </table:table-cell>
          <table:table-cell office:value-type="float" office:value="0.039836">
            <text:p>0.039836</text:p>
          </table:table-cell>
          <table:table-cell/>
          <table:table-cell office:value-type="float" office:value="442.653046">
            <text:p>442.653046</text:p>
          </table:table-cell>
          <table:table-cell office:value-type="float" office:value="2859">
            <text:p>2859</text:p>
          </table:table-cell>
          <table:table-cell office:value-type="float" office:value="1933">
            <text:p>1933</text:p>
          </table:table-cell>
          <table:table-cell office:value-type="float" office:value="1040669">
            <text:p>1040669</text:p>
          </table:table-cell>
          <table:table-cell office:value-type="float" office:value="368826">
            <text:p>368826</text:p>
          </table:table-cell>
          <table:table-cell office:value-type="float" office:value="1100754.375">
            <text:p>1100754.375</text:p>
          </table:table-cell>
          <table:table-cell office:value-type="float" office:value="1.79329">
            <text:p>1.79329</text:p>
          </table:table-cell>
          <table:table-cell office:value-type="float" office:value="1.153318">
            <text:p>1.153318</text:p>
          </table:table-cell>
          <table:table-cell office:value-type="float" office:value="186.05896">
            <text:p>186.05896</text:p>
          </table:table-cell>
        </table:table-row>
        <table:table-row table:style-name="ro1">
          <table:table-cell office:value-type="float" office:value="3892055">
            <text:p>3892055</text:p>
          </table:table-cell>
          <table:table-cell office:value-type="float" office:value="73">
            <text:p>73</text:p>
          </table:table-cell>
          <table:table-cell office:value-type="float" office:value="7446">
            <text:p>7446</text:p>
          </table:table-cell>
          <table:table-cell office:value-type="float" office:value="10100.117188">
            <text:p>10100.117188</text:p>
          </table:table-cell>
          <table:table-cell office:value-type="float" office:value="0.004554">
            <text:p>0.004554</text:p>
          </table:table-cell>
          <table:table-cell office:value-type="float" office:value="0.012053">
            <text:p>0.012053</text:p>
          </table:table-cell>
          <table:table-cell office:value-type="float" office:value="59.60104">
            <text:p>59.60104</text:p>
          </table:table-cell>
          <table:table-cell office:value-type="float" office:value="0.817575">
            <text:p>0.817575</text:p>
          </table:table-cell>
          <table:table-cell office:value-type="float" office:value="-0.713472">
            <text:p>-0.713472</text:p>
          </table:table-cell>
          <table:table-cell office:value-type="float" office:value="187.266891">
            <text:p>187.266891</text:p>
          </table:table-cell>
          <table:table-cell office:value-type="float" office:value="0.029384">
            <text:p>0.029384</text:p>
          </table:table-cell>
          <table:table-cell office:value-type="float" office:value="0.046897">
            <text:p>0.046897</text:p>
          </table:table-cell>
          <table:table-cell/>
          <table:table-cell office:value-type="float" office:value="98.834648">
            <text:p>98.834648</text:p>
          </table:table-cell>
          <table:table-cell office:value-type="float" office:value="2843">
            <text:p>2843</text:p>
          </table:table-cell>
          <table:table-cell office:value-type="float" office:value="2004">
            <text:p>2004</text:p>
          </table:table-cell>
          <table:table-cell office:value-type="float" office:value="1043688">
            <text:p>1043688</text:p>
          </table:table-cell>
          <table:table-cell office:value-type="float" office:value="362019">
            <text:p>362019</text:p>
          </table:table-cell>
          <table:table-cell office:value-type="float" office:value="1101348.75">
            <text:p>1101348.75</text:p>
          </table:table-cell>
          <table:table-cell office:value-type="float" office:value="1.797844">
            <text:p>1.797844</text:p>
          </table:table-cell>
          <table:table-cell office:value-type="float" office:value="1.141266">
            <text:p>1.141266</text:p>
          </table:table-cell>
          <table:table-cell office:value-type="float" office:value="186.004745">
            <text:p>186.004745</text:p>
          </table:table-cell>
        </table:table-row>
        <table:table-row table:style-name="ro1">
          <table:table-cell office:value-type="float" office:value="3892826">
            <text:p>3892826</text:p>
          </table:table-cell>
          <table:table-cell office:value-type="float" office:value="71">
            <text:p>71</text:p>
          </table:table-cell>
          <table:table-cell office:value-type="float" office:value="22397">
            <text:p>22397</text:p>
          </table:table-cell>
          <table:table-cell office:value-type="float" office:value="31444.515625">
            <text:p>31444.515625</text:p>
          </table:table-cell>
          <table:table-cell office:value-type="float" office:value="0.00452">
            <text:p>0.00452</text:p>
          </table:table-cell>
          <table:table-cell office:value-type="float" office:value="0.027016">
            <text:p>0.027016</text:p>
          </table:table-cell>
          <table:table-cell office:value-type="float" office:value="80.104652">
            <text:p>80.104652</text:p>
          </table:table-cell>
          <table:table-cell office:value-type="float" office:value="-0.248973">
            <text:p>-0.248973</text:p>
          </table:table-cell>
          <table:table-cell office:value-type="float" office:value="0.098162">
            <text:p>0.098162</text:p>
          </table:table-cell>
          <table:table-cell office:value-type="float" office:value="139.426819">
            <text:p>139.426819</text:p>
          </table:table-cell>
          <table:table-cell office:value-type="float" office:value="0.019455">
            <text:p>0.019455</text:p>
          </table:table-cell>
          <table:table-cell office:value-type="float" office:value="0.03504">
            <text:p>0.03504</text:p>
          </table:table-cell>
          <table:table-cell/>
          <table:table-cell office:value-type="float" office:value="265.849548">
            <text:p>265.849548</text:p>
          </table:table-cell>
          <table:table-cell office:value-type="float" office:value="2827">
            <text:p>2827</text:p>
          </table:table-cell>
          <table:table-cell office:value-type="float" office:value="2073">
            <text:p>2073</text:p>
          </table:table-cell>
          <table:table-cell office:value-type="float" office:value="1053015">
            <text:p>1053015</text:p>
          </table:table-cell>
          <table:table-cell office:value-type="float" office:value="341657">
            <text:p>341657</text:p>
          </table:table-cell>
          <table:table-cell office:value-type="float" office:value="1103726.5">
            <text:p>1103726.5</text:p>
          </table:table-cell>
          <table:table-cell office:value-type="float" office:value="1.802364">
            <text:p>1.802364</text:p>
          </table:table-cell>
          <table:table-cell office:value-type="float" office:value="1.11425">
            <text:p>1.11425</text:p>
          </table:table-cell>
          <table:table-cell office:value-type="float" office:value="186.786453">
            <text:p>186.786453</text:p>
          </table:table-cell>
        </table:table-row>
        <table:table-row table:style-name="ro1">
          <table:table-cell office:value-type="float" office:value="3893083">
            <text:p>3893083</text:p>
          </table:table-cell>
          <table:table-cell office:value-type="float" office:value="74">
            <text:p>74</text:p>
          </table:table-cell>
          <table:table-cell office:value-type="float" office:value="7431">
            <text:p>7431</text:p>
          </table:table-cell>
          <table:table-cell office:value-type="float" office:value="9941.975586">
            <text:p>9941.975586</text:p>
          </table:table-cell>
          <table:table-cell office:value-type="float" office:value="-0.005855">
            <text:p>-0.005855</text:p>
          </table:table-cell>
          <table:table-cell office:value-type="float" office:value="0.001644">
            <text:p>0.001644</text:p>
          </table:table-cell>
          <table:table-cell office:value-type="string">
            <text:p>Infinity</text:p>
          </table:table-cell>
          <table:table-cell office:value-type="float" office:value="0.76206">
            <text:p>0.76206</text:p>
          </table:table-cell>
          <table:table-cell office:value-type="float" office:value="-0.521936">
            <text:p>-0.521936</text:p>
          </table:table-cell>
          <table:table-cell office:value-type="float" office:value="168.490082">
            <text:p>168.490082</text:p>
          </table:table-cell>
          <table:table-cell office:value-type="float" office:value="0">
            <text:p>0</text:p>
          </table:table-cell>
          <table:table-cell office:value-type="float" office:value="0.006395">
            <text:p>0.006395</text:p>
          </table:table-cell>
          <table:table-cell/>
          <table:table-cell office:value-type="float" office:value="100">
            <text:p>100</text:p>
          </table:table-cell>
          <table:table-cell office:value-type="float" office:value="2810">
            <text:p>2810</text:p>
          </table:table-cell>
          <table:table-cell office:value-type="float" office:value="2145">
            <text:p>2145</text:p>
          </table:table-cell>
          <table:table-cell office:value-type="float" office:value="1056291">
            <text:p>1056291</text:p>
          </table:table-cell>
          <table:table-cell office:value-type="float" office:value="334987">
            <text:p>334987</text:p>
          </table:table-cell>
          <table:table-cell office:value-type="float" office:value="1104810.375">
            <text:p>1104810.375</text:p>
          </table:table-cell>
          <table:table-cell office:value-type="float" office:value="1.796509">
            <text:p>1.796509</text:p>
          </table:table-cell>
          <table:table-cell office:value-type="float" office:value="1.112607">
            <text:p>1.112607</text:p>
          </table:table-cell>
          <table:table-cell office:value-type="float" office:value="187.812622">
            <text:p>187.812622</text:p>
          </table:table-cell>
        </table:table-row>
        <table:table-row table:style-name="ro1">
          <table:table-cell office:value-type="float" office:value="3894111">
            <text:p>3894111</text:p>
          </table:table-cell>
          <table:table-cell office:value-type="float" office:value="77">
            <text:p>77</text:p>
          </table:table-cell>
          <table:table-cell office:value-type="float" office:value="29954">
            <text:p>29954</text:p>
          </table:table-cell>
          <table:table-cell office:value-type="float" office:value="38801.9375">
            <text:p>38801.9375</text:p>
          </table:table-cell>
          <table:table-cell office:value-type="float" office:value="0.009039">
            <text:p>0.009039</text:p>
          </table:table-cell>
          <table:table-cell office:value-type="float" office:value="0.039034">
            <text:p>0.039034</text:p>
          </table:table-cell>
          <table:table-cell office:value-type="string">
            <text:p>Infinity</text:p>
          </table:table-cell>
          <table:table-cell office:value-type="float" office:value="-0.207233">
            <text:p>-0.207233</text:p>
          </table:table-cell>
          <table:table-cell office:value-type="float" office:value="0.217872">
            <text:p>0.217872</text:p>
          </table:table-cell>
          <table:table-cell office:value-type="float" office:value="205.134247">
            <text:p>205.134247</text:p>
          </table:table-cell>
          <table:table-cell office:value-type="float" office:value="0">
            <text:p>0</text:p>
          </table:table-cell>
          <table:table-cell office:value-type="float" office:value="0.037971">
            <text:p>0.037971</text:p>
          </table:table-cell>
          <table:table-cell/>
          <table:table-cell office:value-type="float" office:value="100">
            <text:p>100</text:p>
          </table:table-cell>
          <table:table-cell office:value-type="float" office:value="2793">
            <text:p>2793</text:p>
          </table:table-cell>
          <table:table-cell office:value-type="float" office:value="2220">
            <text:p>2220</text:p>
          </table:table-cell>
          <table:table-cell office:value-type="float" office:value="1069541">
            <text:p>1069541</text:p>
          </table:table-cell>
          <table:table-cell office:value-type="float" office:value="308122">
            <text:p>308122</text:p>
          </table:table-cell>
          <table:table-cell office:value-type="float" office:value="1109742">
            <text:p>1109742</text:p>
          </table:table-cell>
          <table:table-cell office:value-type="float" office:value="1.805548">
            <text:p>1.805548</text:p>
          </table:table-cell>
          <table:table-cell office:value-type="float" office:value="1.073573">
            <text:p>1.073573</text:p>
          </table:table-cell>
          <table:table-cell office:value-type="float" office:value="188.533569">
            <text:p>188.533569</text:p>
          </table:table-cell>
        </table:table-row>
        <table:table-row table:style-name="ro1">
          <table:table-cell office:value-type="float" office:value="3894368">
            <text:p>3894368</text:p>
          </table:table-cell>
          <table:table-cell office:value-type="float" office:value="76">
            <text:p>76</text:p>
          </table:table-cell>
          <table:table-cell office:value-type="float" office:value="7456">
            <text:p>7456</text:p>
          </table:table-cell>
          <table:table-cell office:value-type="float" office:value="9711.004883">
            <text:p>9711.004883</text:p>
          </table:table-cell>
          <table:table-cell office:value-type="float" office:value="-0.008047">
            <text:p>-0.008047</text:p>
          </table:table-cell>
          <table:table-cell office:value-type="float" office:value="-0.000548">
            <text:p>-0.000548</text:p>
          </table:table-cell>
          <table:table-cell office:value-type="float" office:value="92.743431">
            <text:p>92.743431</text:p>
          </table:table-cell>
          <table:table-cell office:value-type="float" office:value="0.859211">
            <text:p>0.859211</text:p>
          </table:table-cell>
          <table:table-cell office:value-type="float" office:value="-0.488417">
            <text:p>-0.488417</text:p>
          </table:table-cell>
          <table:table-cell office:value-type="float" office:value="156.844864">
            <text:p>156.844864</text:p>
          </table:table-cell>
          <table:table-cell office:value-type="float" office:value="-0.029376">
            <text:p>-0.029376</text:p>
          </table:table-cell>
          <table:table-cell office:value-type="float" office:value="-0.002132">
            <text:p>-0.002132</text:p>
          </table:table-cell>
          <table:table-cell/>
          <table:table-cell office:value-type="float" office:value="87.016983">
            <text:p>87.016983</text:p>
          </table:table-cell>
          <table:table-cell office:value-type="float" office:value="2775">
            <text:p>2775</text:p>
          </table:table-cell>
          <table:table-cell office:value-type="float" office:value="2294">
            <text:p>2294</text:p>
          </table:table-cell>
          <table:table-cell office:value-type="float" office:value="1073098">
            <text:p>1073098</text:p>
          </table:table-cell>
          <table:table-cell office:value-type="float" office:value="301569">
            <text:p>301569</text:p>
          </table:table-cell>
          <table:table-cell office:value-type="float" office:value="1111376.125">
            <text:p>1111376.125</text:p>
          </table:table-cell>
          <table:table-cell office:value-type="float" office:value="1.797502">
            <text:p>1.797502</text:p>
          </table:table-cell>
          <table:table-cell office:value-type="float" office:value="1.074121">
            <text:p>1.074121</text:p>
          </table:table-cell>
          <table:table-cell office:value-type="float" office:value="189.794693">
            <text:p>189.794693</text:p>
          </table:table-cell>
        </table:table-row>
        <table:table-row table:style-name="ro1">
          <table:table-cell office:value-type="float" office:value="3895139">
            <text:p>3895139</text:p>
          </table:table-cell>
          <table:table-cell office:value-type="float" office:value="67">
            <text:p>67</text:p>
          </table:table-cell>
          <table:table-cell office:value-type="float" office:value="22232">
            <text:p>22232</text:p>
          </table:table-cell>
          <table:table-cell office:value-type="float" office:value="33082.777344">
            <text:p>33082.777344</text:p>
          </table:table-cell>
          <table:table-cell office:value-type="float" office:value="0.00678">
            <text:p>0.00678</text:p>
          </table:table-cell>
          <table:table-cell office:value-type="float" office:value="0.029276">
            <text:p>0.029276</text:p>
          </table:table-cell>
          <table:table-cell office:value-type="float" office:value="29.142645">
            <text:p>29.142645</text:p>
          </table:table-cell>
          <table:table-cell office:value-type="float" office:value="-0.270843">
            <text:p>-0.270843</text:p>
          </table:table-cell>
          <table:table-cell office:value-type="float" office:value="-0.229843">
            <text:p>-0.229843</text:p>
          </table:table-cell>
          <table:table-cell office:value-type="float" office:value="15.137684">
            <text:p>15.137684</text:p>
          </table:table-cell>
          <table:table-cell office:value-type="float" office:value="0.029402">
            <text:p>0.029402</text:p>
          </table:table-cell>
          <table:table-cell office:value-type="float" office:value="0.037971">
            <text:p>0.037971</text:p>
          </table:table-cell>
          <table:table-cell/>
          <table:table-cell office:value-type="float" office:value="97.445122">
            <text:p>97.445122</text:p>
          </table:table-cell>
          <table:table-cell office:value-type="float" office:value="2760">
            <text:p>2760</text:p>
          </table:table-cell>
          <table:table-cell office:value-type="float" office:value="2359">
            <text:p>2359</text:p>
          </table:table-cell>
          <table:table-cell office:value-type="float" office:value="1083692">
            <text:p>1083692</text:p>
          </table:table-cell>
          <table:table-cell office:value-type="float" office:value="282023">
            <text:p>282023</text:p>
          </table:table-cell>
          <table:table-cell office:value-type="float" office:value="1116524">
            <text:p>1116524</text:p>
          </table:table-cell>
          <table:table-cell office:value-type="float" office:value="1.804281">
            <text:p>1.804281</text:p>
          </table:table-cell>
          <table:table-cell office:value-type="float" office:value="1.044845">
            <text:p>1.044845</text:p>
          </table:table-cell>
          <table:table-cell office:value-type="float" office:value="190.328354">
            <text:p>190.328354</text:p>
          </table:table-cell>
        </table:table-row>
        <table:table-row table:style-name="ro1">
          <table:table-cell office:value-type="float" office:value="3895396">
            <text:p>3895396</text:p>
          </table:table-cell>
          <table:table-cell office:value-type="float" office:value="71">
            <text:p>71</text:p>
          </table:table-cell>
          <table:table-cell office:value-type="float" office:value="7384">
            <text:p>7384</text:p>
          </table:table-cell>
          <table:table-cell office:value-type="float" office:value="10300.357422">
            <text:p>10300.357422</text:p>
          </table:table-cell>
          <table:table-cell office:value-type="float" office:value="-0.002739">
            <text:p>-0.002739</text:p>
          </table:table-cell>
          <table:table-cell office:value-type="float" office:value="0.004759">
            <text:p>0.004759</text:p>
          </table:table-cell>
          <table:table-cell office:value-type="string">
            <text:p>Infinity</text:p>
          </table:table-cell>
          <table:table-cell office:value-type="float" office:value="0.736827">
            <text:p>0.736827</text:p>
          </table:table-cell>
          <table:table-cell office:value-type="float" office:value="-0.402226">
            <text:p>-0.402226</text:p>
          </table:table-cell>
          <table:table-cell office:value-type="float" office:value="154.588943">
            <text:p>154.588943</text:p>
          </table:table-cell>
          <table:table-cell office:value-type="float" office:value="0">
            <text:p>0</text:p>
          </table:table-cell>
          <table:table-cell office:value-type="float" office:value="0.018519">
            <text:p>0.018519</text:p>
          </table:table-cell>
          <table:table-cell/>
          <table:table-cell office:value-type="float" office:value="100">
            <text:p>100</text:p>
          </table:table-cell>
          <table:table-cell office:value-type="float" office:value="2744">
            <text:p>2744</text:p>
          </table:table-cell>
          <table:table-cell office:value-type="float" office:value="2428">
            <text:p>2428</text:p>
          </table:table-cell>
          <table:table-cell office:value-type="float" office:value="1087399">
            <text:p>1087399</text:p>
          </table:table-cell>
          <table:table-cell office:value-type="float" office:value="275637">
            <text:p>275637</text:p>
          </table:table-cell>
          <table:table-cell office:value-type="float" office:value="1118534.625">
            <text:p>1118534.625</text:p>
          </table:table-cell>
          <table:table-cell office:value-type="float" office:value="1.801542">
            <text:p>1.801542</text:p>
          </table:table-cell>
          <table:table-cell office:value-type="float" office:value="1.040086">
            <text:p>1.040086</text:p>
          </table:table-cell>
          <table:table-cell office:value-type="float" office:value="191.033966">
            <text:p>191.033966</text:p>
          </table:table-cell>
        </table:table-row>
        <table:table-row table:style-name="ro1">
          <table:table-cell office:value-type="float" office:value="3896424">
            <text:p>3896424</text:p>
          </table:table-cell>
          <table:table-cell office:value-type="float" office:value="70">
            <text:p>70</text:p>
          </table:table-cell>
          <table:table-cell office:value-type="float" office:value="28975">
            <text:p>28975</text:p>
          </table:table-cell>
          <table:table-cell office:value-type="float" office:value="41293.316406">
            <text:p>41293.316406</text:p>
          </table:table-cell>
          <table:table-cell office:value-type="float" office:value="0.002054">
            <text:p>0.002054</text:p>
          </table:table-cell>
          <table:table-cell office:value-type="float" office:value="0.032049">
            <text:p>0.032049</text:p>
          </table:table-cell>
          <table:table-cell office:value-type="float" office:value="524.268311">
            <text:p>524.268311</text:p>
          </table:table-cell>
          <table:table-cell office:value-type="float" office:value="-0.202501">
            <text:p>-0.202501</text:p>
          </table:table-cell>
          <table:table-cell office:value-type="float" office:value="-0.531513">
            <text:p>-0.531513</text:p>
          </table:table-cell>
          <table:table-cell office:value-type="float" office:value="162.473923">
            <text:p>162.473923</text:p>
          </table:table-cell>
          <table:table-cell office:value-type="float" office:value="-0.007348">
            <text:p>-0.007348</text:p>
          </table:table-cell>
          <table:table-cell office:value-type="float" office:value="0.031176">
            <text:p>0.031176</text:p>
          </table:table-cell>
          <table:table-cell/>
          <table:table-cell office:value-type="float" office:value="1927.691284">
            <text:p>1927.691284</text:p>
          </table:table-cell>
          <table:table-cell office:value-type="float" office:value="2728">
            <text:p>2728</text:p>
          </table:table-cell>
          <table:table-cell office:value-type="float" office:value="2496">
            <text:p>2496</text:p>
          </table:table-cell>
          <table:table-cell office:value-type="float" office:value="1102065">
            <text:p>1102065</text:p>
          </table:table-cell>
          <table:table-cell office:value-type="float" office:value="250647">
            <text:p>250647</text:p>
          </table:table-cell>
          <table:table-cell office:value-type="float" office:value="1126996.375">
            <text:p>1126996.375</text:p>
          </table:table-cell>
          <table:table-cell office:value-type="float" office:value="1.803597">
            <text:p>1.803597</text:p>
          </table:table-cell>
          <table:table-cell office:value-type="float" office:value="1.008037">
            <text:p>1.008037</text:p>
          </table:table-cell>
          <table:table-cell office:value-type="float" office:value="192.479416">
            <text:p>192.479416</text:p>
          </table:table-cell>
        </table:table-row>
        <table:table-row table:style-name="ro1">
          <table:table-cell office:value-type="float" office:value="3896681">
            <text:p>3896681</text:p>
          </table:table-cell>
          <table:table-cell office:value-type="float" office:value="73">
            <text:p>73</text:p>
          </table:table-cell>
          <table:table-cell office:value-type="float" office:value="7213">
            <text:p>7213</text:p>
          </table:table-cell>
          <table:table-cell office:value-type="float" office:value="9780.813477">
            <text:p>9780.813477</text:p>
          </table:table-cell>
          <table:table-cell office:value-type="float" office:value="-0.001678">
            <text:p>-0.001678</text:p>
          </table:table-cell>
          <table:table-cell office:value-type="float" office:value="0.005821">
            <text:p>0.005821</text:p>
          </table:table-cell>
          <table:table-cell office:value-type="float" office:value="22.91995">
            <text:p>22.91995</text:p>
          </table:table-cell>
          <table:table-cell office:value-type="float" office:value="0.840285">
            <text:p>0.840285</text:p>
          </table:table-cell>
          <table:table-cell office:value-type="float" office:value="-0.466869">
            <text:p>-0.466869</text:p>
          </table:table-cell>
          <table:table-cell office:value-type="float" office:value="155.560822">
            <text:p>155.560822</text:p>
          </table:table-cell>
          <table:table-cell office:value-type="float" office:value="0.029384">
            <text:p>0.029384</text:p>
          </table:table-cell>
          <table:table-cell office:value-type="float" office:value="0.022649">
            <text:p>0.022649</text:p>
          </table:table-cell>
          <table:table-cell/>
          <table:table-cell office:value-type="float" office:value="103.163109">
            <text:p>103.163109</text:p>
          </table:table-cell>
          <table:table-cell office:value-type="float" office:value="2711">
            <text:p>2711</text:p>
          </table:table-cell>
          <table:table-cell office:value-type="float" office:value="2567">
            <text:p>2567</text:p>
          </table:table-cell>
          <table:table-cell office:value-type="float" office:value="1105913">
            <text:p>1105913</text:p>
          </table:table-cell>
          <table:table-cell office:value-type="float" office:value="244546">
            <text:p>244546</text:p>
          </table:table-cell>
          <table:table-cell office:value-type="float" office:value="1129428.375">
            <text:p>1129428.375</text:p>
          </table:table-cell>
          <table:table-cell office:value-type="float" office:value="1.801919">
            <text:p>1.801919</text:p>
          </table:table-cell>
          <table:table-cell office:value-type="float" office:value="1.002216">
            <text:p>1.002216</text:p>
          </table:table-cell>
          <table:table-cell office:value-type="float" office:value="193.074768">
            <text:p>193.074768</text:p>
          </table:table-cell>
        </table:table-row>
        <table:table-row table:style-name="ro1">
          <table:table-cell office:value-type="float" office:value="3897709">
            <text:p>3897709</text:p>
          </table:table-cell>
          <table:table-cell office:value-type="float" office:value="76">
            <text:p>76</text:p>
          </table:table-cell>
          <table:table-cell office:value-type="float" office:value="28655">
            <text:p>28655</text:p>
          </table:table-cell>
          <table:table-cell office:value-type="float" office:value="37603.453125">
            <text:p>37603.453125</text:p>
          </table:table-cell>
          <table:table-cell office:value-type="float" office:value="0.004794">
            <text:p>0.004794</text:p>
          </table:table-cell>
          <table:table-cell office:value-type="float" office:value="0.034788">
            <text:p>0.034788</text:p>
          </table:table-cell>
          <table:table-cell office:value-type="float" office:value="360.792084">
            <text:p>360.792084</text:p>
          </table:table-cell>
          <table:table-cell office:value-type="float" office:value="-0.204394">
            <text:p>-0.204394</text:p>
          </table:table-cell>
          <table:table-cell office:value-type="float" office:value="-0.186748">
            <text:p>-0.186748</text:p>
          </table:table-cell>
          <table:table-cell office:value-type="float" office:value="8.633317">
            <text:p>8.633317</text:p>
          </table:table-cell>
          <table:table-cell office:value-type="float" office:value="0.007344">
            <text:p>0.007344</text:p>
          </table:table-cell>
          <table:table-cell office:value-type="float" office:value="0.033841">
            <text:p>0.033841</text:p>
          </table:table-cell>
          <table:table-cell/>
          <table:table-cell office:value-type="float" office:value="568.221497">
            <text:p>568.221497</text:p>
          </table:table-cell>
          <table:table-cell office:value-type="float" office:value="2694">
            <text:p>2694</text:p>
          </table:table-cell>
          <table:table-cell office:value-type="float" office:value="2641">
            <text:p>2641</text:p>
          </table:table-cell>
          <table:table-cell office:value-type="float" office:value="1121342">
            <text:p>1121342</text:p>
          </table:table-cell>
          <table:table-cell office:value-type="float" office:value="220400">
            <text:p>220400</text:p>
          </table:table-cell>
          <table:table-cell office:value-type="float" office:value="1139645.75">
            <text:p>1139645.75</text:p>
          </table:table-cell>
          <table:table-cell office:value-type="float" office:value="1.806713">
            <text:p>1.806713</text:p>
          </table:table-cell>
          <table:table-cell office:value-type="float" office:value="0.967428">
            <text:p>0.967428</text:p>
          </table:table-cell>
          <table:table-cell office:value-type="float" office:value="194.222672">
            <text:p>194.222672</text:p>
          </table:table-cell>
        </table:table-row>
        <table:table-row table:style-name="ro1">
          <table:table-cell office:value-type="float" office:value="3898480">
            <text:p>3898480</text:p>
          </table:table-cell>
          <table:table-cell office:value-type="float" office:value="74">
            <text:p>74</text:p>
          </table:table-cell>
          <table:table-cell office:value-type="float" office:value="21823">
            <text:p>21823</text:p>
          </table:table-cell>
          <table:table-cell office:value-type="float" office:value="29389.972656">
            <text:p>29389.972656</text:p>
          </table:table-cell>
          <table:table-cell office:value-type="float" office:value="0.000205">
            <text:p>0.000205</text:p>
          </table:table-cell>
          <table:table-cell office:value-type="float" office:value="0.022701">
            <text:p>0.022701</text:p>
          </table:table-cell>
          <table:table-cell office:value-type="float" office:value="51.342701">
            <text:p>51.342701</text:p>
          </table:table-cell>
          <table:table-cell office:value-type="float" office:value="0.028598">
            <text:p>0.028598</text:p>
          </table:table-cell>
          <table:table-cell office:value-type="float" office:value="0.557849">
            <text:p>0.557849</text:p>
          </table:table-cell>
          <table:table-cell office:value-type="float" office:value="1850.63623">
            <text:p>1850.63623</text:p>
          </table:table-cell>
          <table:table-cell office:value-type="float" office:value="0.019455">
            <text:p>0.019455</text:p>
          </table:table-cell>
          <table:table-cell office:value-type="float" office:value="0.029444">
            <text:p>0.029444</text:p>
          </table:table-cell>
          <table:table-cell/>
          <table:table-cell office:value-type="float" office:value="3748.688477">
            <text:p>3748.688477</text:p>
          </table:table-cell>
          <table:table-cell office:value-type="float" office:value="2677">
            <text:p>2677</text:p>
          </table:table-cell>
          <table:table-cell office:value-type="float" office:value="2713">
            <text:p>2713</text:p>
          </table:table-cell>
          <table:table-cell office:value-type="float" office:value="1133725">
            <text:p>1133725</text:p>
          </table:table-cell>
          <table:table-cell office:value-type="float" office:value="202431">
            <text:p>202431</text:p>
          </table:table-cell>
          <table:table-cell office:value-type="float" office:value="1148545.5">
            <text:p>1148545.5</text:p>
          </table:table-cell>
          <table:table-cell office:value-type="float" office:value="1.806918">
            <text:p>1.806918</text:p>
          </table:table-cell>
          <table:table-cell office:value-type="float" office:value="0.944726">
            <text:p>0.944726</text:p>
          </table:table-cell>
          <table:table-cell office:value-type="float" office:value="195.445572">
            <text:p>195.445572</text:p>
          </table:table-cell>
        </table:table-row>
        <table:table-row table:style-name="ro1">
          <table:table-cell office:value-type="float" office:value="3898737">
            <text:p>3898737</text:p>
          </table:table-cell>
          <table:table-cell office:value-type="float" office:value="76">
            <text:p>76</text:p>
          </table:table-cell>
          <table:table-cell office:value-type="float" office:value="7244">
            <text:p>7244</text:p>
          </table:table-cell>
          <table:table-cell office:value-type="float" office:value="9430.94043">
            <text:p>9430.94043</text:p>
          </table:table-cell>
          <table:table-cell office:value-type="float" office:value="-0.002534">
            <text:p>-0.002534</text:p>
          </table:table-cell>
          <table:table-cell office:value-type="float" office:value="0.004965">
            <text:p>0.004965</text:p>
          </table:table-cell>
          <table:table-cell office:value-type="float" office:value="34.237347">
            <text:p>34.237347</text:p>
          </table:table-cell>
          <table:table-cell office:value-type="float" office:value="0.777201">
            <text:p>0.777201</text:p>
          </table:table-cell>
          <table:table-cell office:value-type="float" office:value="-0.464475">
            <text:p>-0.464475</text:p>
          </table:table-cell>
          <table:table-cell office:value-type="float" office:value="159.762573">
            <text:p>159.762573</text:p>
          </table:table-cell>
          <table:table-cell office:value-type="float" office:value="0.029376">
            <text:p>0.029376</text:p>
          </table:table-cell>
          <table:table-cell office:value-type="float" office:value="0.019319">
            <text:p>0.019319</text:p>
          </table:table-cell>
          <table:table-cell/>
          <table:table-cell office:value-type="float" office:value="102.013382">
            <text:p>102.013382</text:p>
          </table:table-cell>
          <table:table-cell office:value-type="float" office:value="2659">
            <text:p>2659</text:p>
          </table:table-cell>
          <table:table-cell office:value-type="float" office:value="2787">
            <text:p>2787</text:p>
          </table:table-cell>
          <table:table-cell office:value-type="float" office:value="1137969">
            <text:p>1137969</text:p>
          </table:table-cell>
          <table:table-cell office:value-type="float" office:value="196561">
            <text:p>196561</text:p>
          </table:table-cell>
          <table:table-cell office:value-type="float" office:value="1151727.875">
            <text:p>1151727.875</text:p>
          </table:table-cell>
          <table:table-cell office:value-type="float" office:value="1.804384">
            <text:p>1.804384</text:p>
          </table:table-cell>
          <table:table-cell office:value-type="float" office:value="0.939762">
            <text:p>0.939762</text:p>
          </table:table-cell>
          <table:table-cell office:value-type="float" office:value="196.135605">
            <text:p>196.135605</text:p>
          </table:table-cell>
        </table:table-row>
        <table:table-row table:style-name="ro1">
          <table:table-cell office:value-type="float" office:value="3899508">
            <text:p>3899508</text:p>
          </table:table-cell>
          <table:table-cell office:value-type="float" office:value="67">
            <text:p>67</text:p>
          </table:table-cell>
          <table:table-cell office:value-type="float" office:value="21873">
            <text:p>21873</text:p>
          </table:table-cell>
          <table:table-cell office:value-type="float" office:value="32546.066406">
            <text:p>32546.066406</text:p>
          </table:table-cell>
          <table:table-cell office:value-type="float" office:value="-0.021571">
            <text:p>-0.021571</text:p>
          </table:table-cell>
          <table:table-cell office:value-type="float" office:value="0.000924">
            <text:p>0.000924</text:p>
          </table:table-cell>
          <table:table-cell office:value-type="float" office:value="112.234566">
            <text:p>112.234566</text:p>
          </table:table-cell>
          <table:table-cell office:value-type="float" office:value="-0.270843">
            <text:p>-0.270843</text:p>
          </table:table-cell>
          <table:table-cell office:value-type="float" office:value="0.23942">
            <text:p>0.23942</text:p>
          </table:table-cell>
          <table:table-cell office:value-type="float" office:value="188.398239">
            <text:p>188.398239</text:p>
          </table:table-cell>
          <table:table-cell office:value-type="float" office:value="-0.009801">
            <text:p>-0.009801</text:p>
          </table:table-cell>
          <table:table-cell office:value-type="float" office:value="0.001199">
            <text:p>0.001199</text:p>
          </table:table-cell>
          <table:table-cell/>
          <table:table-cell office:value-type="float" office:value="39.315273">
            <text:p>39.315273</text:p>
          </table:table-cell>
          <table:table-cell office:value-type="float" office:value="2643">
            <text:p>2643</text:p>
          </table:table-cell>
          <table:table-cell office:value-type="float" office:value="2852">
            <text:p>2852</text:p>
          </table:table-cell>
          <table:table-cell office:value-type="float" office:value="1150874">
            <text:p>1150874</text:p>
          </table:table-cell>
          <table:table-cell office:value-type="float" office:value="178900">
            <text:p>178900</text:p>
          </table:table-cell>
          <table:table-cell office:value-type="float" office:value="1161648.5">
            <text:p>1161648.5</text:p>
          </table:table-cell>
          <table:table-cell office:value-type="float" office:value="1.782813">
            <text:p>1.782813</text:p>
          </table:table-cell>
          <table:table-cell office:value-type="float" office:value="0.938837">
            <text:p>0.938837</text:p>
          </table:table-cell>
          <table:table-cell office:value-type="float" office:value="199.770615">
            <text:p>199.770615</text:p>
          </table:table-cell>
        </table:table-row>
        <table:table-row table:style-name="ro1">
          <table:table-cell office:value-type="float" office:value="3899765">
            <text:p>3899765</text:p>
          </table:table-cell>
          <table:table-cell office:value-type="float" office:value="70">
            <text:p>70</text:p>
          </table:table-cell>
          <table:table-cell office:value-type="float" office:value="7278">
            <text:p>7278</text:p>
          </table:table-cell>
          <table:table-cell office:value-type="float" office:value="10297.803711">
            <text:p>10297.803711</text:p>
          </table:table-cell>
          <table:table-cell office:value-type="float" office:value="-0.011162">
            <text:p>-0.011162</text:p>
          </table:table-cell>
          <table:table-cell office:value-type="float" office:value="-0.003664">
            <text:p>-0.003664</text:p>
          </table:table-cell>
          <table:table-cell office:value-type="float" office:value="51.499249">
            <text:p>51.499249</text:p>
          </table:table-cell>
          <table:table-cell office:value-type="float" office:value="0.721686">
            <text:p>0.721686</text:p>
          </table:table-cell>
          <table:table-cell office:value-type="float" office:value="-0.189142">
            <text:p>-0.189142</text:p>
          </table:table-cell>
          <table:table-cell office:value-type="float" office:value="126.208328">
            <text:p>126.208328</text:p>
          </table:table-cell>
          <table:table-cell office:value-type="float" office:value="-0.029393">
            <text:p>-0.029393</text:p>
          </table:table-cell>
          <table:table-cell office:value-type="float" office:value="-0.014256">
            <text:p>-0.014256</text:p>
          </table:table-cell>
          <table:table-cell/>
          <table:table-cell office:value-type="float" office:value="34.851269">
            <text:p>34.851269</text:p>
          </table:table-cell>
          <table:table-cell office:value-type="float" office:value="2628">
            <text:p>2628</text:p>
          </table:table-cell>
          <table:table-cell office:value-type="float" office:value="2920">
            <text:p>2920</text:p>
          </table:table-cell>
          <table:table-cell office:value-type="float" office:value="1155174">
            <text:p>1155174</text:p>
          </table:table-cell>
          <table:table-cell office:value-type="float" office:value="173027">
            <text:p>173027</text:p>
          </table:table-cell>
          <table:table-cell office:value-type="float" office:value="1165031.625">
            <text:p>1165031.625</text:p>
          </table:table-cell>
          <table:table-cell office:value-type="float" office:value="1.77165">
            <text:p>1.77165</text:p>
          </table:table-cell>
          <table:table-cell office:value-type="float" office:value="0.942501">
            <text:p>0.942501</text:p>
          </table:table-cell>
          <table:table-cell office:value-type="float" office:value="201.45256">
            <text:p>201.45256</text:p>
          </table:table-cell>
        </table:table-row>
        <table:table-row table:style-name="ro1">
          <table:table-cell office:value-type="float" office:value="3900793">
            <text:p>3900793</text:p>
          </table:table-cell>
          <table:table-cell office:value-type="float" office:value="73">
            <text:p>73</text:p>
          </table:table-cell>
          <table:table-cell office:value-type="float" office:value="29423">
            <text:p>29423</text:p>
          </table:table-cell>
          <table:table-cell office:value-type="float" office:value="40204.835938">
            <text:p>40204.835938</text:p>
          </table:table-cell>
          <table:table-cell office:value-type="float" office:value="-0.014792">
            <text:p>-0.014792</text:p>
          </table:table-cell>
          <table:table-cell office:value-type="float" office:value="0.015203">
            <text:p>0.015203</text:p>
          </table:table-cell>
          <table:table-cell office:value-type="float" office:value="301.314972">
            <text:p>301.314972</text:p>
          </table:table-cell>
          <table:table-cell office:value-type="float" office:value="-0.195877">
            <text:p>-0.195877</text:p>
          </table:table-cell>
          <table:table-cell office:value-type="float" office:value="0.292093">
            <text:p>0.292093</text:p>
          </table:table-cell>
          <table:table-cell office:value-type="float" office:value="249.120193">
            <text:p>249.120193</text:p>
          </table:table-cell>
          <table:table-cell office:value-type="float" office:value="-0.007346">
            <text:p>-0.007346</text:p>
          </table:table-cell>
          <table:table-cell office:value-type="float" office:value="0.014789">
            <text:p>0.014789</text:p>
          </table:table-cell>
          <table:table-cell/>
          <table:table-cell office:value-type="float" office:value="153.831009">
            <text:p>153.831009</text:p>
          </table:table-cell>
          <table:table-cell office:value-type="float" office:value="2613">
            <text:p>2613</text:p>
          </table:table-cell>
          <table:table-cell office:value-type="float" office:value="2992">
            <text:p>2992</text:p>
          </table:table-cell>
          <table:table-cell office:value-type="float" office:value="1172468">
            <text:p>1172468</text:p>
          </table:table-cell>
          <table:table-cell office:value-type="float" office:value="149223">
            <text:p>149223</text:p>
          </table:table-cell>
          <table:table-cell office:value-type="float" office:value="1178959">
            <text:p>1178959</text:p>
          </table:table-cell>
          <table:table-cell office:value-type="float" office:value="1.756858">
            <text:p>1.756858</text:p>
          </table:table-cell>
          <table:table-cell office:value-type="float" office:value="0.927298">
            <text:p>0.927298</text:p>
          </table:table-cell>
          <table:table-cell office:value-type="float" office:value="204.855972">
            <text:p>204.855972</text:p>
          </table:table-cell>
        </table:table-row>
        <table:table-row table:style-name="ro1">
          <table:table-cell office:value-type="float" office:value="3901050">
            <text:p>3901050</text:p>
          </table:table-cell>
          <table:table-cell office:value-type="float" office:value="74">
            <text:p>74</text:p>
          </table:table-cell>
          <table:table-cell office:value-type="float" office:value="7316">
            <text:p>7316</text:p>
          </table:table-cell>
          <table:table-cell office:value-type="float" office:value="9786.833008">
            <text:p>9786.833008</text:p>
          </table:table-cell>
          <table:table-cell office:value-type="float" office:value="-0.009279">
            <text:p>-0.009279</text:p>
          </table:table-cell>
          <table:table-cell office:value-type="float" office:value="-0.001781">
            <text:p>-0.001781</text:p>
          </table:table-cell>
          <table:table-cell office:value-type="float" office:value="88.129982">
            <text:p>88.129982</text:p>
          </table:table-cell>
          <table:table-cell office:value-type="float" office:value="0.84407">
            <text:p>0.84407</text:p>
          </table:table-cell>
          <table:table-cell office:value-type="float" office:value="-0.596156">
            <text:p>-0.596156</text:p>
          </table:table-cell>
          <table:table-cell office:value-type="float" office:value="170.628738">
            <text:p>170.628738</text:p>
          </table:table-cell>
          <table:table-cell office:value-type="float" office:value="-0.058366">
            <text:p>-0.058366</text:p>
          </table:table-cell>
          <table:table-cell office:value-type="float" office:value="-0.006928">
            <text:p>-0.006928</text:p>
          </table:table-cell>
          <table:table-cell/>
          <table:table-cell office:value-type="float" office:value="142.464432">
            <text:p>142.464432</text:p>
          </table:table-cell>
          <table:table-cell office:value-type="float" office:value="2599">
            <text:p>2599</text:p>
          </table:table-cell>
          <table:table-cell office:value-type="float" office:value="3065">
            <text:p>3065</text:p>
          </table:table-cell>
          <table:table-cell office:value-type="float" office:value="1176858">
            <text:p>1176858</text:p>
          </table:table-cell>
          <table:table-cell office:value-type="float" office:value="143370">
            <text:p>143370</text:p>
          </table:table-cell>
          <table:table-cell office:value-type="float" office:value="1182611.375">
            <text:p>1182611.375</text:p>
          </table:table-cell>
          <table:table-cell office:value-type="float" office:value="1.747579">
            <text:p>1.747579</text:p>
          </table:table-cell>
          <table:table-cell office:value-type="float" office:value="0.929079">
            <text:p>0.929079</text:p>
          </table:table-cell>
          <table:table-cell office:value-type="float" office:value="206.372787">
            <text:p>206.372787</text:p>
          </table:table-cell>
        </table:table-row>
        <table:table-row table:style-name="ro1">
          <table:table-cell office:value-type="float" office:value="3901821">
            <text:p>3901821</text:p>
          </table:table-cell>
          <table:table-cell office:value-type="float" office:value="71">
            <text:p>71</text:p>
          </table:table-cell>
          <table:table-cell office:value-type="float" office:value="21999">
            <text:p>21999</text:p>
          </table:table-cell>
          <table:table-cell office:value-type="float" office:value="30883.919922">
            <text:p>30883.919922</text:p>
          </table:table-cell>
          <table:table-cell office:value-type="float" office:value="0.011813">
            <text:p>0.011813</text:p>
          </table:table-cell>
          <table:table-cell office:value-type="float" office:value="0.034309">
            <text:p>0.034309</text:p>
          </table:table-cell>
          <table:table-cell office:value-type="string">
            <text:p>Infinity</text:p>
          </table:table-cell>
          <table:table-cell office:value-type="float" office:value="-0.25402">
            <text:p>-0.25402</text:p>
          </table:table-cell>
          <table:table-cell office:value-type="float" office:value="0.083797">
            <text:p>0.083797</text:p>
          </table:table-cell>
          <table:table-cell office:value-type="float" office:value="132.988342">
            <text:p>132.988342</text:p>
          </table:table-cell>
          <table:table-cell office:value-type="float" office:value="0">
            <text:p>0</text:p>
          </table:table-cell>
          <table:table-cell office:value-type="float" office:value="0.044499">
            <text:p>0.044499</text:p>
          </table:table-cell>
          <table:table-cell/>
          <table:table-cell office:value-type="float" office:value="100">
            <text:p>100</text:p>
          </table:table-cell>
          <table:table-cell office:value-type="float" office:value="2587">
            <text:p>2587</text:p>
          </table:table-cell>
          <table:table-cell office:value-type="float" office:value="3135">
            <text:p>3135</text:p>
          </table:table-cell>
          <table:table-cell office:value-type="float" office:value="1190026">
            <text:p>1190026</text:p>
          </table:table-cell>
          <table:table-cell office:value-type="float" office:value="125748">
            <text:p>125748</text:p>
          </table:table-cell>
          <table:table-cell office:value-type="float" office:value="1193752.625">
            <text:p>1193752.625</text:p>
          </table:table-cell>
          <table:table-cell office:value-type="float" office:value="1.759392">
            <text:p>1.759392</text:p>
          </table:table-cell>
          <table:table-cell office:value-type="float" office:value="0.89477">
            <text:p>0.89477</text:p>
          </table:table-cell>
          <table:table-cell office:value-type="float" office:value="206.265762">
            <text:p>206.265762</text:p>
          </table:table-cell>
        </table:table-row>
        <table:table-row table:style-name="ro1">
          <table:table-cell office:value-type="float" office:value="3902078">
            <text:p>3902078</text:p>
          </table:table-cell>
          <table:table-cell office:value-type="float" office:value="70">
            <text:p>70</text:p>
          </table:table-cell>
          <table:table-cell office:value-type="float" office:value="7282">
            <text:p>7282</text:p>
          </table:table-cell>
          <table:table-cell office:value-type="float" office:value="10303.452148">
            <text:p>10303.452148</text:p>
          </table:table-cell>
          <table:table-cell office:value-type="float" office:value="0.000445">
            <text:p>0.000445</text:p>
          </table:table-cell>
          <table:table-cell office:value-type="float" office:value="0.007944">
            <text:p>0.007944</text:p>
          </table:table-cell>
          <table:table-cell office:value-type="float" office:value="64.946495">
            <text:p>64.946495</text:p>
          </table:table-cell>
          <table:table-cell office:value-type="float" office:value="0.701499">
            <text:p>0.701499</text:p>
          </table:table-cell>
          <table:table-cell office:value-type="float" office:value="-0.76375">
            <text:p>-0.76375</text:p>
          </table:table-cell>
          <table:table-cell office:value-type="float" office:value="208.873993">
            <text:p>208.873993</text:p>
          </table:table-cell>
          <table:table-cell office:value-type="float" office:value="0.088178">
            <text:p>0.088178</text:p>
          </table:table-cell>
          <table:table-cell office:value-type="float" office:value="0.03091">
            <text:p>0.03091</text:p>
          </table:table-cell>
          <table:table-cell/>
          <table:table-cell office:value-type="float" office:value="3306.502197">
            <text:p>3306.502197</text:p>
          </table:table-cell>
          <table:table-cell office:value-type="float" office:value="2574">
            <text:p>2574</text:p>
          </table:table-cell>
          <table:table-cell office:value-type="float" office:value="3204">
            <text:p>3204</text:p>
          </table:table-cell>
          <table:table-cell office:value-type="float" office:value="1194583">
            <text:p>1194583</text:p>
          </table:table-cell>
          <table:table-cell office:value-type="float" office:value="120067">
            <text:p>120067</text:p>
          </table:table-cell>
          <table:table-cell office:value-type="float" office:value="1197723.875">
            <text:p>1197723.875</text:p>
          </table:table-cell>
          <table:table-cell office:value-type="float" office:value="1.759837">
            <text:p>1.759837</text:p>
          </table:table-cell>
          <table:table-cell office:value-type="float" office:value="0.886826">
            <text:p>0.886826</text:p>
          </table:table-cell>
          <table:table-cell office:value-type="float" office:value="206.639694">
            <text:p>206.639694</text:p>
          </table:table-cell>
        </table:table-row>
        <table:table-row table:style-name="ro1">
          <table:table-cell office:value-type="float" office:value="3902849">
            <text:p>3902849</text:p>
          </table:table-cell>
          <table:table-cell office:value-type="float" office:value="73">
            <text:p>73</text:p>
          </table:table-cell>
          <table:table-cell office:value-type="float" office:value="22101">
            <text:p>22101</text:p>
          </table:table-cell>
          <table:table-cell office:value-type="float" office:value="30174.767578">
            <text:p>30174.767578</text:p>
          </table:table-cell>
          <table:table-cell office:value-type="float" office:value="-0.001438">
            <text:p>-0.001438</text:p>
          </table:table-cell>
          <table:table-cell office:value-type="float" office:value="0.021058">
            <text:p>0.021058</text:p>
          </table:table-cell>
          <table:table-cell office:value-type="float" office:value="178.848404">
            <text:p>178.848404</text:p>
          </table:table-cell>
          <table:table-cell office:value-type="float" office:value="-0.230469">
            <text:p>-0.230469</text:p>
          </table:table-cell>
          <table:table-cell office:value-type="float" office:value="0.426168">
            <text:p>0.426168</text:p>
          </table:table-cell>
          <table:table-cell office:value-type="float" office:value="284.913605">
            <text:p>284.913605</text:p>
          </table:table-cell>
          <table:table-cell office:value-type="float" office:value="0.009795">
            <text:p>0.009795</text:p>
          </table:table-cell>
          <table:table-cell office:value-type="float" office:value="0.027312">
            <text:p>0.027312</text:p>
          </table:table-cell>
          <table:table-cell/>
          <table:table-cell office:value-type="float" office:value="939.166443">
            <text:p>939.166443</text:p>
          </table:table-cell>
          <table:table-cell office:value-type="float" office:value="2560">
            <text:p>2560</text:p>
          </table:table-cell>
          <table:table-cell office:value-type="float" office:value="3276">
            <text:p>3276</text:p>
          </table:table-cell>
          <table:table-cell office:value-type="float" office:value="1208548">
            <text:p>1208548</text:p>
          </table:table-cell>
          <table:table-cell office:value-type="float" office:value="102938">
            <text:p>102938</text:p>
          </table:table-cell>
          <table:table-cell office:value-type="float" office:value="1210099">
            <text:p>1210099</text:p>
          </table:table-cell>
          <table:table-cell office:value-type="float" office:value="1.758399">
            <text:p>1.758399</text:p>
          </table:table-cell>
          <table:table-cell office:value-type="float" office:value="0.865768">
            <text:p>0.865768</text:p>
          </table:table-cell>
          <table:table-cell office:value-type="float" office:value="208.088058">
            <text:p>208.088058</text:p>
          </table:table-cell>
        </table:table-row>
        <table:table-row table:style-name="ro1">
          <table:table-cell office:value-type="float" office:value="3903106">
            <text:p>3903106</text:p>
          </table:table-cell>
          <table:table-cell office:value-type="float" office:value="76">
            <text:p>76</text:p>
          </table:table-cell>
          <table:table-cell office:value-type="float" office:value="7369">
            <text:p>7369</text:p>
          </table:table-cell>
          <table:table-cell office:value-type="float" office:value="9596.566406">
            <text:p>9596.566406</text:p>
          </table:table-cell>
          <table:table-cell office:value-type="float" office:value="0.00755">
            <text:p>0.00755</text:p>
          </table:table-cell>
          <table:table-cell office:value-type="float" office:value="0.007875">
            <text:p>0.007875</text:p>
          </table:table-cell>
          <table:table-cell office:value-type="float" office:value="4.313163">
            <text:p>4.313163</text:p>
          </table:table-cell>
          <table:table-cell office:value-type="float" office:value="0.782247">
            <text:p>0.782247</text:p>
          </table:table-cell>
          <table:table-cell office:value-type="float" office:value="0.038307">
            <text:p>0.038307</text:p>
          </table:table-cell>
          <table:table-cell office:value-type="float" office:value="95.102921">
            <text:p>95.102921</text:p>
          </table:table-cell>
          <table:table-cell office:value-type="float" office:value="0.029376">
            <text:p>0.029376</text:p>
          </table:table-cell>
          <table:table-cell office:value-type="float" office:value="0.030643">
            <text:p>0.030643</text:p>
          </table:table-cell>
          <table:table-cell/>
          <table:table-cell office:value-type="float" office:value="4.313167">
            <text:p>4.313167</text:p>
          </table:table-cell>
          <table:table-cell office:value-type="float" office:value="2546">
            <text:p>2546</text:p>
          </table:table-cell>
          <table:table-cell office:value-type="float" office:value="3351">
            <text:p>3351</text:p>
          </table:table-cell>
          <table:table-cell office:value-type="float" office:value="1213324">
            <text:p>1213324</text:p>
          </table:table-cell>
          <table:table-cell office:value-type="float" office:value="97326">
            <text:p>97326</text:p>
          </table:table-cell>
          <table:table-cell office:value-type="float" office:value="1214419.375">
            <text:p>1214419.375</text:p>
          </table:table-cell>
          <table:table-cell office:value-type="float" office:value="1.765949">
            <text:p>1.765949</text:p>
          </table:table-cell>
          <table:table-cell office:value-type="float" office:value="0.857893">
            <text:p>0.857893</text:p>
          </table:table-cell>
          <table:table-cell office:value-type="float" office:value="207.216888">
            <text:p>207.216888</text:p>
          </table:table-cell>
        </table:table-row>
        <table:table-row table:style-name="ro1">
          <table:table-cell office:value-type="float" office:value="3903877">
            <text:p>3903877</text:p>
          </table:table-cell>
          <table:table-cell office:value-type="float" office:value="68">
            <text:p>68</text:p>
          </table:table-cell>
          <table:table-cell office:value-type="float" office:value="22333">
            <text:p>22333</text:p>
          </table:table-cell>
          <table:table-cell office:value-type="float" office:value="32742.703125">
            <text:p>32742.703125</text:p>
          </table:table-cell>
          <table:table-cell office:value-type="float" office:value="-0.005547">
            <text:p>-0.005547</text:p>
          </table:table-cell>
          <table:table-cell office:value-type="float" office:value="0.016949">
            <text:p>0.016949</text:p>
          </table:table-cell>
          <table:table-cell office:value-type="string">
            <text:p>Infinity</text:p>
          </table:table-cell>
          <table:table-cell office:value-type="float" office:value="-0.26916">
            <text:p>-0.26916</text:p>
          </table:table-cell>
          <table:table-cell office:value-type="float" office:value="0.378284">
            <text:p>0.378284</text:p>
          </table:table-cell>
          <table:table-cell office:value-type="float" office:value="240.542145">
            <text:p>240.542145</text:p>
          </table:table-cell>
          <table:table-cell office:value-type="float" office:value="0">
            <text:p>0</text:p>
          </table:table-cell>
          <table:table-cell office:value-type="float" office:value="0.021983">
            <text:p>0.021983</text:p>
          </table:table-cell>
          <table:table-cell/>
          <table:table-cell office:value-type="float" office:value="100">
            <text:p>100</text:p>
          </table:table-cell>
          <table:table-cell office:value-type="float" office:value="2533">
            <text:p>2533</text:p>
          </table:table-cell>
          <table:table-cell office:value-type="float" office:value="3418">
            <text:p>3418</text:p>
          </table:table-cell>
          <table:table-cell office:value-type="float" office:value="1227931">
            <text:p>1227931</text:p>
          </table:table-cell>
          <table:table-cell office:value-type="float" office:value="80432">
            <text:p>80432</text:p>
          </table:table-cell>
          <table:table-cell office:value-type="float" office:value="1227815.75">
            <text:p>1227815.75</text:p>
          </table:table-cell>
          <table:table-cell office:value-type="float" office:value="1.760402">
            <text:p>1.760402</text:p>
          </table:table-cell>
          <table:table-cell office:value-type="float" office:value="0.840943">
            <text:p>0.840943</text:p>
          </table:table-cell>
          <table:table-cell office:value-type="float" office:value="209.14772">
            <text:p>209.14772</text:p>
          </table:table-cell>
        </table:table-row>
        <table:table-row table:style-name="ro1">
          <table:table-cell office:value-type="float" office:value="3904134">
            <text:p>3904134</text:p>
          </table:table-cell>
          <table:table-cell office:value-type="float" office:value="70">
            <text:p>70</text:p>
          </table:table-cell>
          <table:table-cell office:value-type="float" office:value="7440">
            <text:p>7440</text:p>
          </table:table-cell>
          <table:table-cell office:value-type="float" office:value="10528.00293">
            <text:p>10528.00293</text:p>
          </table:table-cell>
          <table:table-cell office:value-type="float" office:value="-0.002945">
            <text:p>-0.002945</text:p>
          </table:table-cell>
          <table:table-cell office:value-type="float" office:value="0.004554">
            <text:p>0.004554</text:p>
          </table:table-cell>
          <table:table-cell office:value-type="float" office:value="160.28598">
            <text:p>160.28598</text:p>
          </table:table-cell>
          <table:table-cell office:value-type="float" office:value="0.71664">
            <text:p>0.71664</text:p>
          </table:table-cell>
          <table:table-cell office:value-type="float" office:value="-0.071826">
            <text:p>-0.071826</text:p>
          </table:table-cell>
          <table:table-cell office:value-type="float" office:value="110.022614">
            <text:p>110.022614</text:p>
          </table:table-cell>
          <table:table-cell office:value-type="float" office:value="-0.029393">
            <text:p>-0.029393</text:p>
          </table:table-cell>
          <table:table-cell office:value-type="float" office:value="0.01772">
            <text:p>0.01772</text:p>
          </table:table-cell>
          <table:table-cell/>
          <table:table-cell office:value-type="float" office:value="411.180389">
            <text:p>411.180389</text:p>
          </table:table-cell>
          <table:table-cell office:value-type="float" office:value="2520">
            <text:p>2520</text:p>
          </table:table-cell>
          <table:table-cell office:value-type="float" office:value="3487">
            <text:p>3487</text:p>
          </table:table-cell>
          <table:table-cell office:value-type="float" office:value="1232891">
            <text:p>1232891</text:p>
          </table:table-cell>
          <table:table-cell office:value-type="float" office:value="74887">
            <text:p>74887</text:p>
          </table:table-cell>
          <table:table-cell office:value-type="float" office:value="1232441">
            <text:p>1232441</text:p>
          </table:table-cell>
          <table:table-cell office:value-type="float" office:value="1.757457">
            <text:p>1.757457</text:p>
          </table:table-cell>
          <table:table-cell office:value-type="float" office:value="0.83639">
            <text:p>0.83639</text:p>
          </table:table-cell>
          <table:table-cell office:value-type="float" office:value="209.92482">
            <text:p>209.92482</text:p>
          </table:table-cell>
        </table:table-row>
        <table:table-row table:style-name="ro1">
          <table:table-cell office:value-type="float" office:value="3905162">
            <text:p>3905162</text:p>
          </table:table-cell>
          <table:table-cell office:value-type="float" office:value="71">
            <text:p>71</text:p>
          </table:table-cell>
          <table:table-cell office:value-type="float" office:value="30285">
            <text:p>30285</text:p>
          </table:table-cell>
          <table:table-cell office:value-type="float" office:value="42554.480469">
            <text:p>42554.480469</text:p>
          </table:table-cell>
          <table:table-cell office:value-type="float" office:value="-0.035473">
            <text:p>-0.035473</text:p>
          </table:table-cell>
          <table:table-cell office:value-type="float" office:value="-0.005478">
            <text:p>-0.005478</text:p>
          </table:table-cell>
          <table:table-cell office:value-type="string">
            <text:p>Infinity</text:p>
          </table:table-cell>
          <table:table-cell office:value-type="float" office:value="-0.19777">
            <text:p>-0.19777</text:p>
          </table:table-cell>
          <table:table-cell office:value-type="float" office:value="0.497994">
            <text:p>0.497994</text:p>
          </table:table-cell>
          <table:table-cell office:value-type="float" office:value="351.80481">
            <text:p>351.80481</text:p>
          </table:table-cell>
          <table:table-cell office:value-type="float" office:value="0">
            <text:p>0</text:p>
          </table:table-cell>
          <table:table-cell office:value-type="float" office:value="-0.005329">
            <text:p>-0.005329</text:p>
          </table:table-cell>
          <table:table-cell/>
          <table:table-cell office:value-type="float" office:value="100">
            <text:p>100</text:p>
          </table:table-cell>
          <table:table-cell office:value-type="float" office:value="2507">
            <text:p>2507</text:p>
          </table:table-cell>
          <table:table-cell office:value-type="float" office:value="3557">
            <text:p>3557</text:p>
          </table:table-cell>
          <table:table-cell office:value-type="float" office:value="1253186">
            <text:p>1253186</text:p>
          </table:table-cell>
          <table:table-cell office:value-type="float" office:value="52409">
            <text:p>52409</text:p>
          </table:table-cell>
          <table:table-cell office:value-type="float" office:value="1251632.75">
            <text:p>1251632.75</text:p>
          </table:table-cell>
          <table:table-cell office:value-type="float" office:value="1.721984">
            <text:p>1.721984</text:p>
          </table:table-cell>
          <table:table-cell office:value-type="float" office:value="0.841868">
            <text:p>0.841868</text:p>
          </table:table-cell>
          <table:table-cell office:value-type="float" office:value="215.99118">
            <text:p>215.99118</text:p>
          </table:table-cell>
        </table:table-row>
        <table:table-row table:style-name="ro1">
          <table:table-cell office:value-type="float" office:value="3905419">
            <text:p>3905419</text:p>
          </table:table-cell>
          <table:table-cell office:value-type="float" office:value="70">
            <text:p>70</text:p>
          </table:table-cell>
          <table:table-cell office:value-type="float" office:value="7568">
            <text:p>7568</text:p>
          </table:table-cell>
          <table:table-cell office:value-type="float" office:value="10711.212891">
            <text:p>10711.212891</text:p>
          </table:table-cell>
          <table:table-cell office:value-type="float" office:value="-0.009279">
            <text:p>-0.009279</text:p>
          </table:table-cell>
          <table:table-cell office:value-type="float" office:value="-0.001781">
            <text:p>-0.001781</text:p>
          </table:table-cell>
          <table:table-cell office:value-type="float" office:value="76.429543">
            <text:p>76.429543</text:p>
          </table:table-cell>
          <table:table-cell office:value-type="float" office:value="0.791079">
            <text:p>0.791079</text:p>
          </table:table-cell>
          <table:table-cell office:value-type="float" office:value="-0.050278">
            <text:p>-0.050278</text:p>
          </table:table-cell>
          <table:table-cell office:value-type="float" office:value="106.355652">
            <text:p>106.355652</text:p>
          </table:table-cell>
          <table:table-cell office:value-type="float" office:value="-0.029393">
            <text:p>-0.029393</text:p>
          </table:table-cell>
          <table:table-cell office:value-type="float" office:value="-0.006928">
            <text:p>-0.006928</text:p>
          </table:table-cell>
          <table:table-cell/>
          <table:table-cell office:value-type="float" office:value="62.219601">
            <text:p>62.219601</text:p>
          </table:table-cell>
          <table:table-cell office:value-type="float" office:value="2496">
            <text:p>2496</text:p>
          </table:table-cell>
          <table:table-cell office:value-type="float" office:value="3626">
            <text:p>3626</text:p>
          </table:table-cell>
          <table:table-cell office:value-type="float" office:value="1258227">
            <text:p>1258227</text:p>
          </table:table-cell>
          <table:table-cell office:value-type="float" office:value="46764">
            <text:p>46764</text:p>
          </table:table-cell>
          <table:table-cell office:value-type="float" office:value="1256471.75">
            <text:p>1256471.75</text:p>
          </table:table-cell>
          <table:table-cell office:value-type="float" office:value="1.712705">
            <text:p>1.712705</text:p>
          </table:table-cell>
          <table:table-cell office:value-type="float" office:value="0.843648">
            <text:p>0.843648</text:p>
          </table:table-cell>
          <table:table-cell office:value-type="float" office:value="217.599197">
            <text:p>217.599197</text:p>
          </table:table-cell>
        </table:table-row>
        <table:table-row table:style-name="ro1">
          <table:table-cell office:value-type="float" office:value="3906190">
            <text:p>3906190</text:p>
          </table:table-cell>
          <table:table-cell office:value-type="float" office:value="68">
            <text:p>68</text:p>
          </table:table-cell>
          <table:table-cell office:value-type="float" office:value="22982">
            <text:p>22982</text:p>
          </table:table-cell>
          <table:table-cell office:value-type="float" office:value="33697.789063">
            <text:p>33697.789063</text:p>
          </table:table-cell>
          <table:table-cell office:value-type="float" office:value="0.014484">
            <text:p>0.014484</text:p>
          </table:table-cell>
          <table:table-cell office:value-type="float" office:value="0.03698">
            <text:p>0.03698</text:p>
          </table:table-cell>
          <table:table-cell office:value-type="float" office:value="146.531097">
            <text:p>146.531097</text:p>
          </table:table-cell>
          <table:table-cell office:value-type="float" office:value="-0.23888">
            <text:p>-0.23888</text:p>
          </table:table-cell>
          <table:table-cell office:value-type="float" office:value="0.469264">
            <text:p>0.469264</text:p>
          </table:table-cell>
          <table:table-cell office:value-type="float" office:value="296.443298">
            <text:p>296.443298</text:p>
          </table:table-cell>
          <table:table-cell office:value-type="float" office:value="0.019455">
            <text:p>0.019455</text:p>
          </table:table-cell>
          <table:table-cell office:value-type="float" office:value="0.047963">
            <text:p>0.047963</text:p>
          </table:table-cell>
          <table:table-cell/>
          <table:table-cell office:value-type="float" office:value="151.754456">
            <text:p>151.754456</text:p>
          </table:table-cell>
          <table:table-cell office:value-type="float" office:value="2486">
            <text:p>2486</text:p>
          </table:table-cell>
          <table:table-cell office:value-type="float" office:value="3693">
            <text:p>3693</text:p>
          </table:table-cell>
          <table:table-cell office:value-type="float" office:value="1273504">
            <text:p>1273504</text:p>
          </table:table-cell>
          <table:table-cell office:value-type="float" office:value="29594">
            <text:p>29594</text:p>
          </table:table-cell>
          <table:table-cell office:value-type="float" office:value="1271281.875">
            <text:p>1271281.875</text:p>
          </table:table-cell>
          <table:table-cell office:value-type="float" office:value="1.727189">
            <text:p>1.727189</text:p>
          </table:table-cell>
          <table:table-cell office:value-type="float" office:value="0.806669">
            <text:p>0.806669</text:p>
          </table:table-cell>
          <table:table-cell office:value-type="float" office:value="217.07695">
            <text:p>217.07695</text:p>
          </table:table-cell>
        </table:table-row>
        <table:table-row table:style-name="ro1">
          <table:table-cell office:value-type="float" office:value="3907218">
            <text:p>3907218</text:p>
          </table:table-cell>
          <table:table-cell office:value-type="float" office:value="71">
            <text:p>71</text:p>
          </table:table-cell>
          <table:table-cell office:value-type="float" office:value="30666">
            <text:p>30666</text:p>
          </table:table-cell>
          <table:table-cell office:value-type="float" office:value="43091.695313">
            <text:p>43091.695313</text:p>
          </table:table-cell>
          <table:table-cell office:value-type="float" office:value="-0.017668">
            <text:p>-0.017668</text:p>
          </table:table-cell>
          <table:table-cell office:value-type="float" office:value="0.012327">
            <text:p>0.012327</text:p>
          </table:table-cell>
          <table:table-cell office:value-type="string">
            <text:p>Infinity</text:p>
          </table:table-cell>
          <table:table-cell office:value-type="float" office:value="-0.01861">
            <text:p>-0.01861</text:p>
          </table:table-cell>
          <table:table-cell office:value-type="float" office:value="0.021548">
            <text:p>0.021548</text:p>
          </table:table-cell>
          <table:table-cell office:value-type="float" office:value="215.786652">
            <text:p>215.786652</text:p>
          </table:table-cell>
          <table:table-cell office:value-type="float" office:value="0">
            <text:p>0</text:p>
          </table:table-cell>
          <table:table-cell office:value-type="float" office:value="0.011991">
            <text:p>0.011991</text:p>
          </table:table-cell>
          <table:table-cell/>
          <table:table-cell office:value-type="float" office:value="100">
            <text:p>100</text:p>
          </table:table-cell>
          <table:table-cell office:value-type="float" office:value="2475">
            <text:p>2475</text:p>
          </table:table-cell>
          <table:table-cell office:value-type="float" office:value="3763">
            <text:p>3763</text:p>
          </table:table-cell>
          <table:table-cell office:value-type="float" office:value="1294722">
            <text:p>1294722</text:p>
          </table:table-cell>
          <table:table-cell office:value-type="float" office:value="7453">
            <text:p>7453</text:p>
          </table:table-cell>
          <table:table-cell office:value-type="float" office:value="1292252.25">
            <text:p>1292252.25</text:p>
          </table:table-cell>
          <table:table-cell office:value-type="float" office:value="1.709521">
            <text:p>1.709521</text:p>
          </table:table-cell>
          <table:table-cell office:value-type="float" office:value="0.794342">
            <text:p>0.794342</text:p>
          </table:table-cell>
          <table:table-cell office:value-type="float" office:value="221.075012">
            <text:p>221.075012</text:p>
          </table:table-cell>
        </table:table-row>
        <table:table-row table:style-name="ro1">
          <table:table-cell office:value-type="float" office:value="3907475">
            <text:p>3907475</text:p>
          </table:table-cell>
          <table:table-cell office:value-type="float" office:value="74">
            <text:p>74</text:p>
          </table:table-cell>
          <table:table-cell office:value-type="float" office:value="7694">
            <text:p>7694</text:p>
          </table:table-cell>
          <table:table-cell office:value-type="float" office:value="10297.566406">
            <text:p>10297.566406</text:p>
          </table:table-cell>
          <table:table-cell office:value-type="float" office:value="-0.004759">
            <text:p>-0.004759</text:p>
          </table:table-cell>
          <table:table-cell office:value-type="float" office:value="0.002739">
            <text:p>0.002739</text:p>
          </table:table-cell>
          <table:table-cell office:value-type="string">
            <text:p>Infinity</text:p>
          </table:table-cell>
          <table:table-cell office:value-type="float" office:value="0.85164">
            <text:p>0.85164</text:p>
          </table:table-cell>
          <table:table-cell office:value-type="float" office:value="0.418985">
            <text:p>0.418985</text:p>
          </table:table-cell>
          <table:table-cell office:value-type="float" office:value="50.802567">
            <text:p>50.802567</text:p>
          </table:table-cell>
          <table:table-cell office:value-type="float" office:value="0">
            <text:p>0</text:p>
          </table:table-cell>
          <table:table-cell office:value-type="float" office:value="0.010658">
            <text:p>0.010658</text:p>
          </table:table-cell>
          <table:table-cell/>
          <table:table-cell office:value-type="float" office:value="100">
            <text:p>100</text:p>
          </table:table-cell>
          <table:table-cell office:value-type="float" office:value="2465">
            <text:p>2465</text:p>
          </table:table-cell>
          <table:table-cell office:value-type="float" office:value="3836">
            <text:p>3836</text:p>
          </table:table-cell>
          <table:table-cell office:value-type="float" office:value="1300114">
            <text:p>1300114</text:p>
          </table:table-cell>
          <table:table-cell office:value-type="float" office:value="1964">
            <text:p>1964</text:p>
          </table:table-cell>
          <table:table-cell office:value-type="float" office:value="1297650.375">
            <text:p>1297650.375</text:p>
          </table:table-cell>
          <table:table-cell office:value-type="float" office:value="1.704761">
            <text:p>1.704761</text:p>
          </table:table-cell>
          <table:table-cell office:value-type="float" office:value="0.791603">
            <text:p>0.791603</text:p>
          </table:table-cell>
          <table:table-cell office:value-type="float" office:value="222.132111">
            <text:p>222.132111</text:p>
          </table:table-cell>
        </table:table-row>
        <table:table-row table:style-name="ro1">
          <table:table-cell office:value-type="float" office:value="3908503">
            <text:p>3908503</text:p>
          </table:table-cell>
          <table:table-cell office:value-type="float" office:value="73">
            <text:p>73</text:p>
          </table:table-cell>
          <table:table-cell office:value-type="float" office:value="30855">
            <text:p>30855</text:p>
          </table:table-cell>
          <table:table-cell office:value-type="float" office:value="42167.4375">
            <text:p>42167.4375</text:p>
          </table:table-cell>
          <table:table-cell office:value-type="float" office:value="-0.029995">
            <text:p>-0.029995</text:p>
          </table:table-cell>
          <table:table-cell office:value-type="float" office:value="-0">
            <text:p>0</text:p>
          </table:table-cell>
          <table:table-cell office:value-type="float" office:value="100">
            <text:p>100</text:p>
          </table:table-cell>
          <table:table-cell office:value-type="float" office:value="-0.211018">
            <text:p>-0.211018</text:p>
          </table:table-cell>
          <table:table-cell office:value-type="float" office:value="0.07422">
            <text:p>0.07422</text:p>
          </table:table-cell>
          <table:table-cell office:value-type="float" office:value="135.172531">
            <text:p>135.172531</text:p>
          </table:table-cell>
          <table:table-cell office:value-type="float" office:value="-0.007346">
            <text:p>-0.007346</text:p>
          </table:table-cell>
          <table:table-cell office:value-type="float" office:value="-0">
            <text:p>0</text:p>
          </table:table-cell>
          <table:table-cell/>
          <table:table-cell office:value-type="float" office:value="25.176933">
            <text:p>25.176933</text:p>
          </table:table-cell>
          <table:table-cell office:value-type="float" office:value="2455">
            <text:p>2455</text:p>
          </table:table-cell>
          <table:table-cell office:value-type="float" office:value="3908">
            <text:p>3908</text:p>
          </table:table-cell>
          <table:table-cell office:value-type="float" office:value="1321796">
            <text:p>1321796</text:p>
          </table:table-cell>
          <table:table-cell office:value-type="float" office:value="-19989">
            <text:p>-19989</text:p>
          </table:table-cell>
          <table:table-cell office:value-type="float" office:value="1319557.375">
            <text:p>1319557.375</text:p>
          </table:table-cell>
          <table:table-cell office:value-type="float" office:value="1.674767">
            <text:p>1.674767</text:p>
          </table:table-cell>
          <table:table-cell office:value-type="float" office:value="0.791603">
            <text:p>0.791603</text:p>
          </table:table-cell>
          <table:table-cell office:value-type="float" office:value="227.901382">
            <text:p>227.901382</text:p>
          </table:table-cell>
        </table:table-row>
        <table:table-row table:style-name="ro1">
          <table:table-cell office:value-type="float" office:value="3908760">
            <text:p>3908760</text:p>
          </table:table-cell>
          <table:table-cell office:value-type="float" office:value="73">
            <text:p>73</text:p>
          </table:table-cell>
          <table:table-cell office:value-type="float" office:value="7726">
            <text:p>7726</text:p>
          </table:table-cell>
          <table:table-cell office:value-type="float" office:value="10483.972656">
            <text:p>10483.972656</text:p>
          </table:table-cell>
          <table:table-cell office:value-type="float" office:value="-0.005992">
            <text:p>-0.005992</text:p>
          </table:table-cell>
          <table:table-cell office:value-type="float" office:value="0.001507">
            <text:p>0.001507</text:p>
          </table:table-cell>
          <table:table-cell office:value-type="float" office:value="119.950142">
            <text:p>119.950142</text:p>
          </table:table-cell>
          <table:table-cell office:value-type="float" office:value="0.82893">
            <text:p>0.82893</text:p>
          </table:table-cell>
          <table:table-cell office:value-type="float" office:value="0.189142">
            <text:p>0.189142</text:p>
          </table:table-cell>
          <table:table-cell office:value-type="float" office:value="77.182404">
            <text:p>77.182404</text:p>
          </table:table-cell>
          <table:table-cell office:value-type="float" office:value="-0.029384">
            <text:p>-0.029384</text:p>
          </table:table-cell>
          <table:table-cell office:value-type="float" office:value="0.005862">
            <text:p>0.005862</text:p>
          </table:table-cell>
          <table:table-cell/>
          <table:table-cell office:value-type="float" office:value="151.171371">
            <text:p>151.171371</text:p>
          </table:table-cell>
          <table:table-cell office:value-type="float" office:value="2447">
            <text:p>2447</text:p>
          </table:table-cell>
          <table:table-cell office:value-type="float" office:value="3981">
            <text:p>3981</text:p>
          </table:table-cell>
          <table:table-cell office:value-type="float" office:value="1327225">
            <text:p>1327225</text:p>
          </table:table-cell>
          <table:table-cell office:value-type="float" office:value="-25486">
            <text:p>-25486</text:p>
          </table:table-cell>
          <table:table-cell office:value-type="float" office:value="1325105.75">
            <text:p>1325105.75</text:p>
          </table:table-cell>
          <table:table-cell office:value-type="float" office:value="1.668774">
            <text:p>1.668774</text:p>
          </table:table-cell>
          <table:table-cell office:value-type="float" office:value="0.790096">
            <text:p>0.790096</text:p>
          </table:table-cell>
          <table:table-cell office:value-type="float" office:value="229.169083">
            <text:p>229.169083</text:p>
          </table:table-cell>
        </table:table-row>
        <table:table-row table:style-name="ro1">
          <table:table-cell office:value-type="float" office:value="3909531">
            <text:p>3909531</text:p>
          </table:table-cell>
          <table:table-cell office:value-type="float" office:value="76">
            <text:p>76</text:p>
          </table:table-cell>
          <table:table-cell office:value-type="float" office:value="23288">
            <text:p>23288</text:p>
          </table:table-cell>
          <table:table-cell office:value-type="float" office:value="30542.746094">
            <text:p>30542.746094</text:p>
          </table:table-cell>
          <table:table-cell office:value-type="float" office:value="-0.009245">
            <text:p>-0.009245</text:p>
          </table:table-cell>
          <table:table-cell office:value-type="float" office:value="0.013251">
            <text:p>0.013251</text:p>
          </table:table-cell>
          <table:table-cell office:value-type="float" office:value="275.518219">
            <text:p>275.518219</text:p>
          </table:table-cell>
          <table:table-cell office:value-type="float" office:value="-0.240562">
            <text:p>-0.240562</text:p>
          </table:table-cell>
          <table:table-cell office:value-type="float" office:value="0.184354">
            <text:p>0.184354</text:p>
          </table:table-cell>
          <table:table-cell office:value-type="float" office:value="176.634491">
            <text:p>176.634491</text:p>
          </table:table-cell>
          <table:table-cell office:value-type="float" office:value="-0.009792">
            <text:p>-0.009792</text:p>
          </table:table-cell>
          <table:table-cell office:value-type="float" office:value="0.017187">
            <text:p>0.017187</text:p>
          </table:table-cell>
          <table:table-cell/>
          <table:table-cell office:value-type="float" office:value="224.996262">
            <text:p>224.996262</text:p>
          </table:table-cell>
          <table:table-cell office:value-type="float" office:value="2440">
            <text:p>2440</text:p>
          </table:table-cell>
          <table:table-cell office:value-type="float" office:value="4057">
            <text:p>4057</text:p>
          </table:table-cell>
          <table:table-cell office:value-type="float" office:value="1343615">
            <text:p>1343615</text:p>
          </table:table-cell>
          <table:table-cell office:value-type="float" office:value="-42031">
            <text:p>-42031</text:p>
          </table:table-cell>
          <table:table-cell office:value-type="float" office:value="1341966.625">
            <text:p>1341966.625</text:p>
          </table:table-cell>
          <table:table-cell office:value-type="float" office:value="1.65953">
            <text:p>1.65953</text:p>
          </table:table-cell>
          <table:table-cell office:value-type="float" office:value="0.776845">
            <text:p>0.776845</text:p>
          </table:table-cell>
          <table:table-cell office:value-type="float" office:value="231.80127">
            <text:p>231.80127</text:p>
          </table:table-cell>
        </table:table-row>
        <table:table-row table:style-name="ro1">
          <table:table-cell office:value-type="float" office:value="3910816">
            <text:p>3910816</text:p>
          </table:table-cell>
          <table:table-cell office:value-type="float" office:value="76">
            <text:p>76</text:p>
          </table:table-cell>
          <table:table-cell office:value-type="float" office:value="39463">
            <text:p>39463</text:p>
          </table:table-cell>
          <table:table-cell office:value-type="float" office:value="51824.339844">
            <text:p>51824.339844</text:p>
          </table:table-cell>
          <table:table-cell office:value-type="float" office:value="-0.01712">
            <text:p>-0.01712</text:p>
          </table:table-cell>
          <table:table-cell office:value-type="float" office:value="0.020373">
            <text:p>0.020373</text:p>
          </table:table-cell>
          <table:table-cell office:value-type="float" office:value="169.853622">
            <text:p>169.853622</text:p>
          </table:table-cell>
          <table:table-cell office:value-type="float" office:value="-0.030684">
            <text:p>-0.030684</text:p>
          </table:table-cell>
          <table:table-cell office:value-type="float" office:value="0.392649">
            <text:p>0.392649</text:p>
          </table:table-cell>
          <table:table-cell office:value-type="float" office:value="1379.64209">
            <text:p>1379.64209</text:p>
          </table:table-cell>
          <table:table-cell office:value-type="float" office:value="0.005875">
            <text:p>0.005875</text:p>
          </table:table-cell>
          <table:table-cell office:value-type="float" office:value="0.015855">
            <text:p>0.015855</text:p>
          </table:table-cell>
          <table:table-cell/>
          <table:table-cell office:value-type="float" office:value="74.902016">
            <text:p>74.902016</text:p>
          </table:table-cell>
          <table:table-cell office:value-type="float" office:value="2433">
            <text:p>2433</text:p>
          </table:table-cell>
          <table:table-cell office:value-type="float" office:value="4133">
            <text:p>4133</text:p>
          </table:table-cell>
          <table:table-cell office:value-type="float" office:value="1371757">
            <text:p>1371757</text:p>
          </table:table-cell>
          <table:table-cell office:value-type="float" office:value="-69696">
            <text:p>-69696</text:p>
          </table:table-cell>
          <table:table-cell office:value-type="float" office:value="1371312.875">
            <text:p>1371312.875</text:p>
          </table:table-cell>
          <table:table-cell office:value-type="float" office:value="1.642409">
            <text:p>1.642409</text:p>
          </table:table-cell>
          <table:table-cell office:value-type="float" office:value="0.756472">
            <text:p>0.756472</text:p>
          </table:table-cell>
          <table:table-cell office:value-type="float" office:value="236.500366">
            <text:p>236.500366</text:p>
          </table:table-cell>
        </table:table-row>
        <table:table-row table:style-name="ro1">
          <table:table-cell office:value-type="float" office:value="3911844">
            <text:p>3911844</text:p>
          </table:table-cell>
          <table:table-cell office:value-type="float" office:value="73">
            <text:p>73</text:p>
          </table:table-cell>
          <table:table-cell office:value-type="float" office:value="31702">
            <text:p>31702</text:p>
          </table:table-cell>
          <table:table-cell office:value-type="float" office:value="43326.804688">
            <text:p>43326.804688</text:p>
          </table:table-cell>
          <table:table-cell office:value-type="float" office:value="-0.056291">
            <text:p>-0.056291</text:p>
          </table:table-cell>
          <table:table-cell office:value-type="float" office:value="-0.026297">
            <text:p>-0.026297</text:p>
          </table:table-cell>
          <table:table-cell office:value-type="float" office:value="16.07349">
            <text:p>16.07349</text:p>
          </table:table-cell>
          <table:table-cell office:value-type="float" office:value="0.011544">
            <text:p>0.011544</text:p>
          </table:table-cell>
          <table:table-cell office:value-type="float" office:value="0.124498">
            <text:p>0.124498</text:p>
          </table:table-cell>
          <table:table-cell office:value-type="float" office:value="978.426453">
            <text:p>978.426453</text:p>
          </table:table-cell>
          <table:table-cell office:value-type="float" office:value="-0.022038">
            <text:p>-0.022038</text:p>
          </table:table-cell>
          <table:table-cell office:value-type="float" office:value="-0.02558">
            <text:p>-0.02558</text:p>
          </table:table-cell>
          <table:table-cell/>
          <table:table-cell office:value-type="float" office:value="6.468991">
            <text:p>6.468991</text:p>
          </table:table-cell>
          <table:table-cell office:value-type="float" office:value="2428">
            <text:p>2428</text:p>
          </table:table-cell>
          <table:table-cell office:value-type="float" office:value="4206">
            <text:p>4206</text:p>
          </table:table-cell>
          <table:table-cell office:value-type="float" office:value="1394812">
            <text:p>1394812</text:p>
          </table:table-cell>
          <table:table-cell office:value-type="float" office:value="-91455">
            <text:p>-91455</text:p>
          </table:table-cell>
          <table:table-cell office:value-type="float" office:value="1395666.25">
            <text:p>1395666.25</text:p>
          </table:table-cell>
          <table:table-cell office:value-type="float" office:value="1.586118">
            <text:p>1.586118</text:p>
          </table:table-cell>
          <table:table-cell office:value-type="float" office:value="0.782769">
            <text:p>0.782769</text:p>
          </table:table-cell>
          <table:table-cell office:value-type="float" office:value="246.784805">
            <text:p>246.784805</text:p>
          </table:table-cell>
        </table:table-row>
        <table:table-row table:style-name="ro1">
          <table:table-cell office:value-type="float" office:value="3912101">
            <text:p>3912101</text:p>
          </table:table-cell>
          <table:table-cell office:value-type="float" office:value="76">
            <text:p>76</text:p>
          </table:table-cell>
          <table:table-cell office:value-type="float" office:value="7955">
            <text:p>7955</text:p>
          </table:table-cell>
          <table:table-cell office:value-type="float" office:value="10367.680664">
            <text:p>10367.680664</text:p>
          </table:table-cell>
          <table:table-cell office:value-type="float" office:value="-0.01058">
            <text:p>-0.01058</text:p>
          </table:table-cell>
          <table:table-cell office:value-type="float" office:value="-0.003082">
            <text:p>-0.003082</text:p>
          </table:table-cell>
          <table:table-cell office:value-type="float" office:value="59.181808">
            <text:p>59.181808</text:p>
          </table:table-cell>
          <table:table-cell office:value-type="float" office:value="0.874351">
            <text:p>0.874351</text:p>
          </table:table-cell>
          <table:table-cell office:value-type="float" office:value="0.454898">
            <text:p>0.454898</text:p>
          </table:table-cell>
          <table:table-cell office:value-type="float" office:value="47.973026">
            <text:p>47.973026</text:p>
          </table:table-cell>
          <table:table-cell office:value-type="float" office:value="-0.029376">
            <text:p>-0.029376</text:p>
          </table:table-cell>
          <table:table-cell office:value-type="float" office:value="-0.011991">
            <text:p>-0.011991</text:p>
          </table:table-cell>
          <table:table-cell/>
          <table:table-cell office:value-type="float" office:value="42.229744">
            <text:p>42.229744</text:p>
          </table:table-cell>
          <table:table-cell office:value-type="float" office:value="2427">
            <text:p>2427</text:p>
          </table:table-cell>
          <table:table-cell office:value-type="float" office:value="4282">
            <text:p>4282</text:p>
          </table:table-cell>
          <table:table-cell office:value-type="float" office:value="1400452">
            <text:p>1400452</text:p>
          </table:table-cell>
          <table:table-cell office:value-type="float" office:value="-97066">
            <text:p>-97066</text:p>
          </table:table-cell>
          <table:table-cell office:value-type="float" office:value="1401693.75">
            <text:p>1401693.75</text:p>
          </table:table-cell>
          <table:table-cell office:value-type="float" office:value="1.575538">
            <text:p>1.575538</text:p>
          </table:table-cell>
          <table:table-cell office:value-type="float" office:value="0.785851">
            <text:p>0.785851</text:p>
          </table:table-cell>
          <table:table-cell office:value-type="float" office:value="248.918015">
            <text:p>248.918015</text:p>
          </table:table-cell>
        </table:table-row>
        <table:table-row table:style-name="ro1">
          <table:table-cell office:value-type="float" office:value="3912872">
            <text:p>3912872</text:p>
          </table:table-cell>
          <table:table-cell office:value-type="float" office:value="70">
            <text:p>70</text:p>
          </table:table-cell>
          <table:table-cell office:value-type="float" office:value="24222">
            <text:p>24222</text:p>
          </table:table-cell>
          <table:table-cell office:value-type="float" office:value="34503.019531">
            <text:p>34503.019531</text:p>
          </table:table-cell>
          <table:table-cell office:value-type="float" office:value="-0.006985">
            <text:p>-0.006985</text:p>
          </table:table-cell>
          <table:table-cell office:value-type="float" office:value="0.015511">
            <text:p>0.015511</text:p>
          </table:table-cell>
          <table:table-cell office:value-type="float" office:value="105.334976">
            <text:p>105.334976</text:p>
          </table:table-cell>
          <table:table-cell office:value-type="float" office:value="-0.265796">
            <text:p>-0.265796</text:p>
          </table:table-cell>
          <table:table-cell office:value-type="float" office:value="0.59855">
            <text:p>0.59855</text:p>
          </table:table-cell>
          <table:table-cell office:value-type="float" office:value="325.191742">
            <text:p>325.191742</text:p>
          </table:table-cell>
          <table:table-cell office:value-type="float" office:value="0.009798">
            <text:p>0.009798</text:p>
          </table:table-cell>
          <table:table-cell office:value-type="float" office:value="0.020118">
            <text:p>0.020118</text:p>
          </table:table-cell>
          <table:table-cell/>
          <table:table-cell office:value-type="float" office:value="113.914169">
            <text:p>113.914169</text:p>
          </table:table-cell>
          <table:table-cell office:value-type="float" office:value="2427">
            <text:p>2427</text:p>
          </table:table-cell>
          <table:table-cell office:value-type="float" office:value="4352">
            <text:p>4352</text:p>
          </table:table-cell>
          <table:table-cell office:value-type="float" office:value="1417572">
            <text:p>1417572</text:p>
          </table:table-cell>
          <table:table-cell office:value-type="float" office:value="-114201">
            <text:p>-114201</text:p>
          </table:table-cell>
          <table:table-cell office:value-type="float" office:value="1420102.125">
            <text:p>1420102.125</text:p>
          </table:table-cell>
          <table:table-cell office:value-type="float" office:value="1.568553">
            <text:p>1.568553</text:p>
          </table:table-cell>
          <table:table-cell office:value-type="float" office:value="0.770339">
            <text:p>0.770339</text:p>
          </table:table-cell>
          <table:table-cell office:value-type="float" office:value="251.460678">
            <text:p>251.460678</text:p>
          </table:table-cell>
        </table:table-row>
        <table:table-row table:style-name="ro1">
          <table:table-cell office:value-type="float" office:value="3914157">
            <text:p>3914157</text:p>
          </table:table-cell>
          <table:table-cell office:value-type="float" office:value="68">
            <text:p>68</text:p>
          </table:table-cell>
          <table:table-cell office:value-type="float" office:value="40991">
            <text:p>40991</text:p>
          </table:table-cell>
          <table:table-cell office:value-type="float" office:value="60180.695313">
            <text:p>60180.695313</text:p>
          </table:table-cell>
          <table:table-cell office:value-type="float" office:value="-0.033384">
            <text:p>-0.033384</text:p>
          </table:table-cell>
          <table:table-cell office:value-type="float" office:value="0.004109">
            <text:p>0.004109</text:p>
          </table:table-cell>
          <table:table-cell office:value-type="string">
            <text:p>Infinity</text:p>
          </table:table-cell>
          <table:table-cell office:value-type="float" office:value="-0.029473">
            <text:p>-0.029473</text:p>
          </table:table-cell>
          <table:table-cell office:value-type="float" office:value="0.37589">
            <text:p>0.37589</text:p>
          </table:table-cell>
          <table:table-cell office:value-type="float" office:value="1375.366577">
            <text:p>1375.366577</text:p>
          </table:table-cell>
          <table:table-cell office:value-type="float" office:value="0">
            <text:p>0</text:p>
          </table:table-cell>
          <table:table-cell office:value-type="float" office:value="0.003198">
            <text:p>0.003198</text:p>
          </table:table-cell>
          <table:table-cell/>
          <table:table-cell office:value-type="float" office:value="100">
            <text:p>100</text:p>
          </table:table-cell>
          <table:table-cell office:value-type="float" office:value="2427">
            <text:p>2427</text:p>
          </table:table-cell>
          <table:table-cell office:value-type="float" office:value="4420">
            <text:p>4420</text:p>
          </table:table-cell>
          <table:table-cell office:value-type="float" office:value="1446990">
            <text:p>1446990</text:p>
          </table:table-cell>
          <table:table-cell office:value-type="float" office:value="-142746">
            <text:p>-142746</text:p>
          </table:table-cell>
          <table:table-cell office:value-type="float" office:value="1452040">
            <text:p>1452040</text:p>
          </table:table-cell>
          <table:table-cell office:value-type="float" office:value="1.535168">
            <text:p>1.535168</text:p>
          </table:table-cell>
          <table:table-cell office:value-type="float" office:value="0.766231">
            <text:p>0.766231</text:p>
          </table:table-cell>
          <table:table-cell office:value-type="float" office:value="259.371338">
            <text:p>259.371338</text:p>
          </table:table-cell>
        </table:table-row>
        <table:table-row table:style-name="ro1">
          <table:table-cell office:value-type="float" office:value="3914414">
            <text:p>3914414</text:p>
          </table:table-cell>
          <table:table-cell office:value-type="float" office:value="74">
            <text:p>74</text:p>
          </table:table-cell>
          <table:table-cell office:value-type="float" office:value="8235">
            <text:p>8235</text:p>
          </table:table-cell>
          <table:table-cell office:value-type="float" office:value="11027.978516">
            <text:p>11027.978516</text:p>
          </table:table-cell>
          <table:table-cell office:value-type="float" office:value="-0.005478">
            <text:p>-0.005478</text:p>
          </table:table-cell>
          <table:table-cell office:value-type="float" office:value="0.00202">
            <text:p>0.00202</text:p>
          </table:table-cell>
          <table:table-cell office:value-type="string">
            <text:p>Infinity</text:p>
          </table:table-cell>
          <table:table-cell office:value-type="float" office:value="0.914473">
            <text:p>0.914473</text:p>
          </table:table-cell>
          <table:table-cell office:value-type="float" office:value="0.553061">
            <text:p>0.553061</text:p>
          </table:table-cell>
          <table:table-cell office:value-type="float" office:value="39.521362">
            <text:p>39.521362</text:p>
          </table:table-cell>
          <table:table-cell office:value-type="float" office:value="0">
            <text:p>0</text:p>
          </table:table-cell>
          <table:table-cell office:value-type="float" office:value="0.007861">
            <text:p>0.007861</text:p>
          </table:table-cell>
          <table:table-cell/>
          <table:table-cell office:value-type="float" office:value="100">
            <text:p>100</text:p>
          </table:table-cell>
          <table:table-cell office:value-type="float" office:value="2430">
            <text:p>2430</text:p>
          </table:table-cell>
          <table:table-cell office:value-type="float" office:value="4494">
            <text:p>4494</text:p>
          </table:table-cell>
          <table:table-cell office:value-type="float" office:value="1452923">
            <text:p>1452923</text:p>
          </table:table-cell>
          <table:table-cell office:value-type="float" office:value="-148456">
            <text:p>-148456</text:p>
          </table:table-cell>
          <table:table-cell office:value-type="float" office:value="1458534.75">
            <text:p>1458534.75</text:p>
          </table:table-cell>
          <table:table-cell office:value-type="float" office:value="1.52969">
            <text:p>1.52969</text:p>
          </table:table-cell>
          <table:table-cell office:value-type="float" office:value="0.76421">
            <text:p>0.76421</text:p>
          </table:table-cell>
          <table:table-cell office:value-type="float" office:value="260.790497">
            <text:p>260.790497</text:p>
          </table:table-cell>
        </table:table-row>
        <table:table-row table:style-name="ro1">
          <table:table-cell office:value-type="float" office:value="3915442">
            <text:p>3915442</text:p>
          </table:table-cell>
          <table:table-cell office:value-type="float" office:value="0">
            <text:p>0</text:p>
          </table:table-cell>
          <table:table-cell office:value-type="float" office:value="33207">
            <text:p>33207</text:p>
          </table:table-cell>
          <table:table-cell office:value-type="float" office:value="100">
            <text:p>100</text:p>
          </table:table-cell>
          <table:table-cell office:value-type="float" office:value="-0.010272">
            <text:p>-0.010272</text:p>
          </table:table-cell>
          <table:table-cell office:value-type="float" office:value="0.019722">
            <text:p>0.019722</text:p>
          </table:table-cell>
          <table:table-cell office:value-type="float" office:value="100">
            <text:p>100</text:p>
          </table:table-cell>
          <table:table-cell office:value-type="float" office:value="-0.280095">
            <text:p>-0.280095</text:p>
          </table:table-cell>
          <table:table-cell office:value-type="float" office:value="0.253785">
            <text:p>0.253785</text:p>
          </table:table-cell>
          <table:table-cell office:value-type="float" office:value="190.606873">
            <text:p>190.606873</text:p>
          </table:table-cell>
          <table:table-cell office:value-type="float" office:value="0">
            <text:p>0</text:p>
          </table:table-cell>
          <table:table-cell office:value-type="float" office:value="0.019185">
            <text:p>0.019185</text:p>
          </table:table-cell>
          <table:table-cell/>
          <table:table-cell office:value-type="float" office:value="100">
            <text:p>100</text:p>
          </table:table-cell>
          <table:table-cell office:value-type="float" office:value="2430">
            <text:p>2430</text:p>
          </table:table-cell>
          <table:table-cell office:value-type="float" office:value="4494">
            <text:p>4494</text:p>
          </table:table-cell>
          <table:table-cell office:value-type="float" office:value="1476896">
            <text:p>1476896</text:p>
          </table:table-cell>
          <table:table-cell office:value-type="float" office:value="-171434">
            <text:p>-171434</text:p>
          </table:table-cell>
          <table:table-cell office:value-type="float" office:value="1484924.5">
            <text:p>1484924.5</text:p>
          </table:table-cell>
          <table:table-cell office:value-type="float" office:value="1.519418">
            <text:p>1.519418</text:p>
          </table:table-cell>
          <table:table-cell office:value-type="float" office:value="0.744488">
            <text:p>0.744488</text:p>
          </table:table-cell>
          <table:table-cell office:value-type="float" office:value="264.527649">
            <text:p>264.527649</text:p>
          </table:table-cell>
        </table:table-row>
        <table:table-row table:style-name="ro1">
          <table:table-cell office:value-type="float" office:value="3915699">
            <text:p>3915699</text:p>
          </table:table-cell>
          <table:table-cell office:value-type="float" office:value="3">
            <text:p>3</text:p>
          </table:table-cell>
          <table:table-cell office:value-type="float" office:value="8263">
            <text:p>8263</text:p>
          </table:table-cell>
          <table:table-cell office:value-type="float" office:value="275317.875">
            <text:p>275317.875</text:p>
          </table:table-cell>
          <table:table-cell office:value-type="float" office:value="-0.005068">
            <text:p>-0.005068</text:p>
          </table:table-cell>
          <table:table-cell office:value-type="float" office:value="0.002431">
            <text:p>0.002431</text:p>
          </table:table-cell>
          <table:table-cell office:value-type="float" office:value="83.792862">
            <text:p>83.792862</text:p>
          </table:table-cell>
          <table:table-cell office:value-type="float" office:value="0.045421">
            <text:p>0.045421</text:p>
          </table:table-cell>
          <table:table-cell office:value-type="float" office:value="-0.593762">
            <text:p>-0.593762</text:p>
          </table:table-cell>
          <table:table-cell office:value-type="float" office:value="1407.246216">
            <text:p>1407.246216</text:p>
          </table:table-cell>
          <table:table-cell office:value-type="float" office:value="0.058366">
            <text:p>0.058366</text:p>
          </table:table-cell>
          <table:table-cell office:value-type="float" office:value="0.009459">
            <text:p>0.009459</text:p>
          </table:table-cell>
          <table:table-cell/>
          <table:table-cell office:value-type="float" office:value="248.026108">
            <text:p>248.026108</text:p>
          </table:table-cell>
          <table:table-cell office:value-type="float" office:value="2430">
            <text:p>2430</text:p>
          </table:table-cell>
          <table:table-cell office:value-type="float" office:value="4497">
            <text:p>4497</text:p>
          </table:table-cell>
          <table:table-cell office:value-type="float" office:value="1482973">
            <text:p>1482973</text:p>
          </table:table-cell>
          <table:table-cell office:value-type="float" office:value="-177033">
            <text:p>-177033</text:p>
          </table:table-cell>
          <table:table-cell office:value-type="float" office:value="1491630.25">
            <text:p>1491630.25</text:p>
          </table:table-cell>
          <table:table-cell office:value-type="float" office:value="1.51435">
            <text:p>1.51435</text:p>
          </table:table-cell>
          <table:table-cell office:value-type="float" office:value="0.742057">
            <text:p>0.742057</text:p>
          </table:table-cell>
          <table:table-cell office:value-type="float" office:value="265.908051">
            <text:p>265.908051</text:p>
          </table:table-cell>
        </table:table-row>
        <table:table-row table:style-name="ro1">
          <table:table-cell office:value-type="float" office:value="3916470">
            <text:p>3916470</text:p>
          </table:table-cell>
          <table:table-cell office:value-type="float" office:value="-1">
            <text:p>-1</text:p>
          </table:table-cell>
          <table:table-cell office:value-type="float" office:value="25186">
            <text:p>25186</text:p>
          </table:table-cell>
          <table:table-cell office:value-type="float" office:value="2518710.75">
            <text:p>2518710.75</text:p>
          </table:table-cell>
          <table:table-cell office:value-type="float" office:value="0.507751">
            <text:p>0.507751</text:p>
          </table:table-cell>
          <table:table-cell office:value-type="float" office:value="0.530247">
            <text:p>0.530247</text:p>
          </table:table-cell>
          <table:table-cell office:value-type="float" office:value="95.18306">
            <text:p>95.18306</text:p>
          </table:table-cell>
          <table:table-cell office:value-type="float" office:value="-0.016823">
            <text:p>-0.016823</text:p>
          </table:table-cell>
          <table:table-cell office:value-type="float" office:value="0.670376">
            <text:p>0.670376</text:p>
          </table:table-cell>
          <table:table-cell office:value-type="float" office:value="4084.992676">
            <text:p>4084.992676</text:p>
          </table:table-cell>
          <table:table-cell office:value-type="float" office:value="0.352356">
            <text:p>0.352356</text:p>
          </table:table-cell>
          <table:table-cell office:value-type="float" office:value="0.68774">
            <text:p>0.68774</text:p>
          </table:table-cell>
          <table:table-cell/>
          <table:table-cell office:value-type="float" office:value="50.92662">
            <text:p>50.92662</text:p>
          </table:table-cell>
          <table:table-cell office:value-type="float" office:value="2430">
            <text:p>2430</text:p>
          </table:table-cell>
          <table:table-cell office:value-type="float" office:value="4496">
            <text:p>4496</text:p>
          </table:table-cell>
          <table:table-cell office:value-type="float" office:value="1501537">
            <text:p>1501537</text:p>
          </table:table-cell>
          <table:table-cell office:value-type="float" office:value="-194054">
            <text:p>-194054</text:p>
          </table:table-cell>
          <table:table-cell office:value-type="float" office:value="1512198.25">
            <text:p>1512198.25</text:p>
          </table:table-cell>
          <table:table-cell office:value-type="float" office:value="2.022101">
            <text:p>2.022101</text:p>
          </table:table-cell>
          <table:table-cell office:value-type="float" office:value="0.21181">
            <text:p>0.21181</text:p>
          </table:table-cell>
          <table:table-cell office:value-type="float" office:value="200.250824">
            <text:p>200.250824</text:p>
          </table:table-cell>
        </table:table-row>
        <table:table-row table:style-name="ro1">
          <table:table-cell office:value-type="float" office:value="3916727">
            <text:p>3916727</text:p>
          </table:table-cell>
          <table:table-cell office:value-type="float" office:value="-7">
            <text:p>-7</text:p>
          </table:table-cell>
          <table:table-cell office:value-type="float" office:value="8430">
            <text:p>8430</text:p>
          </table:table-cell>
          <table:table-cell office:value-type="float" office:value="120530.835938">
            <text:p>120530.835938</text:p>
          </table:table-cell>
          <table:table-cell office:value-type="float" office:value="0.153568">
            <text:p>0.153568</text:p>
          </table:table-cell>
          <table:table-cell office:value-type="float" office:value="0.161067">
            <text:p>0.161067</text:p>
          </table:table-cell>
          <table:table-cell office:value-type="float" office:value="56.032669">
            <text:p>56.032669</text:p>
          </table:table-cell>
          <table:table-cell office:value-type="float" office:value="-0.100935">
            <text:p>-0.100935</text:p>
          </table:table-cell>
          <table:table-cell office:value-type="float" office:value="0.526724">
            <text:p>0.526724</text:p>
          </table:table-cell>
          <table:table-cell office:value-type="float" office:value="621.844238">
            <text:p>621.844238</text:p>
          </table:table-cell>
          <table:table-cell office:value-type="float" office:value="1.425422">
            <text:p>1.425422</text:p>
          </table:table-cell>
          <table:table-cell office:value-type="float" office:value="0.62672">
            <text:p>0.62672</text:p>
          </table:table-cell>
          <table:table-cell/>
          <table:table-cell office:value-type="float" office:value="133.66452">
            <text:p>133.66452</text:p>
          </table:table-cell>
          <table:table-cell office:value-type="float" office:value="2433">
            <text:p>2433</text:p>
          </table:table-cell>
          <table:table-cell office:value-type="float" office:value="4490">
            <text:p>4490</text:p>
          </table:table-cell>
          <table:table-cell office:value-type="float" office:value="1509779">
            <text:p>1509779</text:p>
          </table:table-cell>
          <table:table-cell office:value-type="float" office:value="-195826">
            <text:p>-195826</text:p>
          </table:table-cell>
          <table:table-cell office:value-type="float" office:value="1520598">
            <text:p>1520598</text:p>
          </table:table-cell>
          <table:table-cell office:value-type="float" office:value="2.17567">
            <text:p>2.17567</text:p>
          </table:table-cell>
          <table:table-cell office:value-type="float" office:value="0.050743">
            <text:p>0.050743</text:p>
          </table:table-cell>
          <table:table-cell office:value-type="float" office:value="186.460907">
            <text:p>186.460907</text:p>
          </table:table-cell>
        </table:table-row>
        <table:table-row table:style-name="ro1">
          <table:table-cell office:value-type="float" office:value="3917498">
            <text:p>3917498</text:p>
          </table:table-cell>
          <table:table-cell office:value-type="float" office:value="-5">
            <text:p>-5</text:p>
          </table:table-cell>
          <table:table-cell office:value-type="float" office:value="25719">
            <text:p>25719</text:p>
          </table:table-cell>
          <table:table-cell office:value-type="float" office:value="514477.25">
            <text:p>514477.25</text:p>
          </table:table-cell>
          <table:table-cell office:value-type="float" office:value="0.232972">
            <text:p>0.232972</text:p>
          </table:table-cell>
          <table:table-cell office:value-type="float" office:value="0.255468">
            <text:p>0.255468</text:p>
          </table:table-cell>
          <table:table-cell office:value-type="float" office:value="27.733913">
            <text:p>27.733913</text:p>
          </table:table-cell>
          <table:table-cell office:value-type="float" office:value="0.026916">
            <text:p>0.026916</text:p>
          </table:table-cell>
          <table:table-cell office:value-type="float" office:value="0.720655">
            <text:p>0.720655</text:p>
          </table:table-cell>
          <table:table-cell office:value-type="float" office:value="2577.416992">
            <text:p>2577.416992</text:p>
          </table:table-cell>
          <table:table-cell office:value-type="float" office:value="0.259403">
            <text:p>0.259403</text:p>
          </table:table-cell>
          <table:table-cell office:value-type="float" office:value="0.331346">
            <text:p>0.331346</text:p>
          </table:table-cell>
          <table:table-cell/>
          <table:table-cell office:value-type="float" office:value="23.808811">
            <text:p>23.808811</text:p>
          </table:table-cell>
          <table:table-cell office:value-type="float" office:value="2436">
            <text:p>2436</text:p>
          </table:table-cell>
          <table:table-cell office:value-type="float" office:value="4486">
            <text:p>4486</text:p>
          </table:table-cell>
          <table:table-cell office:value-type="float" office:value="1535465">
            <text:p>1535465</text:p>
          </table:table-cell>
          <table:table-cell office:value-type="float" office:value="-197130">
            <text:p>-197130</text:p>
          </table:table-cell>
          <table:table-cell office:value-type="float" office:value="1546229.875">
            <text:p>1546229.875</text:p>
          </table:table-cell>
          <table:table-cell office:value-type="float" office:value="2.408642">
            <text:p>2.408642</text:p>
          </table:table-cell>
          <table:table-cell office:value-type="float" office:value="0.204725">
            <text:p>0.204725</text:p>
          </table:table-cell>
          <table:table-cell office:value-type="float" office:value="91.500381">
            <text:p>91.500381</text:p>
          </table:table-cell>
        </table:table-row>
        <table:table-row table:style-name="ro1">
          <table:table-cell office:value-type="float" office:value="3917755">
            <text:p>3917755</text:p>
          </table:table-cell>
          <table:table-cell office:value-type="float" office:value="-3">
            <text:p>-3</text:p>
          </table:table-cell>
          <table:table-cell office:value-type="float" office:value="8593">
            <text:p>8593</text:p>
          </table:table-cell>
          <table:table-cell office:value-type="float" office:value="286545.15625">
            <text:p>286545.15625</text:p>
          </table:table-cell>
          <table:table-cell office:value-type="float" office:value="0.097517">
            <text:p>0.097517</text:p>
          </table:table-cell>
          <table:table-cell office:value-type="float" office:value="0.105015">
            <text:p>0.105015</text:p>
          </table:table-cell>
          <table:table-cell office:value-type="float" office:value="40.9552">
            <text:p>40.9552</text:p>
          </table:table-cell>
          <table:table-cell office:value-type="float" office:value="-0.020187">
            <text:p>-0.020187</text:p>
          </table:table-cell>
          <table:table-cell office:value-type="float" office:value="0.308852">
            <text:p>0.308852</text:p>
          </table:table-cell>
          <table:table-cell office:value-type="float" office:value="1629.952637">
            <text:p>1629.952637</text:p>
          </table:table-cell>
          <table:table-cell office:value-type="float" office:value="0.692051">
            <text:p>0.692051</text:p>
          </table:table-cell>
          <table:table-cell office:value-type="float" office:value="0.40862">
            <text:p>0.40862</text:p>
          </table:table-cell>
          <table:table-cell/>
          <table:table-cell office:value-type="float" office:value="74.696671">
            <text:p>74.696671</text:p>
          </table:table-cell>
          <table:table-cell office:value-type="float" office:value="2438">
            <text:p>2438</text:p>
          </table:table-cell>
          <table:table-cell office:value-type="float" office:value="4484">
            <text:p>4484</text:p>
          </table:table-cell>
          <table:table-cell office:value-type="float" office:value="1543879">
            <text:p>1543879</text:p>
          </table:table-cell>
          <table:table-cell office:value-type="float" office:value="-195383">
            <text:p>-195383</text:p>
          </table:table-cell>
          <table:table-cell office:value-type="float" office:value="1554344.625">
            <text:p>1554344.625</text:p>
          </table:table-cell>
          <table:table-cell office:value-type="float" office:value="2.506158">
            <text:p>2.506158</text:p>
          </table:table-cell>
          <table:table-cell office:value-type="float" office:value="0.309741">
            <text:p>0.309741</text:p>
          </table:table-cell>
          <table:table-cell office:value-type="float" office:value="87.640823">
            <text:p>87.640823</text:p>
          </table:table-cell>
        </table:table-row>
        <table:table-row table:style-name="ro1">
          <table:table-cell office:value-type="float" office:value="3918526">
            <text:p>3918526</text:p>
          </table:table-cell>
          <table:table-cell office:value-type="float" office:value="0">
            <text:p>0</text:p>
          </table:table-cell>
          <table:table-cell office:value-type="float" office:value="25666">
            <text:p>25666</text:p>
          </table:table-cell>
          <table:table-cell office:value-type="float" office:value="100">
            <text:p>100</text:p>
          </table:table-cell>
          <table:table-cell office:value-type="float" office:value="0.295118">
            <text:p>0.295118</text:p>
          </table:table-cell>
          <table:table-cell office:value-type="float" office:value="0.317614">
            <text:p>0.317614</text:p>
          </table:table-cell>
          <table:table-cell office:value-type="float" office:value="100">
            <text:p>100</text:p>
          </table:table-cell>
          <table:table-cell office:value-type="float" office:value="0.01514">
            <text:p>0.01514</text:p>
          </table:table-cell>
          <table:table-cell office:value-type="float" office:value="-0.191536">
            <text:p>-0.191536</text:p>
          </table:table-cell>
          <table:table-cell office:value-type="float" office:value="1365.077026">
            <text:p>1365.077026</text:p>
          </table:table-cell>
          <table:table-cell office:value-type="float" office:value="0">
            <text:p>0</text:p>
          </table:table-cell>
          <table:table-cell office:value-type="float" office:value="0.411951">
            <text:p>0.411951</text:p>
          </table:table-cell>
          <table:table-cell/>
          <table:table-cell office:value-type="float" office:value="100">
            <text:p>100</text:p>
          </table:table-cell>
          <table:table-cell office:value-type="float" office:value="2438">
            <text:p>2438</text:p>
          </table:table-cell>
          <table:table-cell office:value-type="float" office:value="4484">
            <text:p>4484</text:p>
          </table:table-cell>
          <table:table-cell office:value-type="float" office:value="1568324">
            <text:p>1568324</text:p>
          </table:table-cell>
          <table:table-cell office:value-type="float" office:value="-187560">
            <text:p>-187560</text:p>
          </table:table-cell>
          <table:table-cell office:value-type="float" office:value="1577618.375">
            <text:p>1577618.375</text:p>
          </table:table-cell>
          <table:table-cell office:value-type="float" office:value="2.801277">
            <text:p>2.801277</text:p>
          </table:table-cell>
          <table:table-cell office:value-type="float" office:value="0.627355">
            <text:p>0.627355</text:p>
          </table:table-cell>
          <table:table-cell office:value-type="float" office:value="77.604683">
            <text:p>77.604683</text:p>
          </table:table-cell>
        </table:table-row>
        <table:table-row table:style-name="ro1">
          <table:table-cell office:value-type="float" office:value="3918783">
            <text:p>3918783</text:p>
          </table:table-cell>
          <table:table-cell office:value-type="float" office:value="4">
            <text:p>4</text:p>
          </table:table-cell>
          <table:table-cell office:value-type="float" office:value="8583">
            <text:p>8583</text:p>
          </table:table-cell>
          <table:table-cell office:value-type="float" office:value="214476.875">
            <text:p>214476.875</text:p>
          </table:table-cell>
          <table:table-cell office:value-type="float" office:value="0.073035">
            <text:p>0.073035</text:p>
          </table:table-cell>
          <table:table-cell office:value-type="float" office:value="0.080533">
            <text:p>0.080533</text:p>
          </table:table-cell>
          <table:table-cell office:value-type="float" office:value="62.542564">
            <text:p>62.542564</text:p>
          </table:table-cell>
          <table:table-cell office:value-type="float" office:value="0.060561">
            <text:p>0.060561</text:p>
          </table:table-cell>
          <table:table-cell office:value-type="float" office:value="0.418985">
            <text:p>0.418985</text:p>
          </table:table-cell>
          <table:table-cell office:value-type="float" office:value="591.838989">
            <text:p>591.838989</text:p>
          </table:table-cell>
          <table:table-cell office:value-type="float" office:value="0.836576">
            <text:p>0.836576</text:p>
          </table:table-cell>
          <table:table-cell office:value-type="float" office:value="0.31336">
            <text:p>0.31336</text:p>
          </table:table-cell>
          <table:table-cell/>
          <table:table-cell office:value-type="float" office:value="184.112839">
            <text:p>184.112839</text:p>
          </table:table-cell>
          <table:table-cell office:value-type="float" office:value="2434">
            <text:p>2434</text:p>
          </table:table-cell>
          <table:table-cell office:value-type="float" office:value="4485">
            <text:p>4485</text:p>
          </table:table-cell>
          <table:table-cell office:value-type="float" office:value="1575273">
            <text:p>1575273</text:p>
          </table:table-cell>
          <table:table-cell office:value-type="float" office:value="-182522">
            <text:p>-182522</text:p>
          </table:table-cell>
          <table:table-cell office:value-type="float" office:value="1583917.375">
            <text:p>1583917.375</text:p>
          </table:table-cell>
          <table:table-cell office:value-type="float" office:value="2.874311">
            <text:p>2.874311</text:p>
          </table:table-cell>
          <table:table-cell office:value-type="float" office:value="0.707888">
            <text:p>0.707888</text:p>
          </table:table-cell>
          <table:table-cell office:value-type="float" office:value="75.371895">
            <text:p>75.371895</text:p>
          </table:table-cell>
        </table:table-row>
        <table:table-row table:style-name="ro1">
          <table:table-cell office:value-type="float" office:value="3919554">
            <text:p>3919554</text:p>
          </table:table-cell>
          <table:table-cell office:value-type="float" office:value="0">
            <text:p>0</text:p>
          </table:table-cell>
          <table:table-cell office:value-type="float" office:value="25783">
            <text:p>25783</text:p>
          </table:table-cell>
          <table:table-cell office:value-type="float" office:value="100">
            <text:p>100</text:p>
          </table:table-cell>
          <table:table-cell office:value-type="float" office:value="0.380993">
            <text:p>0.380993</text:p>
          </table:table-cell>
          <table:table-cell office:value-type="float" office:value="0.403489">
            <text:p>0.403489</text:p>
          </table:table-cell>
          <table:table-cell office:value-type="float" office:value="100">
            <text:p>100</text:p>
          </table:table-cell>
          <table:table-cell office:value-type="float" office:value="-0.020187">
            <text:p>-0.020187</text:p>
          </table:table-cell>
          <table:table-cell office:value-type="float" office:value="0.057461">
            <text:p>0.057461</text:p>
          </table:table-cell>
          <table:table-cell office:value-type="float" office:value="384.642273">
            <text:p>384.642273</text:p>
          </table:table-cell>
          <table:table-cell office:value-type="float" office:value="0">
            <text:p>0</text:p>
          </table:table-cell>
          <table:table-cell office:value-type="float" office:value="0.523332">
            <text:p>0.523332</text:p>
          </table:table-cell>
          <table:table-cell/>
          <table:table-cell office:value-type="float" office:value="100">
            <text:p>100</text:p>
          </table:table-cell>
          <table:table-cell office:value-type="float" office:value="2434">
            <text:p>2434</text:p>
          </table:table-cell>
          <table:table-cell office:value-type="float" office:value="4485">
            <text:p>4485</text:p>
          </table:table-cell>
          <table:table-cell office:value-type="float" office:value="1594862">
            <text:p>1594862</text:p>
          </table:table-cell>
          <table:table-cell office:value-type="float" office:value="-165757">
            <text:p>-165757</text:p>
          </table:table-cell>
          <table:table-cell office:value-type="float" office:value="1601502.25">
            <text:p>1601502.25</text:p>
          </table:table-cell>
          <table:table-cell office:value-type="float" office:value="3.027881">
            <text:p>3.027881</text:p>
          </table:table-cell>
          <table:table-cell office:value-type="float" office:value="1.111378">
            <text:p>1.111378</text:p>
          </table:table-cell>
          <table:table-cell office:value-type="float" office:value="65.859489">
            <text:p>65.859489</text:p>
          </table:table-cell>
        </table:table-row>
        <table:table-row table:style-name="ro1">
          <table:table-cell office:value-type="float" office:value="3920839">
            <text:p>3920839</text:p>
          </table:table-cell>
          <table:table-cell office:value-type="float" office:value="3">
            <text:p>3</text:p>
          </table:table-cell>
          <table:table-cell office:value-type="float" office:value="42482">
            <text:p>42482</text:p>
          </table:table-cell>
          <table:table-cell office:value-type="float" office:value="1415969.5">
            <text:p>1415969.5</text:p>
          </table:table-cell>
          <table:table-cell office:value-type="float" office:value="0.567706">
            <text:p>0.567706</text:p>
          </table:table-cell>
          <table:table-cell office:value-type="float" office:value="0.6052">
            <text:p>0.6052</text:p>
          </table:table-cell>
          <table:table-cell office:value-type="float" office:value="99.735847">
            <text:p>99.735847</text:p>
          </table:table-cell>
          <table:table-cell office:value-type="float" office:value="0.001817">
            <text:p>0.001817</text:p>
          </table:table-cell>
          <table:table-cell office:value-type="float" office:value="-0.296881">
            <text:p>-0.296881</text:p>
          </table:table-cell>
          <table:table-cell office:value-type="float" office:value="16440.580078">
            <text:p>16440.580078</text:p>
          </table:table-cell>
          <table:table-cell office:value-type="float" office:value="0.235798">
            <text:p>0.235798</text:p>
          </table:table-cell>
          <table:table-cell office:value-type="float" office:value="0.470972">
            <text:p>0.470972</text:p>
          </table:table-cell>
          <table:table-cell/>
          <table:table-cell office:value-type="float" office:value="53.231682">
            <text:p>53.231682</text:p>
          </table:table-cell>
          <table:table-cell office:value-type="float" office:value="2431">
            <text:p>2431</text:p>
          </table:table-cell>
          <table:table-cell office:value-type="float" office:value="4485">
            <text:p>4485</text:p>
          </table:table-cell>
          <table:table-cell office:value-type="float" office:value="1613700">
            <text:p>1613700</text:p>
          </table:table-cell>
          <table:table-cell office:value-type="float" office:value="-127680">
            <text:p>-127680</text:p>
          </table:table-cell>
          <table:table-cell office:value-type="float" office:value="1616680.375">
            <text:p>1616680.375</text:p>
          </table:table-cell>
          <table:table-cell office:value-type="float" office:value="2.460174">
            <text:p>2.460174</text:p>
          </table:table-cell>
          <table:table-cell office:value-type="float" office:value="1.716577">
            <text:p>1.716577</text:p>
          </table:table-cell>
          <table:table-cell office:value-type="float" office:value="55.098812">
            <text:p>55.098812</text:p>
          </table:table-cell>
        </table:table-row>
        <table:table-row table:style-name="ro1">
          <table:table-cell office:value-type="float" office:value="3921096">
            <text:p>3921096</text:p>
          </table:table-cell>
          <table:table-cell office:value-type="float" office:value="2">
            <text:p>2</text:p>
          </table:table-cell>
          <table:table-cell office:value-type="float" office:value="8505">
            <text:p>8505</text:p>
          </table:table-cell>
          <table:table-cell office:value-type="float" office:value="425132.03125">
            <text:p>425132.03125</text:p>
          </table:table-cell>
          <table:table-cell office:value-type="float" office:value="0.113644">
            <text:p>0.113644</text:p>
          </table:table-cell>
          <table:table-cell office:value-type="float" office:value="0.121143">
            <text:p>0.121143</text:p>
          </table:table-cell>
          <table:table-cell office:value-type="float" office:value="66.65799">
            <text:p>66.65799</text:p>
          </table:table-cell>
          <table:table-cell office:value-type="float" office:value="0.021196">
            <text:p>0.021196</text:p>
          </table:table-cell>
          <table:table-cell office:value-type="float" office:value="0.124498">
            <text:p>0.124498</text:p>
          </table:table-cell>
          <table:table-cell office:value-type="float" office:value="487.357239">
            <text:p>487.357239</text:p>
          </table:table-cell>
          <table:table-cell office:value-type="float" office:value="1.413748">
            <text:p>1.413748</text:p>
          </table:table-cell>
          <table:table-cell office:value-type="float" office:value="0.471372">
            <text:p>0.471372</text:p>
          </table:table-cell>
          <table:table-cell/>
          <table:table-cell office:value-type="float" office:value="213.113525">
            <text:p>213.113525</text:p>
          </table:table-cell>
          <table:table-cell office:value-type="float" office:value="2429">
            <text:p>2429</text:p>
          </table:table-cell>
          <table:table-cell office:value-type="float" office:value="4484">
            <text:p>4484</text:p>
          </table:table-cell>
          <table:table-cell office:value-type="float" office:value="1612465">
            <text:p>1612465</text:p>
          </table:table-cell>
          <table:table-cell office:value-type="float" office:value="-119266">
            <text:p>-119266</text:p>
          </table:table-cell>
          <table:table-cell office:value-type="float" office:value="1614784.875">
            <text:p>1614784.875</text:p>
          </table:table-cell>
          <table:table-cell office:value-type="float" office:value="2.34653">
            <text:p>2.34653</text:p>
          </table:table-cell>
          <table:table-cell office:value-type="float" office:value="1.83772">
            <text:p>1.83772</text:p>
          </table:table-cell>
          <table:table-cell office:value-type="float" office:value="53.31773">
            <text:p>53.31773</text:p>
          </table:table-cell>
        </table:table-row>
        <table:table-row table:style-name="ro1">
          <table:table-cell office:value-type="float" office:value="3921867">
            <text:p>3921867</text:p>
          </table:table-cell>
          <table:table-cell office:value-type="float" office:value="-4">
            <text:p>-4</text:p>
          </table:table-cell>
          <table:table-cell office:value-type="float" office:value="25251">
            <text:p>25251</text:p>
          </table:table-cell>
          <table:table-cell office:value-type="float" office:value="631365.75">
            <text:p>631365.75</text:p>
          </table:table-cell>
          <table:table-cell office:value-type="float" office:value="0.281765">
            <text:p>0.281765</text:p>
          </table:table-cell>
          <table:table-cell office:value-type="float" office:value="0.30426">
            <text:p>0.30426</text:p>
          </table:table-cell>
          <table:table-cell office:value-type="float" office:value="50.458481">
            <text:p>50.458481</text:p>
          </table:table-cell>
          <table:table-cell office:value-type="float" office:value="-0.016823">
            <text:p>-0.016823</text:p>
          </table:table-cell>
          <table:table-cell office:value-type="float" office:value="-0.442927">
            <text:p>-0.442927</text:p>
          </table:table-cell>
          <table:table-cell office:value-type="float" office:value="2532.94165">
            <text:p>2532.94165</text:p>
          </table:table-cell>
          <table:table-cell office:value-type="float" office:value="0.262286">
            <text:p>0.262286</text:p>
          </table:table-cell>
          <table:table-cell office:value-type="float" office:value="0.394631">
            <text:p>0.394631</text:p>
          </table:table-cell>
          <table:table-cell/>
          <table:table-cell office:value-type="float" office:value="36.214016">
            <text:p>36.214016</text:p>
          </table:table-cell>
          <table:table-cell office:value-type="float" office:value="2432">
            <text:p>2432</text:p>
          </table:table-cell>
          <table:table-cell office:value-type="float" office:value="4487">
            <text:p>4487</text:p>
          </table:table-cell>
          <table:table-cell office:value-type="float" office:value="1605805">
            <text:p>1605805</text:p>
          </table:table-cell>
          <table:table-cell office:value-type="float" office:value="-94910">
            <text:p>-94910</text:p>
          </table:table-cell>
          <table:table-cell office:value-type="float" office:value="1606451">
            <text:p>1606451</text:p>
          </table:table-cell>
          <table:table-cell office:value-type="float" office:value="2.064766">
            <text:p>2.064766</text:p>
          </table:table-cell>
          <table:table-cell office:value-type="float" office:value="2.14198">
            <text:p>2.14198</text:p>
          </table:table-cell>
          <table:table-cell office:value-type="float" office:value="49.22316">
            <text:p>49.22316</text:p>
          </table:table-cell>
        </table:table-row>
        <table:table-row table:style-name="ro1">
          <table:table-cell office:value-type="float" office:value="3922895">
            <text:p>3922895</text:p>
          </table:table-cell>
          <table:table-cell office:value-type="float" office:value="3">
            <text:p>3</text:p>
          </table:table-cell>
          <table:table-cell office:value-type="float" office:value="33549">
            <text:p>33549</text:p>
          </table:table-cell>
          <table:table-cell office:value-type="float" office:value="1118186.375">
            <text:p>1118186.375</text:p>
          </table:table-cell>
          <table:table-cell office:value-type="float" office:value="0.448002">
            <text:p>0.448002</text:p>
          </table:table-cell>
          <table:table-cell office:value-type="float" office:value="0.477996">
            <text:p>0.477996</text:p>
          </table:table-cell>
          <table:table-cell office:value-type="float" office:value="70.71299">
            <text:p>70.71299</text:p>
          </table:table-cell>
          <table:table-cell office:value-type="float" office:value="0.007886">
            <text:p>0.007886</text:p>
          </table:table-cell>
          <table:table-cell office:value-type="float" office:value="-0.112527">
            <text:p>-0.112527</text:p>
          </table:table-cell>
          <table:table-cell office:value-type="float" office:value="1527.006836">
            <text:p>1527.006836</text:p>
          </table:table-cell>
          <table:table-cell office:value-type="float" office:value="0.272374">
            <text:p>0.272374</text:p>
          </table:table-cell>
          <table:table-cell office:value-type="float" office:value="0.464977">
            <text:p>0.464977</text:p>
          </table:table-cell>
          <table:table-cell/>
          <table:table-cell office:value-type="float" office:value="44.19545">
            <text:p>44.19545</text:p>
          </table:table-cell>
          <table:table-cell office:value-type="float" office:value="2431">
            <text:p>2431</text:p>
          </table:table-cell>
          <table:table-cell office:value-type="float" office:value="4484">
            <text:p>4484</text:p>
          </table:table-cell>
          <table:table-cell office:value-type="float" office:value="1587668">
            <text:p>1587668</text:p>
          </table:table-cell>
          <table:table-cell office:value-type="float" office:value="-66687">
            <text:p>-66687</text:p>
          </table:table-cell>
          <table:table-cell office:value-type="float" office:value="1586833.875">
            <text:p>1586833.875</text:p>
          </table:table-cell>
          <table:table-cell office:value-type="float" office:value="1.616764">
            <text:p>1.616764</text:p>
          </table:table-cell>
          <table:table-cell office:value-type="float" office:value="2.619977">
            <text:p>2.619977</text:p>
          </table:table-cell>
          <table:table-cell office:value-type="float" office:value="43.854694">
            <text:p>43.854694</text:p>
          </table:table-cell>
        </table:table-row>
        <table:table-row table:style-name="ro1">
          <table:table-cell office:value-type="float" office:value="3924180">
            <text:p>3924180</text:p>
          </table:table-cell>
          <table:table-cell office:value-type="float" office:value="2">
            <text:p>2</text:p>
          </table:table-cell>
          <table:table-cell office:value-type="float" office:value="41975">
            <text:p>41975</text:p>
          </table:table-cell>
          <table:table-cell office:value-type="float" office:value="2098663.5">
            <text:p>2098663.5</text:p>
          </table:table-cell>
          <table:table-cell office:value-type="float" office:value="0.532439">
            <text:p>0.532439</text:p>
          </table:table-cell>
          <table:table-cell office:value-type="float" office:value="0.569932">
            <text:p>0.569932</text:p>
          </table:table-cell>
          <table:table-cell office:value-type="float" office:value="56.861992">
            <text:p>56.861992</text:p>
          </table:table-cell>
          <table:table-cell office:value-type="float" office:value="-0.00106">
            <text:p>-0.00106</text:p>
          </table:table-cell>
          <table:table-cell office:value-type="float" office:value="0.023942">
            <text:p>0.023942</text:p>
          </table:table-cell>
          <table:table-cell office:value-type="float" office:value="2359.065186">
            <text:p>2359.065186</text:p>
          </table:table-cell>
          <table:table-cell office:value-type="float" office:value="0.28275">
            <text:p>0.28275</text:p>
          </table:table-cell>
          <table:table-cell office:value-type="float" office:value="0.443527">
            <text:p>0.443527</text:p>
          </table:table-cell>
          <table:table-cell/>
          <table:table-cell office:value-type="float" office:value="38.80233">
            <text:p>38.80233</text:p>
          </table:table-cell>
          <table:table-cell office:value-type="float" office:value="2431">
            <text:p>2431</text:p>
          </table:table-cell>
          <table:table-cell office:value-type="float" office:value="4482">
            <text:p>4482</text:p>
          </table:table-cell>
          <table:table-cell office:value-type="float" office:value="1551275">
            <text:p>1551275</text:p>
          </table:table-cell>
          <table:table-cell office:value-type="float" office:value="-45771">
            <text:p>-45771</text:p>
          </table:table-cell>
          <table:table-cell office:value-type="float" office:value="1549659">
            <text:p>1549659</text:p>
          </table:table-cell>
          <table:table-cell office:value-type="float" office:value="1.084325">
            <text:p>1.084325</text:p>
          </table:table-cell>
          <table:table-cell office:value-type="float" office:value="3.093277">
            <text:p>3.093277</text:p>
          </table:table-cell>
          <table:table-cell office:value-type="float" office:value="38.642155">
            <text:p>38.642155</text:p>
          </table:table-cell>
        </table:table-row>
        <table:table-row table:style-name="ro1">
          <table:table-cell office:value-type="float" office:value="3924437">
            <text:p>3924437</text:p>
          </table:table-cell>
          <table:table-cell office:value-type="float" office:value="4">
            <text:p>4</text:p>
          </table:table-cell>
          <table:table-cell office:value-type="float" office:value="8393">
            <text:p>8393</text:p>
          </table:table-cell>
          <table:table-cell office:value-type="float" office:value="209721.015625">
            <text:p>209721.015625</text:p>
          </table:table-cell>
          <table:table-cell office:value-type="float" office:value="0.092963">
            <text:p>0.092963</text:p>
          </table:table-cell>
          <table:table-cell office:value-type="float" office:value="0.100461">
            <text:p>0.100461</text:p>
          </table:table-cell>
          <table:table-cell office:value-type="float" office:value="58.995335">
            <text:p>58.995335</text:p>
          </table:table-cell>
          <table:table-cell office:value-type="float" office:value="0.054505">
            <text:p>0.054505</text:p>
          </table:table-cell>
          <table:table-cell office:value-type="float" office:value="-0.033519">
            <text:p>-0.033519</text:p>
          </table:table-cell>
          <table:table-cell office:value-type="float" office:value="161.496811">
            <text:p>161.496811</text:p>
          </table:table-cell>
          <table:table-cell office:value-type="float" office:value="0.953307">
            <text:p>0.953307</text:p>
          </table:table-cell>
          <table:table-cell office:value-type="float" office:value="0.3909">
            <text:p>0.3909</text:p>
          </table:table-cell>
          <table:table-cell/>
          <table:table-cell office:value-type="float" office:value="155.480057">
            <text:p>155.480057</text:p>
          </table:table-cell>
          <table:table-cell office:value-type="float" office:value="2433">
            <text:p>2433</text:p>
          </table:table-cell>
          <table:table-cell office:value-type="float" office:value="4478">
            <text:p>4478</text:p>
          </table:table-cell>
          <table:table-cell office:value-type="float" office:value="1542892">
            <text:p>1542892</text:p>
          </table:table-cell>
          <table:table-cell office:value-type="float" office:value="-46176">
            <text:p>-46176</text:p>
          </table:table-cell>
          <table:table-cell office:value-type="float" office:value="1541291.625">
            <text:p>1541291.625</text:p>
          </table:table-cell>
          <table:table-cell office:value-type="float" office:value="0.991363">
            <text:p>0.991363</text:p>
          </table:table-cell>
          <table:table-cell office:value-type="float" office:value="2.992815">
            <text:p>2.992815</text:p>
          </table:table-cell>
          <table:table-cell office:value-type="float" office:value="37.821613">
            <text:p>37.821613</text:p>
          </table:table-cell>
        </table:table-row>
        <table:table-row table:style-name="ro1">
          <table:table-cell office:value-type="float" office:value="3925208">
            <text:p>3925208</text:p>
          </table:table-cell>
          <table:table-cell office:value-type="float" office:value="0">
            <text:p>0</text:p>
          </table:table-cell>
          <table:table-cell office:value-type="float" office:value="25156">
            <text:p>25156</text:p>
          </table:table-cell>
          <table:table-cell office:value-type="float" office:value="100">
            <text:p>100</text:p>
          </table:table-cell>
          <table:table-cell office:value-type="float" office:value="-0.00452">
            <text:p>-0.00452</text:p>
          </table:table-cell>
          <table:table-cell office:value-type="float" office:value="0.017976">
            <text:p>0.017976</text:p>
          </table:table-cell>
          <table:table-cell office:value-type="float" office:value="100">
            <text:p>100</text:p>
          </table:table-cell>
          <table:table-cell office:value-type="float" office:value="-0.020187">
            <text:p>-0.020187</text:p>
          </table:table-cell>
          <table:table-cell office:value-type="float" office:value="-0.038307">
            <text:p>-0.038307</text:p>
          </table:table-cell>
          <table:table-cell office:value-type="float" office:value="89.761581">
            <text:p>89.761581</text:p>
          </table:table-cell>
          <table:table-cell office:value-type="float" office:value="0">
            <text:p>0</text:p>
          </table:table-cell>
          <table:table-cell office:value-type="float" office:value="0.023315">
            <text:p>0.023315</text:p>
          </table:table-cell>
          <table:table-cell/>
          <table:table-cell office:value-type="float" office:value="100">
            <text:p>100</text:p>
          </table:table-cell>
          <table:table-cell office:value-type="float" office:value="2433">
            <text:p>2433</text:p>
          </table:table-cell>
          <table:table-cell office:value-type="float" office:value="4478">
            <text:p>4478</text:p>
          </table:table-cell>
          <table:table-cell office:value-type="float" office:value="1518014">
            <text:p>1518014</text:p>
          </table:table-cell>
          <table:table-cell office:value-type="float" office:value="-49905">
            <text:p>-49905</text:p>
          </table:table-cell>
          <table:table-cell office:value-type="float" office:value="1516556.375">
            <text:p>1516556.375</text:p>
          </table:table-cell>
          <table:table-cell office:value-type="float" office:value="0.995883">
            <text:p>0.995883</text:p>
          </table:table-cell>
          <table:table-cell office:value-type="float" office:value="2.974839">
            <text:p>2.974839</text:p>
          </table:table-cell>
          <table:table-cell office:value-type="float" office:value="37.428471">
            <text:p>37.428471</text:p>
          </table:table-cell>
        </table:table-row>
        <table:table-row table:style-name="ro1">
          <table:table-cell office:value-type="float" office:value="3925465">
            <text:p>3925465</text:p>
          </table:table-cell>
          <table:table-cell office:value-type="float" office:value="0">
            <text:p>0</text:p>
          </table:table-cell>
          <table:table-cell office:value-type="float" office:value="8384">
            <text:p>8384</text:p>
          </table:table-cell>
          <table:table-cell office:value-type="float" office:value="100">
            <text:p>100</text:p>
          </table:table-cell>
          <table:table-cell office:value-type="float" office:value="-0.000479">
            <text:p>-0.000479</text:p>
          </table:table-cell>
          <table:table-cell office:value-type="float" office:value="0.007019">
            <text:p>0.00701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4365">
            <text:p>-0.01436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7312">
            <text:p>0.027312</text:p>
          </table:table-cell>
          <table:table-cell/>
          <table:table-cell office:value-type="float" office:value="100">
            <text:p>100</text:p>
          </table:table-cell>
          <table:table-cell office:value-type="float" office:value="2433">
            <text:p>2433</text:p>
          </table:table-cell>
          <table:table-cell office:value-type="float" office:value="4478">
            <text:p>4478</text:p>
          </table:table-cell>
          <table:table-cell office:value-type="float" office:value="1509746">
            <text:p>1509746</text:p>
          </table:table-cell>
          <table:table-cell office:value-type="float" office:value="-51297">
            <text:p>-51297</text:p>
          </table:table-cell>
          <table:table-cell office:value-type="float" office:value="1508344.625">
            <text:p>1508344.625</text:p>
          </table:table-cell>
          <table:table-cell office:value-type="float" office:value="0.996362">
            <text:p>0.996362</text:p>
          </table:table-cell>
          <table:table-cell office:value-type="float" office:value="2.96782">
            <text:p>2.96782</text:p>
          </table:table-cell>
          <table:table-cell office:value-type="float" office:value="37.290031">
            <text:p>37.290031</text:p>
          </table:table-cell>
        </table:table-row>
        <table:table-row table:style-name="ro1">
          <table:table-cell office:value-type="float" office:value="3926493">
            <text:p>3926493</text:p>
          </table:table-cell>
          <table:table-cell office:value-type="float" office:value="0">
            <text:p>0</text:p>
          </table:table-cell>
          <table:table-cell office:value-type="float" office:value="33514">
            <text:p>33514</text:p>
          </table:table-cell>
          <table:table-cell office:value-type="float" office:value="100">
            <text:p>100</text:p>
          </table:table-cell>
          <table:table-cell office:value-type="float" office:value="-0.007259">
            <text:p>-0.007259</text:p>
          </table:table-cell>
          <table:table-cell office:value-type="float" office:value="0.022736">
            <text:p>0.02273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21548">
            <text:p>-0.02154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116">
            <text:p>0.022116</text:p>
          </table:table-cell>
          <table:table-cell/>
          <table:table-cell office:value-type="float" office:value="100">
            <text:p>100</text:p>
          </table:table-cell>
          <table:table-cell office:value-type="float" office:value="2433">
            <text:p>2433</text:p>
          </table:table-cell>
          <table:table-cell office:value-type="float" office:value="4478">
            <text:p>4478</text:p>
          </table:table-cell>
          <table:table-cell office:value-type="float" office:value="1476736">
            <text:p>1476736</text:p>
          </table:table-cell>
          <table:table-cell office:value-type="float" office:value="-57092">
            <text:p>-57092</text:p>
          </table:table-cell>
          <table:table-cell office:value-type="float" office:value="1475588.125">
            <text:p>1475588.125</text:p>
          </table:table-cell>
          <table:table-cell office:value-type="float" office:value="1.003621">
            <text:p>1.003621</text:p>
          </table:table-cell>
          <table:table-cell office:value-type="float" office:value="2.945084">
            <text:p>2.945084</text:p>
          </table:table-cell>
          <table:table-cell office:value-type="float" office:value="36.773178">
            <text:p>36.773178</text:p>
          </table:table-cell>
        </table:table-row>
        <table:table-row table:style-name="ro1">
          <table:table-cell office:value-type="float" office:value="3926750">
            <text:p>3926750</text:p>
          </table:table-cell>
          <table:table-cell office:value-type="float" office:value="0">
            <text:p>0</text:p>
          </table:table-cell>
          <table:table-cell office:value-type="float" office:value="8376">
            <text:p>8376</text:p>
          </table:table-cell>
          <table:table-cell office:value-type="float" office:value="100">
            <text:p>100</text:p>
          </table:table-cell>
          <table:table-cell office:value-type="float" office:value="-0.00226">
            <text:p>-0.00226</text:p>
          </table:table-cell>
          <table:table-cell office:value-type="float" office:value="0.005239">
            <text:p>0.00523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38307">
            <text:p>-0.03830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384">
            <text:p>0.020384</text:p>
          </table:table-cell>
          <table:table-cell/>
          <table:table-cell office:value-type="float" office:value="100">
            <text:p>100</text:p>
          </table:table-cell>
          <table:table-cell office:value-type="float" office:value="2433">
            <text:p>2433</text:p>
          </table:table-cell>
          <table:table-cell office:value-type="float" office:value="4478">
            <text:p>4478</text:p>
          </table:table-cell>
          <table:table-cell office:value-type="float" office:value="1468521">
            <text:p>1468521</text:p>
          </table:table-cell>
          <table:table-cell office:value-type="float" office:value="-58727">
            <text:p>-58727</text:p>
          </table:table-cell>
          <table:table-cell office:value-type="float" office:value="1467449.75">
            <text:p>1467449.75</text:p>
          </table:table-cell>
          <table:table-cell office:value-type="float" office:value="1.00588">
            <text:p>1.00588</text:p>
          </table:table-cell>
          <table:table-cell office:value-type="float" office:value="2.939846">
            <text:p>2.939846</text:p>
          </table:table-cell>
          <table:table-cell office:value-type="float" office:value="36.646835">
            <text:p>36.646835</text:p>
          </table:table-cell>
        </table:table-row>
        <table:table-row table:style-name="ro1">
          <table:table-cell office:value-type="float" office:value="3927521">
            <text:p>3927521</text:p>
          </table:table-cell>
          <table:table-cell office:value-type="float" office:value="0">
            <text:p>0</text:p>
          </table:table-cell>
          <table:table-cell office:value-type="float" office:value="25135">
            <text:p>25135</text:p>
          </table:table-cell>
          <table:table-cell office:value-type="float" office:value="100">
            <text:p>100</text:p>
          </table:table-cell>
          <table:table-cell office:value-type="float" office:value="-0.002568">
            <text:p>-0.002568</text:p>
          </table:table-cell>
          <table:table-cell office:value-type="float" office:value="0.019928">
            <text:p>0.01992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971">
            <text:p>0.01197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5847">
            <text:p>0.025847</text:p>
          </table:table-cell>
          <table:table-cell/>
          <table:table-cell office:value-type="float" office:value="100">
            <text:p>100</text:p>
          </table:table-cell>
          <table:table-cell office:value-type="float" office:value="2433">
            <text:p>2433</text:p>
          </table:table-cell>
          <table:table-cell office:value-type="float" office:value="4478">
            <text:p>4478</text:p>
          </table:table-cell>
          <table:table-cell office:value-type="float" office:value="1443895">
            <text:p>1443895</text:p>
          </table:table-cell>
          <table:table-cell office:value-type="float" office:value="-63764">
            <text:p>-63764</text:p>
          </table:table-cell>
          <table:table-cell office:value-type="float" office:value="1443076.5">
            <text:p>1443076.5</text:p>
          </table:table-cell>
          <table:table-cell office:value-type="float" office:value="1.008449">
            <text:p>1.008449</text:p>
          </table:table-cell>
          <table:table-cell office:value-type="float" office:value="2.919918">
            <text:p>2.919918</text:p>
          </table:table-cell>
          <table:table-cell office:value-type="float" office:value="36.238186">
            <text:p>36.238186</text:p>
          </table:table-cell>
        </table:table-row>
        <table:table-row table:style-name="ro1">
          <table:table-cell office:value-type="float" office:value="3927778">
            <text:p>3927778</text:p>
          </table:table-cell>
          <table:table-cell office:value-type="float" office:value="0">
            <text:p>0</text:p>
          </table:table-cell>
          <table:table-cell office:value-type="float" office:value="8380">
            <text:p>8380</text:p>
          </table:table-cell>
          <table:table-cell office:value-type="float" office:value="100">
            <text:p>100</text:p>
          </table:table-cell>
          <table:table-cell office:value-type="float" office:value="-0.000719">
            <text:p>-0.000719</text:p>
          </table:table-cell>
          <table:table-cell office:value-type="float" office:value="0.00678">
            <text:p>0.0067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154">
            <text:p>0.01915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638">
            <text:p>0.02638</text:p>
          </table:table-cell>
          <table:table-cell/>
          <table:table-cell office:value-type="float" office:value="100">
            <text:p>100</text:p>
          </table:table-cell>
          <table:table-cell office:value-type="float" office:value="2433">
            <text:p>2433</text:p>
          </table:table-cell>
          <table:table-cell office:value-type="float" office:value="4478">
            <text:p>4478</text:p>
          </table:table-cell>
          <table:table-cell office:value-type="float" office:value="1435720">
            <text:p>1435720</text:p>
          </table:table-cell>
          <table:table-cell office:value-type="float" office:value="-65606">
            <text:p>-65606</text:p>
          </table:table-cell>
          <table:table-cell office:value-type="float" office:value="1434999.5">
            <text:p>1434999.5</text:p>
          </table:table-cell>
          <table:table-cell office:value-type="float" office:value="1.009168">
            <text:p>1.009168</text:p>
          </table:table-cell>
          <table:table-cell office:value-type="float" office:value="2.913138">
            <text:p>2.913138</text:p>
          </table:table-cell>
          <table:table-cell office:value-type="float" office:value="36.100945">
            <text:p>36.100945</text:p>
          </table:table-cell>
        </table:table-row>
        <table:table-row table:style-name="ro1">
          <table:table-cell office:value-type="float" office:value="3928549">
            <text:p>3928549</text:p>
          </table:table-cell>
          <table:table-cell office:value-type="float" office:value="0">
            <text:p>0</text:p>
          </table:table-cell>
          <table:table-cell office:value-type="float" office:value="25123">
            <text:p>25123</text:p>
          </table:table-cell>
          <table:table-cell office:value-type="float" office:value="100">
            <text:p>100</text:p>
          </table:table-cell>
          <table:table-cell office:value-type="float" office:value="-0.008629">
            <text:p>-0.008629</text:p>
          </table:table-cell>
          <table:table-cell office:value-type="float" office:value="0.013867">
            <text:p>0.0138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26336">
            <text:p>-0.02633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7986">
            <text:p>0.017986</text:p>
          </table:table-cell>
          <table:table-cell/>
          <table:table-cell office:value-type="float" office:value="100">
            <text:p>100</text:p>
          </table:table-cell>
          <table:table-cell office:value-type="float" office:value="2433">
            <text:p>2433</text:p>
          </table:table-cell>
          <table:table-cell office:value-type="float" office:value="4478">
            <text:p>4478</text:p>
          </table:table-cell>
          <table:table-cell office:value-type="float" office:value="1411249">
            <text:p>1411249</text:p>
          </table:table-cell>
          <table:table-cell office:value-type="float" office:value="-71296">
            <text:p>-71296</text:p>
          </table:table-cell>
          <table:table-cell office:value-type="float" office:value="1410852.25">
            <text:p>1410852.25</text:p>
          </table:table-cell>
          <table:table-cell office:value-type="float" office:value="1.017796">
            <text:p>1.017796</text:p>
          </table:table-cell>
          <table:table-cell office:value-type="float" office:value="2.899271">
            <text:p>2.899271</text:p>
          </table:table-cell>
          <table:table-cell office:value-type="float" office:value="35.732864">
            <text:p>35.7328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07T18:10:34</dc:date>
    <dc:creator>Stefan </dc:creator>
    <meta:document-statistic meta:table-count="1" meta:cell-count="4768" meta:object-count="0"/>
    <meta:generator>LibreOffice/3.5$Linux_X86_64 LibreOffice_project/350m1$Build-2</meta:generator>
  </office:meta>
</office:document-meta>
</file>